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ahoma" svg:font-family="Tahoma"/>
    <style:font-face style:name="Calibri" svg:font-family="Calibri"/>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background-color="#FFFFFF" style:cell-protect="none"/>
    </style:style>
    <style:style style:name="ce3" style:family="table-cell" style:parent-style-name="Default" style:data-style-name="N0">
      <style:table-cell-properties style:vertical-align="middle" fo:background-color="#FFFFFF" style:cell-protect="none"/>
    </style:style>
    <style:style style:name="ce4" style:family="table-cell" style:parent-style-name="Default" style:data-style-name="N0">
      <style:table-cell-properties style:vertical-align="middle" style:cell-protect="none"/>
    </style:style>
    <style:style style:name="ce5" style:family="table-cell" style:parent-style-name="Default" style:data-style-name="N0">
      <style:table-cell-properties fo:border="thin solid #000000" style:vertical-align="middle" fo:background-color="#FFFFFF" style:cell-protect="none"/>
    </style:style>
    <style:style style:name="ce6" style:family="table-cell" style:parent-style-name="Normal_32_7" style:data-style-name="N0">
      <style:table-cell-properties style:vertical-align="automatic" fo:background-color="#FFFFFF" style:cell-protect="protected"/>
      <style:text-properties fo:color="#000000" fo:font-size="10pt" style:font-size-asian="10pt" style:font-size-complex="10pt"/>
    </style:style>
    <style:style style:name="ce7" style:family="table-cell" style:parent-style-name="Normal_32_7" style:data-style-name="N0">
      <style:table-cell-properties style:vertical-align="automatic" fo:wrap-option="wrap" fo:background-color="#FFFFFF" style:cell-protect="protected"/>
      <style:text-properties fo:color="#000000" fo:font-size="10pt" style:font-size-asian="10pt" style:font-size-complex="10pt"/>
    </style:style>
    <style:style style:name="ce8" style:family="table-cell" style:parent-style-name="Normal_32_7" style:data-style-name="N0">
      <style:table-cell-properties fo:border="thin solid #000000" style:vertical-align="middle" fo:wrap-option="wrap" fo:background-color="#FFFFFF" style:cell-protect="protected" style:repeat-content="false"/>
      <style:paragraph-properties fo:text-align="start" fo:margin-left="0cm"/>
      <style:text-properties fo:color="#000000" fo:font-size="10pt" style:font-size-asian="10pt" style:font-size-complex="10pt"/>
    </style:style>
    <style:style style:name="ce9" style:family="table-cell" style:parent-style-name="Normal_32_7" style:data-style-name="N0">
      <style:table-cell-properties style:vertical-align="middle" fo:background-color="#FFFFFF" style:cell-protect="protected"/>
      <style:text-properties fo:color="#000000" fo:font-size="10pt" style:font-size-asian="10pt" style:font-size-complex="10pt"/>
    </style:style>
    <style:style style:name="ce10" style:family="table-cell" style:parent-style-name="Normal_32_7" style:data-style-name="N0">
      <style:table-cell-properties fo:border="thin solid #000000" style:vertical-align="middle" fo:wrap-option="wrap" fo:background-color="#FFFFFF" style:cell-protect="protected"/>
      <style:text-properties fo:color="#000000" fo:font-size="10pt" style:font-size-asian="10pt" style:font-size-complex="10pt"/>
    </style:style>
    <style:style style:name="ce11" style:family="table-cell" style:parent-style-name="Normal_32_7" style:data-style-name="N0">
      <style:table-cell-properties fo:border="thin solid #000000" style:vertical-align="middle" fo:wrap-option="wrap" fo:background-color="#D9D9D9" style:cell-protect="protected" style:repeat-content="false"/>
      <style:paragraph-properties fo:text-align="start" fo:margin-left="0cm"/>
      <style:text-properties fo:color="#000000" fo:font-size="10pt" style:font-size-asian="10pt" style:font-size-complex="10pt"/>
    </style:style>
    <style:style style:name="ce12" style:family="table-cell" style:parent-style-name="Default" style:data-style-name="N0">
      <style:table-cell-properties fo:background-color="#FFFFFF"/>
    </style:style>
    <style:style style:name="ce13" style:family="table-cell" style:parent-style-name="Default" style:data-style-name="N0">
      <style:table-cell-properties fo:background-color="#FFFFFF"/>
      <style:text-properties fo:font-weight="bold" style:font-weight-asian="bold" style:font-weight-complex="bold"/>
    </style:style>
    <style:style style:name="ce14" style:family="table-cell" style:parent-style-name="Default" style:data-style-name="N0">
      <style:table-cell-properties fo:background-color="#FFFFFF"/>
      <style:text-properties fo:font-size="14pt" style:font-size-asian="14pt" style:font-size-complex="14pt"/>
    </style:style>
    <style:style style:name="ce15" style:family="table-cell" style:parent-style-name="Default" style:data-style-name="N0">
      <style:table-cell-properties style:vertical-align="middle" fo:background-color="#FFFFFF" style:repeat-content="false"/>
      <style:paragraph-properties fo:text-align="start" fo:margin-left="0cm"/>
      <style:text-properties fo:color="#BFBFBF" style:font-name="Calibri" style:font-name-asian="Calibri" style:font-name-complex="Calibri" fo:font-size="14pt" style:font-size-asian="14pt" style:font-size-complex="14pt"/>
    </style:style>
    <style:style style:name="ce16" style:family="table-cell" style:parent-style-name="Default" style:data-style-name="N0">
      <style:table-cell-properties style:vertical-align="automatic" fo:background-color="#FFFFFF"/>
      <style:text-properties style:font-name="Calibri" style:font-name-asian="Calibri" style:font-name-complex="Calibri" fo:font-size="14pt" style:font-size-asian="14pt" style:font-size-complex="14pt"/>
    </style:style>
    <style:style style:name="ce17" style:family="table-cell" style:parent-style-name="Default" style:data-style-name="N0">
      <style:table-cell-properties fo:background-color="#FFFFFF"/>
      <style:text-properties fo:font-size="14pt" style:font-size-asian="14pt" style:font-size-complex="14pt"/>
    </style:style>
    <style:style style:name="ce18" style:family="table-cell" style:parent-style-name="Default" style:data-style-name="N0">
      <style:table-cell-properties style:vertical-align="middle" fo:background-color="#FFFFFF"/>
      <style:text-properties style:font-name="Calibri" style:font-name-asian="Calibri" style:font-name-complex="Calibri" fo:font-size="14pt" style:font-size-asian="14pt" style:font-size-complex="14pt" fo:font-weight="bold" style:font-weight-asian="bold" style:font-weight-complex="bold"/>
    </style:style>
    <style:style style:name="ce19" style:family="table-cell" style:parent-style-name="Default" style:data-style-name="N0">
      <style:table-cell-properties style:vertical-align="automatic" fo:background-color="#FFFFFF"/>
      <style:text-properties style:font-name="Calibri" style:font-name-asian="Calibri" style:font-name-complex="Calibri" fo:font-size="14pt" style:font-size-asian="14pt" style:font-size-complex="14pt" style:text-underline-style="solid" style:text-underline-type="single" fo:font-weight="bold" style:font-weight-asian="bold" style:font-weight-complex="bold"/>
    </style:style>
    <style:style style:name="ce20" style:family="table-cell" style:parent-style-name="Normal_32_7" style:data-style-name="N0">
      <style:table-cell-properties fo:border="thin solid #000000" style:vertical-align="middle" fo:wrap-option="wrap" fo:background-color="transparent" style:cell-protect="protected" style:repeat-content="false"/>
      <style:paragraph-properties fo:text-align="start" fo:margin-left="0cm"/>
      <style:text-properties fo:color="#000000" fo:font-size="12pt" style:font-size-asian="12pt" style:font-size-complex="12pt" fo:font-weight="bold" style:font-weight-asian="bold" style:font-weight-complex="bold"/>
    </style:style>
    <style:style style:name="ce21" style:family="table-cell" style:parent-style-name="Default" style:data-style-name="N0">
      <style:table-cell-properties fo:border="thin solid #000000" style:vertical-align="middle" fo:wrap-option="wrap" style:cell-protect="none"/>
    </style:style>
    <style:style style:name="ce22" style:family="table-cell" style:parent-style-name="Default" style:data-style-name="N0">
      <style:table-cell-properties fo:background-color="#FFFFFF"/>
      <style:text-properties fo:font-size="18pt" style:font-size-asian="18pt" style:font-size-complex="18pt" fo:font-weight="bold" style:font-weight-asian="bold" style:font-weight-complex="bold"/>
    </style:style>
    <style:style style:name="ce23" style:family="table-cell" style:parent-style-name="Default" style:data-style-name="N0">
      <style:table-cell-properties style:vertical-align="automatic" fo:background-color="#FFFFFF"/>
    </style:style>
    <style:style style:name="ce24" style:family="table-cell" style:parent-style-name="Default" style:data-style-name="N0">
      <style:table-cell-properties style:vertical-align="automatic" fo:background-color="#FFFFFF"/>
      <style:text-properties fo:color="#FFFFFF"/>
    </style:style>
    <style:style style:name="ce25" style:family="table-cell" style:parent-style-name="Default" style:data-style-name="N0">
      <style:table-cell-properties style:vertical-align="middle" fo:background-color="#FFFFFF" style:repeat-content="false"/>
      <style:paragraph-properties fo:text-align="end" fo:margin-right="0cm"/>
      <style:text-properties style:font-name="Calibri" style:font-name-asian="Calibri" style:font-name-complex="Calibri" fo:font-size="16pt" style:font-size-asian="16pt" style:font-size-complex="16pt" fo:font-weight="bold" style:font-weight-asian="bold" style:font-weight-complex="bold"/>
    </style:style>
    <style:style style:name="ce26" style:family="table-cell" style:parent-style-name="Default" style:data-style-name="N0">
      <style:table-cell-properties style:vertical-align="automatic" fo:background-color="#FFFFFF" style:repeat-content="false"/>
      <style:paragraph-properties fo:text-align="end" fo:margin-right="0cm"/>
      <style:text-properties fo:font-size="16pt" style:font-size-asian="16pt" style:font-size-complex="16pt" fo:font-weight="bold" style:font-weight-asian="bold" style:font-weight-complex="bold"/>
    </style:style>
    <style:style style:name="ce27" style:family="table-cell" style:parent-style-name="Default" style:data-style-name="N0">
      <style:table-cell-properties fo:background-color="#FFFFFF"/>
      <style:text-properties fo:font-size="16pt" style:font-size-asian="16pt" style:font-size-complex="16pt" fo:font-weight="bold" style:font-weight-asian="bold" style:font-weight-complex="bold"/>
    </style:style>
    <style:style style:name="ce28" style:family="table-cell" style:parent-style-name="Default" style:data-style-name="N0">
      <style:table-cell-properties style:vertical-align="middle" fo:wrap-option="wrap" fo:background-color="#FFFFFF"/>
      <style:text-properties fo:color="#BFBFBF" style:font-name="Calibri" style:font-name-asian="Calibri" style:font-name-complex="Calibri" fo:font-size="14pt" style:font-size-asian="14pt" style:font-size-complex="14pt"/>
    </style:style>
    <style:style style:name="ce29" style:family="table-cell" style:parent-style-name="Default" style:data-style-name="N0">
      <style:table-cell-properties style:vertical-align="automatic" fo:background-color="#FFFFFF"/>
      <style:text-properties style:font-name="Calibri" style:font-name-asian="Calibri" style:font-name-complex="Calibri" fo:font-size="16pt" style:font-size-asian="16pt" style:font-size-complex="16pt" style:text-underline-style="solid" style:text-underline-type="single" fo:font-weight="bold" style:font-weight-asian="bold" style:font-weight-complex="bold"/>
    </style:style>
    <style:style style:name="ce30" style:family="table-cell" style:parent-style-name="Default" style:data-style-name="N0">
      <style:table-cell-properties style:vertical-align="automatic" fo:wrap-option="wrap" fo:background-color="#FFFFFF"/>
    </style:style>
    <style:style style:name="ce31" style:family="table-cell" style:parent-style-name="Default" style:data-style-name="N0">
      <style:table-cell-properties style:vertical-align="automatic" fo:wrap-option="wrap" fo:background-color="#FFFFFF"/>
      <style:text-properties fo:font-weight="bold" style:font-weight-asian="bold" style:font-weight-complex="bold"/>
    </style:style>
    <style:style style:name="ce32" style:family="table-cell" style:parent-style-name="Default" style:data-style-name="N58">
      <style:table-cell-properties style:vertical-align="automatic" fo:wrap-option="wrap" fo:background-color="#FFFFFF"/>
    </style:style>
    <style:style style:name="ce33" style:family="table-cell" style:parent-style-name="Normal_32_7" style:data-style-name="N0">
      <style:table-cell-properties fo:border="thin solid #000000" style:vertical-align="top" fo:wrap-option="wrap" fo:background-color="#FFFFFF" style:cell-protect="protected"/>
      <style:text-properties fo:color="#000000" fo:font-size="10pt" style:font-size-asian="10pt" style:font-size-complex="10pt"/>
    </style:style>
    <style:style style:name="ce34" style:family="table-cell" style:parent-style-name="Normal_32_7" style:data-style-name="N0">
      <style:table-cell-properties fo:border="thin solid #000000" style:vertical-align="automatic" fo:wrap-option="wrap" fo:background-color="#FFFFFF" style:cell-protect="protected"/>
      <style:text-properties fo:color="#000000" fo:font-size="10pt" style:font-size-asian="10pt" style:font-size-complex="10pt"/>
    </style:style>
    <style:style style:name="ce35" style:family="table-cell" style:parent-style-name="Normal_32_4" style:data-style-name="N0">
      <style:table-cell-properties style:vertical-align="top" fo:wrap-option="wrap" fo:background-color="#FABF8F" style:cell-protect="protected"/>
      <style:text-properties fo:font-size="12pt" style:font-size-asian="12pt" style:font-size-complex="12pt"/>
    </style:style>
    <style:style style:name="ce36" style:family="table-cell" style:parent-style-name="Normal_32_4" style:data-style-name="N0">
      <style:table-cell-properties style:vertical-align="middle" fo:wrap-option="wrap" fo:background-color="transparent" style:cell-protect="protected"/>
      <style:text-properties fo:font-size="12pt" style:font-size-asian="12pt" style:font-size-complex="12pt"/>
    </style:style>
    <style:style style:name="ce37"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38" style:family="table-cell" style:parent-style-name="Normal_32_4" style:data-style-name="N0">
      <style:table-cell-properties style:vertical-align="top" fo:wrap-option="wrap" fo:background-color="transparent" style:cell-protect="protected"/>
      <style:text-properties fo:font-size="12pt" style:font-size-asian="12pt" style:font-size-complex="12pt"/>
    </style:style>
    <style:style style:name="ce39" style:family="table-cell" style:parent-style-name="Normal_32_4" style:data-style-name="N0">
      <style:table-cell-properties style:vertical-align="automatic" fo:background-color="#FABF8F" style:cell-protect="protected"/>
      <style:text-properties fo:font-size="12pt" style:font-size-asian="12pt" style:font-size-complex="12pt"/>
    </style:style>
    <style:style style:name="ce40" style:family="table-cell" style:parent-style-name="Normal_32_4" style:data-style-name="N0">
      <style:table-cell-properties style:vertical-align="middle" fo:background-color="transparent" style:cell-protect="protected"/>
      <style:text-properties fo:font-size="12pt" style:font-size-asian="12pt" style:font-size-complex="12pt"/>
    </style:style>
    <style:style style:name="ce41" style:family="table-cell" style:parent-style-name="Default" style:data-style-name="N0">
      <style:table-cell-properties fo:background-color="transparent"/>
    </style:style>
    <style:style style:name="ce42" style:family="table-cell" style:parent-style-name="Default" style:data-style-name="N0">
      <style:table-cell-properties style:vertical-align="automatic" fo:background-color="transparent"/>
      <style:text-properties fo:color="#000000"/>
    </style:style>
    <style:style style:name="ce43" style:family="table-cell" style:parent-style-name="Default" style:data-style-name="N0">
      <style:table-cell-properties fo:border="thin solid #000000" style:vertical-align="automatic" fo:wrap-option="wrap" fo:background-color="#D9D9D9"/>
      <style:text-properties fo:color="#000000" fo:font-weight="bold" style:font-weight-asian="bold" style:font-weight-complex="bold"/>
    </style:style>
    <style:style style:name="ce44" style:family="table-cell" style:parent-style-name="Default" style:data-style-name="N0">
      <style:table-cell-properties fo:border="thin solid #000000" style:vertical-align="automatic" fo:wrap-option="wrap" fo:background-color="#D9D9D9" style:repeat-content="false"/>
      <style:paragraph-properties fo:text-align="center"/>
      <style:text-properties fo:color="#000000" fo:font-weight="bold" style:font-weight-asian="bold" style:font-weight-complex="bold"/>
    </style:style>
    <style:style style:name="ce45" style:family="table-cell" style:parent-style-name="Default" style:data-style-name="N0">
      <style:table-cell-properties fo:border="thin solid #000000" style:vertical-align="middle" fo:background-color="#FFFFFF"/>
      <style:text-properties fo:color="#000000"/>
    </style:style>
    <style:style style:name="ce46"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000000"/>
    </style:style>
    <style:style style:name="ce47" style:family="table-cell" style:parent-style-name="Default" style:data-style-name="N0">
      <style:table-cell-properties fo:border="thin solid #000000" style:vertical-align="middle" fo:background-color="#FFFFFF" style:repeat-content="false"/>
      <style:paragraph-properties fo:text-align="center"/>
      <style:text-properties fo:color="#000000"/>
    </style:style>
    <style:style style:name="ce48" style:family="table-cell" style:parent-style-name="Hyperlink" style:data-style-name="N0">
      <style:table-cell-properties fo:border="thin solid #000000" style:vertical-align="middle" fo:wrap-option="wrap" fo:background-color="#FFFFFF"/>
      <style:text-properties fo:color="#0000FF" style:text-underline-style="solid" style:text-underline-type="single"/>
    </style:style>
    <style:style style:name="ce49"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fo:color="#000000"/>
    </style:style>
    <style:style style:name="ce50" style:family="table-cell" style:parent-style-name="Default" style:data-style-name="N0">
      <style:table-cell-properties style:vertical-align="middle" fo:background-color="#FFFFFF" style:cell-protect="protected"/>
    </style:style>
    <style:style style:name="ce51" style:family="table-cell" style:parent-style-name="Default" style:data-style-name="N0">
      <style:table-cell-properties fo:border="thin solid #000000" style:vertical-align="middle" fo:background-color="#FFFFFF" style:cell-protect="none"/>
    </style:style>
    <style:style style:name="ce52" style:family="table-cell" style:parent-style-name="Default" style:data-style-name="N0">
      <style:table-cell-properties fo:border="thin solid #000000" style:vertical-align="middle" fo:wrap-option="wrap" style:cell-protect="none" style:repeat-content="false"/>
      <style:paragraph-properties fo:text-align="end" fo:margin-right="0cm"/>
    </style:style>
    <style:style style:name="ce53" style:family="table-cell" style:parent-style-name="Default" style:data-style-name="N3">
      <style:table-cell-properties fo:border="thin solid #000000" style:vertical-align="middle" fo:background-color="#D9D9D9" style:cell-protect="protected" style:repeat-content="false"/>
      <style:paragraph-properties fo:text-align="end" fo:margin-right="0cm"/>
    </style:style>
    <style:style style:name="ce54" style:family="table-cell" style:parent-style-name="Default" style:data-style-name="N0">
      <style:table-cell-properties fo:border="thin solid #000000" style:vertical-align="middle" fo:background-color="#D9D9D9" style:cell-protect="protected" style:repeat-content="false"/>
      <style:paragraph-properties fo:text-align="end" fo:margin-right="0cm"/>
    </style:style>
    <style:style style:name="ce55" style:family="table-cell" style:parent-style-name="Default" style:data-style-name="N3">
      <style:table-cell-properties fo:border="thin solid #000000" style:vertical-align="middle" fo:background-color="#A6A6A6" style:cell-protect="protected" style:repeat-content="false"/>
      <style:paragraph-properties fo:text-align="end" fo:margin-right="0cm"/>
    </style:style>
    <style:style style:name="ce56" style:family="table-cell" style:parent-style-name="Default" style:data-style-name="N59">
      <style:table-cell-properties fo:border="thin solid #000000" style:vertical-align="middle" style:cell-protect="none" style:repeat-content="false"/>
      <style:paragraph-properties fo:text-align="end" fo:margin-right="0cm"/>
    </style:style>
    <style:style style:name="ce57" style:family="table-cell" style:parent-style-name="Default" style:data-style-name="N59">
      <style:table-cell-properties fo:border="thin solid #000000" style:vertical-align="middle" style:cell-protect="none" style:repeat-content="false"/>
      <style:paragraph-properties fo:text-align="end" fo:margin-right="0cm"/>
    </style:style>
    <style:style style:name="ce58" style:family="table-cell" style:parent-style-name="Default" style:data-style-name="N59">
      <style:table-cell-properties fo:border="thin solid #000000" style:vertical-align="middle" fo:background-color="#A6A6A6" style:cell-protect="protected" style:repeat-content="false"/>
      <style:paragraph-properties fo:text-align="end" fo:margin-right="0cm"/>
    </style:style>
    <style:style style:name="ce59" style:family="table-cell" style:parent-style-name="Default" style:data-style-name="N59">
      <style:table-cell-properties fo:border="thin solid #000000" style:vertical-align="middle" fo:background-color="#FFFFFF" style:cell-protect="none" style:repeat-content="false"/>
      <style:paragraph-properties fo:text-align="end" fo:margin-right="0cm"/>
    </style:style>
    <style:style style:name="ce60" style:family="table-cell" style:parent-style-name="Default" style:data-style-name="N59">
      <style:table-cell-properties fo:border="thin solid #000000" style:vertical-align="middle" fo:background-color="#BFBFBF" style:cell-protect="protected" style:repeat-content="false"/>
      <style:paragraph-properties fo:text-align="end" fo:margin-right="0cm"/>
    </style:style>
    <style:style style:name="ce61" style:family="table-cell" style:parent-style-name="Default" style:data-style-name="N59">
      <style:table-cell-properties fo:border="thin solid #000000" style:vertical-align="middle" fo:background-color="#A6A6A6" style:cell-protect="protected" style:repeat-content="false"/>
      <style:paragraph-properties fo:text-align="end" fo:margin-right="0cm"/>
    </style:style>
    <style:style style:name="ce62"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63" style:family="table-cell" style:parent-style-name="Default" style:data-style-name="N0">
      <style:table-cell-properties style:vertical-align="automatic" fo:background-color="#FFFFFF" style:repeat-content="false"/>
      <style:paragraph-properties fo:text-align="end" fo:margin-right="0cm"/>
      <style:text-properties fo:font-size="14pt" style:font-size-asian="14pt" style:font-size-complex="14pt" fo:font-weight="bold" style:font-weight-asian="bold" style:font-weight-complex="bold"/>
    </style:style>
    <style:style style:name="ce64" style:family="table-cell" style:parent-style-name="Default" style:data-style-name="N0">
      <style:table-cell-properties fo:border="thin solid #000000" style:vertical-align="middle" fo:wrap-option="wrap" style:cell-protect="none"/>
    </style:style>
    <style:style style:name="ce65" style:family="table-cell" style:parent-style-name="Default" style:data-style-name="N0">
      <style:table-cell-properties fo:border-top="thin solid #000000" fo:border-bottom="thin solid #000000" fo:border-left="thin solid #000000" fo:border-right="none" style:vertical-align="middle" fo:wrap-option="wrap" fo:background-color="#BFBFBF" style:cell-protect="protected" style:repeat-content="false"/>
      <style:paragraph-properties fo:text-align="center"/>
    </style:style>
    <style:style style:name="ce66" style:family="table-cell" style:parent-style-name="Default" style:data-style-name="N0">
      <style:table-cell-properties fo:border-top="thin solid #000000" fo:border-bottom="none" fo:border-left="thin solid #000000" fo:border-right="thin solid #000000" style:vertical-align="middle" fo:wrap-option="wrap" fo:background-color="#BFBFBF" style:cell-protect="protected" style:repeat-content="false"/>
      <style:paragraph-properties fo:text-align="center"/>
    </style:style>
    <style:style style:name="ce67" style:family="table-cell" style:parent-style-name="Default" style:data-style-name="N0">
      <style:table-cell-properties fo:border-top="thin solid #000000" fo:border-bottom="none" fo:border-left="thin solid #000000" fo:border-right="thin solid #000000" style:vertical-align="middle" fo:background-color="#BFBFBF" style:cell-protect="protected" style:repeat-content="false"/>
      <style:paragraph-properties fo:text-align="center"/>
      <style:text-properties fo:color="#000000"/>
    </style:style>
    <style:style style:name="ce68" style:family="table-cell" style:parent-style-name="Default" style:data-style-name="N0">
      <style:table-cell-properties fo:border-top="thin solid #000000" fo:border-bottom="none" fo:border-left="thin solid #000000" fo:border-right="thin solid #000000" style:vertical-align="middle" fo:wrap-option="wrap" fo:background-color="#BFBFBF" style:cell-protect="protected" style:repeat-content="false"/>
      <style:paragraph-properties fo:text-align="center"/>
      <style:text-properties fo:color="#000000"/>
    </style:style>
    <style:style style:name="ce69" style:family="table-cell" style:parent-style-name="Normal_32_4" style:data-style-name="N0">
      <style:table-cell-properties style:vertical-align="automatic" fo:background-color="#FFFFFF" style:cell-protect="protected"/>
      <style:text-properties fo:font-size="10pt" style:font-size-asian="10pt" style:font-size-complex="10pt"/>
    </style:style>
    <style:style style:name="ce70" style:family="table-cell" style:parent-style-name="Normal_32_4" style:data-style-name="N3">
      <style:table-cell-properties style:vertical-align="automatic" fo:background-color="#FFFFFF" style:cell-protect="protected"/>
      <style:text-properties fo:font-size="10pt" style:font-size-asian="10pt" style:font-size-complex="10pt"/>
    </style:style>
    <style:style style:name="ce71" style:family="table-cell" style:parent-style-name="Normal_32_4" style:data-style-name="N0">
      <style:table-cell-properties fo:border="thin solid #000000" style:vertical-align="automatic" fo:background-color="#FFFFFF" style:cell-protect="protected"/>
      <style:text-properties fo:font-size="10pt" style:font-size-asian="10pt" style:font-size-complex="10pt"/>
    </style:style>
    <style:style style:name="ce72" style:family="table-cell" style:parent-style-name="Normal_32_4" style:data-style-name="N0">
      <style:table-cell-properties fo:border="thin solid #000000" style:vertical-align="automatic" fo:background-color="#FFFFFF" style:cell-protect="protected"/>
      <style:text-properties fo:color="#000000" fo:font-size="10pt" style:font-size-asian="10pt" style:font-size-complex="10pt"/>
    </style:style>
    <style:style style:name="ce73" style:family="table-cell" style:parent-style-name="Normal_32_4" style:data-style-name="N0">
      <style:table-cell-properties fo:border="thin solid #000000" style:vertical-align="automatic" fo:background-color="#FFFFFF" style:cell-protect="protected"/>
      <style:text-properties fo:color="#000000" fo:font-size="10pt" style:font-size-asian="10pt" style:font-size-complex="10pt"/>
    </style:style>
    <style:style style:name="ce74" style:family="table-cell" style:parent-style-name="Normal_32_4" style:data-style-name="N0">
      <style:table-cell-properties fo:border="thin solid #000000" style:vertical-align="automatic" fo:background-color="#FFFFFF" style:cell-protect="protected"/>
      <style:text-properties fo:color="#000000" fo:font-size="10pt" style:font-size-asian="10pt" style:font-size-complex="10pt"/>
    </style:style>
    <style:style style:name="ce75" style:family="table-cell" style:parent-style-name="Normal_32_4" style:data-style-name="N0">
      <style:table-cell-properties style:vertical-align="automatic" fo:background-color="#FFFFFF" style:cell-protect="protected"/>
      <style:text-properties fo:color="#000000" fo:font-size="10pt" style:font-size-asian="10pt" style:font-size-complex="10pt"/>
    </style:style>
    <style:style style:name="ce76" style:family="table-cell" style:parent-style-name="Normal_32_4" style:data-style-name="N0">
      <style:table-cell-properties style:vertical-align="automatic" fo:background-color="#FFFFFF" style:cell-protect="protected"/>
      <style:text-properties fo:font-size="10pt" style:font-size-asian="10pt" style:font-size-complex="10pt" fo:font-weight="bold" style:font-weight-asian="bold" style:font-weight-complex="bold"/>
    </style:style>
    <style:style style:name="ce77" style:family="table-cell" style:parent-style-name="Normal_32_4" style:data-style-name="N3">
      <style:table-cell-properties style:vertical-align="automatic" fo:background-color="#FFFFFF" style:cell-protect="protected"/>
      <style:text-properties fo:font-size="10pt" style:font-size-asian="10pt" style:font-size-complex="10pt" fo:font-weight="bold" style:font-weight-asian="bold" style:font-weight-complex="bold"/>
    </style:style>
    <style:style style:name="ce78"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79" style:family="table-cell" style:parent-style-name="Default" style:data-style-name="N0">
      <style:table-cell-properties fo:border="thin solid #000000" style:vertical-align="middle" fo:wrap-option="wrap" fo:background-color="#BFBFBF" style:cell-protect="none" style:repeat-content="false"/>
      <style:paragraph-properties fo:text-align="center"/>
      <style:text-properties fo:color="#000000" fo:font-size="10pt" style:font-size-asian="10pt" style:font-size-complex="10pt"/>
    </style:style>
    <style:style style:name="ce80"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81"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82"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83"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84" style:family="table-cell" style:parent-style-name="Default" style:data-style-name="N0">
      <style:table-cell-properties fo:border="thin solid #000000" style:vertical-align="middle" fo:wrap-option="wrap" style:cell-protect="none" style:repeat-content="false"/>
      <style:paragraph-properties fo:text-align="end" fo:margin-right="0cm"/>
    </style:style>
    <style:style style:name="ce85"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86"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87" style:family="table-cell" style:parent-style-name="Default" style:data-style-name="N0">
      <style:table-cell-properties fo:background-color="transparent"/>
    </style:style>
    <style:style style:name="ce88"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89"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90"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91"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92"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93"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94"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95"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96"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97"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98"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99"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100"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101"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102"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103"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104"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105"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106" style:family="table-cell" style:parent-style-name="Normal_32_4" style:data-style-name="N0">
      <style:table-cell-properties style:vertical-align="top" fo:wrap-option="wrap" fo:background-color="transparent" style:cell-protect="protected"/>
      <style:text-properties fo:font-size="12pt" style:font-size-asian="12pt" style:font-size-complex="12pt"/>
    </style:style>
    <style:style style:name="ce107" style:family="table-cell" style:parent-style-name="Normal_32_4" style:data-style-name="N0">
      <style:table-cell-properties style:vertical-align="automatic" fo:background-color="transparent" style:cell-protect="protected"/>
      <style:text-properties fo:font-size="12pt" style:font-size-asian="12pt" style:font-size-complex="12pt"/>
    </style:style>
    <style:style style:name="ce108" style:family="table-cell" style:parent-style-name="Normal_32_4" style:data-style-name="N0">
      <style:table-cell-properties style:vertical-align="top" fo:wrap-option="wrap" fo:background-color="transparent" style:cell-protect="protected"/>
      <style:text-properties fo:font-size="12pt" style:font-size-asian="12pt" style:font-size-complex="12pt"/>
    </style:style>
    <style:style style:name="ce109" style:family="table-cell" style:parent-style-name="Normal_32_4" style:data-style-name="N0">
      <style:table-cell-properties fo:border="thin solid #000000" style:vertical-align="middle" fo:background-color="#FABF8F" style:cell-protect="protected"/>
      <style:text-properties fo:font-size="12pt" style:font-size-asian="12pt" style:font-size-complex="12pt"/>
    </style:style>
    <style:style style:name="ce110" style:family="table-cell" style:parent-style-name="Normal_32_4" style:data-style-name="N0">
      <style:table-cell-properties fo:border="thin solid #000000" style:vertical-align="middle" fo:wrap-option="wrap" fo:background-color="#FABF8F" style:cell-protect="protected"/>
      <style:text-properties fo:font-size="12pt" style:font-size-asian="12pt" style:font-size-complex="12pt"/>
    </style:style>
    <style:style style:name="ce111" style:family="table-cell" style:parent-style-name="Default" style:data-style-name="N0">
      <style:table-cell-properties fo:border-top="none" fo:border-bottom="thin solid #000000" fo:border-left="thin solid #000000" fo:border-right="thin solid #000000" style:vertical-align="middle" fo:wrap-option="wrap" fo:background-color="transparent" style:cell-protect="none" style:repeat-content="false"/>
      <style:paragraph-properties fo:text-align="start" fo:margin-left="0cm"/>
      <style:text-properties fo:color="#000000" fo:font-size="11pt" style:font-size-asian="11pt" style:font-size-complex="11pt"/>
    </style:style>
    <style:style style:name="ce112" style:family="table-cell" style:parent-style-name="Normal_Book1_32_2" style:data-style-name="N0">
      <style:table-cell-properties fo:border-top="thin solid #000000" fo:border-bottom="thin solid #000000" fo:border-left="2pt solid #000000" fo:border-right="thin solid #000000" style:vertical-align="middle" fo:wrap-option="wrap" fo:background-color="transparent" style:cell-protect="none" style:repeat-content="false"/>
      <style:paragraph-properties fo:text-align="center"/>
      <style:text-properties fo:color="#000000" fo:font-size="10pt" style:font-size-asian="10pt" style:font-size-complex="10pt"/>
    </style:style>
    <style:style style:name="ce113" style:family="table-cell" style:parent-style-name="Default" style:data-style-name="N0">
      <style:table-cell-properties fo:border-top="thin solid #000000" fo:border-bottom="thin solid #000000" fo:border-left="thin solid #000000" fo:border-right="none" style:vertical-align="middle" fo:wrap-option="wrap" fo:background-color="#FFFFFF" style:repeat-content="false"/>
      <style:paragraph-properties fo:text-align="start" fo:margin-left="0cm"/>
    </style:style>
    <style:style style:name="ce114" style:family="table-cell" style:parent-style-name="Default" style:data-style-name="N0">
      <style:table-cell-properties fo:border-top="thin solid #000000" fo:border-bottom="thin solid #000000" fo:border-left="none" fo:border-right="none" style:vertical-align="middle" fo:wrap-option="wrap" fo:background-color="#FFFFFF" style:repeat-content="false"/>
      <style:paragraph-properties fo:text-align="start" fo:margin-left="0cm"/>
    </style:style>
    <style:style style:name="ce115" style:family="table-cell" style:parent-style-name="Default" style:data-style-name="N0">
      <style:table-cell-properties fo:border-top="thin solid #000000" fo:border-bottom="thin solid #000000" fo:border-left="none" fo:border-right="thin solid #000000" style:vertical-align="middle" fo:wrap-option="wrap" fo:background-color="#FFFFFF" style:repeat-content="false"/>
      <style:paragraph-properties fo:text-align="start" fo:margin-left="0cm"/>
    </style:style>
    <style:style style:name="ce116" style:family="table-cell" style:parent-style-name="Default" style:data-style-name="N0">
      <style:table-cell-properties fo:border-top="none" fo:border-bottom="none" fo:border-left="none" fo:border-right="thin solid #000000" style:vertical-align="top" fo:wrap-option="wrap" fo:background-color="#FFFFFF" style:repeat-content="false"/>
      <style:paragraph-properties fo:text-align="end" fo:margin-right="0cm"/>
      <style:text-properties fo:font-size="16pt" style:font-size-asian="16pt" style:font-size-complex="16pt" fo:font-weight="bold" style:font-weight-asian="bold" style:font-weight-complex="bold"/>
    </style:style>
    <style:style style:name="ce117" style:family="table-cell" style:parent-style-name="Default" style:data-style-name="N0">
      <style:table-cell-properties fo:border-top="thin solid #000000" fo:border-bottom="none" fo:border-left="thin solid #000000" fo:border-right="none" style:vertical-align="top" fo:wrap-option="wrap" fo:background-color="#FFFFFF" style:repeat-content="false"/>
      <style:paragraph-properties fo:text-align="center"/>
    </style:style>
    <style:style style:name="ce118" style:family="table-cell" style:parent-style-name="Default" style:data-style-name="N0">
      <style:table-cell-properties fo:border-top="thin solid #000000" fo:border-bottom="none" fo:border-left="none" fo:border-right="none" style:vertical-align="top" fo:wrap-option="wrap" fo:background-color="#FFFFFF" style:repeat-content="false"/>
      <style:paragraph-properties fo:text-align="center"/>
    </style:style>
    <style:style style:name="ce119" style:family="table-cell" style:parent-style-name="Default" style:data-style-name="N0">
      <style:table-cell-properties fo:border-top="thin solid #000000" fo:border-bottom="none" fo:border-left="none" fo:border-right="thin solid #000000" style:vertical-align="top" fo:wrap-option="wrap" fo:background-color="#FFFFFF" style:repeat-content="false"/>
      <style:paragraph-properties fo:text-align="center"/>
    </style:style>
    <style:style style:name="ce120" style:family="table-cell" style:parent-style-name="Default" style:data-style-name="N0">
      <style:table-cell-properties fo:border-top="none" fo:border-bottom="none" fo:border-left="thin solid #000000" fo:border-right="none" style:vertical-align="top" fo:wrap-option="wrap" fo:background-color="#FFFFFF" style:repeat-content="false"/>
      <style:paragraph-properties fo:text-align="center"/>
    </style:style>
    <style:style style:name="ce121" style:family="table-cell" style:parent-style-name="Default" style:data-style-name="N0">
      <style:table-cell-properties style:vertical-align="top" fo:wrap-option="wrap" fo:background-color="#FFFFFF" style:repeat-content="false"/>
      <style:paragraph-properties fo:text-align="center"/>
    </style:style>
    <style:style style:name="ce122" style:family="table-cell" style:parent-style-name="Default" style:data-style-name="N0">
      <style:table-cell-properties fo:border-top="none" fo:border-bottom="none" fo:border-left="none" fo:border-right="thin solid #000000" style:vertical-align="top" fo:wrap-option="wrap" fo:background-color="#FFFFFF" style:repeat-content="false"/>
      <style:paragraph-properties fo:text-align="center"/>
    </style:style>
    <style:style style:name="ce123" style:family="table-cell" style:parent-style-name="Default" style:data-style-name="N0">
      <style:table-cell-properties fo:border-top="none" fo:border-bottom="thin solid #000000" fo:border-left="thin solid #000000" fo:border-right="none" style:vertical-align="top" fo:wrap-option="wrap" fo:background-color="#FFFFFF" style:repeat-content="false"/>
      <style:paragraph-properties fo:text-align="center"/>
    </style:style>
    <style:style style:name="ce124" style:family="table-cell" style:parent-style-name="Default" style:data-style-name="N0">
      <style:table-cell-properties fo:border-top="none" fo:border-bottom="thin solid #000000" fo:border-left="none" fo:border-right="none" style:vertical-align="top" fo:wrap-option="wrap" fo:background-color="#FFFFFF" style:repeat-content="false"/>
      <style:paragraph-properties fo:text-align="center"/>
    </style:style>
    <style:style style:name="ce125" style:family="table-cell" style:parent-style-name="Default" style:data-style-name="N0">
      <style:table-cell-properties fo:border-top="none" fo:border-bottom="thin solid #000000" fo:border-left="none" fo:border-right="thin solid #000000" style:vertical-align="top" fo:wrap-option="wrap" fo:background-color="#FFFFFF" style:repeat-content="false"/>
      <style:paragraph-properties fo:text-align="center"/>
    </style:style>
    <style:style style:name="ce126" style:family="table-cell" style:parent-style-name="Default" style:data-style-name="N58">
      <style:table-cell-properties fo:border-top="thin solid #000000" fo:border-bottom="thin solid #000000" fo:border-left="thin solid #000000" fo:border-right="none" style:vertical-align="middle" fo:wrap-option="wrap" fo:background-color="#FFFFFF" style:repeat-content="false"/>
      <style:paragraph-properties fo:text-align="start" fo:margin-left="0cm"/>
    </style:style>
    <style:style style:name="ce127" style:family="table-cell" style:parent-style-name="Default" style:data-style-name="N58">
      <style:table-cell-properties fo:border-top="thin solid #000000" fo:border-bottom="thin solid #000000" fo:border-left="none" fo:border-right="thin solid #000000" style:vertical-align="middle" fo:wrap-option="wrap" fo:background-color="#FFFFFF" style:repeat-content="false"/>
      <style:paragraph-properties fo:text-align="start" fo:margin-left="0cm"/>
    </style:style>
    <style:style style:name="ce128" style:family="table-cell" style:parent-style-name="Default" style:data-style-name="N0">
      <style:table-cell-properties fo:border-top="thin solid #000000" fo:border-bottom="thin solid #000000" fo:border-left="thin solid #000000" fo:border-right="none" style:vertical-align="middle" fo:wrap-option="wrap" fo:background-color="#FFFFFF" style:repeat-content="false"/>
      <style:paragraph-properties fo:text-align="start" fo:margin-left="0cm"/>
      <style:text-properties fo:color="#969696"/>
    </style:style>
    <style:style style:name="ce129" style:family="table-cell" style:parent-style-name="Default" style:data-style-name="N0">
      <style:table-cell-properties fo:border-top="thin solid #000000" fo:border-bottom="thin solid #000000" fo:border-left="none" fo:border-right="none" style:vertical-align="middle" fo:wrap-option="wrap" fo:background-color="#FFFFFF" style:repeat-content="false"/>
      <style:paragraph-properties fo:text-align="start" fo:margin-left="0cm"/>
      <style:text-properties fo:color="#969696"/>
    </style:style>
    <style:style style:name="ce130" style:family="table-cell" style:parent-style-name="Default" style:data-style-name="N0">
      <style:table-cell-properties fo:border-top="thin solid #000000" fo:border-bottom="thin solid #000000" fo:border-left="none" fo:border-right="thin solid #000000" style:vertical-align="middle" fo:wrap-option="wrap" fo:background-color="#FFFFFF" style:repeat-content="false"/>
      <style:paragraph-properties fo:text-align="start" fo:margin-left="0cm"/>
      <style:text-properties fo:color="#969696"/>
    </style:style>
    <style:style style:name="ce131" style:family="table-cell" style:parent-style-name="Default" style:data-style-name="N30">
      <style:table-cell-properties fo:border-top="thin solid #000000" fo:border-bottom="thin solid #000000" fo:border-left="thin solid #000000" fo:border-right="none" style:vertical-align="middle" fo:wrap-option="wrap" fo:background-color="#FFFFFF" style:repeat-content="false"/>
      <style:paragraph-properties fo:text-align="start" fo:margin-left="0cm"/>
      <style:text-properties fo:color="#969696"/>
    </style:style>
    <style:style style:name="ce132" style:family="table-cell" style:parent-style-name="Default" style:data-style-name="N30">
      <style:table-cell-properties fo:border-top="thin solid #000000" fo:border-bottom="thin solid #000000" fo:border-left="none" fo:border-right="none" style:vertical-align="middle" fo:wrap-option="wrap" fo:background-color="#FFFFFF" style:repeat-content="false"/>
      <style:paragraph-properties fo:text-align="start" fo:margin-left="0cm"/>
      <style:text-properties fo:color="#969696"/>
    </style:style>
    <style:style style:name="ce133" style:family="table-cell" style:parent-style-name="Default" style:data-style-name="N30">
      <style:table-cell-properties fo:border-top="thin solid #000000" fo:border-bottom="thin solid #000000" fo:border-left="none" fo:border-right="thin solid #000000" style:vertical-align="middle" fo:wrap-option="wrap" fo:background-color="#FFFFFF" style:repeat-content="false"/>
      <style:paragraph-properties fo:text-align="start" fo:margin-left="0cm"/>
      <style:text-properties fo:color="#969696"/>
    </style:style>
    <style:style style:name="ce134" style:family="table-cell" style:parent-style-name="Hyperlink" style:data-style-name="N0">
      <style:table-cell-properties fo:border-top="thin solid #000000" fo:border-bottom="thin solid #000000" fo:border-left="thin solid #000000" fo:border-right="none" style:vertical-align="middle" fo:wrap-option="wrap" fo:background-color="#FFFFFF" style:repeat-content="false"/>
      <style:paragraph-properties fo:text-align="start" fo:margin-left="0cm"/>
      <style:text-properties fo:color="#0000FF" style:text-underline-style="solid" style:text-underline-type="single"/>
    </style:style>
    <style:style style:name="ce135" style:family="table-cell" style:parent-style-name="Default" style:data-style-name="N0">
      <style:table-cell-properties style:vertical-align="automatic" fo:background-color="#FFFFFF" style:repeat-content="false"/>
      <style:paragraph-properties fo:text-align="start" fo:margin-left="0cm"/>
      <style:text-properties style:font-name="Calibri" style:font-name-asian="Calibri" style:font-name-complex="Calibri" fo:font-size="16pt" style:font-size-asian="16pt" style:font-size-complex="16pt" style:text-underline-style="solid" style:text-underline-type="single" fo:font-weight="bold" style:font-weight-asian="bold" style:font-weight-complex="bold"/>
    </style:style>
    <style:style style:name="ce136" style:family="table-cell" style:parent-style-name="Default" style:data-style-name="N0">
      <style:table-cell-properties fo:border="thin solid #000000" style:vertical-align="middle" fo:wrap-option="wrap" fo:background-color="#BFBFBF" style:cell-protect="none" style:repeat-content="false"/>
      <style:paragraph-properties fo:text-align="start" fo:margin-left="0cm"/>
      <style:text-properties fo:font-size="10pt" style:font-size-asian="10pt" style:font-size-complex="10pt"/>
    </style:style>
    <style:style style:name="ce137" style:family="table-cell" style:parent-style-name="Default" style:data-style-name="N0">
      <style:table-cell-properties fo:border-top="thin solid #000000" fo:border-bottom="thin solid #000000" fo:border-left="thin solid #000000" fo:border-right="none" style:vertical-align="middle" fo:wrap-option="wrap" fo:background-color="#BFBFBF" style:cell-protect="none" style:repeat-content="false"/>
      <style:paragraph-properties fo:text-align="center"/>
      <style:text-properties fo:font-size="10pt" style:font-size-asian="10pt" style:font-size-complex="10pt"/>
    </style:style>
    <style:style style:name="ce138" style:family="table-cell" style:parent-style-name="Default" style:data-style-name="N0">
      <style:table-cell-properties fo:border-top="thin solid #000000" fo:border-bottom="thin solid #000000" fo:border-left="none" fo:border-right="thin solid #000000" style:vertical-align="middle" fo:wrap-option="wrap" fo:background-color="#BFBFBF" style:cell-protect="none" style:repeat-content="false"/>
      <style:paragraph-properties fo:text-align="center"/>
      <style:text-properties fo:font-size="10pt" style:font-size-asian="10pt" style:font-size-complex="10pt"/>
    </style:style>
    <style:style style:name="ce139" style:family="table-cell" style:parent-style-name="Default" style:data-style-name="N0">
      <style:table-cell-properties fo:border="thin solid #000000" style:vertical-align="middle" fo:wrap-option="wrap" fo:background-color="#BFBFBF" style:cell-protect="none" style:repeat-content="false"/>
      <style:paragraph-properties fo:text-align="center"/>
      <style:text-properties fo:color="#000000" fo:font-size="10pt" style:font-size-asian="10pt" style:font-size-complex="10pt"/>
    </style:style>
    <style:style style:name="ce140" style:family="table-cell" style:parent-style-name="Default" style:data-style-name="N0">
      <style:table-cell-properties fo:border-top="thin solid #000000" fo:border-bottom="none" fo:border-left="thin solid #000000" fo:border-right="thin solid #000000" style:vertical-align="middle" fo:wrap-option="wrap" fo:background-color="#BFBFBF" style:rotation-angle="90" style:cell-protect="none" style:repeat-content="false"/>
      <style:paragraph-properties fo:text-align="center"/>
      <style:text-properties fo:color="#000000" fo:font-size="16pt" style:font-size-asian="16pt" style:font-size-complex="16pt"/>
    </style:style>
    <style:style style:name="ce141" style:family="table-cell" style:parent-style-name="Default" style:data-style-name="N0">
      <style:table-cell-properties fo:border-top="none" fo:border-bottom="none" fo:border-left="thin solid #000000" fo:border-right="thin solid #000000" style:vertical-align="middle" fo:wrap-option="wrap" fo:background-color="#BFBFBF" style:rotation-angle="90" style:cell-protect="none" style:repeat-content="false"/>
      <style:paragraph-properties fo:text-align="center"/>
      <style:text-properties fo:color="#000000" fo:font-size="16pt" style:font-size-asian="16pt" style:font-size-complex="16pt"/>
    </style:style>
    <style:style style:name="ce142" style:family="table-cell" style:parent-style-name="Default" style:data-style-name="N0">
      <style:table-cell-properties fo:border-top="none" fo:border-bottom="thin solid #000000" fo:border-left="thin solid #000000" fo:border-right="thin solid #000000" style:vertical-align="middle" fo:wrap-option="wrap" fo:background-color="#BFBFBF" style:rotation-angle="90" style:cell-protect="none" style:repeat-content="false"/>
      <style:paragraph-properties fo:text-align="center"/>
      <style:text-properties fo:color="#000000" fo:font-size="16pt" style:font-size-asian="16pt" style:font-size-complex="16pt"/>
    </style:style>
    <style:style style:name="ce143" style:family="table-cell" style:parent-style-name="Normal_32_7" style:data-style-name="N0">
      <style:table-cell-properties fo:border-top="thin solid #000000" fo:border-bottom="none" fo:border-left="thin solid #000000" fo:border-right="thin solid #000000" style:vertical-align="middle" fo:wrap-option="wrap" fo:background-color="#FFFFFF" style:cell-protect="protected" style:repeat-content="false"/>
      <style:paragraph-properties fo:text-align="start" fo:margin-left="0cm"/>
      <style:text-properties fo:color="#000000" fo:font-size="10pt" style:font-size-asian="10pt" style:font-size-complex="10pt"/>
    </style:style>
    <style:style style:name="ce144" style:family="table-cell" style:parent-style-name="Normal_32_7" style:data-style-name="N0">
      <style:table-cell-properties fo:border-top="none" fo:border-bottom="none" fo:border-left="thin solid #000000" fo:border-right="thin solid #000000" style:vertical-align="middle" fo:wrap-option="wrap" fo:background-color="#FFFFFF" style:cell-protect="protected" style:repeat-content="false"/>
      <style:paragraph-properties fo:text-align="start" fo:margin-left="0cm"/>
      <style:text-properties fo:color="#000000" fo:font-size="10pt" style:font-size-asian="10pt" style:font-size-complex="10pt"/>
    </style:style>
    <style:style style:name="ce145" style:family="table-cell" style:parent-style-name="Normal_32_7" style:data-style-name="N0">
      <style:table-cell-properties fo:border-top="none" fo:border-bottom="thin solid #000000" fo:border-left="thin solid #000000" fo:border-right="thin solid #000000" style:vertical-align="middle" fo:wrap-option="wrap" fo:background-color="#FFFFFF" style:cell-protect="protected" style:repeat-content="false"/>
      <style:paragraph-properties fo:text-align="start" fo:margin-left="0cm"/>
      <style:text-properties fo:color="#000000" fo:font-size="10pt" style:font-size-asian="10pt" style:font-size-complex="10pt"/>
    </style:style>
    <style:style style:name="ce146" style:family="table-cell" style:parent-style-name="Normal_32_7" style:data-style-name="N0">
      <style:table-cell-properties fo:border-top="none" fo:border-bottom="thin solid #000000" fo:border-left="none" fo:border-right="none" style:vertical-align="middle" fo:wrap-option="wrap" fo:background-color="#FFFFFF" style:cell-protect="protected" style:repeat-content="false"/>
      <style:paragraph-properties fo:text-align="start" fo:margin-left="0cm"/>
      <style:text-properties fo:color="#000000" fo:font-size="12pt" style:font-size-asian="12pt" style:font-size-complex="12pt" fo:font-weight="bold" style:font-weight-asian="bold" style:font-weight-complex="bold"/>
    </style:style>
    <style:style style:name="ce147" style:family="table-cell" style:parent-style-name="Normal_32_7" style:data-style-name="N0">
      <style:table-cell-properties fo:border-top="thin solid #000000" fo:border-bottom="thin solid #000000" fo:border-left="none" fo:border-right="none" style:vertical-align="middle" fo:wrap-option="wrap" fo:background-color="transparent" style:cell-protect="protected"/>
      <style:text-properties fo:color="#000000" fo:font-size="12pt" style:font-size-asian="12pt" style:font-size-complex="12pt" fo:font-weight="bold" style:font-weight-asian="bold" style:font-weight-complex="bold"/>
    </style:style>
    <style:style style:name="ce148" style:family="table-cell" style:parent-style-name="Normal_32_7" style:data-style-name="N0">
      <style:table-cell-properties fo:border-top="thin solid #000000" fo:border-bottom="thin solid #000000" fo:border-left="none" fo:border-right="thin solid #000000" style:vertical-align="middle" fo:wrap-option="wrap" fo:background-color="transparent" style:cell-protect="protected"/>
      <style:text-properties fo:color="#000000" fo:font-size="12pt" style:font-size-asian="12pt" style:font-size-complex="12pt" fo:font-weight="bold" style:font-weight-asian="bold" style:font-weight-complex="bold"/>
    </style:style>
    <style:style style:name="ce149" style:family="table-cell" style:parent-style-name="Default" style:data-style-name="N0">
      <style:table-cell-properties fo:border="thin solid #000000" style:vertical-align="middle" fo:wrap-option="wrap" fo:background-color="#BFBFBF" style:cell-protect="none" style:repeat-content="false"/>
      <style:paragraph-properties fo:text-align="start" fo:margin-left="0cm"/>
      <style:text-properties fo:color="#000000" fo:font-size="10pt" style:font-size-asian="10pt" style:font-size-complex="10pt"/>
    </style:style>
    <style:style style:name="ce150" style:family="table-cell" style:parent-style-name="Default" style:data-style-name="N0">
      <style:table-cell-properties fo:border="thin solid #000000" style:vertical-align="automatic" fo:wrap-option="wrap" fo:background-color="#BFBFBF" style:repeat-content="false"/>
      <style:paragraph-properties fo:text-align="start" fo:margin-left="0cm"/>
      <style:text-properties fo:color="#000000" fo:font-size="10pt" style:font-size-asian="10pt" style:font-size-complex="10pt"/>
    </style:style>
    <style:style style:name="ce151" style:family="table-cell" style:parent-style-name="Default" style:data-style-name="N0">
      <style:table-cell-properties fo:border-top="thin solid #000000" fo:border-bottom="none" fo:border-left="none" fo:border-right="thin solid #000000" style:vertical-align="middle" fo:background-color="#BFBFBF" style:rotation-angle="90" style:repeat-content="false"/>
      <style:paragraph-properties fo:text-align="center"/>
      <style:text-properties fo:color="#000000" fo:font-size="16pt" style:font-size-asian="16pt" style:font-size-complex="16pt"/>
    </style:style>
    <style:style style:name="ce152" style:family="table-cell" style:parent-style-name="Default" style:data-style-name="N0">
      <style:table-cell-properties fo:border-top="none" fo:border-bottom="none" fo:border-left="none" fo:border-right="thin solid #000000" style:vertical-align="middle" fo:background-color="#BFBFBF" style:rotation-angle="90" style:repeat-content="false"/>
      <style:paragraph-properties fo:text-align="center"/>
      <style:text-properties fo:color="#000000" fo:font-size="16pt" style:font-size-asian="16pt" style:font-size-complex="16pt"/>
    </style:style>
    <style:style style:name="ce153" style:family="table-cell" style:parent-style-name="Default" style:data-style-name="N0">
      <style:table-cell-properties fo:border-top="none" fo:border-bottom="thin solid #000000" fo:border-left="none" fo:border-right="thin solid #000000" style:vertical-align="middle" fo:background-color="#BFBFBF" style:rotation-angle="90" style:repeat-content="false"/>
      <style:paragraph-properties fo:text-align="center"/>
      <style:text-properties fo:color="#000000" fo:font-size="16pt" style:font-size-asian="16pt" style:font-size-complex="16pt"/>
    </style:style>
    <style:style style:name="ce154" style:family="table-cell" style:parent-style-name="Default" style:data-style-name="N0">
      <style:table-cell-properties fo:border-top="thin solid #000000" fo:border-bottom="none" fo:border-left="thin solid #000000" fo:border-right="none" style:vertical-align="middle" fo:wrap-option="wrap" fo:background-color="#BFBFBF" style:cell-protect="none" style:repeat-content="false"/>
      <style:paragraph-properties fo:text-align="center"/>
      <style:text-properties fo:font-size="10pt" style:font-size-asian="10pt" style:font-size-complex="10pt"/>
    </style:style>
    <style:style style:name="ce155" style:family="table-cell" style:parent-style-name="Default" style:data-style-name="N0">
      <style:table-cell-properties fo:border-top="none" fo:border-bottom="none" fo:border-left="thin solid #000000" fo:border-right="none" style:vertical-align="middle" fo:wrap-option="wrap" fo:background-color="#BFBFBF" style:cell-protect="none" style:repeat-content="false"/>
      <style:paragraph-properties fo:text-align="center"/>
      <style:text-properties fo:font-size="10pt" style:font-size-asian="10pt" style:font-size-complex="10pt"/>
    </style:style>
    <style:style style:name="ce156" style:family="table-cell" style:parent-style-name="Default" style:data-style-name="N0">
      <style:table-cell-properties fo:border-top="none" fo:border-bottom="thin solid #000000" fo:border-left="thin solid #000000" fo:border-right="none" style:vertical-align="middle" fo:wrap-option="wrap" fo:background-color="#BFBFBF" style:cell-protect="none" style:repeat-content="false"/>
      <style:paragraph-properties fo:text-align="center"/>
      <style:text-properties fo:font-size="10pt" style:font-size-asian="10pt" style:font-size-complex="10pt"/>
    </style:style>
    <style:style style:name="ce157" style:family="table-cell" style:parent-style-name="Default" style:data-style-name="N0">
      <style:table-cell-properties fo:border-top="thin solid #000000" fo:border-bottom="thin solid #000000" fo:border-left="thin solid #000000" fo:border-right="none" style:vertical-align="middle" fo:wrap-option="wrap" fo:background-color="#BFBFBF" style:cell-protect="none" style:repeat-content="false"/>
      <style:paragraph-properties fo:text-align="start" fo:margin-left="0cm"/>
      <style:text-properties fo:font-size="10pt" style:font-size-asian="10pt" style:font-size-complex="10pt"/>
    </style:style>
    <style:style style:name="ce158" style:family="table-cell" style:parent-style-name="Default" style:data-style-name="N0">
      <style:table-cell-properties fo:border-top="thin solid #000000" fo:border-bottom="thin solid #000000" fo:border-left="none" fo:border-right="none" style:vertical-align="middle" fo:wrap-option="wrap" fo:background-color="#BFBFBF" style:cell-protect="none" style:repeat-content="false"/>
      <style:paragraph-properties fo:text-align="start" fo:margin-left="0cm"/>
      <style:text-properties fo:font-size="10pt" style:font-size-asian="10pt" style:font-size-complex="10pt"/>
    </style:style>
    <style:style style:name="ce159" style:family="table-cell" style:parent-style-name="Default" style:data-style-name="N0">
      <style:table-cell-properties fo:border-top="thin solid #000000" fo:border-bottom="thin solid #000000" fo:border-left="none" fo:border-right="thin solid #000000" style:vertical-align="middle" fo:wrap-option="wrap" fo:background-color="#BFBFBF" style:cell-protect="none" style:repeat-content="false"/>
      <style:paragraph-properties fo:text-align="start" fo:margin-left="0cm"/>
      <style:text-properties fo:font-size="10pt" style:font-size-asian="10pt" style:font-size-complex="10pt"/>
    </style:style>
    <style:style style:name="ce160" style:family="table-cell" style:parent-style-name="Default" style:data-style-name="N0">
      <style:table-cell-properties fo:border-top="thin solid #000000" fo:border-bottom="none" fo:border-left="thin solid #000000" fo:border-right="none" style:vertical-align="middle" fo:wrap-option="wrap" fo:background-color="#BFBFBF" style:cell-protect="none" style:repeat-content="false"/>
      <style:paragraph-properties fo:text-align="center"/>
      <style:text-properties fo:color="#000000" fo:font-size="10pt" style:font-size-asian="10pt" style:font-size-complex="10pt"/>
    </style:style>
    <style:style style:name="ce161" style:family="table-cell" style:parent-style-name="Default" style:data-style-name="N0">
      <style:table-cell-properties fo:border-top="thin solid #000000" fo:border-bottom="none" fo:border-left="none" fo:border-right="thin solid #000000" style:vertical-align="middle" fo:wrap-option="wrap" fo:background-color="#BFBFBF" style:cell-protect="none" style:repeat-content="false"/>
      <style:paragraph-properties fo:text-align="center"/>
      <style:text-properties fo:color="#000000" fo:font-size="10pt" style:font-size-asian="10pt" style:font-size-complex="10pt"/>
    </style:style>
    <style:style style:name="ce162" style:family="table-cell" style:parent-style-name="Default" style:data-style-name="N0">
      <style:table-cell-properties fo:border-top="none" fo:border-bottom="thin solid #000000" fo:border-left="thin solid #000000" fo:border-right="none" style:vertical-align="middle" fo:wrap-option="wrap" fo:background-color="#BFBFBF" style:cell-protect="none" style:repeat-content="false"/>
      <style:paragraph-properties fo:text-align="center"/>
      <style:text-properties fo:color="#000000" fo:font-size="10pt" style:font-size-asian="10pt" style:font-size-complex="10pt"/>
    </style:style>
    <style:style style:name="ce163" style:family="table-cell" style:parent-style-name="Default" style:data-style-name="N0">
      <style:table-cell-properties fo:border-top="none" fo:border-bottom="thin solid #000000" fo:border-left="none" fo:border-right="thin solid #000000" style:vertical-align="middle" fo:wrap-option="wrap" fo:background-color="#BFBFBF" style:cell-protect="none" style:repeat-content="false"/>
      <style:paragraph-properties fo:text-align="center"/>
      <style:text-properties fo:color="#000000" fo:font-size="10pt" style:font-size-asian="10pt" style:font-size-complex="10pt"/>
    </style:style>
    <style:style style:name="ce164" style:family="table-cell" style:parent-style-name="Default" style:data-style-name="N0">
      <style:table-cell-properties fo:border="thin solid #000000" style:vertical-align="middle" fo:wrap-option="wrap" fo:background-color="#BFBFBF" style:cell-protect="none" style:repeat-content="false"/>
      <style:paragraph-properties fo:text-align="center"/>
      <style:text-properties fo:font-size="10pt" style:font-size-asian="10pt" style:font-size-complex="10pt"/>
    </style:style>
    <style:style style:name="ce165" style:family="table-cell" style:parent-style-name="Default" style:data-style-name="N0">
      <style:table-cell-properties fo:border-top="none" fo:border-bottom="thin solid #000000" fo:border-left="thin solid #000000" fo:border-right="none" style:vertical-align="middle" fo:wrap-option="wrap" fo:background-color="#BFBFBF" style:cell-protect="protected" style:repeat-content="false"/>
      <style:paragraph-properties fo:text-align="center"/>
    </style:style>
    <style:style style:name="ce166" style:family="table-cell" style:parent-style-name="Default" style:data-style-name="N0">
      <style:table-cell-properties fo:border-top="none" fo:border-bottom="thin solid #000000" fo:border-left="none" fo:border-right="thin solid #000000" style:vertical-align="middle" fo:wrap-option="wrap" fo:background-color="#BFBFBF" style:cell-protect="protected" style:repeat-content="false"/>
      <style:paragraph-properties fo:text-align="center"/>
    </style:style>
    <style:style style:name="ce167" style:family="table-cell" style:parent-style-name="Default" style:data-style-name="N0">
      <style:table-cell-properties fo:border-top="thin solid #000000" fo:border-bottom="none" fo:border-left="thin solid #000000" fo:border-right="thin solid #000000" style:vertical-align="middle" fo:wrap-option="wrap" fo:background-color="#BFBFBF" style:cell-protect="protected" style:repeat-content="false"/>
      <style:paragraph-properties fo:text-align="center"/>
    </style:style>
    <style:style style:name="ce168" style:family="table-cell" style:parent-style-name="Default" style:data-style-name="N0">
      <style:table-cell-properties fo:border-top="none" fo:border-bottom="none" fo:border-left="thin solid #000000" fo:border-right="thin solid #000000" style:vertical-align="middle" fo:wrap-option="wrap" fo:background-color="#BFBFBF" style:cell-protect="protected" style:repeat-content="false"/>
      <style:paragraph-properties fo:text-align="center"/>
    </style:style>
    <style:style style:name="ce169" style:family="table-cell" style:parent-style-name="Default" style:data-style-name="N0">
      <style:table-cell-properties fo:border-top="none" fo:border-bottom="thin solid #000000" fo:border-left="thin solid #000000" fo:border-right="thin solid #000000" style:vertical-align="middle" fo:wrap-option="wrap" fo:background-color="#BFBFBF" style:cell-protect="protected" style:repeat-content="false"/>
      <style:paragraph-properties fo:text-align="center"/>
    </style:style>
    <style:style style:name="ce170" style:family="table-cell" style:parent-style-name="Default" style:data-style-name="N0">
      <style:table-cell-properties fo:border-top="thin solid #000000" fo:border-bottom="none" fo:border-left="thin solid #000000" fo:border-right="thin solid #000000" style:vertical-align="middle" fo:wrap-option="wrap" fo:background-color="#BFBFBF" style:cell-protect="protected" style:repeat-content="false"/>
      <style:paragraph-properties fo:text-align="center"/>
      <style:text-properties fo:color="#000000"/>
    </style:style>
    <style:style style:name="ce171" style:family="table-cell" style:parent-style-name="Default" style:data-style-name="N0">
      <style:table-cell-properties fo:border-top="none" fo:border-bottom="none" fo:border-left="thin solid #000000" fo:border-right="thin solid #000000" style:vertical-align="middle" fo:wrap-option="wrap" fo:background-color="#BFBFBF" style:cell-protect="protected" style:repeat-content="false"/>
      <style:paragraph-properties fo:text-align="center"/>
      <style:text-properties fo:color="#000000"/>
    </style:style>
    <style:style style:name="ce172" style:family="table-cell" style:parent-style-name="Default" style:data-style-name="N0">
      <style:table-cell-properties fo:border-top="none" fo:border-bottom="thin solid #000000" fo:border-left="thin solid #000000" fo:border-right="thin solid #000000" style:vertical-align="middle" fo:wrap-option="wrap" fo:background-color="#BFBFBF" style:cell-protect="protected" style:repeat-content="false"/>
      <style:paragraph-properties fo:text-align="center"/>
      <style:text-properties fo:color="#000000"/>
    </style:style>
    <style:style style:name="ce173" style:family="table-cell" style:parent-style-name="Default" style:data-style-name="N0">
      <style:table-cell-properties fo:border-top="thin solid #000000" fo:border-bottom="thin solid #000000" fo:border-left="thin solid #000000" fo:border-right="none" style:vertical-align="middle" fo:wrap-option="wrap" fo:background-color="#FFFF00" style:cell-protect="protected" style:repeat-content="false"/>
      <style:paragraph-properties fo:text-align="start" fo:margin-left="0cm"/>
      <style:text-properties fo:font-size="14pt" style:font-size-asian="14pt" style:font-size-complex="14pt" fo:font-weight="bold" style:font-weight-asian="bold" style:font-weight-complex="bold"/>
    </style:style>
    <style:style style:name="ce174" style:family="table-cell" style:parent-style-name="Default" style:data-style-name="N0">
      <style:table-cell-properties fo:border-top="thin solid #000000" fo:border-bottom="thin solid #000000" fo:border-left="none" fo:border-right="none" style:vertical-align="middle" fo:wrap-option="wrap" fo:background-color="#FFFF00" style:cell-protect="protected" style:repeat-content="false"/>
      <style:paragraph-properties fo:text-align="start" fo:margin-left="0cm"/>
      <style:text-properties fo:font-size="14pt" style:font-size-asian="14pt" style:font-size-complex="14pt" fo:font-weight="bold" style:font-weight-asian="bold" style:font-weight-complex="bold"/>
    </style:style>
    <style:style style:name="ce175" style:family="table-cell" style:parent-style-name="Default" style:data-style-name="N0">
      <style:table-cell-properties fo:border-top="thin solid #000000" fo:border-bottom="thin solid #000000" fo:border-left="none" fo:border-right="thin solid #000000" style:vertical-align="middle" fo:wrap-option="wrap" fo:background-color="#FFFF00" style:cell-protect="protected" style:repeat-content="false"/>
      <style:paragraph-properties fo:text-align="start" fo:margin-left="0cm"/>
      <style:text-properties fo:font-size="14pt" style:font-size-asian="14pt" style:font-size-complex="14pt" fo:font-weight="bold" style:font-weight-asian="bold" style:font-weight-complex="bold"/>
    </style:style>
    <style:style style:name="ce176" style:family="table-cell" style:parent-style-name="Default" style:data-style-name="N0">
      <style:table-cell-properties fo:border-top="thin solid #000000" fo:border-bottom="thin solid #000000" fo:border-left="thin solid #000000" fo:border-right="none" style:vertical-align="middle" fo:background-color="#BFBFBF" style:cell-protect="protected" style:repeat-content="false"/>
      <style:paragraph-properties fo:text-align="center"/>
    </style:style>
    <style:style style:name="ce177" style:family="table-cell" style:parent-style-name="Default" style:data-style-name="N0">
      <style:table-cell-properties fo:border-top="thin solid #000000" fo:border-bottom="thin solid #000000" fo:border-left="none" fo:border-right="thin solid #000000" style:vertical-align="middle" fo:background-color="#BFBFBF" style:cell-protect="protected" style:repeat-content="false"/>
      <style:paragraph-properties fo:text-align="center"/>
    </style:style>
    <style:style style:name="ce178" style:family="table-cell" style:parent-style-name="Default" style:data-style-name="N0">
      <style:table-cell-properties fo:border-top="none" fo:border-bottom="none" fo:border-left="thin solid #000000" fo:border-right="thin solid #000000" fo:background-color="#BFBFBF" style:cell-protect="protected"/>
    </style:style>
    <style:style style:name="ce179" style:family="table-cell" style:parent-style-name="Default" style:data-style-name="N0">
      <style:table-cell-properties fo:border-top="none" fo:border-bottom="thin solid #000000" fo:border-left="thin solid #000000" fo:border-right="thin solid #000000" fo:background-color="#BFBFBF" style:cell-protect="protected"/>
    </style:style>
    <style:style style:name="ce180" style:family="table-cell" style:parent-style-name="Default" style:data-style-name="N0">
      <style:table-cell-properties fo:border-top="thin solid #000000" fo:border-bottom="none" fo:border-left="thin solid #000000" fo:border-right="thin solid #000000" style:vertical-align="middle" fo:wrap-option="wrap" fo:background-color="#BFBFBF" style:cell-protect="protected" style:repeat-content="false"/>
      <style:paragraph-properties fo:text-align="center"/>
    </style:style>
    <style:style style:name="ce181" style:family="table-cell" style:parent-style-name="Default" style:data-style-name="N0">
      <style:table-cell-properties fo:border-top="thin solid #000000" fo:border-bottom="thin solid #000000" fo:border-left="thin solid #000000" fo:border-right="none" style:vertical-align="middle" fo:wrap-option="wrap" fo:background-color="#BFBFBF" style:cell-protect="protected" style:repeat-content="false"/>
      <style:paragraph-properties fo:text-align="center"/>
    </style:style>
    <style:style style:name="ce182" style:family="table-cell" style:parent-style-name="Default" style:data-style-name="N0">
      <style:table-cell-properties fo:border-top="thin solid #000000" fo:border-bottom="thin solid #000000" fo:border-left="none" fo:border-right="none" style:vertical-align="middle" fo:wrap-option="wrap" fo:background-color="#BFBFBF" style:cell-protect="protected" style:repeat-content="false"/>
      <style:paragraph-properties fo:text-align="center"/>
    </style:style>
    <style:style style:name="ce183" style:family="table-cell" style:parent-style-name="Default" style:data-style-name="N0">
      <style:table-cell-properties fo:border-top="thin solid #000000" fo:border-bottom="thin solid #000000" fo:border-left="none" fo:border-right="thin solid #000000" style:vertical-align="middle" fo:wrap-option="wrap" fo:background-color="#BFBFBF" style:cell-protect="protected" style:repeat-content="false"/>
      <style:paragraph-properties fo:text-align="center"/>
    </style:style>
    <style:style style:name="ce184" style:family="table-cell" style:parent-style-name="Default" style:data-style-name="N0">
      <style:table-cell-properties fo:border-top="thin solid #000000" fo:border-bottom="none" fo:border-left="thin solid #000000" fo:border-right="none" style:vertical-align="middle" fo:background-color="#BFBFBF" style:cell-protect="protected" style:repeat-content="false"/>
      <style:paragraph-properties fo:text-align="center"/>
    </style:style>
    <style:style style:name="ce185" style:family="table-cell" style:parent-style-name="Default" style:data-style-name="N0">
      <style:table-cell-properties fo:border-top="thin solid #000000" fo:border-bottom="none" fo:border-left="none" fo:border-right="none" style:vertical-align="middle" fo:background-color="#BFBFBF" style:cell-protect="protected" style:repeat-content="false"/>
      <style:paragraph-properties fo:text-align="center"/>
    </style:style>
    <style:style style:name="ce186" style:family="table-cell" style:parent-style-name="Default" style:data-style-name="N0">
      <style:table-cell-properties fo:border-top="thin solid #000000" fo:border-bottom="none" fo:border-left="none" fo:border-right="thin solid #000000" style:vertical-align="middle" fo:background-color="#BFBFBF" style:cell-protect="protected" style:repeat-content="false"/>
      <style:paragraph-properties fo:text-align="center"/>
    </style:style>
    <style:style style:name="ce187" style:family="table-cell" style:parent-style-name="Default" style:data-style-name="N0">
      <style:table-cell-properties fo:border-top="thin solid #000000" fo:border-bottom="none" fo:border-left="thin solid #000000" fo:border-right="none" style:vertical-align="middle" fo:wrap-option="wrap" fo:background-color="#BFBFBF" style:cell-protect="protected" style:repeat-content="false"/>
      <style:paragraph-properties fo:text-align="center"/>
      <style:text-properties fo:color="#000000"/>
    </style:style>
    <style:style style:name="ce188" style:family="table-cell" style:parent-style-name="Default" style:data-style-name="N0">
      <style:table-cell-properties fo:border-top="thin solid #000000" fo:border-bottom="none" fo:border-left="none" fo:border-right="thin solid #000000" style:vertical-align="middle" fo:wrap-option="wrap" fo:background-color="#BFBFBF" style:cell-protect="protected" style:repeat-content="false"/>
      <style:paragraph-properties fo:text-align="center"/>
      <style:text-properties fo:color="#000000"/>
    </style:style>
    <style:style style:name="ce189" style:family="table-cell" style:parent-style-name="Default" style:data-style-name="N0">
      <style:table-cell-properties fo:border-top="none" fo:border-bottom="thin solid #000000" fo:border-left="thin solid #000000" fo:border-right="none" style:vertical-align="middle" fo:wrap-option="wrap" fo:background-color="#BFBFBF" style:cell-protect="protected" style:repeat-content="false"/>
      <style:paragraph-properties fo:text-align="center"/>
      <style:text-properties fo:color="#000000"/>
    </style:style>
    <style:style style:name="ce190" style:family="table-cell" style:parent-style-name="Default" style:data-style-name="N0">
      <style:table-cell-properties fo:border-top="none" fo:border-bottom="thin solid #000000" fo:border-left="none" fo:border-right="thin solid #000000" style:vertical-align="middle" fo:wrap-option="wrap" fo:background-color="#BFBFBF" style:cell-protect="protected" style:repeat-content="false"/>
      <style:paragraph-properties fo:text-align="center"/>
      <style:text-properties fo:color="#000000"/>
    </style:style>
    <style:style style:name="ce191" style:family="table-cell" style:parent-style-name="Default" style:data-style-name="N0">
      <style:table-cell-properties fo:border-top="thin solid #000000" fo:border-bottom="thin solid #000000" fo:border-left="none" fo:border-right="none" style:vertical-align="middle" fo:background-color="#BFBFBF" style:cell-protect="protected" style:repeat-content="false"/>
      <style:paragraph-properties fo:text-align="center"/>
    </style:style>
    <style:style style:name="ce192" style:family="table-cell" style:parent-style-name="Default" style:data-style-name="N0">
      <style:table-cell-properties fo:border="thin solid #000000" style:vertical-align="middle" fo:wrap-option="wrap" fo:background-color="#BFBFBF" style:cell-protect="protected" style:repeat-content="false"/>
      <style:paragraph-properties fo:text-align="center"/>
    </style:style>
    <style:style style:name="ce193" style:family="table-cell" style:parent-style-name="Default" style:data-style-name="N0">
      <style:table-cell-properties fo:border="thin solid #000000" style:vertical-align="middle" fo:background-color="#BFBFBF" style:cell-protect="protected" style:repeat-content="false"/>
      <style:paragraph-properties fo:text-align="center"/>
    </style:style>
    <style:style style:name="ce194" style:family="table-cell" style:parent-style-name="Default" style:data-style-name="N0">
      <style:table-cell-properties fo:border="thin solid #000000" style:vertical-align="middle" fo:background-color="#BFBFBF" style:cell-protect="protected" style:repeat-content="false"/>
      <style:paragraph-properties fo:text-align="center"/>
    </style:style>
    <style:style style:name="ce195" style:family="table-cell" style:parent-style-name="Default" style:data-style-name="N58">
      <style:table-cell-properties fo:border="thin solid #000000" style:vertical-align="middle" fo:wrap-option="wrap" fo:background-color="#FFFFFF" style:repeat-content="false"/>
      <style:paragraph-properties fo:text-align="start" fo:margin-left="0cm"/>
    </style:style>
    <style:style style:name="ce196"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969696"/>
    </style:style>
    <style:style style:name="ce197" style:family="table-cell" style:parent-style-name="Default" style:data-style-name="N30">
      <style:table-cell-properties fo:border="thin solid #000000" style:vertical-align="middle" fo:wrap-option="wrap" fo:background-color="#FFFFFF" style:repeat-content="false"/>
      <style:paragraph-properties fo:text-align="start" fo:margin-left="0cm"/>
      <style:text-properties fo:color="#969696"/>
    </style:style>
    <style:style style:name="ce198" style:family="table-cell" style:parent-style-name="Hyperlink" style:data-style-name="N0">
      <style:table-cell-properties fo:border="thin solid #000000" style:vertical-align="middle" fo:wrap-option="wrap" fo:background-color="#FFFFFF" style:repeat-content="false"/>
      <style:paragraph-properties fo:text-align="start" fo:margin-left="0cm"/>
      <style:text-properties fo:color="#0000FF" style:text-underline-style="solid" style:text-underline-type="single"/>
    </style:style>
    <style:style style:name="ce199" style:family="table-cell" style:parent-style-name="Default" style:data-style-name="N0">
      <style:table-cell-properties fo:border="thin solid #000000" style:vertical-align="middle" fo:wrap-option="wrap" fo:background-color="#FFFFFF" style:repeat-content="false"/>
      <style:paragraph-properties fo:text-align="start" fo:margin-left="0cm"/>
    </style:style>
    <style:style style:name="ce200" style:family="table-cell" style:parent-style-name="Default" style:data-style-name="N0">
      <style:table-cell-properties fo:border="thin solid #000000" style:vertical-align="top" fo:wrap-option="wrap" fo:background-color="#FFFFFF" style:repeat-content="false"/>
      <style:paragraph-properties fo:text-align="center"/>
    </style:style>
    <style:style style:name="ce201" style:family="table-cell" style:parent-style-name="Default" style:data-style-name="N0">
      <style:table-cell-properties fo:border-top="thin solid #000000" fo:border-bottom="thin solid #000000" fo:border-left="none" fo:border-right="thin solid #000000" style:vertical-align="middle" fo:background-color="#BFBFBF" style:rotation-angle="90" style:repeat-content="false"/>
      <style:paragraph-properties fo:text-align="center"/>
      <style:text-properties fo:color="#000000" fo:font-size="16pt" style:font-size-asian="16pt" style:font-size-complex="16pt"/>
    </style:style>
    <style:style style:name="ce202" style:family="table-cell" style:parent-style-name="Default" style:data-style-name="N0">
      <style:table-cell-properties fo:border="thin solid #000000" style:vertical-align="middle" fo:wrap-option="wrap" fo:background-color="#BFBFBF" style:rotation-angle="90" style:cell-protect="none" style:repeat-content="false"/>
      <style:paragraph-properties fo:text-align="center"/>
      <style:text-properties fo:color="#000000" fo:font-size="16pt" style:font-size-asian="16pt" style:font-size-complex="16pt"/>
    </style:style>
    <style:style style:name="ce203" style:family="table-cell" style:parent-style-name="Normal_32_7" style:data-style-name="N0">
      <style:table-cell-properties fo:border="thin solid #000000" style:vertical-align="middle" fo:wrap-option="wrap" fo:background-color="#FFFFFF" style:cell-protect="protected" style:repeat-content="false"/>
      <style:paragraph-properties fo:text-align="start" fo:margin-left="0cm"/>
      <style:text-properties fo:color="#000000" fo:font-size="10pt" style:font-size-asian="10pt" style:font-size-complex="10pt"/>
    </style:style>
    <style:style style:name="ce204" style:family="table-cell" style:parent-style-name="Default" style:data-style-name="N0">
      <style:table-cell-properties fo:border="thin solid #000000" style:vertical-align="middle" fo:wrap-option="wrap" fo:background-color="#BFBFBF" style:cell-protect="protected" style:repeat-content="false"/>
      <style:paragraph-properties fo:text-align="center"/>
      <style:text-properties fo:color="#000000"/>
    </style:style>
    <style:style style:name="ce205" style:family="table-cell" style:parent-style-name="Default" style:data-style-name="N0">
      <style:table-cell-properties fo:border="thin solid #000000" style:vertical-align="middle" fo:wrap-option="wrap" fo:background-color="#FFFF00" style:cell-protect="protected" style:repeat-content="false"/>
      <style:paragraph-properties fo:text-align="start" fo:margin-left="0cm"/>
      <style:text-properties fo:font-size="14pt" style:font-size-asian="14pt" style:font-size-complex="14pt" fo:font-weight="bold" style:font-weight-asian="bold" style:font-weight-complex="bold"/>
    </style:style>
    <style:style style:name="ce206" style:family="table-cell" style:parent-style-name="Default" style:data-style-name="N0">
      <style:table-cell-properties fo:border="thin solid #000000" style:vertical-align="middle" fo:wrap-option="wrap" fo:background-color="#BFBFBF" style:cell-protect="protected" style:repeat-content="false"/>
      <style:paragraph-properties fo:text-align="center"/>
    </style:style>
    <style:style style:name="T1" style:family="text" style:parent-style-name="Default">
      <style:text-properties fo:color="#000000" style:text-line-through-style="none" style:font-name="Tahoma" style:font-name-asian="Tahoma" style:font-name-complex="Tahoma"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solid" style:text-underline-type="single" fo:font-weight="bold" style:font-weight-asian="bold" style:font-weight-complex="bold" style:text-outline="false" fo:text-shadow="none" style:font-family-generic="swiss"/>
    </style:style>
    <style:style style:name="T4" style:family="text" style:parent-style-name="Default">
      <style:text-properties fo:color="#000000" style:text-line-through-style="none" style:font-name="Arial" style:font-name-asian="Arial" style:font-name-complex="Arial" fo:font-size="16pt" style:font-size-asian="16pt" style:font-size-complex="16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5" style:family="text" style:parent-style-name="Default">
      <style:text-properties fo:color="#000000" style:text-line-through-style="none" style:font-name="Tahoma" style:font-name-asian="Tahoma" style:font-name-complex="Tahoma"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6" style:family="text" style:parent-style-name="Default">
      <style:text-properties fo:color="#000000" style:text-line-through-style="none" style:font-name="Tahoma" style:font-name-asian="Tahoma" style:font-name-complex="Tahoma"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7" style:family="text" style:parent-style-name="Default">
      <style:text-properties fo:color="#000000" style:text-line-through-style="none" style:font-name="Tahoma" style:font-name-asian="Tahoma" style:font-name-complex="Tahoma"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8" style:family="text" style:parent-style-name="Default">
      <style:text-properties fo:color="#000000" style:text-line-through-style="none" style:font-name="Tahoma" style:font-name-asian="Tahoma" style:font-name-complex="Tahoma"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9" style:family="text" style:parent-style-name="Default">
      <style:text-properties fo:color="#000000" style:text-line-through-style="none" style:font-name="Tahoma" style:font-name-asian="Tahoma" style:font-name-complex="Tahoma" fo:font-size="11pt" style:font-size-asian="11pt" style:font-size-complex="11pt" fo:font-style="normal" style:font-style-asian="normal" style:font-style-complex="normal" style:text-underline-style="solid" style:text-underline-type="single" fo:font-weight="bold" style:font-weight-asian="bold" style:font-weight-complex="bold" style:text-outline="false" fo:text-shadow="none" style:font-family-generic="swiss"/>
    </style:style>
    <style:style style:name="T10" style:family="text" style:parent-style-name="Default">
      <style:text-properties fo:color="#000000" style:text-line-through-style="none" style:font-name="Arial" style:font-name-asian="Arial" style:font-name-complex="Arial" fo:font-size="14pt" style:font-size-asian="14pt" style:font-size-complex="14pt" fo:font-style="normal" style:font-style-asian="normal" style:font-style-complex="normal" style:text-underline-style="solid" style:text-underline-type="single" fo:font-weight="bold" style:font-weight-asian="bold" style:font-weight-complex="bold" style:text-outline="false" fo:text-shadow="none" style:font-family-generic="swiss"/>
    </style:style>
    <style:style style:name="T11" style:family="text" style:parent-style-name="Default">
      <style:text-properties fo:color="#000000" style:text-line-through-style="none" style:font-name="Arial" style:font-name-asian="Arial" style:font-name-complex="Arial" fo:font-size="14pt" style:font-size-asian="14pt" style:font-size-complex="14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co1" style:family="table-column">
      <style:table-column-properties fo:break-before="auto" style:column-width="2.143125cm" style:use-optimal-column-width="true"/>
    </style:style>
    <style:style style:name="co2" style:family="table-column">
      <style:table-column-properties fo:break-before="auto" style:column-width="3.96875cm" style:use-optimal-column-width="true"/>
    </style:style>
    <style:style style:name="co3" style:family="table-column">
      <style:table-column-properties fo:break-before="auto" style:column-width="11.5622916666667cm"/>
    </style:style>
    <style:style style:name="co4" style:family="table-column">
      <style:table-column-properties fo:break-before="auto" style:column-width="4.60375cm"/>
    </style:style>
    <style:style style:name="co5" style:family="table-column">
      <style:table-column-properties fo:break-before="auto" style:column-width="2.11666666666667cm"/>
    </style:style>
    <style:style style:name="co6" style:family="table-column">
      <style:table-column-properties fo:break-before="auto" style:column-width="0.211666666666667cm"/>
    </style:style>
    <style:style style:name="co7" style:family="table-column">
      <style:table-column-properties fo:break-before="auto" style:column-width="11.2977083333333cm"/>
    </style:style>
    <style:style style:name="co8" style:family="table-column">
      <style:table-column-properties fo:break-before="auto" style:column-width="4.49791666666667cm"/>
    </style:style>
    <style:style style:name="co9" style:family="table-column">
      <style:table-column-properties fo:break-before="auto" style:column-width="1.45520833333333cm"/>
    </style:style>
    <style:style style:name="co10" style:family="table-column">
      <style:table-column-properties fo:break-before="auto" style:column-width="0.449791666666667cm"/>
    </style:style>
    <style:style style:name="co11" style:family="table-column">
      <style:table-column-properties fo:break-before="auto" style:column-width="2.35479166666667cm"/>
    </style:style>
    <style:style style:name="co12" style:family="table-column">
      <style:table-column-properties fo:break-before="auto" style:column-width="2.40770833333333cm"/>
    </style:style>
    <style:style style:name="co13" style:family="table-column">
      <style:table-column-properties fo:break-before="auto" style:column-width="2.96333333333333cm"/>
    </style:style>
    <style:style style:name="co14" style:family="table-column">
      <style:table-column-properties fo:break-before="auto" style:column-width="3.12208333333333cm" style:use-optimal-column-width="true"/>
    </style:style>
    <style:style style:name="co15" style:family="table-column">
      <style:table-column-properties fo:break-before="auto" style:column-width="15.001875cm"/>
    </style:style>
    <style:style style:name="co16" style:family="table-column">
      <style:table-column-properties fo:break-before="auto" style:column-width="5.60916666666667cm"/>
    </style:style>
    <style:style style:name="co17" style:family="table-column">
      <style:table-column-properties fo:break-before="auto" style:column-width="3.59833333333333cm"/>
    </style:style>
    <style:style style:name="co18" style:family="table-column">
      <style:table-column-properties fo:break-before="auto" style:column-width="3.12208333333333cm"/>
    </style:style>
    <style:style style:name="co19" style:family="table-column">
      <style:table-column-properties fo:break-before="auto" style:column-width="2.301875cm"/>
    </style:style>
    <style:style style:name="co20" style:family="table-column">
      <style:table-column-properties fo:break-before="auto" style:column-width="2.16958333333333cm"/>
    </style:style>
    <style:style style:name="co21" style:family="table-column">
      <style:table-column-properties fo:break-before="auto" style:column-width="2.64583333333333cm"/>
    </style:style>
    <style:style style:name="co22" style:family="table-column">
      <style:table-column-properties fo:break-before="auto" style:column-width="3.70416666666667cm"/>
    </style:style>
    <style:style style:name="co23" style:family="table-column">
      <style:table-column-properties fo:break-before="auto" style:column-width="4.206875cm"/>
    </style:style>
    <style:style style:name="co24" style:family="table-column">
      <style:table-column-properties fo:break-before="auto" style:column-width="4.97416666666667cm"/>
    </style:style>
    <style:style style:name="co25" style:family="table-column">
      <style:table-column-properties fo:break-before="auto" style:column-width="4.28625cm"/>
    </style:style>
    <style:style style:name="co26" style:family="table-column">
      <style:table-column-properties fo:break-before="auto" style:column-width="3.30729166666667cm"/>
    </style:style>
    <style:style style:name="co27" style:family="table-column">
      <style:table-column-properties fo:break-before="auto" style:column-width="1.031875cm"/>
    </style:style>
    <style:style style:name="co28" style:family="table-column">
      <style:table-column-properties fo:break-before="auto" style:column-width="10.8214583333333cm"/>
    </style:style>
    <style:style style:name="co29" style:family="table-column">
      <style:table-column-properties fo:break-before="auto" style:column-width="11.43cm"/>
    </style:style>
    <style:style style:name="co30" style:family="table-column">
      <style:table-column-properties fo:break-before="auto" style:column-width="7.88458333333333cm"/>
    </style:style>
    <style:style style:name="co31" style:family="table-column">
      <style:table-column-properties fo:break-before="auto" style:column-width="11.7739583333333cm" style:use-optimal-column-width="true"/>
    </style:style>
    <style:style style:name="co32" style:family="table-column">
      <style:table-column-properties fo:break-before="auto" style:column-width="13.096875cm" style:use-optimal-column-width="true"/>
    </style:style>
    <style:style style:name="co33" style:family="table-column">
      <style:table-column-properties fo:break-before="auto" style:column-width="2.11666666666667cm" style:use-optimal-column-width="true"/>
    </style:style>
    <style:style style:name="co34" style:family="table-column">
      <style:table-column-properties fo:break-before="auto" style:column-width="7.17020833333333cm"/>
    </style:style>
    <style:style style:name="ro1" style:family="table-row">
      <style:table-row-properties style:row-height="47.25pt" style:use-optimal-row-height="true" fo:break-before="auto"/>
    </style:style>
    <style:style style:name="ro2" style:family="table-row">
      <style:table-row-properties style:row-height="30pt" style:use-optimal-row-height="true" fo:break-before="auto"/>
    </style:style>
    <style:style style:name="ro3" style:family="table-row">
      <style:table-row-properties style:row-height="75pt" style:use-optimal-row-height="true" fo:break-before="auto"/>
    </style:style>
    <style:style style:name="ro4" style:family="table-row">
      <style:table-row-properties style:row-height="109.5pt" style:use-optimal-row-height="false" fo:break-before="auto"/>
    </style:style>
    <style:style style:name="ro5" style:family="table-row">
      <style:table-row-properties style:row-height="38.25pt" style:use-optimal-row-height="false" fo:break-before="auto"/>
    </style:style>
    <style:style style:name="ro6" style:family="table-row">
      <style:table-row-properties style:row-height="15pt" style:use-optimal-row-height="true" fo:break-before="auto"/>
    </style:style>
    <style:style style:name="ro7" style:family="table-row">
      <style:table-row-properties style:row-height="23.25pt" style:use-optimal-row-height="true" fo:break-before="auto"/>
    </style:style>
    <style:style style:name="ro8" style:family="table-row">
      <style:table-row-properties style:row-height="5.25pt" style:use-optimal-row-height="false" fo:break-before="auto"/>
    </style:style>
    <style:style style:name="ro9" style:family="table-row">
      <style:table-row-properties style:row-height="27pt" style:use-optimal-row-height="false" fo:break-before="auto"/>
    </style:style>
    <style:style style:name="ro10" style:family="table-row">
      <style:table-row-properties style:row-height="21pt" style:use-optimal-row-height="true" fo:break-before="auto"/>
    </style:style>
    <style:style style:name="ro11" style:family="table-row">
      <style:table-row-properties style:row-height="6.75pt" style:use-optimal-row-height="false" fo:break-before="auto"/>
    </style:style>
    <style:style style:name="ro12" style:family="table-row">
      <style:table-row-properties style:row-height="4.5pt" style:use-optimal-row-height="false" fo:break-before="auto"/>
    </style:style>
    <style:style style:name="ro13" style:family="table-row">
      <style:table-row-properties style:row-height="24.75pt" style:use-optimal-row-height="false" fo:break-before="auto"/>
    </style:style>
    <style:style style:name="ro14" style:family="table-row">
      <style:table-row-properties style:row-height="15.75pt" style:use-optimal-row-height="false" fo:break-before="auto"/>
    </style:style>
    <style:style style:name="ro15" style:family="table-row">
      <style:table-row-properties style:row-height="15pt" style:use-optimal-row-height="false" fo:break-before="auto"/>
    </style:style>
    <style:style style:name="ro16" style:family="table-row">
      <style:table-row-properties style:row-height="25.5pt" style:use-optimal-row-height="false" fo:break-before="auto"/>
    </style:style>
    <style:style style:name="ro17" style:family="table-row">
      <style:table-row-properties style:row-height="33.75pt" style:use-optimal-row-height="false" fo:break-before="auto"/>
    </style:style>
    <style:style style:name="ro18" style:family="table-row">
      <style:table-row-properties style:row-height="105.75pt" style:use-optimal-row-height="false" fo:break-before="auto"/>
    </style:style>
    <style:style style:name="ro19" style:family="table-row">
      <style:table-row-properties style:row-height="55.5pt" style:use-optimal-row-height="false" fo:break-before="auto"/>
    </style:style>
    <style:style style:name="ro20" style:family="table-row">
      <style:table-row-properties style:row-height="52.5pt" style:use-optimal-row-height="false" fo:break-before="auto"/>
    </style:style>
    <style:style style:name="ro21" style:family="table-row">
      <style:table-row-properties style:row-height="38.25pt" style:use-optimal-row-height="true" fo:break-before="auto"/>
    </style:style>
    <style:style style:name="ro22" style:family="table-row">
      <style:table-row-properties style:row-height="51pt" style:use-optimal-row-height="true" fo:break-before="auto"/>
    </style:style>
    <style:style style:name="ro23" style:family="table-row">
      <style:table-row-properties style:row-height="49.5pt" style:use-optimal-row-height="false" fo:break-before="auto"/>
    </style:style>
    <style:style style:name="ro24" style:family="table-row">
      <style:table-row-properties style:row-height="54pt" style:use-optimal-row-height="false" fo:break-before="auto"/>
    </style:style>
    <style:style style:name="ro25" style:family="table-row">
      <style:table-row-properties style:row-height="12.75pt" style:use-optimal-row-height="false" fo:break-before="auto"/>
    </style:style>
    <style:style style:name="ro26" style:family="table-row">
      <style:table-row-properties style:row-height="25.5pt" style:use-optimal-row-height="true" fo:break-before="auto"/>
    </style:style>
    <style:style style:name="ro27" style:family="table-row">
      <style:table-row-properties style:row-height="58.5pt" style:use-optimal-row-height="false" fo:break-before="auto"/>
    </style:style>
    <style:style style:name="ro28" style:family="table-row">
      <style:table-row-properties style:row-height="63.75pt" style:use-optimal-row-height="true" fo:break-before="auto"/>
    </style:style>
    <style:style style:name="ro29" style:family="table-row">
      <style:table-row-properties style:row-height="68.25pt" style:use-optimal-row-height="false" fo:break-before="auto"/>
    </style:style>
    <style:style style:name="ro30" style:family="table-row">
      <style:table-row-properties style:row-height="60.75pt" style:use-optimal-row-height="false" fo:break-before="auto"/>
    </style:style>
    <style:style style:name="ro31" style:family="table-row">
      <style:table-row-properties style:row-height="12.75pt" style:use-optimal-row-height="true" fo:break-before="auto"/>
    </style:style>
    <style:style style:name="ro32" style:family="table-row">
      <style:table-row-properties style:row-height="35.25pt" style:use-optimal-row-height="false" fo:break-before="auto"/>
    </style:style>
    <style:style style:name="ro33" style:family="table-row">
      <style:table-row-properties style:row-height="45pt" style:use-optimal-row-height="false" fo:break-before="auto"/>
    </style:style>
    <style:style style:name="ro34" style:family="table-row">
      <style:table-row-properties style:row-height="54.75pt" style:use-optimal-row-height="false" fo:break-before="auto"/>
    </style:style>
    <style:style style:name="ro35" style:family="table-row">
      <style:table-row-properties style:row-height="42pt" style:use-optimal-row-height="false" fo:break-before="auto"/>
    </style:style>
    <style:style style:name="ro36" style:family="table-row">
      <style:table-row-properties style:row-height="29.25pt" style:use-optimal-row-height="false" fo:break-before="auto"/>
    </style:style>
    <style:style style:name="ro37" style:family="table-row">
      <style:table-row-properties style:row-height="7.5pt" style:use-optimal-row-height="false" fo:break-before="auto"/>
    </style:style>
    <style:style style:name="ro38" style:family="table-row">
      <style:table-row-properties style:row-height="113.25pt" style:use-optimal-row-height="false" fo:break-before="auto"/>
    </style:style>
    <style:style style:name="ro39" style:family="table-row">
      <style:table-row-properties style:row-height="53.25pt" style:use-optimal-row-height="false" fo:break-before="auto"/>
    </style:style>
    <style:style style:name="ro40" style:family="table-row">
      <style:table-row-properties style:row-height="57.75pt" style:use-optimal-row-height="false" fo:break-before="auto"/>
    </style:style>
    <style:style style:name="ro41" style:family="table-row">
      <style:table-row-properties style:row-height="178.5pt" style:use-optimal-row-height="true" fo:break-before="auto"/>
    </style:style>
    <style:style style:name="ro42" style:family="table-row">
      <style:table-row-properties style:row-height="4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false" style:writing-mode="lr-tb"/>
    </style:style>
    <style:style style:name="ce207"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H7]));ISBLANK([.I7])))" style:apply-style-name="cf1" style:base-cell-address="Data_sheet.I7"/>
    </style:style>
    <style:style style:name="ce208"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K7]));ISBLANK([.J7])))" style:apply-style-name="cf1" style:base-cell-address="Data_sheet.J7"/>
    </style:style>
    <style:style style:name="ce209"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J7]));ISBLANK([.K7])))" style:apply-style-name="cf1" style:base-cell-address="Data_sheet.K7"/>
    </style:style>
    <style:style style:name="ce210"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M7]));ISBLANK([.L7])))" style:apply-style-name="cf1" style:base-cell-address="Data_sheet.L7"/>
    </style:style>
    <style:style style:name="ce211"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L7]));ISBLANK([.M7])))" style:apply-style-name="cf1" style:base-cell-address="Data_sheet.M7"/>
    </style:style>
    <style:style style:name="ce212"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O7]));ISBLANK([.N7])))" style:apply-style-name="cf1" style:base-cell-address="Data_sheet.N7"/>
    </style:style>
    <style:style style:name="ce213"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N7]));ISBLANK([.O7])))" style:apply-style-name="cf1" style:base-cell-address="Data_sheet.O7"/>
    </style:style>
    <style:style style:name="ce214"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E7]));ISBLANK([.D7])))" style:apply-style-name="cf1" style:base-cell-address="Data_sheet.D7"/>
    </style:style>
    <style:style style:name="ce215"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E7]));ISBLANK([.D7])))" style:apply-style-name="cf1" style:base-cell-address="Data_sheet.D7"/>
    </style:style>
    <style:style style:name="ce216"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D7]));ISBLANK([.E7])))" style:apply-style-name="cf1" style:base-cell-address="Data_sheet.E7"/>
    </style:style>
    <style:style style:name="ce217"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G7]));ISBLANK([.F7])))" style:apply-style-name="cf1" style:base-cell-address="Data_sheet.F7"/>
    </style:style>
    <style:style style:name="ce218"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F7]));ISBLANK([.G7])))" style:apply-style-name="cf1" style:base-cell-address="Data_sheet.G7"/>
    </style:style>
    <style:style style:name="ce219"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I7]));ISBLANK([.H7])))" style:apply-style-name="cf1" style:base-cell-address="Data_sheet.H7"/>
    </style:style>
    <style:style style:name="ce220"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H7]));ISBLANK([.I7])))" style:apply-style-name="cf1" style:base-cell-address="Data_sheet.I7"/>
      <style:map style:condition="of:is-true-formula(AND(NOT(ISBLANK([.E7]));ISBLANK([.D7])))" style:apply-style-name="cf1" style:base-cell-address="Data_sheet.D7"/>
    </style:style>
    <style:style style:name="ce221"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K7]));ISBLANK([.J7])))" style:apply-style-name="cf1" style:base-cell-address="Data_sheet.J7"/>
      <style:map style:condition="of:is-true-formula(AND(NOT(ISBLANK([.E7]));ISBLANK([.D7])))" style:apply-style-name="cf1" style:base-cell-address="Data_sheet.D7"/>
    </style:style>
    <style:style style:name="ce222"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J7]));ISBLANK([.K7])))" style:apply-style-name="cf1" style:base-cell-address="Data_sheet.K7"/>
      <style:map style:condition="of:is-true-formula(AND(NOT(ISBLANK([.E7]));ISBLANK([.D7])))" style:apply-style-name="cf1" style:base-cell-address="Data_sheet.D7"/>
    </style:style>
    <style:style style:name="ce223"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M7]));ISBLANK([.L7])))" style:apply-style-name="cf1" style:base-cell-address="Data_sheet.L7"/>
      <style:map style:condition="of:is-true-formula(AND(NOT(ISBLANK([.E7]));ISBLANK([.D7])))" style:apply-style-name="cf1" style:base-cell-address="Data_sheet.D7"/>
    </style:style>
    <style:style style:name="ce224"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O7]));ISBLANK([.N7])))" style:apply-style-name="cf1" style:base-cell-address="Data_sheet.N7"/>
      <style:map style:condition="of:is-true-formula(AND(NOT(ISBLANK([.E7]));ISBLANK([.D7])))" style:apply-style-name="cf1" style:base-cell-address="Data_sheet.D7"/>
    </style:style>
    <style:style style:name="ce225"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L7]));ISBLANK([.M7])))" style:apply-style-name="cf1" style:base-cell-address="Data_sheet.M7"/>
      <style:map style:condition="of:is-true-formula(AND(NOT(ISBLANK([.E7]));ISBLANK([.D7])))" style:apply-style-name="cf1" style:base-cell-address="Data_sheet.D7"/>
    </style:style>
    <style:style style:name="ce226"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N7]));ISBLANK([.O7])))" style:apply-style-name="cf1" style:base-cell-address="Data_sheet.O7"/>
      <style:map style:condition="of:is-true-formula(AND(NOT(ISBLANK([.E7]));ISBLANK([.D7])))" style:apply-style-name="cf1" style:base-cell-address="Data_sheet.D7"/>
    </style:style>
    <style:style style:name="ce227"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E7]));ISBLANK([.D7])))" style:apply-style-name="cf1" style:base-cell-address="Data_sheet.D7"/>
      <style:map style:condition="of:is-true-formula(AND(NOT(ISBLANK([.E7]));ISBLANK([.D7])))" style:apply-style-name="cf1" style:base-cell-address="Data_sheet.D7"/>
    </style:style>
    <style:style style:name="ce228"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D7]));ISBLANK([.E7])))" style:apply-style-name="cf1" style:base-cell-address="Data_sheet.E7"/>
      <style:map style:condition="of:is-true-formula(AND(NOT(ISBLANK([.E7]));ISBLANK([.D7])))" style:apply-style-name="cf1" style:base-cell-address="Data_sheet.D7"/>
    </style:style>
    <style:style style:name="ce229"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G7]));ISBLANK([.F7])))" style:apply-style-name="cf1" style:base-cell-address="Data_sheet.F7"/>
      <style:map style:condition="of:is-true-formula(AND(NOT(ISBLANK([.E7]));ISBLANK([.D7])))" style:apply-style-name="cf1" style:base-cell-address="Data_sheet.D7"/>
    </style:style>
    <style:style style:name="ce230"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F7]));ISBLANK([.G7])))" style:apply-style-name="cf1" style:base-cell-address="Data_sheet.G7"/>
      <style:map style:condition="of:is-true-formula(AND(NOT(ISBLANK([.E7]));ISBLANK([.D7])))" style:apply-style-name="cf1" style:base-cell-address="Data_sheet.D7"/>
    </style:style>
    <style:style style:name="ce231"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I7]));ISBLANK([.H7])))" style:apply-style-name="cf1" style:base-cell-address="Data_sheet.H7"/>
      <style:map style:condition="of:is-true-formula(AND(NOT(ISBLANK([.E7]));ISBLANK([.D7])))" style:apply-style-name="cf1" style:base-cell-address="Data_sheet.D7"/>
    </style:style>
    <style:style style:name="ce232"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E15]));ISBLANK([.D15])))" style:apply-style-name="cf1" style:base-cell-address="Data_sheet.D15"/>
      <style:map style:condition="of:is-true-formula(AND(NOT(ISBLANK([.E7]));ISBLANK([.D7])))" style:apply-style-name="cf1" style:base-cell-address="Data_sheet.D7"/>
    </style:style>
    <style:style style:name="ce233"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D15]));ISBLANK([.E15])))" style:apply-style-name="cf1" style:base-cell-address="Data_sheet.E15"/>
      <style:map style:condition="of:is-true-formula(AND(NOT(ISBLANK([.E7]));ISBLANK([.D7])))" style:apply-style-name="cf1" style:base-cell-address="Data_sheet.D7"/>
    </style:style>
    <style:style style:name="ce234"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E16]));ISBLANK([.D16])))" style:apply-style-name="cf1" style:base-cell-address="Data_sheet.D16"/>
      <style:map style:condition="of:is-true-formula(AND(NOT(ISBLANK([.E7]));ISBLANK([.D7])))" style:apply-style-name="cf1" style:base-cell-address="Data_sheet.D7"/>
    </style:style>
    <style:style style:name="ce235"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D16]));ISBLANK([.E16])))" style:apply-style-name="cf1" style:base-cell-address="Data_sheet.E16"/>
      <style:map style:condition="of:is-true-formula(AND(NOT(ISBLANK([.E7]));ISBLANK([.D7])))" style:apply-style-name="cf1" style:base-cell-address="Data_sheet.D7"/>
    </style:style>
    <style:style style:name="ce236"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E17]));ISBLANK([.D17])))" style:apply-style-name="cf1" style:base-cell-address="Data_sheet.D17"/>
      <style:map style:condition="of:is-true-formula(AND(NOT(ISBLANK([.E7]));ISBLANK([.D7])))" style:apply-style-name="cf1" style:base-cell-address="Data_sheet.D7"/>
    </style:style>
    <style:style style:name="ce237"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D17]));ISBLANK([.E17])))" style:apply-style-name="cf1" style:base-cell-address="Data_sheet.E17"/>
      <style:map style:condition="of:is-true-formula(AND(NOT(ISBLANK([.E7]));ISBLANK([.D7])))" style:apply-style-name="cf1" style:base-cell-address="Data_sheet.D7"/>
    </style:style>
    <style:style style:name="ce238"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C17]));ISBLANK([.D17])))" style:apply-style-name="cf1" style:base-cell-address="Data_sheet.D17"/>
      <style:map style:condition="of:is-true-formula(AND(NOT(ISBLANK([.E7]));ISBLANK([.D7])))" style:apply-style-name="cf1" style:base-cell-address="Data_sheet.D7"/>
    </style:style>
    <style:style style:name="ce239"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F17]));ISBLANK([.E17])))" style:apply-style-name="cf1" style:base-cell-address="Data_sheet.E17"/>
      <style:map style:condition="of:is-true-formula(AND(NOT(ISBLANK([.E7]));ISBLANK([.D7])))" style:apply-style-name="cf1" style:base-cell-address="Data_sheet.D7"/>
    </style:style>
    <style:style style:name="ce240"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U7]));ISBLANK([.T7])))" style:apply-style-name="cf1" style:base-cell-address="Data_sheet.T7"/>
    </style:style>
    <style:style style:name="ce241"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R7]));ISBLANK([.S7])))" style:apply-style-name="cf1" style:base-cell-address="Data_sheet.S7"/>
    </style:style>
    <style:style style:name="ce242"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T7]));ISBLANK([.U7])))" style:apply-style-name="cf1" style:base-cell-address="Data_sheet.U7"/>
    </style:style>
    <style:style style:name="ce243"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W7]));ISBLANK([.V7])))" style:apply-style-name="cf1" style:base-cell-address="Data_sheet.V7"/>
    </style:style>
    <style:style style:name="ce244"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S7]));ISBLANK([.R7])))" style:apply-style-name="cf1" style:base-cell-address="Data_sheet.R7"/>
    </style:style>
    <style:style style:name="ce245"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V7]));ISBLANK([.W7])))" style:apply-style-name="cf1" style:base-cell-address="Data_sheet.W7"/>
    </style:style>
    <style:style style:name="ce246"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Y7]));ISBLANK([.X7])))" style:apply-style-name="cf1" style:base-cell-address="Data_sheet.X7"/>
    </style:style>
    <style:style style:name="ce247"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X7]));ISBLANK([.Y7])))" style:apply-style-name="cf1" style:base-cell-address="Data_sheet.Y7"/>
    </style:style>
    <style:style style:name="ce248" style:family="table-cell" style:parent-style-name="Default" style:data-style-name="N0">
      <style:table-cell-properties fo:border="thin solid #000000" style:vertical-align="middle" fo:wrap-option="wrap" style:cell-protect="none"/>
      <style:map style:condition="of:is-true-formula(AND(NOT(ISBLANK([.$A7]));ISBLANK([.B7])))" style:apply-style-name="cf1" style:base-cell-address="Data_sheet.B7"/>
    </style:style>
    <style:style style:name="ce249" style:family="table-cell" style:parent-style-name="Default" style:data-style-name="N0">
      <style:table-cell-properties fo:border="thin solid #000000" style:vertical-align="middle" fo:wrap-option="wrap" style:cell-protect="none"/>
      <style:map style:condition="of:is-true-formula(AND(NOT(ISBLANK([.A7]));ISBLANK([.C7])))" style:apply-style-name="cf1" style:base-cell-address="Data_sheet.C7"/>
    </style:style>
    <style:style style:family="graphic" style:name="a50">
      <style:graphic-properties draw:stroke="solid" svg:stroke-color="#000000" draw:auto-grow-width="false" draw:auto-grow-height="false"/>
    </style:style>
    <style:style style:family="graphic" style:name="a51">
      <style:graphic-properties draw:stroke="solid" svg:stroke-color="#000000" draw:auto-grow-width="false" draw:auto-grow-height="false"/>
    </style:style>
    <style:style style:family="graphic" style:name="a52">
      <style:graphic-properties draw:stroke="solid" svg:stroke-color="#000000" draw:auto-grow-width="false" draw:auto-grow-height="false"/>
    </style:style>
    <style:style style:family="graphic" style:name="a53">
      <style:graphic-properties draw:stroke="solid" svg:stroke-color="#000000" draw:auto-grow-width="false" draw:auto-grow-height="false"/>
    </style:style>
    <style:style style:family="graphic" style:name="a54">
      <style:graphic-properties draw:stroke="solid" svg:stroke-color="#000000" draw:auto-grow-width="false" draw:auto-grow-height="false"/>
    </style:style>
    <style:style style:family="graphic" style:name="a55">
      <style:graphic-properties draw:stroke="solid" svg:stroke-color="#000000" draw:auto-grow-width="false" draw:auto-grow-height="false"/>
    </style:style>
    <style:style style:family="graphic" style:name="a30">
      <style:graphic-properties draw:stroke="solid" svg:stroke-color="#000000" draw:auto-grow-width="false" draw:auto-grow-height="false"/>
    </style:style>
    <style:style style:family="graphic" style:name="a56">
      <style:graphic-properties draw:stroke="solid" svg:stroke-color="#000000" draw:auto-grow-width="false" draw:auto-grow-height="false"/>
    </style:style>
    <style:style style:family="graphic" style:name="a31">
      <style:graphic-properties draw:stroke="solid" svg:stroke-color="#000000" draw:auto-grow-width="false" draw:auto-grow-height="false"/>
    </style:style>
    <style:style style:family="graphic" style:name="a57">
      <style:graphic-properties draw:stroke="solid" svg:stroke-color="#000000" draw:auto-grow-width="false" draw:auto-grow-height="false"/>
    </style:style>
    <style:style style:family="graphic" style:name="a32">
      <style:graphic-properties draw:stroke="solid" svg:stroke-color="#000000" draw:auto-grow-width="false" draw:auto-grow-height="false"/>
    </style:style>
    <style:style style:family="graphic" style:name="a33">
      <style:graphic-properties draw:stroke="solid" svg:stroke-color="#000000" draw:auto-grow-width="false" draw:auto-grow-height="false"/>
    </style:style>
    <style:style style:family="graphic" style:name="a58">
      <style:graphic-properties draw:stroke="solid" svg:stroke-color="#000000" draw:auto-grow-width="false" draw:auto-grow-height="false"/>
    </style:style>
    <style:style style:family="graphic" style:name="a34">
      <style:graphic-properties draw:stroke="solid" svg:stroke-color="#000000" draw:auto-grow-width="false" draw:auto-grow-height="false"/>
    </style:style>
    <style:style style:family="graphic" style:name="a59">
      <style:graphic-properties draw:stroke="solid" svg:stroke-color="#000000" draw:auto-grow-width="false" draw:auto-grow-height="false"/>
    </style:style>
    <style:style style:family="paragraph" style:name="a10">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
      <style:graphic-properties draw:stroke="solid" svg:stroke-color="#000000" draw:auto-grow-width="false" draw:auto-grow-height="false"/>
    </style:style>
    <style:style style:family="graphic" style:name="a11">
      <style:graphic-properties fo:wrap-option="wrap" fo:padding-top="0.05in" fo:padding-bottom="0.05in" fo:padding-left="0.1in" fo:padding-right="0.1in" draw:textarea-vertical-align="middle" draw:textarea-horizontal-align="center" draw:fill="solid" draw:fill-color="#4f81bd" draw:opacity="100%"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36">
      <style:graphic-properties draw:stroke="solid" svg:stroke-color="#000000" draw:auto-grow-width="false" draw:auto-grow-height="false"/>
    </style:style>
    <style:style style:family="graphic" style:name="a37">
      <style:graphic-properties draw:stroke="solid" svg:stroke-color="#000000" draw:auto-grow-width="false" draw:auto-grow-height="false"/>
    </style:style>
    <style:style style:family="graphic" style:name="a12">
      <style:graphic-properties draw:stroke="solid" svg:stroke-color="#000000" draw:auto-grow-width="false" draw:auto-grow-height="false"/>
    </style:style>
    <style:style style:family="graphic" style:name="a38">
      <style:graphic-properties draw:stroke="solid" svg:stroke-color="#000000" draw:auto-grow-width="false" draw:auto-grow-height="false"/>
    </style:style>
    <style:style style:family="graphic" style:name="a13">
      <style:graphic-properties draw:stroke="solid" svg:stroke-color="#000000" draw:auto-grow-width="false" draw:auto-grow-height="false"/>
    </style:style>
    <style:style style:family="graphic" style:name="a39">
      <style:graphic-properties draw:stroke="solid" svg:stroke-color="#000000" draw:auto-grow-width="false" draw:auto-grow-height="false"/>
    </style:style>
    <style:style style:family="graphic" style:name="a14">
      <style:graphic-properties draw:stroke="solid" svg:stroke-color="#000000" draw:auto-grow-width="false" draw:auto-grow-height="false"/>
    </style:style>
    <style:style style:family="graphic" style:name="a15">
      <style:graphic-properties draw:stroke="solid" svg:stroke-color="#000000" draw:auto-grow-width="false" draw:auto-grow-height="false"/>
    </style:style>
    <style:style style:family="graphic" style:name="a16">
      <style:graphic-properties draw:stroke="solid" svg:stroke-color="#000000" draw:auto-grow-width="false" draw:auto-grow-height="false"/>
    </style:style>
    <style:style style:family="graphic" style:name="a17">
      <style:graphic-properties draw:stroke="solid" svg:stroke-color="#000000" draw:auto-grow-width="false" draw:auto-grow-height="false"/>
    </style:style>
    <style:style style:family="graphic" style:name="a18">
      <style:graphic-properties draw:stroke="solid" svg:stroke-color="#000000" draw:auto-grow-width="false" draw:auto-grow-height="false"/>
    </style:style>
    <style:style style:family="graphic" style:name="a19">
      <style:graphic-properties draw:stroke="solid" svg:stroke-color="#000000" draw:auto-grow-width="false" draw:auto-grow-height="false"/>
    </style:style>
    <style:style style:family="graphic" style:name="a40">
      <style:graphic-properties draw:stroke="solid" svg:stroke-color="#000000" draw:auto-grow-width="false" draw:auto-grow-height="false"/>
    </style:style>
    <style:style style:family="graphic" style:name="a41">
      <style:graphic-properties draw:stroke="solid" svg:stroke-color="#000000" draw:auto-grow-width="false" draw:auto-grow-height="false"/>
    </style:style>
    <style:style style:family="graphic" style:name="a42">
      <style:graphic-properties draw:stroke="solid" svg:stroke-color="#000000" draw:auto-grow-width="false" draw:auto-grow-height="false"/>
    </style:style>
    <style:style style:family="graphic" style:name="a43">
      <style:graphic-properties draw:stroke="solid" svg:stroke-color="#000000" draw:auto-grow-width="false" draw:auto-grow-height="false"/>
    </style:style>
    <style:style style:family="graphic" style:name="a44">
      <style:graphic-properties draw:stroke="solid" svg:stroke-color="#000000" draw:auto-grow-width="false" draw:auto-grow-height="false"/>
    </style:style>
    <style:style style:family="graphic" style:name="a20">
      <style:graphic-properties draw:stroke="solid" svg:stroke-color="#000000" draw:auto-grow-width="false" draw:auto-grow-height="false"/>
    </style:style>
    <style:style style:family="graphic" style:name="a45">
      <style:graphic-properties draw:stroke="solid" svg:stroke-color="#000000" draw:auto-grow-width="false" draw:auto-grow-height="false"/>
    </style:style>
    <style:style style:family="graphic" style:name="a21">
      <style:graphic-properties draw:stroke="solid" svg:stroke-color="#000000" draw:auto-grow-width="false" draw:auto-grow-height="false"/>
    </style:style>
    <style:style style:family="graphic" style:name="a46">
      <style:graphic-properties draw:stroke="solid" svg:stroke-color="#000000" draw:auto-grow-width="false" draw:auto-grow-height="false"/>
    </style:style>
    <style:style style:family="graphic" style:name="a22">
      <style:graphic-properties draw:stroke="solid" svg:stroke-color="#000000" draw:auto-grow-width="false" draw:auto-grow-height="false"/>
    </style:style>
    <style:style style:family="graphic" style:name="a47">
      <style:graphic-properties draw:stroke="solid" svg:stroke-color="#000000" draw:auto-grow-width="false" draw:auto-grow-height="false"/>
    </style:style>
    <style:style style:family="graphic" style:name="a23">
      <style:graphic-properties draw:stroke="solid" svg:stroke-color="#000000" draw:auto-grow-width="false" draw:auto-grow-height="false"/>
    </style:style>
    <style:style style:family="graphic" style:name="a48">
      <style:graphic-properties draw:stroke="solid" svg:stroke-color="#000000" draw:auto-grow-width="false" draw:auto-grow-height="false"/>
    </style:style>
    <style:style style:family="graphic" style:name="a24">
      <style:graphic-properties draw:stroke="solid" svg:stroke-color="#000000" draw:auto-grow-width="false" draw:auto-grow-height="false"/>
    </style:style>
    <style:style style:family="graphic" style:name="a49">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25">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6">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27">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28">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29">
      <style:graphic-properties draw:stroke="solid" svg:stroke-color="#000000" draw:auto-grow-width="false" draw:auto-grow-height="false"/>
    </style:style>
    <style:style style:family="graphic" style:name="a5">
      <style:graphic-properties draw:stroke="solid" svg:stroke-color="#000000" draw:auto-grow-width="false" draw:auto-grow-height="false"/>
    </style:style>
    <style:style style:family="graphic" style:name="a6">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text" style:name="a9">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INDIRECT(&quot;Month&quot;))" table:base-cell-address="Cover_sheet.M3">
          <table:help-message table:display="true"/>
          <table:error-message table:display="true"/>
        </table:content-validation>
        <table:content-validation table:name="val2" table:condition="of:cell-content-is-in-list(INDIRECT(&quot;Yes_No&quot;))" table:base-cell-address="Cover_sheet.C5">
          <table:help-message table:display="true"/>
          <table:error-message table:display="true"/>
        </table:content-validation>
        <table:content-validation table:name="val3">
          <table:help-message table:display="true"/>
          <table:error-message table:display="true">
            <text:p>FTE cannot be greater than Headcount</text:p>
            <text:p/>
          </table:error-message>
        </table:content-validation>
        <table:content-validation table:name="val4" table:condition="of:is-true-formula([.E7]&lt;=[.D7])" table:base-cell-address="Data_sheet.E7">
          <table:help-message table:display="true"/>
          <table:error-message table:title="FTE" table:display="true">
            <text:p>The value entered in the FTE field must be less than or equal to the value entered in the headcount field.</text:p>
          </table:error-message>
        </table:content-validation>
        <table:content-validation table:name="val5" table:condition="of:is-true-formula([.D7]&gt;=[.E7])" table:base-cell-address="Data_sheet.D7">
          <table:help-message table:display="true"/>
          <table:error-message table:title="Headcount" table:display="true">
            <text:p>The value entered in the headcount field must be greater than or equal to the value entered in the FTE field.</text:p>
          </table:error-message>
        </table:content-validation>
        <table:content-validation table:name="val6">
          <table:help-message table:display="true"/>
          <table:error-message table:display="true">
            <text:p>FTE cannot be greater than Headcount</text:p>
            <text:p/>
          </table:error-message>
        </table:content-validation>
        <table:content-validation table:name="val7" table:condition="of:cell-content-is-in-list(INDIRECT(&quot;Organisation_Type&quot;))" table:base-cell-address="Data_sheet.B7">
          <table:help-message table:title="Organisation Type" table:display="true">
            <text:p>Select from the dropdown list. If your organisation type is not shown, please select 'OTHER' and enter full details in the 'Notes' field. NB: refer to Data fields sheet for further information.</text:p>
          </table:help-message>
          <table:error-message table:display="true">
            <text:p>If your organisation type is not shown, please select 'OTHER' and enter full details in the 'Notes' field. N.B. refer to Data fields sheet for further information.</text:p>
            <text:p/>
          </table:error-message>
        </table:content-validation>
        <table:content-validation table:name="val8" table:condition="of:cell-content-is-decimal-number() and cell-content()&gt;=0">
          <table:help-message table:display="true"/>
          <table:error-message table:display="true"/>
        </table:content-validation>
        <table:content-validation table:name="val9" table:condition="of:cell-content-is-decimal-number() and cell-content()&gt;=0">
          <table:help-message table:display="true"/>
          <table:error-message table:display="true"/>
        </table:content-validation>
        <table:content-validation table:name="val10">
          <table:help-message table:display="true"/>
          <table:error-message table:display="true"/>
        </table:content-validation>
        <table:content-validation table:name="val11" table:condition="of:cell-content-is-in-list([Drop_down_lists.$B$2:.$B$195])" table:base-cell-address="Data_sheet.A7">
          <table:help-message table:title="Organisation Name" table:display="true">
            <text:p>Select from the dropdown list. If your organisation is not shown, please select 'OTHER' and enter full details in the 'Notes' field.</text:p>
          </table:help-message>
          <table:error-message table:display="true">
            <text:p>If your organisation is not shown, please select 'OTHER' and enter full details in the 'Notes' field.</text:p>
          </table:error-message>
        </table:content-validation>
        <table:content-validation table:name="val12" table:condition="of:cell-content-is-in-list([Drop_down_lists.$A$2:.$A$37])" table:base-cell-address="Data_sheet.C7">
          <table:help-message table:title="Main, parent or sponsoring dept" table:display="true">
            <text:p>Select the name your organisation's Main/Parent/Sponsoring department from the list. If your Main/Parent/Sponsoring department is not listed or incorrectly identified, please select 'OTHER' from the drop down list and enter details in the 'Notes' field.</text:p>
          </table:help-message>
          <table:error-message table:display="true">
            <text:p>If your main, parent or sponsoring department is not shown or is incorrectly identified, please select 'OTHER' and enter full details in the 'Notes' field.</text:p>
            <text:p/>
          </table:error-message>
        </table:content-validation>
      </table:content-validations>
      <table:table table:name="Contents" table:style-name="ta1">
        <table:table-column table:style-name="co1" table:default-cell-style-name="ce12"/>
        <table:table-column table:style-name="co2" table:default-cell-style-name="ce12"/>
        <table:table-column table:style-name="co3" table:default-cell-style-name="ce12"/>
        <table:table-column table:style-name="co4" table:default-cell-style-name="ce12"/>
        <table:table-column table:style-name="co5" table:number-columns-repeated="16380" table:default-cell-style-name="ce12"/>
        <table:table-row table:style-name="ro1">
          <table:table-cell office:value-type="string" table:style-name="ce43">
            <text:p>Sheet no.</text:p>
          </table:table-cell>
          <table:table-cell office:value-type="string" table:style-name="ce43">
            <text:p>Sheet title</text:p>
          </table:table-cell>
          <table:table-cell office:value-type="string" table:style-name="ce44">
            <text:p>Detail</text:p>
          </table:table-cell>
          <table:table-cell office:value-type="string" table:style-name="ce44">
            <text:p>Sheet to be returned to Cabinet Office by main department</text:p>
          </table:table-cell>
          <table:table-cell table:number-columns-repeated="16380"/>
        </table:table-row>
        <table:table-row table:style-name="ro2">
          <table:table-cell office:value-type="float" office:value="1" table:style-name="ce45">
            <text:p>1</text:p>
          </table:table-cell>
          <table:table-cell office:value-type="string" table:style-name="ce48">
            <text:p><text:a xlink:href="#Contents.A1">Contents</text:a></text:p>
          </table:table-cell>
          <table:table-cell office:value-type="string" table:style-name="ce46">
            <text:p>Provides summary detail of contents of workbook and each separate sheet.</text:p>
          </table:table-cell>
          <table:table-cell office:value-type="string" table:style-name="ce47">
            <text:p>No</text:p>
          </table:table-cell>
          <table:table-cell table:number-columns-repeated="16380"/>
        </table:table-row>
        <table:table-row table:style-name="ro3">
          <table:table-cell office:value-type="float" office:value="2" table:style-name="ce45">
            <text:p>2</text:p>
          </table:table-cell>
          <table:table-cell office:value-type="string" table:style-name="ce48">
            <text:p><text:a xlink:href="#'Cover sheet'.A1">Cover sheet</text:a></text:p>
          </table:table-cell>
          <table:table-cell office:value-type="string" table:style-name="ce46">
            <text:p>Requests main department contact information and confirmation of coverage and sign-off. Additional comments can also be provided on this sheet.<text:s/></text:p>
            <text:p>To be completed by main department when returning the summary template to Cabinet Office</text:p>
          </table:table-cell>
          <table:table-cell office:value-type="string" table:style-name="ce47">
            <text:p>YES</text:p>
          </table:table-cell>
          <table:table-cell table:number-columns-repeated="16380"/>
        </table:table-row>
        <table:table-row table:style-name="ro2">
          <table:table-cell office:value-type="float" office:value="3" table:style-name="ce45">
            <text:p>3</text:p>
          </table:table-cell>
          <table:table-cell office:value-type="string" table:style-name="ce48">
            <text:p><text:a xlink:href="#'Data fields'.A1">Data fields</text:a></text:p>
          </table:table-cell>
          <table:table-cell office:value-type="string" table:style-name="ce46">
            <text:p>Provides detailed descriptions on the information required for each field in the data sheet.</text:p>
          </table:table-cell>
          <table:table-cell office:value-type="string" table:style-name="ce47">
            <text:p>No</text:p>
          </table:table-cell>
          <table:table-cell table:number-columns-repeated="16380"/>
        </table:table-row>
        <table:table-row table:style-name="ro4">
          <table:table-cell office:value-type="float" office:value="4" table:style-name="ce45">
            <text:p>4</text:p>
          </table:table-cell>
          <table:table-cell office:value-type="string" table:style-name="ce48">
            <text:p><text:a xlink:href="#'Data sheet'.A1">Data sheet</text:a></text:p>
          </table:table-cell>
          <table:table-cell office:value-type="string" table:style-name="ce49">
            <text:p>To be populated with the management information relating to this exercise.<text:s/></text:p>
            <text:p>A row of information to be completed by all organisations and to be sent back to the main department. The main department will collate responses for all their organisations and send one summary return to Cabinet Office that will contain a separate row of information for each organisation.</text:p>
          </table:table-cell>
          <table:table-cell office:value-type="string" table:style-name="ce47">
            <text:p>YES</text:p>
          </table:table-cell>
          <table:table-cell table:number-columns-repeated="16380"/>
        </table:table-row>
        <table:table-row table:style-name="ro5">
          <table:table-cell office:value-type="float" office:value="5" table:style-name="ce45">
            <text:p>5</text:p>
          </table:table-cell>
          <table:table-cell office:value-type="string" table:style-name="ce48">
            <text:p><text:a xlink:href="#'List of organisations'.A1">List of organisations</text:a></text:p>
          </table:table-cell>
          <table:table-cell office:value-type="string" table:style-name="ce46">
            <text:p>Provides an up-to-date list (as at 31 October 2016) of all organisations in scope for this exercise</text:p>
          </table:table-cell>
          <table:table-cell office:value-type="string" table:style-name="ce47">
            <text:p>No</text:p>
          </table:table-cell>
          <table:table-cell table:number-columns-repeated="16380"/>
        </table:table-row>
        <table:table-row table:number-rows-repeated="1048570" table:style-name="ro6">
          <table:table-cell table:number-columns-repeated="16384"/>
        </table:table-row>
      </table:table>
      <table:table table:name="Cover_sheet" table:style-name="ta2">
        <table:table-column table:style-name="co6" table:default-cell-style-name="ce12"/>
        <table:table-column table:style-name="co7" table:default-cell-style-name="ce12"/>
        <table:table-column table:style-name="co5" table:default-cell-style-name="ce12"/>
        <table:table-column table:style-name="co8" table:default-cell-style-name="ce12"/>
        <table:table-column table:style-name="co9" table:default-cell-style-name="ce12"/>
        <table:table-column table:style-name="co10" table:default-cell-style-name="ce12"/>
        <table:table-column table:style-name="co11" table:default-cell-style-name="ce12"/>
        <table:table-column table:style-name="co5" table:number-columns-repeated="16377" table:default-cell-style-name="ce12"/>
        <table:table-row table:style-name="ro7">
          <table:table-cell/>
          <table:table-cell office:value-type="string" table:style-name="ce22">
            <text:p>Main departments must return this 'Cover sheet' together with their fully completed 'Data sheet'</text:p>
          </table:table-cell>
          <table:table-cell table:number-columns-repeated="9" table:style-name="ce12"/>
          <table:table-cell table:style-name="ce24"/>
          <table:table-cell table:number-columns-repeated="16372"/>
        </table:table-row>
        <table:table-row table:style-name="ro8">
          <table:table-cell/>
          <table:table-cell table:number-columns-repeated="6" table:style-name="ce12"/>
          <table:table-cell table:number-columns-repeated="4" table:style-name="ce23"/>
          <table:table-cell table:number-columns-repeated="16373" table:style-name="ce12"/>
        </table:table-row>
        <table:table-row table:style-name="ro9">
          <table:table-cell/>
          <table:table-cell office:value-type="string" table:style-name="ce26">
            <office:annotation draw:style-name="a0" svg:x="3.48958333333333in" svg:y="0.510416666666667in" svg:width="2.28125in" svg:height="0.572916666666667in">
              <dc:creator>ccabmstopher</dc:creator>
              <text:p><text:span text:style-name="T1">This is the month to which the attached data refers.<text:s/></text:span></text:p>
            </office:annotation>
            <text:p>Reference month:</text:p>
          </table:table-cell>
          <table:table-cell office:value-type="date" office:date-value="2019-02-01T00:00:00" table:number-columns-spanned="2" table:number-rows-spanned="1" table:style-name="ce195">
            <text:p>February 2019</text:p>
          </table:table-cell>
          <table:covered-table-cell/>
          <table:table-cell table:style-name="ce32"/>
          <table:table-cell table:number-columns-repeated="3" table:style-name="ce12"/>
          <table:table-cell table:number-columns-repeated="3" table:style-name="ce23"/>
          <table:table-cell table:style-name="ce12"/>
          <table:table-cell table:content-validation-name="val1" table:style-name="ce12"/>
          <table:table-cell table:number-columns-repeated="16371"/>
        </table:table-row>
        <table:table-row table:style-name="ro8">
          <table:table-cell/>
          <table:table-cell table:style-name="ce27"/>
          <table:table-cell table:number-columns-repeated="2" table:style-name="ce13"/>
          <table:table-cell table:number-columns-repeated="3" table:style-name="ce12"/>
          <table:table-cell table:number-columns-repeated="4" table:style-name="ce23"/>
          <table:table-cell table:number-columns-repeated="16373" table:style-name="ce12"/>
        </table:table-row>
        <table:table-row table:style-name="ro9">
          <table:table-cell/>
          <table:table-cell office:value-type="string" table:style-name="ce26">
            <office:annotation draw:style-name="a1" svg:x="4.6875in" svg:y="1.20833333333333in" svg:width="3.77083333333333in" svg:height="3.6875in">
              <dc:creator>ccabmstopher</dc:creator>
              <text:p><text:span text:style-name="T1">It is important that we receive returns for all your department's agencies, NDPBs and other relevant arms length bodies. A list of all the organisations that we are expecting returns from is shown in the 'List of Organisations' sheet, together with their main/parent/sponsoring department.</text:span></text:p>
              <text:p><text:span text:style-name="T1"/></text:p>
              <text:p><text:span text:style-name="T1">Please indicate whether all returns for your department are included in the attached template. Where one or more organisation's information is missing, please select 'No' and provide information in the additional commentary box below.</text:span></text:p>
            </office:annotation>
            <text:p>All organisations' information received?:</text:p>
          </table:table-cell>
          <table:table-cell office:value-type="string" table:number-columns-spanned="2" table:number-rows-spanned="1" table:content-validation-name="val2" table:style-name="ce199">
            <text:p>No - please add a comment</text:p>
          </table:table-cell>
          <table:covered-table-cell/>
          <table:table-cell table:content-validation-name="val2" table:style-name="ce31"/>
          <table:table-cell table:number-columns-repeated="2" table:style-name="ce12"/>
          <table:table-cell table:number-columns-repeated="4" table:style-name="ce23"/>
          <table:table-cell table:number-columns-repeated="16373" table:style-name="ce12"/>
        </table:table-row>
        <table:table-row table:style-name="ro8">
          <table:table-cell/>
          <table:table-cell table:style-name="ce13"/>
          <table:table-cell table:number-columns-repeated="5" table:style-name="ce12"/>
          <table:table-cell table:number-columns-repeated="4" table:style-name="ce23"/>
          <table:table-cell table:number-columns-repeated="16373" table:style-name="ce12"/>
        </table:table-row>
        <table:table-row table:style-name="ro10">
          <table:table-cell/>
          <table:table-cell table:style-name="ce14"/>
          <table:table-cell office:value-type="string" table:number-columns-spanned="3" table:number-rows-spanned="1" table:style-name="ce135">
            <text:p>Department contact details</text:p>
          </table:table-cell>
          <table:covered-table-cell table:number-columns-repeated="2"/>
          <table:table-cell table:number-columns-repeated="2" table:style-name="ce19"/>
          <table:table-cell table:number-columns-repeated="4" table:style-name="ce14"/>
          <table:table-cell table:number-columns-repeated="16373" table:style-name="ce12"/>
        </table:table-row>
        <table:table-row table:style-name="ro11">
          <table:table-cell/>
          <table:table-cell table:number-columns-repeated="10" table:style-name="ce14"/>
          <table:table-cell table:number-columns-repeated="16373" table:style-name="ce12"/>
        </table:table-row>
        <table:table-row table:style-name="ro9">
          <table:table-cell/>
          <table:table-cell office:value-type="string" table:style-name="ce25">
            <office:annotation draw:style-name="a2" svg:x="4.64583333333333in" svg:y="1.83333333333333in" svg:width="2.89583333333333in" svg:height="0.28125in">
              <dc:creator>ccabmstopher</dc:creator>
              <text:p><text:span text:style-name="T1">Enter the name of your department</text:span></text:p>
            </office:annotation>
            <text:p>Department:</text:p>
          </table:table-cell>
          <table:table-cell office:value-type="string" table:number-columns-spanned="9" table:number-rows-spanned="1" table:style-name="ce199">
            <text:p>Ministry of Justice</text:p>
          </table:table-cell>
          <table:covered-table-cell table:number-columns-repeated="8"/>
          <table:table-cell table:number-columns-repeated="16373" table:style-name="ce12"/>
        </table:table-row>
        <table:table-row table:style-name="ro8">
          <table:table-cell/>
          <table:table-cell table:style-name="ce25"/>
          <table:table-cell table:number-columns-repeated="9" table:style-name="ce15"/>
          <table:table-cell table:number-columns-repeated="16373" table:style-name="ce12"/>
        </table:table-row>
        <table:table-row table:style-name="ro9">
          <table:table-cell/>
          <table:table-cell office:value-type="string" table:style-name="ce25">
            <office:annotation draw:style-name="a3" svg:x="3.44791666666667in" svg:y="2.11458333333333in" svg:width="2.94791666666667in" svg:height="0.78125in">
              <dc:creator>ccabmstopher</dc:creator>
              <text:p><text:span text:style-name="T1">Please enter the name of the person we can contact at your department in the event of a query.</text:span></text:p>
            </office:annotation>
            <text:p>Contact name:</text:p>
          </table:table-cell>
          <table:table-cell office:value-type="string" table:number-columns-spanned="9" table:number-rows-spanned="1" table:style-name="ce196">
            <text:p>Andrew Wilson</text:p>
          </table:table-cell>
          <table:covered-table-cell table:number-columns-repeated="8"/>
          <table:table-cell table:number-columns-repeated="16373" table:style-name="ce12"/>
        </table:table-row>
        <table:table-row table:style-name="ro8">
          <table:table-cell/>
          <table:table-cell table:style-name="ce25"/>
          <table:table-cell table:number-columns-repeated="9" table:style-name="ce15"/>
          <table:table-cell table:number-columns-repeated="16373" table:style-name="ce12"/>
        </table:table-row>
        <table:table-row table:style-name="ro9">
          <table:table-cell/>
          <table:table-cell office:value-type="string" table:style-name="ce25">
            <office:annotation draw:style-name="a4" svg:x="3.44791666666667in" svg:y="2.5625in" svg:width="2.98958333333333in" svg:height="0.65625in">
              <dc:creator>ccabmstopher</dc:creator>
              <text:p><text:span text:style-name="T1">Please enter the phone number of the contact name entered above</text:span></text:p>
            </office:annotation>
            <text:p>Phone number:</text:p>
          </table:table-cell>
          <table:table-cell office:value-type="string" table:number-columns-spanned="9" table:number-rows-spanned="1" table:style-name="ce197">
            <text:p>07891342971</text:p>
          </table:table-cell>
          <table:covered-table-cell table:number-columns-repeated="8"/>
          <table:table-cell table:number-columns-repeated="16373" table:style-name="ce12"/>
        </table:table-row>
        <table:table-row table:style-name="ro8">
          <table:table-cell/>
          <table:table-cell table:style-name="ce25"/>
          <table:table-cell table:number-columns-repeated="9" table:style-name="ce15"/>
          <table:table-cell table:number-columns-repeated="16373" table:style-name="ce12"/>
        </table:table-row>
        <table:table-row table:style-name="ro9">
          <table:table-cell/>
          <table:table-cell office:value-type="string" table:style-name="ce25">
            <office:annotation draw:style-name="a5" svg:x="3.44791666666667in" svg:y="3.01041666666667in" svg:width="2.98958333333333in" svg:height="0.53125in">
              <dc:creator>ccabmstopher</dc:creator>
              <text:p><text:span text:style-name="T1">Please enter the email address of the contact name entered above.</text:span></text:p>
            </office:annotation>
            <text:p>Email address:</text:p>
          </table:table-cell>
          <table:table-cell office:value-type="string" table:number-columns-spanned="9" table:number-rows-spanned="1" table:style-name="ce198">
            <text:p><text:a xlink:href="mailto:Andrew.Wilson2@Justice.gsi.gov.uk">Andrew.Wilson2@Justice.gsi.gov.uk</text:a></text:p>
          </table:table-cell>
          <table:covered-table-cell table:number-columns-repeated="8"/>
          <table:table-cell table:number-columns-repeated="16373" table:style-name="ce12"/>
        </table:table-row>
        <table:table-row table:style-name="ro8">
          <table:table-cell/>
          <table:table-cell table:style-name="ce18"/>
          <table:table-cell table:number-columns-repeated="4" table:style-name="ce16"/>
          <table:table-cell table:number-columns-repeated="5" table:style-name="ce17"/>
          <table:table-cell table:number-columns-repeated="16373" table:style-name="ce12"/>
        </table:table-row>
        <table:table-row table:style-name="ro10">
          <table:table-cell/>
          <table:table-cell table:style-name="ce12"/>
          <table:table-cell office:value-type="string" table:style-name="ce29">
            <text:p>Sign off</text:p>
          </table:table-cell>
          <table:table-cell table:number-columns-repeated="2" table:style-name="ce29"/>
          <table:table-cell table:number-columns-repeated="16379" table:style-name="ce12"/>
        </table:table-row>
        <table:table-row table:style-name="ro12">
          <table:table-cell/>
          <table:table-cell table:style-name="ce12"/>
          <table:table-cell table:number-columns-repeated="3" table:style-name="ce29"/>
          <table:table-cell table:number-columns-repeated="16379" table:style-name="ce12"/>
        </table:table-row>
        <table:table-row table:style-name="ro9">
          <table:table-cell/>
          <table:table-cell office:value-type="string" table:style-name="ce25">
            <office:annotation draw:style-name="a6" svg:x="4.64583333333333in" svg:y="3.8125in" svg:width="3.6875in" svg:height="1.45833333333333in">
              <dc:creator>ccabmstopher</dc:creator>
              <text:p><text:span text:style-name="T1">Given that in due course these returns will be published, we expect that departments and organisations will obtain sign-off by a senior leader. <text:s/>Please provide details in the boxes below.</text:span></text:p>
              <text:p><text:span text:style-name="T1"/></text:p>
              <text:p/>
            </office:annotation>
            <text:p>Return signed off at senior level?</text:p>
          </table:table-cell>
          <table:table-cell office:value-type="string" table:number-columns-spanned="2" table:number-rows-spanned="1" table:content-validation-name="val2" table:style-name="ce199">
            <text:p>Yes</text:p>
          </table:table-cell>
          <table:covered-table-cell/>
          <table:table-cell table:style-name="ce30"/>
          <table:table-cell table:number-columns-repeated="6" table:style-name="ce28"/>
          <table:table-cell table:number-columns-repeated="16373"/>
        </table:table-row>
        <table:table-row table:style-name="ro8">
          <table:table-cell/>
          <table:table-cell table:style-name="ce18"/>
          <table:table-cell table:number-columns-repeated="4" table:style-name="ce16"/>
          <table:table-cell table:number-columns-repeated="5" table:style-name="ce17"/>
          <table:table-cell table:number-columns-repeated="16373"/>
        </table:table-row>
        <table:table-row table:style-name="ro13">
          <table:table-cell/>
          <table:table-cell office:value-type="string" table:style-name="ce25">
            <office:annotation draw:style-name="a7" svg:x="4.64583333333333in" svg:y="3.97916666666667in" svg:width="3.6875in" svg:height="1.41666666666667in">
              <dc:creator>ccabmstopher</dc:creator>
              <text:p><text:span text:style-name="T1">Please enter the name and position/job title of the senior leader signing-off this template.</text:span></text:p>
              <text:p><text:span text:style-name="T1"/></text:p>
              <text:p/>
            </office:annotation>
            <text:p>Name:</text:p>
          </table:table-cell>
          <table:table-cell office:value-type="string" table:number-columns-spanned="4" table:number-rows-spanned="1" table:style-name="ce199">
            <text:p>Jon Roberts</text:p>
          </table:table-cell>
          <table:covered-table-cell table:number-columns-repeated="3"/>
          <table:table-cell office:value-type="string" table:style-name="ce63">
            <text:p>Position:</text:p>
          </table:table-cell>
          <table:table-cell office:value-type="string" table:number-columns-spanned="4" table:number-rows-spanned="1" table:style-name="ce199">
            <text:p>ASD Deputy Director</text:p>
          </table:table-cell>
          <table:covered-table-cell table:number-columns-repeated="3"/>
          <table:table-cell table:number-columns-repeated="16373"/>
        </table:table-row>
        <table:table-row table:style-name="ro8">
          <table:table-cell/>
          <table:table-cell table:style-name="ce18"/>
          <table:table-cell table:number-columns-repeated="4" table:style-name="ce16"/>
          <table:table-cell table:number-columns-repeated="5" table:style-name="ce17"/>
          <table:table-cell table:number-columns-repeated="16373"/>
        </table:table-row>
        <table:table-row table:style-name="ro14">
          <table:table-cell/>
          <table:table-cell office:value-type="string" table:number-columns-spanned="1" table:number-rows-spanned="16" table:style-name="ce116">
            <office:annotation draw:style-name="a8" svg:x="4.64583333333333in" svg:y="4.80208333333333in" svg:width="3.02083333333333in" svg:height="1.96875in">
              <dc:creator>ccabmstopher</dc:creator>
              <text:p><text:span text:style-name="T1">Please enter additional clarifying comments in this box. If necessary, a separate sheet may be supplied.</text:span></text:p>
            </office:annotation>
            <text:p>Additional commentary:</text:p>
            <text:p><text:span text:style-name="T4">(to include comments where organisations<text:s/></text:span></text:p>
            <text:p><text:span text:style-name="T4">have not returned information)</text:span></text:p>
          </table:table-cell>
          <table:table-cell table:number-columns-spanned="9" table:number-rows-spanned="16" table:style-name="ce200"/>
          <table:covered-table-cell table:number-columns-repeated="8"/>
          <table:table-cell table:number-columns-repeated="16373"/>
        </table:table-row>
        <table:table-row table:number-rows-repeated="15" table:style-name="ro15">
          <table:table-cell/>
          <table:covered-table-cell/>
          <table:covered-table-cell/>
          <table:covered-table-cell table:number-columns-repeated="8"/>
          <table:table-cell table:number-columns-repeated="16373"/>
        </table:table-row>
        <table:table-row table:number-rows-repeated="1048538" table:style-name="ro6">
          <table:table-cell table:number-columns-repeated="16384"/>
        </table:table-row>
      </table:table>
      <table:table table:name="Data_fields" table:style-name="ta3">
        <table:table-column table:style-name="co12" table:default-cell-style-name="ce6"/>
        <table:table-column table:style-name="co13" table:default-cell-style-name="ce7"/>
        <table:table-column table:style-name="co14" table:default-cell-style-name="ce6"/>
        <table:table-column table:style-name="co15" table:default-cell-style-name="ce9"/>
        <table:table-column table:style-name="co5" table:number-columns-repeated="16380" table:default-cell-style-name="ce6"/>
        <table:table-row table:style-name="ro16">
          <table:table-cell office:value-type="string" table:number-columns-spanned="4" table:number-rows-spanned="1" table:style-name="ce146">
            <text:p>This sheet contains details of what information is required in each data field<text:s/></text:p>
          </table:table-cell>
          <table:covered-table-cell table:number-columns-repeated="3"/>
          <table:table-cell table:number-columns-repeated="16380"/>
        </table:table-row>
        <table:table-row table:style-name="ro17">
          <table:table-cell office:value-type="string" table:number-columns-spanned="3" table:number-rows-spanned="1" table:style-name="ce148">
            <text:p>Field</text:p>
          </table:table-cell>
          <table:covered-table-cell table:number-columns-repeated="2"/>
          <table:table-cell office:value-type="string" table:style-name="ce20">
            <text:p>Information required</text:p>
          </table:table-cell>
          <table:table-cell table:number-columns-repeated="16380"/>
        </table:table-row>
        <table:table-row table:style-name="ro18">
          <table:table-cell office:value-type="string" table:number-columns-spanned="3" table:number-rows-spanned="1" table:content-validation-name="val3" table:style-name="ce149">
            <text:p>Organisation name</text:p>
          </table:table-cell>
          <table:covered-table-cell table:number-columns-repeated="2"/>
          <table:table-cell office:value-type="string" table:style-name="ce33">
            <text:p>Select from the dropdown list. If your organisation is not shown, please select 'OTHER' and enter full details in the 'NOTES' field. We have recently undertaken an exercise to establish the full list of central government organisations in scope for this exercise. The list provided is up-to-date. However, if there have been machinery of government changes that are not reflected in the list, please provide additional information in the 'NOTES' field as appropriate.</text:p>
            <text:p>NB: Organisations no longer in existence - where this is the case, departments should provide as much information as possible. It is important that departments are able to establish robust baseline figures for this key management information.<text:s/></text:p>
          </table:table-cell>
          <table:table-cell table:number-columns-repeated="16380"/>
        </table:table-row>
        <table:table-row table:style-name="ro19">
          <table:table-cell office:value-type="string" table:number-columns-spanned="3" table:number-rows-spanned="1" table:content-validation-name="val3" table:style-name="ce149">
            <text:p><text:a xlink:href="#'Cover sheet'.A1">Organisation<text:s/><text:line-break/>type</text:a></text:p>
          </table:table-cell>
          <table:covered-table-cell table:number-columns-repeated="2"/>
          <table:table-cell office:value-type="string" table:style-name="ce33">
            <text:p>Select from the dropdown list. If your organisation type is not shown, please select 'OTHER' and enter full details in the 'Notes' field. NB: Where your organisation is known both as an executive agency and say, a trading fund, public corporation, or regulator etc, then please select executive agency and add further details in the 'NOTES' field as appropriate.</text:p>
          </table:table-cell>
          <table:table-cell table:number-columns-repeated="16380"/>
        </table:table-row>
        <table:table-row table:style-name="ro20">
          <table:table-cell office:value-type="string" table:number-columns-spanned="3" table:number-rows-spanned="1" table:content-validation-name="val3" table:style-name="ce149">
            <text:p><text:a xlink:href="#Contents.A1">Main, parent or<text:s/><text:line-break/>sponsoring department:<text:s/></text:a></text:p>
          </table:table-cell>
          <table:covered-table-cell table:number-columns-repeated="2"/>
          <table:table-cell office:value-type="string" table:style-name="ce33">
            <text:p>Please use the drop down list to select the name of your organisation's Main/Parent/Sponsoring department. If your Main/Parent/Sponsoring department is not listed or incorrectly identified, please select 'OTHER' from the drop down list and provide details in the 'NOTES' field.</text:p>
          </table:table-cell>
          <table:table-cell table:number-columns-repeated="16380"/>
        </table:table-row>
        <table:table-row table:style-name="ro21">
          <table:table-cell office:value-type="string" table:number-columns-spanned="1" table:number-rows-spanned="14" table:style-name="ce201">
            <text:p>Payroll staff</text:p>
          </table:table-cell>
          <table:table-cell office:value-type="string" table:number-columns-spanned="1" table:number-rows-spanned="2" table:style-name="ce139">
            <text:p>AA/AO</text:p>
          </table:table-cell>
          <table:table-cell office:value-type="string" table:style-name="ce79">
            <text:p>Headcount</text:p>
          </table:table-cell>
          <table:table-cell office:value-type="string" table:style-name="ce34">
            <text:p>Please enter the number of payroll AO/AA staff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2">
          <table:covered-table-cell/>
          <table:covered-table-cell/>
          <table:table-cell office:value-type="string" table:style-name="ce79">
            <text:p>Full-time<text:s/></text:p>
            <text:p>equivalent</text:p>
          </table:table-cell>
          <table:table-cell office:value-type="string" table:style-name="ce34">
            <text:p>Please enter the number of payroll full-time equivalent (FTE) AO/AA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1">
          <table:covered-table-cell/>
          <table:table-cell office:value-type="string" table:number-columns-spanned="1" table:number-rows-spanned="2" table:style-name="ce139">
            <text:p>EO</text:p>
          </table:table-cell>
          <table:table-cell office:value-type="string" table:style-name="ce79">
            <text:p>Headcount</text:p>
          </table:table-cell>
          <table:table-cell office:value-type="string" table:style-name="ce34">
            <text:p>Please enter the number of payroll EO staff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2">
          <table:covered-table-cell/>
          <table:covered-table-cell/>
          <table:table-cell office:value-type="string" table:style-name="ce79">
            <text:p>Full-time<text:s/></text:p>
            <text:p>equivalent</text:p>
          </table:table-cell>
          <table:table-cell office:value-type="string" table:style-name="ce34">
            <text:p>Please enter the number of payroll full-time equivalent (FTE) EO staff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3">
          <table:covered-table-cell/>
          <table:table-cell office:value-type="string" table:number-columns-spanned="1" table:number-rows-spanned="2" table:style-name="ce139">
            <text:p>SEO/HEO</text:p>
          </table:table-cell>
          <table:table-cell office:value-type="string" table:style-name="ce79">
            <text:p>Headcount</text:p>
          </table:table-cell>
          <table:table-cell office:value-type="string" table:style-name="ce34">
            <text:p>Please enter the number of payroll SEO/HEO staff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2">
          <table:covered-table-cell/>
          <table:covered-table-cell/>
          <table:table-cell office:value-type="string" table:style-name="ce79">
            <text:p>Full-time<text:s/></text:p>
            <text:p>equivalent</text:p>
          </table:table-cell>
          <table:table-cell office:value-type="string" table:style-name="ce34">
            <text:p>Please enter the number of payroll full-time equivalent (FTE) SEO/HEO staff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4">
          <table:covered-table-cell/>
          <table:table-cell office:value-type="string" table:number-columns-spanned="1" table:number-rows-spanned="2" table:style-name="ce139">
            <text:p>Grade 6/7</text:p>
          </table:table-cell>
          <table:table-cell office:value-type="string" table:style-name="ce79">
            <text:p>Headcount</text:p>
          </table:table-cell>
          <table:table-cell office:value-type="string" table:style-name="ce34">
            <text:p>Please enter the number of payroll Grade 6/7 staff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2">
          <table:covered-table-cell/>
          <table:covered-table-cell/>
          <table:table-cell office:value-type="string" table:style-name="ce79">
            <text:p>Full-time<text:s/></text:p>
            <text:p>equivalent</text:p>
          </table:table-cell>
          <table:table-cell office:value-type="string" table:style-name="ce34">
            <text:p>Please enter the number of payroll full-time equivalent (FTE) Grade 6/7 staff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2">
          <table:covered-table-cell/>
          <table:table-cell office:value-type="string" table:number-columns-spanned="1" table:number-rows-spanned="2" table:style-name="ce139">
            <text:p>SCS level</text:p>
          </table:table-cell>
          <table:table-cell office:value-type="string" table:style-name="ce79">
            <text:p>Headcount</text:p>
          </table:table-cell>
          <table:table-cell office:value-type="string" table:style-name="ce34">
            <text:p>Please enter the number of payroll Senior Civil Servants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2">
          <table:covered-table-cell/>
          <table:covered-table-cell/>
          <table:table-cell office:value-type="string" table:style-name="ce79">
            <text:p>Full-time<text:s/></text:p>
            <text:p>equivalent</text:p>
          </table:table-cell>
          <table:table-cell office:value-type="string" table:style-name="ce34">
            <text:p>Please enter the number of payroll full-time equivalent (FTE) Senior Civil Servants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2">
          <table:covered-table-cell/>
          <table:table-cell office:value-type="string" table:number-columns-spanned="1" table:number-rows-spanned="2" table:style-name="ce139">
            <text:p>Other, unknown, or unspecified</text:p>
          </table:table-cell>
          <table:table-cell office:value-type="string" table:style-name="ce79">
            <text:p>Headcount</text:p>
          </table:table-cell>
          <table:table-cell office:value-type="string" table:style-name="ce34">
            <text:p>Please enter the number of payroll unspecified grade staff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2">
          <table:covered-table-cell/>
          <table:covered-table-cell/>
          <table:table-cell office:value-type="string" table:style-name="ce79">
            <text:p>Full-time<text:s/></text:p>
            <text:p>equivalent</text:p>
          </table:table-cell>
          <table:table-cell office:value-type="string" table:style-name="ce34">
            <text:p>Please enter the number of payroll full-time equivalent (FTE) unspecified grade staff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5">
          <table:covered-table-cell/>
          <table:table-cell office:value-type="string" table:number-columns-spanned="1" table:number-rows-spanned="2" table:content-validation-name="val3" table:style-name="ce139">
            <text:p>Total</text:p>
            <text:p>Employees</text:p>
          </table:table-cell>
          <table:table-cell office:value-type="string" table:style-name="ce79">
            <text:p>Headcount</text:p>
          </table:table-cell>
          <table:table-cell office:value-type="string" table:style-name="ce11">
            <text:p>These cells have formula - please do not enter data</text:p>
          </table:table-cell>
          <table:table-cell table:number-columns-repeated="16380"/>
        </table:table-row>
        <table:table-row table:style-name="ro26">
          <table:covered-table-cell/>
          <table:covered-table-cell/>
          <table:table-cell office:value-type="string" table:style-name="ce79">
            <text:p>Full-time<text:s/></text:p>
            <text:p>equivalent</text:p>
          </table:table-cell>
          <table:table-cell office:value-type="string" table:style-name="ce11">
            <text:p>These cells have formula - please do not enter data</text:p>
          </table:table-cell>
          <table:table-cell table:number-columns-repeated="16380"/>
        </table:table-row>
        <table:table-row table:style-name="ro27">
          <table:table-cell office:value-type="string" table:number-columns-spanned="1" table:number-rows-spanned="10" table:content-validation-name="val3" table:style-name="ce202">
            <text:p>Number of non-payroll staff<text:s/></text:p>
            <text:p>(contingent labour and consultants/consultancy)</text:p>
          </table:table-cell>
          <table:table-cell office:value-type="string" table:number-columns-spanned="1" table:number-rows-spanned="2" table:style-name="ce139">
            <text:p>Agency staff<text:s/></text:p>
            <text:p>(clerical/admin)</text:p>
          </table:table-cell>
          <table:table-cell office:value-type="string" table:style-name="ce79">
            <text:p>Headcount</text:p>
          </table:table-cell>
          <table:table-cell office:value-type="string" table:style-name="ce8">
            <text:p>Please enter the number of non-payroll agency (clerical/admin) staff working in your organisation as at the reference date. NB: Where you are unable to disaggregate staff between headcount and FTE, then the same figure should be entered in both fields. Cells have in-built validations to ensure consistent data is entered.</text:p>
          </table:table-cell>
          <table:table-cell table:number-columns-repeated="16380"/>
        </table:table-row>
        <table:table-row table:style-name="ro28">
          <table:covered-table-cell/>
          <table:covered-table-cell/>
          <table:table-cell office:value-type="string" table:style-name="ce79">
            <text:p>Full-time<text:s/></text:p>
            <text:p>equivalent</text:p>
          </table:table-cell>
          <table:table-cell office:value-type="string" table:style-name="ce8">
            <text:p>Please enter the FTE number of non-payroll agency (clerical/admin) staff working in your organisation as at the reference date. For FTE definition please refer to the 'ONS headcount methodology' sheet. NB: Where you are unable to disaggregate staff between headcount and FTE, then the same figure should be entered in both fields. Cells have in-built validations to ensure consistent data is entered.</text:p>
          </table:table-cell>
          <table:table-cell table:number-columns-repeated="16380"/>
        </table:table-row>
        <table:table-row table:style-name="ro27">
          <table:covered-table-cell/>
          <table:table-cell office:value-type="string" table:number-columns-spanned="1" table:number-rows-spanned="2" table:style-name="ce139">
            <text:p>Interim managers</text:p>
          </table:table-cell>
          <table:table-cell office:value-type="string" table:style-name="ce79">
            <text:p>Headcount</text:p>
          </table:table-cell>
          <table:table-cell office:value-type="string" table:style-name="ce8">
            <text:p>Please enter the number of interim managers working in your organisation as at the reference date. NB: Where you are unable to disaggregate staff between headcount and FTE, then the same figure should be entered in both fields. Cells have in-built validations to ensure consistent data is entered.</text:p>
          </table:table-cell>
          <table:table-cell table:number-columns-repeated="16380"/>
        </table:table-row>
        <table:table-row table:style-name="ro29">
          <table:covered-table-cell/>
          <table:covered-table-cell/>
          <table:table-cell office:value-type="string" table:style-name="ce79">
            <text:p>Full-time<text:s/></text:p>
            <text:p>equivalent</text:p>
          </table:table-cell>
          <table:table-cell office:value-type="string" table:style-name="ce8">
            <text:p>Please enter the FTE number of interim managers working in your organisation as at the reference date. For FTE definition please refer to the 'ONS headcount methodology' sheet. NB: Where you are unable to disaggregate staff between headcount and FTE, then the same figure should be entered in both fields. Cells have in-built validations to ensure consistent data is entered.</text:p>
          </table:table-cell>
          <table:table-cell table:number-columns-repeated="16380"/>
        </table:table-row>
        <table:table-row table:style-name="ro27">
          <table:covered-table-cell/>
          <table:table-cell office:value-type="string" table:number-columns-spanned="1" table:number-rows-spanned="2" table:style-name="ce139">
            <text:p>Specialist Contractors</text:p>
          </table:table-cell>
          <table:table-cell office:value-type="string" table:style-name="ce79">
            <text:p>Headcount</text:p>
          </table:table-cell>
          <table:table-cell office:value-type="string" table:style-name="ce8">
            <text:p>Please enter the number of specialist contractors working in your organisation as at the reference date. NB: Where you are unable to disaggregate staff between headcount and FTE, then the same figure should be entered in both fields. Cells have in-built validations to ensure consistent data is entered.</text:p>
          </table:table-cell>
          <table:table-cell table:number-columns-repeated="16380"/>
        </table:table-row>
        <table:table-row table:style-name="ro29">
          <table:covered-table-cell/>
          <table:covered-table-cell/>
          <table:table-cell office:value-type="string" table:style-name="ce79">
            <text:p>Full-time<text:s/></text:p>
            <text:p>equivalent</text:p>
          </table:table-cell>
          <table:table-cell office:value-type="string" table:style-name="ce8">
            <text:p>Please enter the FTE number of specialist contractors working in your organisation as at the reference date. For FTE definition please refer to the 'ONS headcount methodology' sheet. NB: Where you are unable to disaggregate staff between headcount and FTE, then the same figure should be entered in both fields. Cells have in-built validations to ensure consistent data is entered.</text:p>
          </table:table-cell>
          <table:table-cell table:number-columns-repeated="16380"/>
        </table:table-row>
        <table:table-row table:style-name="ro27">
          <table:covered-table-cell/>
          <table:table-cell office:value-type="string" table:number-columns-spanned="1" table:number-rows-spanned="2" table:style-name="ce139">
            <text:p>Consultants/</text:p>
            <text:p>consultancy</text:p>
          </table:table-cell>
          <table:table-cell office:value-type="string" table:style-name="ce79">
            <text:p>Headcount</text:p>
          </table:table-cell>
          <table:table-cell office:value-type="string" table:style-name="ce8">
            <text:p>Please enter the number of consultants working in your organisation as at the reference date. NB: Where you are unable to disaggregate staff between headcount and FTE, then the same figure should be entered in both fields. Cells have in-built validations to ensure consistent data is entered.</text:p>
          </table:table-cell>
          <table:table-cell table:number-columns-repeated="16380"/>
        </table:table-row>
        <table:table-row table:style-name="ro30">
          <table:covered-table-cell/>
          <table:covered-table-cell/>
          <table:table-cell office:value-type="string" table:style-name="ce79">
            <text:p>Full-time<text:s/></text:p>
            <text:p>equivalent</text:p>
          </table:table-cell>
          <table:table-cell office:value-type="string" table:style-name="ce8">
            <text:p>Please enter the FTE number of consultants working in your organisation as at the reference date. For FTE definition please refer to the 'ONS headcount methodology' sheet. NB: Where you are unable to disaggregate staff between headcount and FTE, then the same figure should be entered in both fields. Cells have in-built validations to ensure consistent data is entered.</text:p>
          </table:table-cell>
          <table:table-cell table:number-columns-repeated="16380"/>
        </table:table-row>
        <table:table-row table:style-name="ro31">
          <table:covered-table-cell/>
          <table:table-cell office:value-type="string" table:number-columns-spanned="1" table:number-rows-spanned="2" table:style-name="ce139">
            <text:p>Total</text:p>
          </table:table-cell>
          <table:table-cell office:value-type="string" table:style-name="ce79">
            <text:p>Headcount</text:p>
          </table:table-cell>
          <table:table-cell office:value-type="string" table:style-name="ce11">
            <text:p>These cells have formulae - please do not enter data</text:p>
          </table:table-cell>
          <table:table-cell table:number-columns-repeated="16380"/>
        </table:table-row>
        <table:table-row table:style-name="ro26">
          <table:covered-table-cell/>
          <table:covered-table-cell/>
          <table:table-cell office:value-type="string" table:style-name="ce79">
            <text:p>Full-time<text:s/></text:p>
            <text:p>equivalent</text:p>
          </table:table-cell>
          <table:table-cell office:value-type="string" table:style-name="ce11">
            <text:p>These cells have formulae - please do not enter data</text:p>
          </table:table-cell>
          <table:table-cell table:number-columns-repeated="16380"/>
        </table:table-row>
        <table:table-row table:style-name="ro32">
          <table:table-cell office:value-type="string" table:number-columns-spanned="2" table:number-rows-spanned="2" table:content-validation-name="val3" table:style-name="ce139">
            <text:p>Grand Total<text:s/></text:p>
            <text:p>(workforce numbers)</text:p>
          </table:table-cell>
          <table:covered-table-cell/>
          <table:table-cell office:value-type="string" table:content-validation-name="val3" table:style-name="ce79">
            <text:p>Headcount</text:p>
          </table:table-cell>
          <table:table-cell office:value-type="string" table:style-name="ce11">
            <text:p>These cells have formulae - please do not enter data</text:p>
          </table:table-cell>
          <table:table-cell table:number-columns-repeated="16380"/>
        </table:table-row>
        <table:table-row table:style-name="ro32">
          <table:covered-table-cell/>
          <table:covered-table-cell/>
          <table:table-cell office:value-type="string" table:content-validation-name="val3" table:style-name="ce79">
            <text:p>Full-time<text:s/></text:p>
            <text:p>equivalent</text:p>
          </table:table-cell>
          <table:table-cell office:value-type="string" table:style-name="ce11">
            <text:p>These cells have formulae - please do not enter data</text:p>
          </table:table-cell>
          <table:table-cell table:number-columns-repeated="16380"/>
        </table:table-row>
        <table:table-row table:style-name="ro33">
          <table:table-cell office:value-type="string" table:number-columns-spanned="1" table:number-rows-spanned="7" table:style-name="ce164">
            <text:p>Payroll staff costs</text:p>
          </table:table-cell>
          <table:table-cell office:value-type="string" table:number-columns-spanned="2" table:number-rows-spanned="1" table:style-name="ce164">
            <text:p>Salary</text:p>
          </table:table-cell>
          <table:covered-table-cell/>
          <table:table-cell office:value-type="string" table:number-columns-spanned="1" table:number-rows-spanned="6" table:style-name="ce203">
            <text:p>Please refer to the HMT Guidance provided separately. NB: Whilst the basic methodology is the same as that used for the HMT remit process - we are asking for paybill information broken down by the same elements - there are some differences:</text:p>
            <text:p>• Frequency – we are asking for monthly information</text:p>
            <text:p>• Detail – we require organisational level detail (not just an aggregate picture)</text:p>
            <text:p>• Scope – we include the Senior Civil Service</text:p>
            <text:p>Organisations should of course ensure that information supplied for both collections aligns as appropriate bearing in mind the differences noted above.</text:p>
            <text:p/>
          </table:table-cell>
          <table:table-cell table:number-columns-repeated="16380"/>
        </table:table-row>
        <table:table-row table:style-name="ro33">
          <table:covered-table-cell/>
          <table:table-cell office:value-type="string" table:number-columns-spanned="2" table:number-rows-spanned="1" table:style-name="ce164">
            <text:p>Allowances</text:p>
          </table:table-cell>
          <table:covered-table-cell/>
          <table:covered-table-cell/>
          <table:table-cell table:number-columns-repeated="16380"/>
        </table:table-row>
        <table:table-row table:style-name="ro33">
          <table:covered-table-cell/>
          <table:table-cell office:value-type="string" table:number-columns-spanned="2" table:number-rows-spanned="1" table:style-name="ce164">
            <text:p>Non-consolidated performance payments</text:p>
          </table:table-cell>
          <table:covered-table-cell/>
          <table:covered-table-cell/>
          <table:table-cell table:number-columns-repeated="16380"/>
        </table:table-row>
        <table:table-row table:style-name="ro33">
          <table:covered-table-cell/>
          <table:table-cell office:value-type="string" table:number-columns-spanned="2" table:number-rows-spanned="1" table:style-name="ce164">
            <text:p>Overtime</text:p>
          </table:table-cell>
          <table:covered-table-cell/>
          <table:covered-table-cell/>
          <table:table-cell table:number-columns-repeated="16380"/>
        </table:table-row>
        <table:table-row table:style-name="ro33">
          <table:covered-table-cell/>
          <table:table-cell office:value-type="string" table:number-columns-spanned="2" table:number-rows-spanned="1" table:style-name="ce164">
            <text:p>Employer pension contributions</text:p>
          </table:table-cell>
          <table:covered-table-cell/>
          <table:covered-table-cell/>
          <table:table-cell table:number-columns-repeated="16380"/>
        </table:table-row>
        <table:table-row table:style-name="ro32">
          <table:covered-table-cell/>
          <table:table-cell office:value-type="string" table:number-columns-spanned="2" table:number-rows-spanned="1" table:style-name="ce164">
            <text:p>Employer national insurance contributions</text:p>
          </table:table-cell>
          <table:covered-table-cell/>
          <table:covered-table-cell/>
          <table:table-cell table:number-columns-repeated="16380"/>
        </table:table-row>
        <table:table-row table:style-name="ro32">
          <table:covered-table-cell/>
          <table:table-cell office:value-type="string" table:number-columns-spanned="2" table:number-rows-spanned="1" table:style-name="ce164">
            <text:p>Total Pay Bill of Payroll Staff</text:p>
          </table:table-cell>
          <table:covered-table-cell/>
          <table:table-cell office:value-type="string" table:style-name="ce11">
            <text:p>These cells have formulae - please do not enter data</text:p>
          </table:table-cell>
          <table:table-cell table:number-columns-repeated="16380"/>
        </table:table-row>
        <table:table-row table:style-name="ro34">
          <table:table-cell office:value-type="string" table:number-columns-spanned="1" table:number-rows-spanned="3" table:style-name="ce164">
            <text:p>Non-Payroll staff (contingent labour/consultancy) costs</text:p>
          </table:table-cell>
          <table:table-cell office:value-type="string" table:number-columns-spanned="2" table:number-rows-spanned="1" table:style-name="ce136">
            <text:p>Total monthly cost of contingent labour: agency (clerical and admin) staff, interim managers and specialist contractors</text:p>
          </table:table-cell>
          <table:covered-table-cell/>
          <table:table-cell office:value-type="string" table:style-name="ce10">
            <text:p>Please provide the monthly spend for your agency staff, interim managers and specialist contractors.</text:p>
          </table:table-cell>
          <table:table-cell table:number-columns-repeated="16380"/>
        </table:table-row>
        <table:table-row table:style-name="ro35">
          <table:covered-table-cell/>
          <table:table-cell office:value-type="string" table:number-columns-spanned="2" table:number-rows-spanned="1" table:style-name="ce136">
            <text:p>Total monthly cost of consultants/</text:p>
            <text:p>consultancy</text:p>
          </table:table-cell>
          <table:covered-table-cell/>
          <table:table-cell office:value-type="string" table:style-name="ce10">
            <text:p>Please provide the monthly spend for your consultants/consultancy services. This figure should align with the information provided to Cabinet Office colleagues who are collecting disaggregated consultancy (by category) spend each month.</text:p>
          </table:table-cell>
          <table:table-cell table:number-columns-repeated="16380"/>
        </table:table-row>
        <table:table-row table:style-name="ro35">
          <table:covered-table-cell/>
          <table:table-cell office:value-type="string" table:number-columns-spanned="2" table:number-rows-spanned="1" table:style-name="ce136">
            <text:p>Total non-payroll (CCL) staff costs</text:p>
          </table:table-cell>
          <table:covered-table-cell/>
          <table:table-cell office:value-type="string" table:style-name="ce11">
            <text:p>These cells have formulae - please do not enter data</text:p>
          </table:table-cell>
          <table:table-cell table:number-columns-repeated="16380"/>
        </table:table-row>
        <table:table-row table:style-name="ro36">
          <table:table-cell office:value-type="string" table:number-columns-spanned="3" table:number-rows-spanned="1" table:style-name="ce149">
            <text:p>Grand Total paybill/staffing (payroll and non-payroll) costs</text:p>
          </table:table-cell>
          <table:covered-table-cell table:number-columns-repeated="2"/>
          <table:table-cell office:value-type="string" table:style-name="ce11">
            <text:p>These cells have formulae - please do not enter data</text:p>
          </table:table-cell>
          <table:table-cell table:number-columns-repeated="16380"/>
        </table:table-row>
        <table:table-row table:style-name="ro35">
          <table:table-cell office:value-type="string" table:number-columns-spanned="3" table:number-rows-spanned="1" table:content-validation-name="val3" table:style-name="ce136">
            <text:p>Comments</text:p>
            <text:p>(NB: These will be published alongside your row of data)</text:p>
          </table:table-cell>
          <table:covered-table-cell table:number-columns-repeated="2"/>
          <table:table-cell office:value-type="string" table:style-name="ce10">
            <text:p>Please enter any clarifying notes that you<text:s/><text:span text:style-name="T3">wish to include alongside your published data</text:span></text:p>
          </table:table-cell>
          <table:table-cell table:number-columns-repeated="16380"/>
        </table:table-row>
        <table:table-row table:style-name="ro9">
          <table:table-cell office:value-type="string" table:number-columns-spanned="3" table:number-rows-spanned="1" table:content-validation-name="val3" table:style-name="ce136">
            <text:p>Notes for Cabinet Office</text:p>
            <text:p>(Not for publication)</text:p>
          </table:table-cell>
          <table:covered-table-cell table:number-columns-repeated="2"/>
          <table:table-cell office:value-type="string" table:style-name="ce10">
            <text:p>Please enter notes for Cabinet Office in respect of the data supplied (will not be published).</text:p>
          </table:table-cell>
          <table:table-cell table:number-columns-repeated="16380"/>
        </table:table-row>
        <table:table-row table:number-rows-repeated="1048532" table:style-name="ro31">
          <table:table-cell table:number-columns-repeated="16384"/>
        </table:table-row>
      </table:table>
      <table:table table:name="Data_sheet" table:style-name="ta4">
        <table:table-column table:style-name="co16" table:default-cell-style-name="ce4"/>
        <table:table-column table:style-name="co17" table:default-cell-style-name="ce4"/>
        <table:table-column table:style-name="co18" table:default-cell-style-name="ce4"/>
        <table:table-column table:style-name="co19" table:number-columns-repeated="12" table:default-cell-style-name="ce4"/>
        <table:table-column table:style-name="co20" table:number-columns-repeated="2" table:default-cell-style-name="ce3"/>
        <table:table-column table:style-name="co19" table:number-columns-repeated="6" table:default-cell-style-name="ce3"/>
        <table:table-column table:style-name="co12" table:number-columns-repeated="2" table:default-cell-style-name="ce3"/>
        <table:table-column table:style-name="co19" table:number-columns-repeated="2" table:default-cell-style-name="ce3"/>
        <table:table-column table:style-name="co21" table:number-columns-repeated="2" table:default-cell-style-name="ce3"/>
        <table:table-column table:style-name="co22" table:number-columns-repeated="7" table:default-cell-style-name="ce3"/>
        <table:table-column table:style-name="co23" table:number-columns-repeated="3" table:default-cell-style-name="ce3"/>
        <table:table-column table:style-name="co24" table:default-cell-style-name="ce3"/>
        <table:table-column table:style-name="co25" table:default-cell-style-name="ce3"/>
        <table:table-column table:style-name="co26" table:default-cell-style-name="ce3"/>
        <table:table-column table:style-name="co5" table:number-columns-repeated="16342" table:default-cell-style-name="ce3"/>
        <table:table-row table:style-name="ro37">
          <table:table-cell table:number-columns-repeated="42" table:style-name="ce50"/>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style-name="ro38">
          <table:table-cell office:value-type="string" table:number-columns-spanned="8" table:number-rows-spanned="1" table:style-name="ce205">
            <text:p>Please read the additional data fields descriptions<text:s/><text:span text:style-name="T10">before</text:span><text:span text:style-name="T11"><text:s/>entering information into this template. Completed templates must be returned to your organisation's main, parent or sponsoring department. They will provide one return to Cabinet Office capturing information for all their relevant organisations.</text:span></text:p>
            <text:p><text:span text:style-name="T11">(NB: This data sheet is password protected. Contact Cabinet Office if you require the password.</text:span></text:p>
          </table:table-cell>
          <table:covered-table-cell table:number-columns-repeated="7"/>
          <table:table-cell table:style-name="ce50">
            <draw:custom-shape svg:x="0.41667in" svg:y="0.24306in" svg:width="2.36848in" svg:height="1.16898in" draw:z-index="1" draw:id="id0" draw:style-name="a11" draw:name="Right Arrow 1">
              <svg:title/>
              <svg:desc/>
              <text:p text:style-name="a10" text:class-names="" text:cond-style-name=""><text:span text:style-name="a9" text:class-names="">Please scroll along for additional fields</text:span></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6270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number-columns-repeated="33" table:style-name="ce50"/>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style-name="ro37">
          <table:table-cell table:number-columns-repeated="42" table:style-name="ce50"/>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style-name="ro15">
          <table:table-cell office:value-type="string" table:number-columns-spanned="1" table:number-rows-spanned="3" table:content-validation-name="val6" table:style-name="ce192">
            <office:annotation draw:style-name="a12" svg:x="0.833333333333333in" svg:y="0.916666666666667in" svg:width="1.22916666666667in" svg:height="0.885416666666667in">
              <dc:creator>ccabmstopher</dc:creator>
              <text:p><text:span text:style-name="T5">Included in this template is an up-to-date list (as of 31 October 2016) of all organisations that are in scope for this exercise.</text:span></text:p>
              <text:p><text:span text:style-name="T5"/></text:p>
              <text:p><text:span text:style-name="T5">Use the drop down list to select your organisation.</text:span></text:p>
            </office:annotation>
            <text:p>Organisation name</text:p>
          </table:table-cell>
          <table:table-cell office:value-type="string" table:number-columns-spanned="1" table:number-rows-spanned="3" table:content-validation-name="val6" table:style-name="ce206">
            <office:annotation draw:style-name="a13" svg:x="1.47916666666667in" svg:y="0.916666666666667in" svg:width="1.1875in" svg:height="1.02083333333333in">
              <dc:creator>ccabmstopher</dc:creator>
              <text:p><text:span text:style-name="T5">Included in this template is an up-to-date list (as of 31 October 2016) of all organisations together with their appropriate organisation type.</text:span></text:p>
              <text:p><text:span text:style-name="T5"/></text:p>
              <text:p><text:span text:style-name="T5">Use the drop down list to select your organisation type.</text:span></text:p>
            </office:annotation>
            <text:p>Organisation<text:s/></text:p>
            <text:p>type</text:p>
          </table:table-cell>
          <table:table-cell office:value-type="string" table:number-columns-spanned="1" table:number-rows-spanned="3" table:content-validation-name="val6" table:style-name="ce206">
            <office:annotation draw:style-name="a14" svg:x="2.21875in" svg:y="0.916666666666667in" svg:width="1.94791666666667in" svg:height="1.02083333333333in">
              <dc:creator>ccabmstopher</dc:creator>
              <text:p><text:span text:style-name="T5">Included in this template is an up-to-date list (as of 31 October 2016) of all organisations together with their appropriate main/parent/sponsoring department.</text:span></text:p>
              <text:p><text:span text:style-name="T5"/></text:p>
              <text:p><text:span text:style-name="T5">Use the drop down list to select your main/parent/sponsoring department.</text:span></text:p>
            </office:annotation>
            <text:p>Main, parent or<text:s/></text:p>
            <text:p>sponsoring department:<text:s/></text:p>
          </table:table-cell>
          <table:table-cell office:value-type="string" table:number-columns-spanned="14" table:number-rows-spanned="1" table:style-name="ce192">
            <office:annotation draw:style-name="a15" svg:x="9.17708333333333in" svg:y="0.916666666666667in" svg:width="1.34375in" svg:height="2.05208333333333in">
              <dc:creator>ccabmstopher</dc:creator>
              <text:p><text:span text:style-name="T8">Payroll staff</text:span><text:span text:style-name="T5"><text:s/>– the number of headcount and full-time equivalent payroll staff is required, disaggregated by standard Civil Service grades/responsibility levels.<text:s text:c="2"/></text:span></text:p>
              <text:p><text:span text:style-name="T5"/></text:p>
              <text:p><text:span text:style-name="T5">Where organisations are unable to map to the standard grades, then the 'Other/unknown/unspecified' field may be used as appropriate. However, the expectation is that Civil Service organisations should map to the standard grades and that non-Civil Service organisations should do so over time.</text:span></text:p>
              <text:p><text:span text:style-name="T5"/></text:p>
              <text:p><text:span text:style-name="T5">Payroll staff in post numbers should be reported in line with the ONS standard headcount methodology <text:s/>(supplied separately).</text:span><text:span text:style-name="T6"/></text:p>
              <text:p/>
            </office:annotation>
            <text:p>Payroll staff</text:p>
          </table:table-cell>
          <table:covered-table-cell table:number-columns-repeated="13"/>
          <table:table-cell office:value-type="string" table:number-columns-spanned="10" table:number-rows-spanned="1" table:content-validation-name="val6" table:style-name="ce193">
            <office:annotation draw:style-name="a16" svg:x="14.21875in" svg:y="0.916666666666667in" svg:width="2.125in" svg:height="2.09375in">
              <dc:creator>ccabmstopher</dc:creator>
              <text:p><text:span text:style-name="T7">Non-payroll staff – the number of headcount and full-time equivalent non-payroll staff (contingent labour) is required, disaggregated by: Agency Staff (Clerical and Admin), Interim Managers, Specialist Contractors, and Consultants/Consultancy. If you are unable to provide both headcount and FTE figures, then you must enter the same figure into both fields. No fields should be left blank unless you have no staff to record under that particular category.<text:s/></text:span></text:p>
              <text:p><text:span text:style-name="T7"/></text:p>
              <text:p><text:span text:style-name="T7">NB: We appreciate that for consultants/consultancy services it is not always possible to provide a precise figure of the number of consultants working on a particular programme or project. However, all organisations should still look to provide an estimate of the headcount/FTE for each end of month snapshot reference date. Detailed definitions of the four different categories of contingent labour are provided separately.</text:span><text:span text:style-name="T6"/></text:p>
              <text:p><text:span text:style-name="T6"/></text:p>
              <text:p/>
            </office:annotation>
            <text:p>Number of non-payroll staff (contingent labour and consultants/consultancy)</text:p>
          </table:table-cell>
          <table:covered-table-cell table:number-columns-repeated="9"/>
          <table:table-cell office:value-type="string" table:number-columns-spanned="2" table:number-rows-spanned="2" table:content-validation-name="val6" table:style-name="ce204">
            <text:p>Grand Total<text:s/></text:p>
            <text:p>(workforce numbers)</text:p>
          </table:table-cell>
          <table:covered-table-cell/>
          <table:table-cell office:value-type="string" table:number-columns-spanned="7" table:number-rows-spanned="1" table:style-name="ce193">
            <office:annotation draw:style-name="a17" svg:x="20.96875in" svg:y="0.916666666666667in" svg:width="1.26041666666667in" svg:height="1.11458333333333in">
              <dc:creator>ccabmstopher</dc:creator>
              <text:p><text:span text:style-name="T7">Please refer to the HMT pay remit guidance provided separately. However, you should also refer to the FAQs and the 'Data fields' <text:s/>sheet as there are some differences between the information supplied for HMTand that required for this exercise.</text:span></text:p>
            </office:annotation>
            <text:p>Payroll staff costs</text:p>
          </table:table-cell>
          <table:covered-table-cell table:number-columns-repeated="6"/>
          <table:table-cell office:value-type="string" table:number-columns-spanned="3" table:number-rows-spanned="1" table:style-name="ce193">
            <text:p>Non-Payroll staff (contingent labour/consultancy) costs</text:p>
          </table:table-cell>
          <table:covered-table-cell table:number-columns-repeated="2"/>
          <table:table-cell office:value-type="string" table:number-columns-spanned="1" table:number-rows-spanned="3" table:style-name="ce204">
            <text:p>Grand Total paybill/staffing (payroll and non-payroll) costs</text:p>
          </table:table-cell>
          <table:table-cell office:value-type="string" table:number-columns-spanned="1" table:number-rows-spanned="3" table:content-validation-name="val6" table:style-name="ce192">
            <text:p>Comments</text:p>
            <text:p><text:span text:style-name="T2">(NB: These will be published alongside your row of information)</text:span></text:p>
          </table:table-cell>
          <table:table-cell office:value-type="string" table:number-columns-spanned="1" table:number-rows-spanned="3" table:content-validation-name="val6" table:style-name="ce192">
            <text:p>Notes for Cabinet Office</text:p>
            <text:p><text:span text:style-name="T2">(Not for publication)</text:span></text:p>
          </table:table-cell>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number-columns-repeated="16128" table:style-name="ce2"/>
        </table:table-row>
        <table:table-row table:style-name="ro39">
          <table:covered-table-cell/>
          <table:covered-table-cell/>
          <table:covered-table-cell/>
          <table:table-cell office:value-type="string" table:number-columns-spanned="2" table:number-rows-spanned="1" table:style-name="ce192">
            <office:annotation draw:style-name="a18" svg:x="3.23958333333333in" svg:y="1.02083333333333in" svg:width="1.22916666666667in" svg:height="0.520833333333333in">
              <dc:creator>ccabmstopher</dc:creator>
              <text:p><text:span text:style-name="T7">Please enter the number of administrative officers/assistants (or equivalents) on your payroll</text:span><text:span text:style-name="T6"/></text:p>
              <text:p/>
            </office:annotation>
            <text:p>AO/AA</text:p>
          </table:table-cell>
          <table:covered-table-cell/>
          <table:table-cell office:value-type="string" table:number-columns-spanned="2" table:number-rows-spanned="1" table:style-name="ce192">
            <office:annotation draw:style-name="a19" svg:x="4.23958333333333in" svg:y="1.02083333333333in" svg:width="1.22916666666667in" svg:height="0.520833333333333in">
              <dc:creator>ccabmstopher</dc:creator>
              <text:p><text:span text:style-name="T7">Please enter the number of executive officers (or equivalents) on your payroll</text:span><text:span text:style-name="T6"/></text:p>
              <text:p/>
            </office:annotation>
            <text:p>EO</text:p>
          </table:table-cell>
          <table:covered-table-cell/>
          <table:table-cell office:value-type="string" table:number-columns-spanned="2" table:number-rows-spanned="1" table:style-name="ce192">
            <office:annotation draw:style-name="a20" svg:x="5.26041666666667in" svg:y="1.16666666666667in" svg:width="1.25in" svg:height="0.489583333333333in">
              <dc:creator>ccabmstopher</dc:creator>
              <text:p><text:span text:style-name="T7">Please enter the number of senior/higher executive officers (or equivalents) on your payroll</text:span><text:span text:style-name="T6"/></text:p>
              <text:p/>
            </office:annotation>
            <text:p>SEO/HEO</text:p>
          </table:table-cell>
          <table:covered-table-cell/>
          <table:table-cell office:value-type="string" table:number-columns-spanned="2" table:number-rows-spanned="1" table:style-name="ce192">
            <office:annotation draw:style-name="a21" svg:x="6.23958333333333in" svg:y="1.02083333333333in" svg:width="1.22916666666667in" svg:height="0.520833333333333in">
              <dc:creator>ccabmstopher</dc:creator>
              <text:p><text:span text:style-name="T7">Please enter the number of grade 6/7 staff (or equivalents) on your payroll</text:span><text:span text:style-name="T6"/></text:p>
              <text:p/>
            </office:annotation>
            <text:p>Grade 6/7</text:p>
          </table:table-cell>
          <table:covered-table-cell/>
          <table:table-cell office:value-type="string" table:number-columns-spanned="2" table:number-rows-spanned="1" table:style-name="ce192">
            <office:annotation draw:style-name="a22" svg:x="7.23958333333333in" svg:y="1.02083333333333in" svg:width="1.22916666666667in" svg:height="0.520833333333333in">
              <dc:creator>ccabmstopher</dc:creator>
              <text:p><text:span text:style-name="T7">Please enter the number of Senior Civil Servants (or equivalents) on your payroll</text:span><text:span text:style-name="T6"/></text:p>
              <text:p/>
            </office:annotation>
            <text:p>SCS</text:p>
          </table:table-cell>
          <table:covered-table-cell/>
          <table:table-cell office:value-type="string" table:number-columns-spanned="2" table:number-rows-spanned="1" table:style-name="ce192">
            <office:annotation draw:style-name="a23" svg:x="8.23958333333333in" svg:y="1.02083333333333in" svg:width="1.10416666666667in" svg:height="0.322916666666667in">
              <dc:creator>ccabmstopher</dc:creator>
              <text:p><text:span text:style-name="T7">See comment on Payroll staff cell above</text:span><text:span text:style-name="T6"/></text:p>
              <text:p/>
            </office:annotation>
            <text:p>Other, unknown, or unspecified</text:p>
          </table:table-cell>
          <table:covered-table-cell/>
          <table:table-cell office:value-type="string" table:number-columns-spanned="2" table:number-rows-spanned="1" table:content-validation-name="val6" table:style-name="ce192">
            <text:p>Total</text:p>
            <text:p>Employees</text:p>
          </table:table-cell>
          <table:covered-table-cell/>
          <table:table-cell office:value-type="string" table:number-columns-spanned="2" table:number-rows-spanned="1" table:style-name="ce192">
            <office:annotation draw:style-name="a24" svg:x="10.1770833333333in" svg:y="1.02083333333333in" svg:width="2.44791666666667in" svg:height="1.46875in">
              <dc:creator>ccabmstopher</dc:creator>
              <text:p><text:span text:style-name="T9">Agency staff (clearical and admin)</text:span><text:span text:style-name="T7"/></text:p>
              <text:p><text:span text:style-name="T7">Admin &amp; Clerical agency staff are normally lower grade individuals who are actually filling in for a role within the organisational structure and are ideally used on a short term basis.<text:s text:c="6"/></text:span></text:p>
              <text:p><text:span text:style-name="T7"> normally engaged on an ad hoc or temporary basis to fulfil requirements within established posts.</text:span></text:p>
              <text:p><text:span text:style-name="T7"> involves providing cover (e.g. for a vacancy, holiday or sickness) or additional resource (e.g. for a seasonal peak in workload).<text:s text:c="7"/></text:span></text:p>
              <text:p><text:span text:style-name="T7"> may be undertaking operational or professional roles.</text:span></text:p>
              <text:p/>
            </office:annotation>
            <text:p>Agency staff<text:s/></text:p>
            <text:p>(clerical/admin)</text:p>
          </table:table-cell>
          <table:covered-table-cell/>
          <table:table-cell office:value-type="string" table:number-columns-spanned="2" table:number-rows-spanned="1" table:style-name="ce193">
            <office:annotation draw:style-name="a25" svg:x="11.1770833333333in" svg:y="1.02083333333333in" svg:width="2.04166666666667in" svg:height="2.36458333333333in">
              <dc:creator>ccabmstopher</dc:creator>
              <text:p><text:span text:style-name="T9">Interim managers</text:span><text:span text:style-name="T6"/></text:p>
              <text:p><text:span text:style-name="T7">Interims are normally middle- to senior-grade staff working in an organisation, concerned with the fulfilment of particular professional functional or senior management positions within the organisational structure (usually covering Business-as-Usual activities or providing cover for a role) and ideally engaged on a short term basis.</text:span></text:p>
              <text:p><text:span text:style-name="T7"> may involve providing cover (e.g. for a vacancy, holiday or sickness) or additional resource (e.g. for a new team until someone is recruited, or a seasonal peak in workload).<text:s/></text:span></text:p>
              <text:p><text:span text:style-name="T7"> may include Professional Interim Staff (e.g. senior qualified professionals in areas such as legal, finance, audit) and Interim Managers (including up to the most senior levels of the organisation).</text:span></text:p>
              <text:p><text:span text:style-name="T7"> likely to include a degree of organisational involvement (e.g. managing staff, representation at meetings)</text:span></text:p>
              <text:p><text:span text:style-name="T7"> typically engaged through an agency although in some cases may be engaged directly<text:s text:c="2"/></text:span><text:span text:style-name="T6"><text:s text:c="3"/></text:span></text:p>
            </office:annotation>
            <text:p>Interim managers</text:p>
          </table:table-cell>
          <table:covered-table-cell/>
          <table:table-cell office:value-type="string" table:number-columns-spanned="2" table:number-rows-spanned="1" table:style-name="ce193">
            <office:annotation draw:style-name="a26" svg:x="12.1770833333333in" svg:y="1.02083333333333in" svg:width="1.85416666666667in" svg:height="2.82291666666667in">
              <dc:creator>ccabmstopher</dc:creator>
              <text:p><text:span text:style-name="T9">Specialist Contractors</text:span></text:p>
              <text:p><text:span text:style-name="T7">Specialists are normally middle to senior grades, used to provide expertise that is not available in-house, fulfilling functional or senior positions within the organisational structure and ideally engaged on a short term basis.</text:span></text:p>
              <text:p><text:span text:style-name="T7"> may include sub-categories of Finance, HR, IT, Legal, Logistics, Marketing, Medical, Procurement, Estates, Technical and Other.</text:span></text:p>
              <text:p><text:span text:style-name="T7"> not staff substitution; specialists are used to provide additional resource, skills and expertise, not to cover vacancies etc.</text:span></text:p>
              <text:p><text:span text:style-name="T7"> should not include management functions or similar organisational involvement.</text:span></text:p>
              <text:p><text:span text:style-name="T7"> usually involved in a defined package of work or project rather than covering a day-to-day workload or defined job/ role.<text:s text:c="11"/></text:span></text:p>
              <text:p><text:span text:style-name="T7"> in some instances, may include a degree of organisational involvement (e.g. managing staff, representation at meetings)</text:span></text:p>
              <text:p><text:span text:style-name="T7"> not always provided through an agency.</text:span><text:span text:style-name="T9"/></text:p>
              <text:p><text:span text:style-name="T6"/></text:p>
              <text:p/>
            </office:annotation>
            <text:p>Specialist Contractors</text:p>
          </table:table-cell>
          <table:covered-table-cell/>
          <table:table-cell office:value-type="string" table:number-columns-spanned="2" table:number-rows-spanned="1" table:style-name="ce193">
            <office:annotation draw:style-name="a27" svg:x="13.21875in" svg:y="1.02083333333333in" svg:width="1.88541666666667in" svg:height="1.83333333333333in">
              <dc:creator>ccabmstopher</dc:creator>
              <text:p><text:span text:style-name="T9">Consultants/consultancy</text:span></text:p>
              <text:p><text:span text:style-name="T7">The provision to management of objective advice relating to strategy, structure, management or operations of an organisation, in pursuit of its purposes and objectives. Such advice will be provided outside the ‘business-as-usual’ environment when in-house skills are not available and will be time-limited. Consultancy may include the identification of options with recommendations, or assistance with (but not the delivery of) the implementation of solutions.</text:span></text:p>
              <text:p><text:span text:style-name="T7"/></text:p>
              <text:p><text:span text:style-name="T7">(see separate guidance for the various categories of consultancy)</text:span></text:p>
              <text:p><text:span text:style-name="T6"/></text:p>
              <text:p/>
            </office:annotation>
            <text:p>Consultants/consultancy</text:p>
          </table:table-cell>
          <table:covered-table-cell/>
          <table:table-cell office:value-type="string" table:number-columns-spanned="2" table:number-rows-spanned="1" table:style-name="ce192">
            <text:p>Total</text:p>
          </table:table-cell>
          <table:covered-table-cell/>
          <table:covered-table-cell/>
          <table:covered-table-cell/>
          <table:table-cell office:value-type="string" table:number-columns-spanned="1" table:number-rows-spanned="2" table:style-name="ce192">
            <office:annotation draw:style-name="a28" svg:x="16.15625in" svg:y="1.02083333333333in" svg:width="0.916666666666667in" svg:height="0.614583333333333in">
              <dc:creator>ccabmstopher</dc:creator>
              <text:p><text:span text:style-name="T7">Please refer to the HMT guidance provided separately</text:span><text:span text:style-name="T6"/></text:p>
              <text:p/>
            </office:annotation>
            <text:p>Salary</text:p>
          </table:table-cell>
          <table:table-cell office:value-type="string" table:number-columns-spanned="1" table:number-rows-spanned="2" table:style-name="ce192">
            <office:annotation draw:style-name="a29" svg:x="16.9583333333333in" svg:y="1.02083333333333in" svg:width="0.916666666666667in" svg:height="0.614583333333333in">
              <dc:creator>ccabmstopher</dc:creator>
              <text:p><text:span text:style-name="T7">Please refer to the HMT guidance provided separately</text:span><text:span text:style-name="T6"/></text:p>
              <text:p/>
            </office:annotation>
            <text:p>Allowances</text:p>
          </table:table-cell>
          <table:table-cell office:value-type="string" table:number-columns-spanned="1" table:number-rows-spanned="2" table:style-name="ce192">
            <office:annotation draw:style-name="a30" svg:x="17.7604166666667in" svg:y="1.02083333333333in" svg:width="0.916666666666667in" svg:height="0.614583333333333in">
              <dc:creator>ccabmstopher</dc:creator>
              <text:p><text:span text:style-name="T7">Please refer to the HMT guidance provided separately</text:span><text:span text:style-name="T6"/></text:p>
              <text:p/>
            </office:annotation>
            <text:p>Non-consolidated performance payments</text:p>
          </table:table-cell>
          <table:table-cell office:value-type="string" table:number-columns-spanned="1" table:number-rows-spanned="2" table:style-name="ce192">
            <office:annotation draw:style-name="a31" svg:x="18.5625in" svg:y="1.02083333333333in" svg:width="0.916666666666667in" svg:height="0.614583333333333in">
              <dc:creator>ccabmstopher</dc:creator>
              <text:p><text:span text:style-name="T7">Please refer to the HMT guidance provided separately</text:span><text:span text:style-name="T6"/></text:p>
              <text:p/>
            </office:annotation>
            <text:p>Overtime</text:p>
          </table:table-cell>
          <table:table-cell office:value-type="string" table:number-columns-spanned="1" table:number-rows-spanned="2" table:style-name="ce192">
            <office:annotation draw:style-name="a32" svg:x="19.3645833333333in" svg:y="1.02083333333333in" svg:width="0.916666666666667in" svg:height="0.614583333333333in">
              <dc:creator>ccabmstopher</dc:creator>
              <text:p><text:span text:style-name="T7">Please refer to the HMT guidance provided separately</text:span><text:span text:style-name="T6"/></text:p>
              <text:p/>
            </office:annotation>
            <text:p>Employer pension contributions</text:p>
          </table:table-cell>
          <table:table-cell office:value-type="string" table:number-columns-spanned="1" table:number-rows-spanned="2" table:style-name="ce192">
            <office:annotation draw:style-name="a33" svg:x="20.1666666666667in" svg:y="1.02083333333333in" svg:width="0.916666666666667in" svg:height="0.614583333333333in">
              <dc:creator>ccabmstopher</dc:creator>
              <text:p><text:span text:style-name="T7">Please refer to the HMT guidance provided separately</text:span><text:span text:style-name="T6"/></text:p>
              <text:p/>
            </office:annotation>
            <text:p>Employer national insurance contributions</text:p>
          </table:table-cell>
          <table:table-cell office:value-type="string" table:number-columns-spanned="1" table:number-rows-spanned="2" table:style-name="ce192">
            <text:p>Total paybill for payroll staff</text:p>
          </table:table-cell>
          <table:table-cell office:value-type="string" table:number-columns-spanned="1" table:number-rows-spanned="2" table:style-name="ce192">
            <text:p>Total monthly cost of contingent labour: agency (clerical and admin) staff, interim managers and specialist contractors</text:p>
          </table:table-cell>
          <table:table-cell office:value-type="string" table:number-columns-spanned="1" table:number-rows-spanned="2" table:style-name="ce192">
            <text:p>Total monthly cost of consultants/</text:p>
            <text:p>consultancy</text:p>
          </table:table-cell>
          <table:table-cell office:value-type="string" table:number-columns-spanned="1" table:number-rows-spanned="2" table:style-name="ce192">
            <text:p>Total non-payroll (CCL) staff costs</text:p>
          </table:table-cell>
          <table:covered-table-cell/>
          <table:covered-table-cell/>
          <table:covered-table-cell/>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content-validation-name="val6" table:style-name="ce2"/>
          <table:table-cell table:number-columns-repeated="16128" table:style-name="ce2"/>
        </table:table-row>
        <table:table-row table:style-name="ro40">
          <table:covered-table-cell/>
          <table:covered-table-cell/>
          <table:covered-table-cell/>
          <table:table-cell office:value-type="string" table:style-name="ce65">
            <office:annotation draw:style-name="a34" svg:x="2.73958333333333in" svg:y="1.4375in" svg:width="1.46875in" svg:height="0.520833333333333in">
              <dc:creator>ccabmstopher</dc:creator>
              <text:p><text:span text:style-name="T5">Staff in post numbers should be reported in line with the ONS standard headcount methodology <text:s/>(supplied separately).</text:span></text:p>
              <text:p><text:span text:style-name="T5"/></text:p>
              <text:p><text:span text:style-name="T5"/></text:p>
              <text:p><text:span text:style-name="T6"/></text:p>
              <text:p><text:span text:style-name="T6">.</text:span></text:p>
            </office:annotation>
            <text:p>Headcount</text:p>
          </table:table-cell>
          <table:table-cell office:value-type="string" table:style-name="ce65">
            <office:annotation draw:style-name="a35" svg:x="3.23958333333333in" svg:y="1.4375in" svg:width="1.52083333333333in" svg:height="0.520833333333333in">
              <dc:creator>ccabmstopher</dc:creator>
              <text:p><text:span text:style-name="T5">Staff in post numbers should be reported in line with the ONS standard headcount methodology <text:s/>(supplied separately).</text:span></text:p>
              <text:p><text:span text:style-name="T5"/></text:p>
              <text:p><text:span text:style-name="T5"/></text:p>
              <text:p><text:span text:style-name="T5"/></text:p>
              <text:p><text:span text:style-name="T6"/></text:p>
              <text:p><text:span text:style-name="T6">.</text:span></text:p>
            </office:annotation>
            <text:p>Full-time<text:s/></text:p>
            <text:p>equivalent</text:p>
          </table:table-cell>
          <table:table-cell office:value-type="string" table:style-name="ce65">
            <office:annotation draw:style-name="a36" svg:x="3.73958333333333in" svg:y="1.4375in" svg:width="1.46875in" svg:height="0.520833333333333in">
              <dc:creator>ccabmstopher</dc:creator>
              <text:p><text:span text:style-name="T5">Staff in post numbers should be reported in line with the ONS standard headcount methodology <text:s/>(supplied separately).</text:span></text:p>
              <text:p><text:span text:style-name="T5"/></text:p>
              <text:p><text:span text:style-name="T5"/></text:p>
              <text:p><text:span text:style-name="T6"/></text:p>
              <text:p><text:span text:style-name="T6">.</text:span></text:p>
            </office:annotation>
            <text:p>Headcount</text:p>
          </table:table-cell>
          <table:table-cell office:value-type="string" table:style-name="ce65">
            <office:annotation draw:style-name="a37" svg:x="4.23958333333333in" svg:y="1.4375in" svg:width="1.52083333333333in" svg:height="0.520833333333333in">
              <dc:creator>ccabmstopher</dc:creator>
              <text:p><text:span text:style-name="T5">Staff in post numbers should be reported in line with the ONS standard headcount methodology <text:s/>(supplied separately).</text:span></text:p>
              <text:p><text:span text:style-name="T5"/></text:p>
              <text:p><text:span text:style-name="T5"/></text:p>
              <text:p><text:span text:style-name="T5"/></text:p>
              <text:p><text:span text:style-name="T6"/></text:p>
              <text:p><text:span text:style-name="T6">.</text:span></text:p>
            </office:annotation>
            <text:p>Full-time<text:s/></text:p>
            <text:p>equivalent</text:p>
          </table:table-cell>
          <table:table-cell office:value-type="string" table:style-name="ce65">
            <office:annotation draw:style-name="a38" svg:x="4.73958333333333in" svg:y="1.4375in" svg:width="1.46875in" svg:height="0.520833333333333in">
              <dc:creator>ccabmstopher</dc:creator>
              <text:p><text:span text:style-name="T5">Staff in post numbers should be reported in line with the ONS standard headcount methodology <text:s/>(supplied separately).</text:span></text:p>
              <text:p><text:span text:style-name="T5"/></text:p>
              <text:p><text:span text:style-name="T5"/></text:p>
              <text:p><text:span text:style-name="T6"/></text:p>
              <text:p><text:span text:style-name="T6">.</text:span></text:p>
            </office:annotation>
            <text:p>Headcount</text:p>
          </table:table-cell>
          <table:table-cell office:value-type="string" table:style-name="ce65">
            <office:annotation draw:style-name="a39" svg:x="5.23958333333333in" svg:y="1.4375in" svg:width="1.52083333333333in" svg:height="0.520833333333333in">
              <dc:creator>ccabmstopher</dc:creator>
              <text:p><text:span text:style-name="T5">Staff in post numbers should be reported in line with the ONS standard headcount methodology <text:s/>(supplied separately).</text:span></text:p>
              <text:p><text:span text:style-name="T5"/></text:p>
              <text:p><text:span text:style-name="T5"/></text:p>
              <text:p><text:span text:style-name="T5"/></text:p>
              <text:p><text:span text:style-name="T6"/></text:p>
              <text:p><text:span text:style-name="T6">.</text:span></text:p>
            </office:annotation>
            <text:p>Full-time<text:s/></text:p>
            <text:p>equivalent</text:p>
          </table:table-cell>
          <table:table-cell office:value-type="string" table:style-name="ce65">
            <office:annotation draw:style-name="a40" svg:x="5.73958333333333in" svg:y="1.4375in" svg:width="1.46875in" svg:height="0.520833333333333in">
              <dc:creator>ccabmstopher</dc:creator>
              <text:p><text:span text:style-name="T5">Staff in post numbers should be reported in line with the ONS standard headcount methodology <text:s/>(supplied separately).</text:span></text:p>
              <text:p><text:span text:style-name="T5"/></text:p>
              <text:p><text:span text:style-name="T5"/></text:p>
              <text:p><text:span text:style-name="T6"/></text:p>
              <text:p><text:span text:style-name="T6">.</text:span></text:p>
            </office:annotation>
            <text:p>Headcount</text:p>
          </table:table-cell>
          <table:table-cell office:value-type="string" table:style-name="ce65">
            <office:annotation draw:style-name="a41" svg:x="6.23958333333333in" svg:y="1.4375in" svg:width="1.52083333333333in" svg:height="0.520833333333333in">
              <dc:creator>ccabmstopher</dc:creator>
              <text:p><text:span text:style-name="T5">Staff in post numbers should be reported in line with the ONS standard headcount methodology <text:s/>(supplied separately).</text:span></text:p>
              <text:p><text:span text:style-name="T5"/></text:p>
              <text:p><text:span text:style-name="T5"/></text:p>
              <text:p><text:span text:style-name="T5"/></text:p>
              <text:p><text:span text:style-name="T6"/></text:p>
              <text:p><text:span text:style-name="T6">.</text:span></text:p>
            </office:annotation>
            <text:p>Full-time<text:s/></text:p>
            <text:p>equivalent</text:p>
          </table:table-cell>
          <table:table-cell office:value-type="string" table:style-name="ce65">
            <office:annotation draw:style-name="a42" svg:x="6.73958333333333in" svg:y="1.4375in" svg:width="1.46875in" svg:height="0.520833333333333in">
              <dc:creator>ccabmstopher</dc:creator>
              <text:p><text:span text:style-name="T5">Staff in post numbers should be reported in line with the ONS standard headcount methodology <text:s/>(supplied separately).</text:span></text:p>
              <text:p><text:span text:style-name="T5"/></text:p>
              <text:p><text:span text:style-name="T5"/></text:p>
              <text:p><text:span text:style-name="T6"/></text:p>
              <text:p><text:span text:style-name="T6">.</text:span></text:p>
            </office:annotation>
            <text:p>Headcount</text:p>
          </table:table-cell>
          <table:table-cell office:value-type="string" table:style-name="ce65">
            <office:annotation draw:style-name="a43" svg:x="7.23958333333333in" svg:y="1.4375in" svg:width="1.5in" svg:height="0.520833333333333in">
              <dc:creator>ccabmstopher</dc:creator>
              <text:p><text:span text:style-name="T5">Staff in post numbers should be reported in line with the ONS standard headcount methodology <text:s/>(supplied separately).</text:span></text:p>
              <text:p><text:span text:style-name="T5"/></text:p>
              <text:p><text:span text:style-name="T5"/></text:p>
              <text:p><text:span text:style-name="T5"/></text:p>
              <text:p><text:span text:style-name="T6"/></text:p>
              <text:p><text:span text:style-name="T6">.</text:span></text:p>
            </office:annotation>
            <text:p>Full-time<text:s/></text:p>
            <text:p>equivalent</text:p>
          </table:table-cell>
          <table:table-cell office:value-type="string" table:style-name="ce65">
            <office:annotation draw:style-name="a44" svg:x="7.73958333333333in" svg:y="1.4375in" svg:width="1.46875in" svg:height="0.520833333333333in">
              <dc:creator>ccabmstopher</dc:creator>
              <text:p><text:span text:style-name="T5">Staff in post numbers should be reported in line with the ONS standard headcount methodology <text:s/>(supplied separately).</text:span></text:p>
              <text:p><text:span text:style-name="T5"/></text:p>
              <text:p><text:span text:style-name="T5"/></text:p>
              <text:p><text:span text:style-name="T6"/></text:p>
              <text:p><text:span text:style-name="T6">.</text:span></text:p>
            </office:annotation>
            <text:p>Headcount</text:p>
          </table:table-cell>
          <table:table-cell office:value-type="string" table:style-name="ce65">
            <office:annotation draw:style-name="a45" svg:x="8.23958333333333in" svg:y="1.4375in" svg:width="1.5in" svg:height="0.520833333333333in">
              <dc:creator>ccabmstopher</dc:creator>
              <text:p><text:span text:style-name="T5">Staff in post numbers should be reported in line with the ONS standard headcount methodology <text:s/>(supplied separately).</text:span></text:p>
              <text:p><text:span text:style-name="T5"/></text:p>
              <text:p><text:span text:style-name="T5"/></text:p>
              <text:p><text:span text:style-name="T5"/></text:p>
              <text:p><text:span text:style-name="T6"/></text:p>
              <text:p><text:span text:style-name="T6">.</text:span></text:p>
            </office:annotation>
            <text:p>Full-time<text:s/></text:p>
            <text:p>equivalent</text:p>
          </table:table-cell>
          <table:table-cell office:value-type="string" table:style-name="ce65">
            <office:annotation draw:style-name="a46" svg:x="8.70833333333333in" svg:y="1.4375in" svg:width="1.46875in" svg:height="0.822916666666667in">
              <dc:creator>ccabmstopher</dc:creator>
              <text:p><text:span text:style-name="T5">Staff in post numbers should be reported in line with the ONS standard headcount methodology <text:s/>(supplied separately).</text:span></text:p>
              <text:p><text:span text:style-name="T5"/></text:p>
              <text:p><text:span text:style-name="T5">Do not enter values in the cells below. Formula will automatically sum values across the preceding columns</text:span></text:p>
              <text:p><text:span text:style-name="T5"/></text:p>
              <text:p><text:span text:style-name="T6"/></text:p>
              <text:p><text:span text:style-name="T6">.</text:span></text:p>
            </office:annotation>
            <text:p>Headcount</text:p>
          </table:table-cell>
          <table:table-cell office:value-type="string" table:style-name="ce65">
            <office:annotation draw:style-name="a47" svg:x="9.17708333333333in" svg:y="1.4375in" svg:width="1.5in" svg:height="0.822916666666667in">
              <dc:creator>ccabmstopher</dc:creator>
              <text:p><text:span text:style-name="T5">Staff in post numbers should be reported in line with the ONS standard headcount methodology <text:s/>(supplied separately).</text:span></text:p>
              <text:p><text:span text:style-name="T5"/></text:p>
              <text:p><text:span text:style-name="T5">Do not enter values in the cells below. Formula will automatically sum values across the preceding columns</text:span></text:p>
              <text:p><text:span text:style-name="T5"/></text:p>
              <text:p><text:span text:style-name="T6"/></text:p>
              <text:p><text:span text:style-name="T6">.</text:span></text:p>
            </office:annotation>
            <text:p>Full-time<text:s/></text:p>
            <text:p>equivalent</text:p>
          </table:table-cell>
          <table:table-cell office:value-type="string" table:style-name="ce66">
            <office:annotation draw:style-name="a48" svg:x="9.67708333333333in" svg:y="1.4375in" svg:width="1.46875in" svg:height="1.11458333333333in">
              <dc:creator>ccabmstopher</dc:creator>
              <text:p><text:span text:style-name="T7">If you are unable to provide both headcount and FTE figures, then you must enter the same figure into both fields. No fields should be left blank unless you have no staff to record under that particular category.<text:s/></text:span><text:span text:style-name="T6"/></text:p>
              <text:p/>
            </office:annotation>
            <text:p>Headcount</text:p>
          </table:table-cell>
          <table:table-cell office:value-type="string" table:style-name="ce66">
            <office:annotation draw:style-name="a49" svg:x="10.1770833333333in" svg:y="1.4375in" svg:width="1.29166666666667in" svg:height="0.864583333333333in">
              <dc:creator>ccabmstopher</dc:creator>
              <text:p><text:span text:style-name="T7">If you are unable to provide both headcount and FTE figures, then you must enter the same figure into both fields. No fields should be left blank unless you have no staff to record under that particular category.<text:s/></text:span><text:span text:style-name="T6"/></text:p>
              <text:p/>
            </office:annotation>
            <text:p>Full-time<text:s/></text:p>
            <text:p>equivalent</text:p>
          </table:table-cell>
          <table:table-cell office:value-type="string" table:style-name="ce66">
            <office:annotation draw:style-name="a50" svg:x="10.6770833333333in" svg:y="1.4375in" svg:width="1.46875in" svg:height="1.11458333333333in">
              <dc:creator>ccabmstopher</dc:creator>
              <text:p><text:span text:style-name="T7">If you are unable to provide both headcount and FTE figures, then you must enter the same figure into both fields. No fields should be left blank unless you have no staff to record under that particular category.<text:s/></text:span><text:span text:style-name="T6"/></text:p>
              <text:p/>
            </office:annotation>
            <text:p>Headcount</text:p>
          </table:table-cell>
          <table:table-cell office:value-type="string" table:style-name="ce66">
            <office:annotation draw:style-name="a51" svg:x="11.1770833333333in" svg:y="1.4375in" svg:width="1.29166666666667in" svg:height="0.864583333333333in">
              <dc:creator>ccabmstopher</dc:creator>
              <text:p><text:span text:style-name="T7">If you are unable to provide both headcount and FTE figures, then you must enter the same figure into both fields. No fields should be left blank unless you have no staff to record under that particular category.<text:s/></text:span><text:span text:style-name="T6"/></text:p>
              <text:p/>
            </office:annotation>
            <text:p>Full-time<text:s/></text:p>
            <text:p>equivalent</text:p>
          </table:table-cell>
          <table:table-cell office:value-type="string" table:style-name="ce66">
            <office:annotation draw:style-name="a52" svg:x="11.6770833333333in" svg:y="1.4375in" svg:width="1.46875in" svg:height="1.11458333333333in">
              <dc:creator>ccabmstopher</dc:creator>
              <text:p><text:span text:style-name="T7">If you are unable to provide both headcount and FTE figures, then you must enter the same figure into both fields. No fields should be left blank unless you have no staff to record under that particular category.<text:s/></text:span><text:span text:style-name="T6"/></text:p>
              <text:p/>
            </office:annotation>
            <text:p>Headcount</text:p>
          </table:table-cell>
          <table:table-cell office:value-type="string" table:style-name="ce66">
            <office:annotation draw:style-name="a53" svg:x="12.1770833333333in" svg:y="1.4375in" svg:width="1.27083333333333in" svg:height="0.864583333333333in">
              <dc:creator>ccabmstopher</dc:creator>
              <text:p><text:span text:style-name="T7">If you are unable to provide both headcount and FTE figures, then you must enter the same figure into both fields. No fields should be left blank unless you have no staff to record under that particular category.<text:s/></text:span><text:span text:style-name="T6"/></text:p>
              <text:p/>
            </office:annotation>
            <text:p>Full-time<text:s/></text:p>
            <text:p>equivalent</text:p>
          </table:table-cell>
          <table:table-cell office:value-type="string" table:style-name="ce66">
            <office:annotation draw:style-name="a54" svg:x="12.6979166666667in" svg:y="1.4375in" svg:width="1.46875in" svg:height="1.11458333333333in">
              <dc:creator>ccabmstopher</dc:creator>
              <text:p><text:span text:style-name="T7">If you are unable to provide both headcount and FTE figures, then you must enter the same figure into both fields. No fields should be left blank unless you have no staff to record under that particular category.<text:s/></text:span><text:span text:style-name="T6"/></text:p>
              <text:p/>
            </office:annotation>
            <text:p>Headcount</text:p>
          </table:table-cell>
          <table:table-cell office:value-type="string" table:style-name="ce66">
            <office:annotation draw:style-name="a55" svg:x="13.21875in" svg:y="1.4375in" svg:width="1.29166666666667in" svg:height="0.864583333333333in">
              <dc:creator>ccabmstopher</dc:creator>
              <text:p><text:span text:style-name="T7">If you are unable to provide both headcount and FTE figures, then you must enter the same figure into both fields. No fields should be left blank unless you have no staff to record under that particular category.<text:s/></text:span><text:span text:style-name="T6"/></text:p>
              <text:p/>
            </office:annotation>
            <text:p>Full-time<text:s/></text:p>
            <text:p>equivalent</text:p>
          </table:table-cell>
          <table:table-cell office:value-type="string" table:style-name="ce66">
            <office:annotation draw:style-name="a56" svg:x="13.71875in" svg:y="1.4375in" svg:width="1.40625in" svg:height="0.59375in">
              <dc:creator>ccabmstopher</dc:creator>
              <text:p><text:span text:style-name="T7">Do not enter values in the cells below. Formula will automatically sum values across the preceding columns<text:s/></text:span><text:span text:style-name="T6"/></text:p>
              <text:p/>
            </office:annotation>
            <text:p>Headcount</text:p>
          </table:table-cell>
          <table:table-cell office:value-type="string" table:style-name="ce66">
            <office:annotation draw:style-name="a57" svg:x="14.21875in" svg:y="1.4375in" svg:width="1.25in" svg:height="0.635416666666667in">
              <dc:creator>ccabmstopher</dc:creator>
              <text:p><text:span text:style-name="T7">Do not enter values in the cells below. Formula will automatically sum values across the preceding columns</text:span><text:span text:style-name="T6"/></text:p>
              <text:p/>
            </office:annotation>
            <text:p>Full-time<text:s/></text:p>
            <text:p>equivalent</text:p>
          </table:table-cell>
          <table:table-cell office:value-type="string" table:content-validation-name="val6" table:style-name="ce67">
            <office:annotation draw:style-name="a58" svg:x="14.78125in" svg:y="1.4375in" svg:width="1.39583333333333in" svg:height="0.59375in">
              <dc:creator>ccabmstopher</dc:creator>
              <text:p><text:span text:style-name="T7">Do not enter values in the cells below. Formula will automatically sum values across the preceding columns<text:s/></text:span><text:span text:style-name="T6"/></text:p>
              <text:p/>
            </office:annotation>
            <text:p>Headcount</text:p>
          </table:table-cell>
          <table:table-cell office:value-type="string" table:content-validation-name="val6" table:style-name="ce68">
            <office:annotation draw:style-name="a59" svg:x="15.3541666666667in" svg:y="1.4375in" svg:width="1.26041666666667in" svg:height="0.635416666666667in">
              <dc:creator>ccabmstopher</dc:creator>
              <text:p><text:span text:style-name="T7">Do not enter values in the cells below. Formula will automatically sum values across the preceding columns</text:span><text:span text:style-name="T6"/></text:p>
              <text:p/>
            </office:annotation>
            <text:p>Full-time<text:s/></text:p>
            <text:p>equival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style-name="ro41">
          <table:table-cell office:value-type="string" table:content-validation-name="val11" table:style-name="ce64">
            <text:p>Ministry of Justice</text:p>
          </table:table-cell>
          <table:table-cell office:value-type="string" table:content-validation-name="val7" table:style-name="ce248">
            <text:p>Ministerial Department</text:p>
          </table:table-cell>
          <table:table-cell office:value-type="string" table:content-validation-name="val12" table:style-name="ce249">
            <text:p>Ministry of Justice</text:p>
          </table:table-cell>
          <table:table-cell office:value-type="float" office:value="242" table:content-validation-name="val5" table:style-name="ce214">
            <text:p>242</text:p>
          </table:table-cell>
          <table:table-cell office:value-type="float" office:value="231.01962000000003" table:content-validation-name="val4" table:style-name="ce216">
            <text:p>231.01962</text:p>
          </table:table-cell>
          <table:table-cell office:value-type="float" office:value="671" table:content-validation-name="val5" table:style-name="ce217">
            <text:p>671</text:p>
          </table:table-cell>
          <table:table-cell office:value-type="float" office:value="652.87133000000006" table:content-validation-name="val4" table:style-name="ce218">
            <text:p>652.87133</text:p>
          </table:table-cell>
          <table:table-cell office:value-type="float" office:value="1864" table:content-validation-name="val5" table:style-name="ce219">
            <text:p>1864</text:p>
          </table:table-cell>
          <table:table-cell office:value-type="float" office:value="1817.5673899999999" table:content-validation-name="val4" table:style-name="ce207">
            <text:p>1817.56739</text:p>
          </table:table-cell>
          <table:table-cell office:value-type="float" office:value="1035" table:content-validation-name="val5" table:style-name="ce208">
            <text:p>1035</text:p>
          </table:table-cell>
          <table:table-cell office:value-type="float" office:value="1004.2915300000002" table:content-validation-name="val4" table:style-name="ce209">
            <text:p>1004.29153</text:p>
          </table:table-cell>
          <table:table-cell office:value-type="float" office:value="140" table:content-validation-name="val5" table:style-name="ce210">
            <text:p>140</text:p>
          </table:table-cell>
          <table:table-cell office:value-type="float" office:value="134.77402000000001" table:content-validation-name="val4" table:style-name="ce211">
            <text:p>134.77402</text:p>
          </table:table-cell>
          <table:table-cell office:value-type="float" office:value="35" table:content-validation-name="val5" table:style-name="ce212">
            <text:p>35</text:p>
          </table:table-cell>
          <table:table-cell office:value-type="float" office:value="34.286490000000001" table:content-validation-name="val4" table:style-name="ce213">
            <text:p>34.28649</text:p>
          </table:table-cell>
          <table:table-cell office:value-type="float" office:value="3987" table:formula="of:=SUM([.D7];[.F7];[.H7];[.J7];[.L7];[.N7])" table:content-validation-name="val6" table:style-name="ce53">
            <text:p>3,987</text:p>
          </table:table-cell>
          <table:table-cell office:value-type="float" office:value="3874.8103800000004" table:formula="of:=SUM([.E7];[.G7];[.I7];[.K7];[.M7];[.O7])" table:content-validation-name="val6" table:style-name="ce53">
            <text:p>3,875</text:p>
          </table:table-cell>
          <table:table-cell office:value-type="float" office:value="48" table:content-validation-name="val5" table:style-name="ce244">
            <text:p>48</text:p>
          </table:table-cell>
          <table:table-cell office:value-type="float" office:value="47.93" table:content-validation-name="val4" table:style-name="ce241">
            <text:p>47.93</text:p>
          </table:table-cell>
          <table:table-cell office:value-type="float" office:value="11" table:content-validation-name="val5" table:style-name="ce240">
            <text:p>11</text:p>
          </table:table-cell>
          <table:table-cell office:value-type="float" office:value="11" table:content-validation-name="val4" table:style-name="ce242">
            <text:p>11</text:p>
          </table:table-cell>
          <table:table-cell office:value-type="float" office:value="339" table:content-validation-name="val5" table:style-name="ce243">
            <text:p>339</text:p>
          </table:table-cell>
          <table:table-cell office:value-type="float" office:value="334.01" table:content-validation-name="val4" table:style-name="ce245">
            <text:p>334.01</text:p>
          </table:table-cell>
          <table:table-cell office:value-type="float" office:value="0" table:content-validation-name="val5" table:style-name="ce246">
            <text:p>0</text:p>
          </table:table-cell>
          <table:table-cell office:value-type="float" office:value="0" table:content-validation-name="val4" table:style-name="ce247">
            <text:p>0</text:p>
          </table:table-cell>
          <table:table-cell office:value-type="float" office:value="398" table:formula="of:=SUM([.R7];[.T7];[.V7];[.X7];)" table:style-name="ce54">
            <text:p>398</text:p>
          </table:table-cell>
          <table:table-cell office:value-type="float" office:value="392.94" table:formula="of:=SUM([.S7];[.U7];[.W7];[.Y7])" table:style-name="ce54">
            <text:p>392.94</text:p>
          </table:table-cell>
          <table:table-cell office:value-type="float" office:value="4385" table:formula="of:=[.P7]+[.Z7]" table:content-validation-name="val6" table:style-name="ce55">
            <text:p>4,385</text:p>
          </table:table-cell>
          <table:table-cell office:value-type="float" office:value="4267.7503800000004" table:formula="of:=[.Q7]+[.AA7]" table:content-validation-name="val6" table:style-name="ce55">
            <text:p>4,268</text:p>
          </table:table-cell>
          <table:table-cell office:value-type="currency" office:value="9608211.2499999963" table:content-validation-name="val9" table:style-name="ce56">
            <text:p>£9,608,211.25</text:p>
          </table:table-cell>
          <table:table-cell office:value-type="currency" office:value="244226.97999999995" table:content-validation-name="val9" table:style-name="ce57">
            <text:p>£244,226.98</text:p>
          </table:table-cell>
          <table:table-cell office:value-type="currency" office:value="131885" table:content-validation-name="val10" table:style-name="ce57">
            <text:p>£131,885.00</text:p>
          </table:table-cell>
          <table:table-cell office:value-type="currency" office:value="39074.6" table:content-validation-name="val9" table:style-name="ce57">
            <text:p>£39,074.60</text:p>
          </table:table-cell>
          <table:table-cell office:value-type="currency" office:value="2357967.2000000002" table:content-validation-name="val9" table:style-name="ce57">
            <text:p>£2,357,967.20</text:p>
          </table:table-cell>
          <table:table-cell office:value-type="currency" office:value="1197001.5899999999" table:content-validation-name="val9" table:style-name="ce57">
            <text:p>£1,197,001.59</text:p>
          </table:table-cell>
          <table:table-cell office:value-type="currency" office:value="13578366.619999997" table:formula="of:=SUM([.AD7:.AI7])" table:style-name="ce58">
            <text:p>£13,578,366.62</text:p>
          </table:table-cell>
          <table:table-cell office:value-type="currency" office:value="10231588.130000019" table:content-validation-name="val8" table:style-name="ce59">
            <text:p>£10,231,588.13</text:p>
          </table:table-cell>
          <table:table-cell office:value-type="currency" office:value="201667.52" table:content-validation-name="val8" table:style-name="ce59">
            <text:p>£201,667.52</text:p>
          </table:table-cell>
          <table:table-cell office:value-type="currency" office:value="10433255.650000019" table:formula="of:=SUM([.AK7:.AL7])" table:style-name="ce60">
            <text:p>£10,433,255.65</text:p>
          </table:table-cell>
          <table:table-cell office:value-type="currency" office:value="24011622.270000018" table:formula="of:=SUM([.AM7];[.AJ7])" table:style-name="ce61">
            <text:p>£24,011,622.27</text:p>
          </table:table-cell>
          <table:table-cell office:value-type="string" table:content-validation-name="val6" table:style-name="ce112">
            <text:p/>
            <text:p>Correction journal for contractors of circa £4m; a reversal of last period credit accrual due to journal being assigned to incorrect cost centre.</text:p>
            <text:p>Also included in contractors is one catch up journal of £1.8m within HMPPS cost centre and £0.5m accrual posted to ledger in error.</text:p>
            <text:p/>
          </table:table-cell>
          <table:table-cell table:content-validation-name="val6" table:style-name="ce111"/>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style-name="ro2">
          <table:table-cell office:value-type="string" table:content-validation-name="val11" table:style-name="ce64">
            <text:p>Criminal Injuries Compensation Authority</text:p>
          </table:table-cell>
          <table:table-cell office:value-type="string" table:content-validation-name="val7" table:style-name="ce248">
            <text:p>Executive Agency</text:p>
          </table:table-cell>
          <table:table-cell office:value-type="string" table:content-validation-name="val12" table:style-name="ce249">
            <text:p>Ministry of Justice</text:p>
          </table:table-cell>
          <table:table-cell office:value-type="float" office:value="136" table:content-validation-name="val5" table:style-name="ce215">
            <text:p>136</text:p>
          </table:table-cell>
          <table:table-cell office:value-type="float" office:value="123.65030000000003" table:content-validation-name="val4" table:style-name="ce216">
            <text:p>123.6503</text:p>
          </table:table-cell>
          <table:table-cell office:value-type="float" office:value="79" table:content-validation-name="val5" table:style-name="ce217">
            <text:p>79</text:p>
          </table:table-cell>
          <table:table-cell office:value-type="float" office:value="74.84" table:content-validation-name="val4" table:style-name="ce218">
            <text:p>74.84</text:p>
          </table:table-cell>
          <table:table-cell office:value-type="float" office:value="73" table:content-validation-name="val5" table:style-name="ce219">
            <text:p>73</text:p>
          </table:table-cell>
          <table:table-cell office:value-type="float" office:value="71.048640000000006" table:content-validation-name="val4" table:style-name="ce207">
            <text:p>71.04864</text:p>
          </table:table-cell>
          <table:table-cell office:value-type="float" office:value="13" table:content-validation-name="val5" table:style-name="ce208">
            <text:p>13</text:p>
          </table:table-cell>
          <table:table-cell office:value-type="float" office:value="10.7027" table:content-validation-name="val4" table:style-name="ce209">
            <text:p>10.7027</text:p>
          </table:table-cell>
          <table:table-cell office:value-type="float" office:value="1" table:content-validation-name="val5" table:style-name="ce210">
            <text:p>1</text:p>
          </table:table-cell>
          <table:table-cell office:value-type="float" office:value="1" table:content-validation-name="val4" table:style-name="ce211">
            <text:p>1</text:p>
          </table:table-cell>
          <table:table-cell office:value-type="float" office:value="0" table:content-validation-name="val5" table:style-name="ce212">
            <text:p>0</text:p>
          </table:table-cell>
          <table:table-cell office:value-type="float" office:value="0" table:content-validation-name="val4" table:style-name="ce213">
            <text:p>0</text:p>
          </table:table-cell>
          <table:table-cell office:value-type="float" office:value="302" table:formula="of:=SUM([.D8];[.F8];[.H8];[.J8];[.L8];[.N8])" table:content-validation-name="val6" table:style-name="ce53">
            <text:p>302</text:p>
          </table:table-cell>
          <table:table-cell office:value-type="float" office:value="281.24164000000002" table:formula="of:=SUM([.E8];[.G8];[.I8];[.K8];[.M8];[.O8])" table:content-validation-name="val6" table:style-name="ce53">
            <text:p>281</text:p>
          </table:table-cell>
          <table:table-cell office:value-type="float" office:value="0" table:content-validation-name="val5" table:style-name="ce244">
            <text:p>0</text:p>
          </table:table-cell>
          <table:table-cell office:value-type="float" office:value="0" table:content-validation-name="val4" table:style-name="ce241">
            <text:p>0</text:p>
          </table:table-cell>
          <table:table-cell office:value-type="float" office:value="0" table:content-validation-name="val5" table:style-name="ce240">
            <text:p>0</text:p>
          </table:table-cell>
          <table:table-cell office:value-type="float" office:value="0" table:content-validation-name="val4" table:style-name="ce242">
            <text:p>0</text:p>
          </table:table-cell>
          <table:table-cell office:value-type="float" office:value="0" table:content-validation-name="val5" table:style-name="ce243">
            <text:p>0</text:p>
          </table:table-cell>
          <table:table-cell office:value-type="float" office:value="0" table:content-validation-name="val4" table:style-name="ce245">
            <text:p>0</text:p>
          </table:table-cell>
          <table:table-cell office:value-type="float" office:value="0" table:content-validation-name="val5" table:style-name="ce246">
            <text:p>0</text:p>
          </table:table-cell>
          <table:table-cell office:value-type="float" office:value="0" table:content-validation-name="val4" table:style-name="ce247">
            <text:p>0</text:p>
          </table:table-cell>
          <table:table-cell office:value-type="float" office:value="0" table:formula="of:=SUM([.R8];[.T8];[.V8];[.X8];)" table:style-name="ce54">
            <text:p>0</text:p>
          </table:table-cell>
          <table:table-cell office:value-type="float" office:value="0" table:formula="of:=SUM([.S8];[.U8];[.W8];[.Y8])" table:style-name="ce54">
            <text:p>0</text:p>
          </table:table-cell>
          <table:table-cell office:value-type="float" office:value="302" table:formula="of:=[.P8]+[.Z8]" table:content-validation-name="val6" table:style-name="ce55">
            <text:p>302</text:p>
          </table:table-cell>
          <table:table-cell office:value-type="float" office:value="281.24164000000002" table:formula="of:=[.Q8]+[.AA8]" table:content-validation-name="val6" table:style-name="ce55">
            <text:p>281</text:p>
          </table:table-cell>
          <table:table-cell office:value-type="currency" office:value="577996.55000000005" table:content-validation-name="val9" table:style-name="ce56">
            <text:p>£577,996.55</text:p>
          </table:table-cell>
          <table:table-cell office:value-type="currency" office:value="7073.19" table:content-validation-name="val9" table:style-name="ce57">
            <text:p>£7,073.19</text:p>
          </table:table-cell>
          <table:table-cell office:value-type="currency" office:value="2750" table:content-validation-name="val9" table:style-name="ce57">
            <text:p>£2,750.00</text:p>
          </table:table-cell>
          <table:table-cell office:value-type="currency" office:value="1130.5899999999999" table:content-validation-name="val9" table:style-name="ce57">
            <text:p>£1,130.59</text:p>
          </table:table-cell>
          <table:table-cell office:value-type="currency" office:value="121339.27" table:content-validation-name="val9" table:style-name="ce57">
            <text:p>£121,339.27</text:p>
          </table:table-cell>
          <table:table-cell office:value-type="currency" office:value="52150.39" table:content-validation-name="val9" table:style-name="ce57">
            <text:p>£52,150.39</text:p>
          </table:table-cell>
          <table:table-cell office:value-type="currency" office:value="762439.99" table:formula="of:=SUM([.AD8:.AI8])" table:style-name="ce58">
            <text:p>£762,439.99</text:p>
          </table:table-cell>
          <table:table-cell office:value-type="currency" office:value="0" table:content-validation-name="val8" table:style-name="ce59">
            <text:p>£0.00</text:p>
          </table:table-cell>
          <table:table-cell office:value-type="currency" office:value="0" table:content-validation-name="val8" table:style-name="ce59">
            <text:p>£0.00</text:p>
          </table:table-cell>
          <table:table-cell office:value-type="currency" office:value="0" table:formula="of:=SUM([.AK8:.AL8])" table:style-name="ce60">
            <text:p>£0.00</text:p>
          </table:table-cell>
          <table:table-cell office:value-type="currency" office:value="762439.99" table:formula="of:=SUM([.AM8];[.AJ8])" table:style-name="ce61">
            <text:p>£762,439.99</text:p>
          </table:table-cell>
          <table:table-cell table:content-validation-name="val6" table:style-name="ce5"/>
          <table:table-cell table:content-validation-name="val6" table:style-name="ce5"/>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style-name="ro2">
          <table:table-cell office:value-type="string" table:content-validation-name="val11" table:style-name="ce64">
            <text:p>HM Courts and Tribunals Service</text:p>
          </table:table-cell>
          <table:table-cell office:value-type="string" table:content-validation-name="val7" table:style-name="ce248">
            <text:p>Executive Agency</text:p>
          </table:table-cell>
          <table:table-cell office:value-type="string" table:content-validation-name="val12" table:style-name="ce249">
            <text:p>Ministry of Justice</text:p>
          </table:table-cell>
          <table:table-cell office:value-type="float" office:value="10136" table:content-validation-name="val5" table:style-name="ce215">
            <text:p>10136</text:p>
          </table:table-cell>
          <table:table-cell office:value-type="float" office:value="8791.1978100000724" table:content-validation-name="val4" table:style-name="ce216">
            <text:p>8791.19781</text:p>
          </table:table-cell>
          <table:table-cell office:value-type="float" office:value="2508" table:content-validation-name="val5" table:style-name="ce217">
            <text:p>2508</text:p>
          </table:table-cell>
          <table:table-cell office:value-type="float" office:value="2345.1883399999979" table:content-validation-name="val4" table:style-name="ce218">
            <text:p>2345.18834</text:p>
          </table:table-cell>
          <table:table-cell office:value-type="float" office:value="2465" table:content-validation-name="val5" table:style-name="ce219">
            <text:p>2465</text:p>
          </table:table-cell>
          <table:table-cell office:value-type="float" office:value="2297.4270799999949" table:content-validation-name="val4" table:style-name="ce207">
            <text:p>2297.42708</text:p>
          </table:table-cell>
          <table:table-cell office:value-type="float" office:value="561" table:content-validation-name="val5" table:style-name="ce208">
            <text:p>561</text:p>
          </table:table-cell>
          <table:table-cell office:value-type="float" office:value="549.4684900000002" table:content-validation-name="val4" table:style-name="ce209">
            <text:p>549.46849</text:p>
          </table:table-cell>
          <table:table-cell office:value-type="float" office:value="77" table:content-validation-name="val5" table:style-name="ce210">
            <text:p>77</text:p>
          </table:table-cell>
          <table:table-cell office:value-type="float" office:value="76.297300000000007" table:content-validation-name="val4" table:style-name="ce211">
            <text:p>76.2973</text:p>
          </table:table-cell>
          <table:table-cell office:value-type="float" office:value="1" table:content-validation-name="val5" table:style-name="ce212">
            <text:p>1</text:p>
          </table:table-cell>
          <table:table-cell office:value-type="float" office:value="0.86485999999999996" table:content-validation-name="val4" table:style-name="ce213">
            <text:p>0.86486</text:p>
          </table:table-cell>
          <table:table-cell office:value-type="float" office:value="15748" table:formula="of:=SUM([.D9];[.F9];[.H9];[.J9];[.L9];[.N9])" table:content-validation-name="val6" table:style-name="ce53">
            <text:p>15,748</text:p>
          </table:table-cell>
          <table:table-cell office:value-type="float" office:value="14060.443880000064" table:formula="of:=SUM([.E9];[.G9];[.I9];[.K9];[.M9];[.O9])" table:content-validation-name="val6" table:style-name="ce53">
            <text:p>14,060</text:p>
          </table:table-cell>
          <table:table-cell table:content-validation-name="val5" table:style-name="ce244"/>
          <table:table-cell office:value-type="float" office:value="1977.78" table:content-validation-name="val4" table:style-name="ce241">
            <text:p>1977.78</text:p>
          </table:table-cell>
          <table:table-cell table:content-validation-name="val5" table:style-name="ce240"/>
          <table:table-cell office:value-type="float" office:value="1" table:content-validation-name="val4" table:style-name="ce242">
            <text:p>1</text:p>
          </table:table-cell>
          <table:table-cell table:content-validation-name="val5" table:style-name="ce243"/>
          <table:table-cell office:value-type="float" office:value="54.61" table:content-validation-name="val4" table:style-name="ce245">
            <text:p>54.61</text:p>
          </table:table-cell>
          <table:table-cell table:content-validation-name="val5" table:style-name="ce246"/>
          <table:table-cell table:content-validation-name="val4" table:style-name="ce247"/>
          <table:table-cell office:value-type="float" office:value="0" table:formula="of:=SUM([.R9];[.T9];[.V9];[.X9];)" table:style-name="ce54">
            <text:p>0</text:p>
          </table:table-cell>
          <table:table-cell office:value-type="float" office:value="2033.3899999999999" table:formula="of:=SUM([.S9];[.U9];[.W9];[.Y9])" table:style-name="ce54">
            <text:p>2033.39</text:p>
          </table:table-cell>
          <table:table-cell office:value-type="float" office:value="15748" table:formula="of:=[.P9]+[.Z9]" table:content-validation-name="val6" table:style-name="ce55">
            <text:p>15,748</text:p>
          </table:table-cell>
          <table:table-cell office:value-type="float" office:value="16093.833880000064" table:formula="of:=[.Q9]+[.AA9]" table:content-validation-name="val6" table:style-name="ce55">
            <text:p>16,094</text:p>
          </table:table-cell>
          <table:table-cell office:value-type="currency" office:value="28957005.850000005" table:content-validation-name="val9" table:style-name="ce56">
            <text:p>£28,957,005.85</text:p>
          </table:table-cell>
          <table:table-cell office:value-type="currency" office:value="389962.57999999996" table:content-validation-name="val9" table:style-name="ce57">
            <text:p>£389,962.58</text:p>
          </table:table-cell>
          <table:table-cell office:value-type="currency" office:value="328287.12" table:content-validation-name="val9" table:style-name="ce57">
            <text:p>£328,287.12</text:p>
          </table:table-cell>
          <table:table-cell office:value-type="currency" office:value="931140.86999999988" table:content-validation-name="val9" table:style-name="ce57">
            <text:p>£931,140.87</text:p>
          </table:table-cell>
          <table:table-cell office:value-type="currency" office:value="6097056.3000000007" table:content-validation-name="val9" table:style-name="ce57">
            <text:p>£6,097,056.30</text:p>
          </table:table-cell>
          <table:table-cell office:value-type="currency" office:value="2834972.1499999994" table:content-validation-name="val9" table:style-name="ce57">
            <text:p>£2,834,972.15</text:p>
          </table:table-cell>
          <table:table-cell office:value-type="currency" office:value="39538424.870000005" table:formula="of:=SUM([.AD9:.AI9])" table:style-name="ce58">
            <text:p>£39,538,424.87</text:p>
          </table:table-cell>
          <table:table-cell office:value-type="currency" office:value="5313139.3699999992" table:content-validation-name="val8" table:style-name="ce59">
            <text:p>£5,313,139.37</text:p>
          </table:table-cell>
          <table:table-cell office:value-type="currency" office:value="1850240.06" table:content-validation-name="val8" table:style-name="ce59">
            <text:p>£1,850,240.06</text:p>
          </table:table-cell>
          <table:table-cell office:value-type="currency" office:value="7163379.4299999997" table:formula="of:=SUM([.AK9:.AL9])" table:style-name="ce60">
            <text:p>£7,163,379.43</text:p>
          </table:table-cell>
          <table:table-cell office:value-type="currency" office:value="46701804.300000004" table:formula="of:=SUM([.AM9];[.AJ9])" table:style-name="ce61">
            <text:p>£46,701,804.30</text:p>
          </table:table-cell>
          <table:table-cell table:content-validation-name="val6" table:style-name="ce5"/>
          <table:table-cell table:content-validation-name="val6" table:style-name="ce5"/>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style-name="ro2">
          <table:table-cell office:value-type="string" table:content-validation-name="val11" table:style-name="ce64">
            <text:p>Legal Aid Agency</text:p>
          </table:table-cell>
          <table:table-cell office:value-type="string" table:content-validation-name="val7" table:style-name="ce248">
            <text:p>Executive Agency</text:p>
          </table:table-cell>
          <table:table-cell office:value-type="string" table:content-validation-name="val12" table:style-name="ce249">
            <text:p>Ministry of Justice</text:p>
          </table:table-cell>
          <table:table-cell office:value-type="float" office:value="505" table:content-validation-name="val5" table:style-name="ce215">
            <text:p>505</text:p>
          </table:table-cell>
          <table:table-cell office:value-type="float" office:value="470.87260000000026" table:content-validation-name="val4" table:style-name="ce216">
            <text:p>470.8726</text:p>
          </table:table-cell>
          <table:table-cell office:value-type="float" office:value="331" table:content-validation-name="val5" table:style-name="ce217">
            <text:p>331</text:p>
          </table:table-cell>
          <table:table-cell office:value-type="float" office:value="310.11151000000001" table:content-validation-name="val4" table:style-name="ce218">
            <text:p>310.11151</text:p>
          </table:table-cell>
          <table:table-cell office:value-type="float" office:value="298" table:content-validation-name="val5" table:style-name="ce219">
            <text:p>298</text:p>
          </table:table-cell>
          <table:table-cell office:value-type="float" office:value="287.33454999999992" table:content-validation-name="val4" table:style-name="ce207">
            <text:p>287.33455</text:p>
          </table:table-cell>
          <table:table-cell office:value-type="float" office:value="86" table:content-validation-name="val5" table:style-name="ce208">
            <text:p>86</text:p>
          </table:table-cell>
          <table:table-cell office:value-type="float" office:value="85.451949999999997" table:content-validation-name="val4" table:style-name="ce209">
            <text:p>85.45195</text:p>
          </table:table-cell>
          <table:table-cell office:value-type="float" office:value="12" table:content-validation-name="val5" table:style-name="ce210">
            <text:p>12</text:p>
          </table:table-cell>
          <table:table-cell office:value-type="float" office:value="10.45834" table:content-validation-name="val4" table:style-name="ce211">
            <text:p>10.45834</text:p>
          </table:table-cell>
          <table:table-cell office:value-type="float" office:value="0" table:content-validation-name="val5" table:style-name="ce212">
            <text:p>0</text:p>
          </table:table-cell>
          <table:table-cell office:value-type="float" office:value="0" table:content-validation-name="val4" table:style-name="ce213">
            <text:p>0</text:p>
          </table:table-cell>
          <table:table-cell office:value-type="float" office:value="1232" table:formula="of:=SUM([.D10];[.F10];[.H10];[.J10];[.L10];[.N10])" table:content-validation-name="val6" table:style-name="ce53">
            <text:p>1,232</text:p>
          </table:table-cell>
          <table:table-cell office:value-type="float" office:value="1164.2289500000002" table:formula="of:=SUM([.E10];[.G10];[.I10];[.K10];[.M10];[.O10])" table:content-validation-name="val6" table:style-name="ce53">
            <text:p>1,164</text:p>
          </table:table-cell>
          <table:table-cell office:value-type="float" office:value="15" table:content-validation-name="val5" table:style-name="ce244">
            <text:p>15</text:p>
          </table:table-cell>
          <table:table-cell office:value-type="float" office:value="14.95" table:content-validation-name="val4" table:style-name="ce241">
            <text:p>14.95</text:p>
          </table:table-cell>
          <table:table-cell table:content-validation-name="val5" table:style-name="ce240"/>
          <table:table-cell table:content-validation-name="val4" table:style-name="ce242"/>
          <table:table-cell table:content-validation-name="val5" table:style-name="ce243"/>
          <table:table-cell table:content-validation-name="val4" table:style-name="ce245"/>
          <table:table-cell table:content-validation-name="val5" table:style-name="ce246"/>
          <table:table-cell table:content-validation-name="val4" table:style-name="ce247"/>
          <table:table-cell office:value-type="float" office:value="15" table:formula="of:=SUM([.R10];[.T10];[.V10];[.X10];)" table:style-name="ce54">
            <text:p>15</text:p>
          </table:table-cell>
          <table:table-cell office:value-type="float" office:value="14.95" table:formula="of:=SUM([.S10];[.U10];[.W10];[.Y10])" table:style-name="ce54">
            <text:p>14.95</text:p>
          </table:table-cell>
          <table:table-cell office:value-type="float" office:value="1247" table:formula="of:=[.P10]+[.Z10]" table:content-validation-name="val6" table:style-name="ce55">
            <text:p>1,247</text:p>
          </table:table-cell>
          <table:table-cell office:value-type="float" office:value="1179.1789500000002" table:formula="of:=[.Q10]+[.AA10]" table:content-validation-name="val6" table:style-name="ce55">
            <text:p>1,179</text:p>
          </table:table-cell>
          <table:table-cell office:value-type="currency" office:value="2654939.96" table:content-validation-name="val9" table:style-name="ce56">
            <text:p>£2,654,939.96</text:p>
          </table:table-cell>
          <table:table-cell office:value-type="currency" office:value="12734.279999999999" table:content-validation-name="val9" table:style-name="ce57">
            <text:p>£12,734.28</text:p>
          </table:table-cell>
          <table:table-cell office:value-type="currency" office:value="15870" table:content-validation-name="val9" table:style-name="ce57">
            <text:p>£15,870.00</text:p>
          </table:table-cell>
          <table:table-cell office:value-type="currency" office:value="114610.42000000001" table:content-validation-name="val9" table:style-name="ce57">
            <text:p>£114,610.42</text:p>
          </table:table-cell>
          <table:table-cell office:value-type="currency" office:value="522109.18999999994" table:content-validation-name="val9" table:style-name="ce57">
            <text:p>£522,109.19</text:p>
          </table:table-cell>
          <table:table-cell office:value-type="currency" office:value="265735.71999999991" table:content-validation-name="val9" table:style-name="ce57">
            <text:p>£265,735.72</text:p>
          </table:table-cell>
          <table:table-cell office:value-type="currency" office:value="3585999.5699999994" table:formula="of:=SUM([.AD10:.AI10])" table:style-name="ce58">
            <text:p>£3,585,999.57</text:p>
          </table:table-cell>
          <table:table-cell office:value-type="currency" office:value="14853.219999999998" table:content-validation-name="val8" table:style-name="ce59">
            <text:p>£14,853.22</text:p>
          </table:table-cell>
          <table:table-cell table:content-validation-name="val8" table:style-name="ce59"/>
          <table:table-cell office:value-type="currency" office:value="14853.219999999998" table:formula="of:=SUM([.AK10:.AL10])" table:style-name="ce60">
            <text:p>£14,853.22</text:p>
          </table:table-cell>
          <table:table-cell office:value-type="currency" office:value="3600852.7899999996" table:formula="of:=SUM([.AM10];[.AJ10])" table:style-name="ce61">
            <text:p>£3,600,852.79</text:p>
          </table:table-cell>
          <table:table-cell table:content-validation-name="val6" table:style-name="ce5"/>
          <table:table-cell table:content-validation-name="val6" table:style-name="ce5"/>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style-name="ro2">
          <table:table-cell office:value-type="string" table:content-validation-name="val11" table:style-name="ce64">
            <text:p>National Offender Management Service</text:p>
          </table:table-cell>
          <table:table-cell office:value-type="string" table:content-validation-name="val7" table:style-name="ce248">
            <text:p>Executive Agency</text:p>
          </table:table-cell>
          <table:table-cell office:value-type="string" table:content-validation-name="val12" table:style-name="ce249">
            <text:p>Ministry of Justice</text:p>
          </table:table-cell>
          <table:table-cell office:value-type="float" office:value="28777" table:content-validation-name="val5" table:style-name="ce215">
            <text:p>28777</text:p>
          </table:table-cell>
          <table:table-cell office:value-type="float" office:value="27443.313370000291" table:content-validation-name="val4" table:style-name="ce216">
            <text:p>27443.31337</text:p>
          </table:table-cell>
          <table:table-cell office:value-type="float" office:value="6339" table:content-validation-name="val5" table:style-name="ce217">
            <text:p>6339</text:p>
          </table:table-cell>
          <table:table-cell office:value-type="float" office:value="6088.4801400000079" table:content-validation-name="val4" table:style-name="ce218">
            <text:p>6088.48014</text:p>
          </table:table-cell>
          <table:table-cell office:value-type="float" office:value="5992" table:content-validation-name="val5" table:style-name="ce219">
            <text:p>5992</text:p>
          </table:table-cell>
          <table:table-cell office:value-type="float" office:value="5717.3075000000108" table:content-validation-name="val4" table:style-name="ce207">
            <text:p>5717.3075</text:p>
          </table:table-cell>
          <table:table-cell office:value-type="float" office:value="674" table:content-validation-name="val5" table:style-name="ce208">
            <text:p>674</text:p>
          </table:table-cell>
          <table:table-cell office:value-type="float" office:value="658.18228999999974" table:content-validation-name="val4" table:style-name="ce209">
            <text:p>658.18229</text:p>
          </table:table-cell>
          <table:table-cell office:value-type="float" office:value="66" table:content-validation-name="val5" table:style-name="ce210">
            <text:p>66</text:p>
          </table:table-cell>
          <table:table-cell office:value-type="float" office:value="65.348860000000002" table:content-validation-name="val4" table:style-name="ce211">
            <text:p>65.34886</text:p>
          </table:table-cell>
          <table:table-cell office:value-type="float" office:value="10927" table:content-validation-name="val5" table:style-name="ce212">
            <text:p>10927</text:p>
          </table:table-cell>
          <table:table-cell office:value-type="float" office:value="10077.927330000002" table:content-validation-name="val4" table:style-name="ce213">
            <text:p>10077.92733</text:p>
          </table:table-cell>
          <table:table-cell office:value-type="float" office:value="52775" table:formula="of:=SUM([.D11];[.F11];[.H11];[.J11];[.L11];[.N11])" table:content-validation-name="val6" table:style-name="ce53">
            <text:p>52,775</text:p>
          </table:table-cell>
          <table:table-cell office:value-type="float" office:value="50050.559490000305" table:formula="of:=SUM([.E11];[.G11];[.I11];[.K11];[.M11];[.O11])" table:content-validation-name="val6" table:style-name="ce53">
            <text:p>50,051</text:p>
          </table:table-cell>
          <table:table-cell office:value-type="float" office:value="1405.52" table:content-validation-name="val5" table:style-name="ce244">
            <text:p>1405.52</text:p>
          </table:table-cell>
          <table:table-cell office:value-type="float" office:value="1405.52" table:content-validation-name="val4" table:style-name="ce241">
            <text:p>1405.52</text:p>
          </table:table-cell>
          <table:table-cell office:value-type="float" office:value="0" table:content-validation-name="val5" table:style-name="ce240">
            <text:p>0</text:p>
          </table:table-cell>
          <table:table-cell office:value-type="float" office:value="0" table:content-validation-name="val4" table:style-name="ce242">
            <text:p>0</text:p>
          </table:table-cell>
          <table:table-cell office:value-type="float" office:value="1.25" table:content-validation-name="val5" table:style-name="ce243">
            <text:p>1.25</text:p>
          </table:table-cell>
          <table:table-cell office:value-type="float" office:value="1.25" table:content-validation-name="val4" table:style-name="ce245">
            <text:p>1.25</text:p>
          </table:table-cell>
          <table:table-cell office:value-type="float" office:value="2" table:content-validation-name="val5" table:style-name="ce246">
            <text:p>2</text:p>
          </table:table-cell>
          <table:table-cell office:value-type="float" office:value="2" table:content-validation-name="val4" table:style-name="ce247">
            <text:p>2</text:p>
          </table:table-cell>
          <table:table-cell office:value-type="float" office:value="1408.77" table:formula="of:=SUM([.R11];[.T11];[.V11];[.X11];)" table:style-name="ce54">
            <text:p>1408.77</text:p>
          </table:table-cell>
          <table:table-cell office:value-type="float" office:value="1408.77" table:formula="of:=SUM([.S11];[.U11];[.W11];[.Y11])" table:style-name="ce54">
            <text:p>1408.77</text:p>
          </table:table-cell>
          <table:table-cell office:value-type="float" office:value="54183.77" table:formula="of:=[.P11]+[.Z11]" table:content-validation-name="val6" table:style-name="ce55">
            <text:p>54,184</text:p>
          </table:table-cell>
          <table:table-cell office:value-type="float" office:value="51459.329490000302" table:formula="of:=[.Q11]+[.AA11]" table:content-validation-name="val6" table:style-name="ce55">
            <text:p>51,459</text:p>
          </table:table-cell>
          <table:table-cell office:value-type="currency" office:value="118015178" table:content-validation-name="val9" table:style-name="ce56">
            <text:p>£118,015,178.00</text:p>
          </table:table-cell>
          <table:table-cell table:content-validation-name="val9" table:style-name="ce57"/>
          <table:table-cell table:content-validation-name="val9" table:style-name="ce57"/>
          <table:table-cell office:value-type="currency" office:value="5895179" table:content-validation-name="val9" table:style-name="ce57">
            <text:p>£5,895,179.00</text:p>
          </table:table-cell>
          <table:table-cell office:value-type="currency" office:value="27992652" table:content-validation-name="val9" table:style-name="ce57">
            <text:p>£27,992,652.00</text:p>
          </table:table-cell>
          <table:table-cell office:value-type="currency" office:value="13140099" table:content-validation-name="val9" table:style-name="ce57">
            <text:p>£13,140,099.00</text:p>
          </table:table-cell>
          <table:table-cell office:value-type="currency" office:value="165043108" table:formula="of:=SUM([.AD11:.AI11])" table:style-name="ce58">
            <text:p>£165,043,108.00</text:p>
          </table:table-cell>
          <table:table-cell office:value-type="currency" office:value="4301648" table:content-validation-name="val8" table:style-name="ce59">
            <text:p>£4,301,648.00</text:p>
          </table:table-cell>
          <table:table-cell office:value-type="currency" office:value="440084" table:content-validation-name="val8" table:style-name="ce59">
            <text:p>£440,084.00</text:p>
          </table:table-cell>
          <table:table-cell office:value-type="currency" office:value="4741732" table:formula="of:=SUM([.AK11:.AL11])" table:style-name="ce60">
            <text:p>£4,741,732.00</text:p>
          </table:table-cell>
          <table:table-cell office:value-type="currency" office:value="169784840" table:formula="of:=SUM([.AM11];[.AJ11])" table:style-name="ce61">
            <text:p>£169,784,840.00</text:p>
          </table:table-cell>
          <table:table-cell table:content-validation-name="val6" table:style-name="ce51"/>
          <table:table-cell table:content-validation-name="val6" table:style-name="ce5"/>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style-name="ro2">
          <table:table-cell office:value-type="string" table:content-validation-name="val11" table:style-name="ce64">
            <text:p>The Office of the Public Guardian</text:p>
          </table:table-cell>
          <table:table-cell office:value-type="string" table:content-validation-name="val7" table:style-name="ce248">
            <text:p>Executive Agency</text:p>
          </table:table-cell>
          <table:table-cell office:value-type="string" table:content-validation-name="val12" table:style-name="ce249">
            <text:p>Ministry of Justice</text:p>
          </table:table-cell>
          <table:table-cell office:value-type="float" office:value="813" table:content-validation-name="val5" table:style-name="ce215">
            <text:p>813</text:p>
          </table:table-cell>
          <table:table-cell office:value-type="float" office:value="737.46838999999795" table:content-validation-name="val4" table:style-name="ce216">
            <text:p>737.46839</text:p>
          </table:table-cell>
          <table:table-cell office:value-type="float" office:value="374" table:content-validation-name="val5" table:style-name="ce217">
            <text:p>374</text:p>
          </table:table-cell>
          <table:table-cell office:value-type="float" office:value="355.76676000000009" table:content-validation-name="val4" table:style-name="ce218">
            <text:p>355.76676</text:p>
          </table:table-cell>
          <table:table-cell office:value-type="float" office:value="158" table:content-validation-name="val5" table:style-name="ce219">
            <text:p>158</text:p>
          </table:table-cell>
          <table:table-cell office:value-type="float" office:value="153.56754999999998" table:content-validation-name="val4" table:style-name="ce207">
            <text:p>153.56755</text:p>
          </table:table-cell>
          <table:table-cell office:value-type="float" office:value="23" table:content-validation-name="val5" table:style-name="ce208">
            <text:p>23</text:p>
          </table:table-cell>
          <table:table-cell office:value-type="float" office:value="22.5" table:content-validation-name="val4" table:style-name="ce209">
            <text:p>22.5</text:p>
          </table:table-cell>
          <table:table-cell office:value-type="float" office:value="3" table:content-validation-name="val5" table:style-name="ce210">
            <text:p>3</text:p>
          </table:table-cell>
          <table:table-cell office:value-type="float" office:value="3" table:content-validation-name="val4" table:style-name="ce211">
            <text:p>3</text:p>
          </table:table-cell>
          <table:table-cell office:value-type="float" office:value="0" table:content-validation-name="val5" table:style-name="ce212">
            <text:p>0</text:p>
          </table:table-cell>
          <table:table-cell office:value-type="float" office:value="0" table:content-validation-name="val4" table:style-name="ce213">
            <text:p>0</text:p>
          </table:table-cell>
          <table:table-cell office:value-type="float" office:value="1371" table:formula="of:=SUM([.D12];[.F12];[.H12];[.J12];[.L12];[.N12])" table:content-validation-name="val6" table:style-name="ce53">
            <text:p>1,371</text:p>
          </table:table-cell>
          <table:table-cell office:value-type="float" office:value="1272.3026999999981" table:formula="of:=SUM([.E12];[.G12];[.I12];[.K12];[.M12];[.O12])" table:content-validation-name="val6" table:style-name="ce53">
            <text:p>1,272</text:p>
          </table:table-cell>
          <table:table-cell office:value-type="float" office:value="169.2" table:content-validation-name="val5" table:style-name="ce244">
            <text:p>169.2</text:p>
          </table:table-cell>
          <table:table-cell office:value-type="float" office:value="169.2" table:content-validation-name="val4" table:style-name="ce241">
            <text:p>169.2</text:p>
          </table:table-cell>
          <table:table-cell table:content-validation-name="val5" table:style-name="ce240"/>
          <table:table-cell table:content-validation-name="val4" table:style-name="ce242"/>
          <table:table-cell office:value-type="float" office:value="2" table:content-validation-name="val5" table:style-name="ce243">
            <text:p>2</text:p>
          </table:table-cell>
          <table:table-cell office:value-type="float" office:value="2" table:content-validation-name="val4" table:style-name="ce245">
            <text:p>2</text:p>
          </table:table-cell>
          <table:table-cell office:value-type="float" office:value="0" table:content-validation-name="val5" table:style-name="ce246">
            <text:p>0</text:p>
          </table:table-cell>
          <table:table-cell office:value-type="float" office:value="0" table:content-validation-name="val4" table:style-name="ce247">
            <text:p>0</text:p>
          </table:table-cell>
          <table:table-cell office:value-type="float" office:value="171.2" table:formula="of:=SUM([.R12];[.T12];[.V12];[.X12];)" table:style-name="ce54">
            <text:p>171.2</text:p>
          </table:table-cell>
          <table:table-cell office:value-type="float" office:value="171.2" table:formula="of:=SUM([.S12];[.U12];[.W12];[.Y12])" table:style-name="ce54">
            <text:p>171.2</text:p>
          </table:table-cell>
          <table:table-cell office:value-type="float" office:value="1542.2" table:formula="of:=[.P12]+[.Z12]" table:content-validation-name="val6" table:style-name="ce55">
            <text:p>1,542</text:p>
          </table:table-cell>
          <table:table-cell office:value-type="float" office:value="1443.5026999999982" table:formula="of:=[.Q12]+[.AA12]" table:content-validation-name="val6" table:style-name="ce55">
            <text:p>1,444</text:p>
          </table:table-cell>
          <table:table-cell office:value-type="currency" office:value="2284420.11" table:content-validation-name="val9" table:style-name="ce56">
            <text:p>£2,284,420.11</text:p>
          </table:table-cell>
          <table:table-cell office:value-type="currency" office:value="33899.72" table:content-validation-name="val9" table:style-name="ce57">
            <text:p>£33,899.72</text:p>
          </table:table-cell>
          <table:table-cell office:value-type="currency" office:value="6200" table:content-validation-name="val9" table:style-name="ce57">
            <text:p>£6,200.00</text:p>
          </table:table-cell>
          <table:table-cell office:value-type="currency" office:value="161968.98000000001" table:content-validation-name="val9" table:style-name="ce57">
            <text:p>£161,968.98</text:p>
          </table:table-cell>
          <table:table-cell office:value-type="currency" office:value="456555.89" table:content-validation-name="val9" table:style-name="ce57">
            <text:p>£456,555.89</text:p>
          </table:table-cell>
          <table:table-cell office:value-type="currency" office:value="210579.46" table:content-validation-name="val9" table:style-name="ce57">
            <text:p>£210,579.46</text:p>
          </table:table-cell>
          <table:table-cell office:value-type="currency" office:value="3153624.16" table:formula="of:=SUM([.AD12:.AI12])" table:style-name="ce58">
            <text:p>£3,153,624.16</text:p>
          </table:table-cell>
          <table:table-cell office:value-type="currency" office:value="499848.64" table:content-validation-name="val8" table:style-name="ce59">
            <text:p>£499,848.64</text:p>
          </table:table-cell>
          <table:table-cell table:content-validation-name="val8" table:style-name="ce59"/>
          <table:table-cell office:value-type="currency" office:value="499848.64" table:formula="of:=SUM([.AK12:.AL12])" table:style-name="ce60">
            <text:p>£499,848.64</text:p>
          </table:table-cell>
          <table:table-cell office:value-type="currency" office:value="3653472.8000000003" table:formula="of:=SUM([.AM12];[.AJ12])" table:style-name="ce61">
            <text:p>£3,653,472.80</text:p>
          </table:table-cell>
          <table:table-cell table:content-validation-name="val6" table:style-name="ce5"/>
          <table:table-cell table:content-validation-name="val6" table:style-name="ce5"/>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style-name="ro42">
          <table:table-cell office:value-type="string" table:content-validation-name="val11" table:style-name="ce64">
            <text:p>Children and Family Court Advisory and Support Services</text:p>
          </table:table-cell>
          <table:table-cell office:value-type="string" table:content-validation-name="val7" table:style-name="ce248">
            <text:p>Executive Non-Departmental Public Body</text:p>
          </table:table-cell>
          <table:table-cell office:value-type="string" table:content-validation-name="val12" table:style-name="ce249">
            <text:p>Ministry of Justice</text:p>
          </table:table-cell>
          <table:table-cell office:value-type="float" office:value="0" table:content-validation-name="val5" table:style-name="ce227">
            <text:p>0</text:p>
          </table:table-cell>
          <table:table-cell office:value-type="float" office:value="0" table:content-validation-name="val4" table:style-name="ce228">
            <text:p>0</text:p>
          </table:table-cell>
          <table:table-cell office:value-type="float" office:value="0" table:content-validation-name="val5" table:style-name="ce229">
            <text:p>0</text:p>
          </table:table-cell>
          <table:table-cell office:value-type="float" office:value="0" table:content-validation-name="val4" table:style-name="ce230">
            <text:p>0</text:p>
          </table:table-cell>
          <table:table-cell office:value-type="float" office:value="0" table:content-validation-name="val5" table:style-name="ce231">
            <text:p>0</text:p>
          </table:table-cell>
          <table:table-cell office:value-type="float" office:value="0" table:content-validation-name="val4" table:style-name="ce220">
            <text:p>0</text:p>
          </table:table-cell>
          <table:table-cell office:value-type="float" office:value="0" table:content-validation-name="val5" table:style-name="ce221">
            <text:p>0</text:p>
          </table:table-cell>
          <table:table-cell office:value-type="float" office:value="0" table:content-validation-name="val4" table:style-name="ce222">
            <text:p>0</text:p>
          </table:table-cell>
          <table:table-cell office:value-type="float" office:value="0" table:content-validation-name="val5" table:style-name="ce223">
            <text:p>0</text:p>
          </table:table-cell>
          <table:table-cell office:value-type="float" office:value="0" table:content-validation-name="val4" table:style-name="ce225">
            <text:p>0</text:p>
          </table:table-cell>
          <table:table-cell office:value-type="float" office:value="1957" table:content-validation-name="val5" table:style-name="ce224">
            <text:p>1957</text:p>
          </table:table-cell>
          <table:table-cell office:value-type="float" office:value="1794.8570334620292" table:content-validation-name="val4" table:style-name="ce226">
            <text:p>1794.857033</text:p>
          </table:table-cell>
          <table:table-cell office:value-type="float" office:value="1957" table:formula="of:=SUM([.D13];[.F13];[.H13];[.J13];[.L13];[.N13])" table:content-validation-name="val6" table:style-name="ce53">
            <text:p>1,957</text:p>
          </table:table-cell>
          <table:table-cell office:value-type="float" office:value="1794.8570334620292" table:formula="of:=SUM([.E13];[.G13];[.I13];[.K13];[.M13];[.O13])" table:content-validation-name="val6" table:style-name="ce53">
            <text:p>1,795</text:p>
          </table:table-cell>
          <table:table-cell office:value-type="float" office:value="58" table:content-validation-name="val5" table:style-name="ce244">
            <text:p>58</text:p>
          </table:table-cell>
          <table:table-cell office:value-type="float" office:value="58" table:content-validation-name="val4" table:style-name="ce241">
            <text:p>58</text:p>
          </table:table-cell>
          <table:table-cell office:value-type="float" office:value="0" table:content-validation-name="val5" table:style-name="ce240">
            <text:p>0</text:p>
          </table:table-cell>
          <table:table-cell office:value-type="float" office:value="0" table:content-validation-name="val4" table:style-name="ce242">
            <text:p>0</text:p>
          </table:table-cell>
          <table:table-cell office:value-type="float" office:value="0" table:content-validation-name="val5" table:style-name="ce243">
            <text:p>0</text:p>
          </table:table-cell>
          <table:table-cell office:value-type="float" office:value="0" table:content-validation-name="val4" table:style-name="ce245">
            <text:p>0</text:p>
          </table:table-cell>
          <table:table-cell office:value-type="float" office:value="0" table:content-validation-name="val5" table:style-name="ce246">
            <text:p>0</text:p>
          </table:table-cell>
          <table:table-cell office:value-type="float" office:value="0" table:content-validation-name="val4" table:style-name="ce247">
            <text:p>0</text:p>
          </table:table-cell>
          <table:table-cell office:value-type="float" office:value="58" table:formula="of:=SUM([.R13];[.T13];[.V13];[.X13];)" table:style-name="ce54">
            <text:p>58</text:p>
          </table:table-cell>
          <table:table-cell office:value-type="float" office:value="58" table:formula="of:=SUM([.S13];[.U13];[.W13];[.Y13])" table:style-name="ce54">
            <text:p>58</text:p>
          </table:table-cell>
          <table:table-cell office:value-type="float" office:value="2015" table:formula="of:=[.P13]+[.Z13]" table:content-validation-name="val6" table:style-name="ce55">
            <text:p>2,015</text:p>
          </table:table-cell>
          <table:table-cell office:value-type="float" office:value="1852.8570334620292" table:formula="of:=[.Q13]+[.AA13]" table:content-validation-name="val6" table:style-name="ce55">
            <text:p>1,853</text:p>
          </table:table-cell>
          <table:table-cell office:value-type="currency" office:value="5845782.669999999" table:content-validation-name="val9" table:style-name="ce56">
            <text:p>£5,845,782.67</text:p>
          </table:table-cell>
          <table:table-cell office:value-type="currency" office:value="90211.669999999955" table:content-validation-name="val9" table:style-name="ce57">
            <text:p>£90,211.67</text:p>
          </table:table-cell>
          <table:table-cell office:value-type="currency" office:value="0" table:content-validation-name="val9" table:style-name="ce57">
            <text:p>£0.00</text:p>
          </table:table-cell>
          <table:table-cell office:value-type="currency" office:value="20949.29" table:content-validation-name="val9" table:style-name="ce57">
            <text:p>£20,949.29</text:p>
          </table:table-cell>
          <table:table-cell office:value-type="currency" office:value="1192422.8499999996" table:content-validation-name="val9" table:style-name="ce57">
            <text:p>£1,192,422.85</text:p>
          </table:table-cell>
          <table:table-cell office:value-type="currency" office:value="663073.56000000017" table:content-validation-name="val9" table:style-name="ce57">
            <text:p>£663,073.56</text:p>
          </table:table-cell>
          <table:table-cell office:value-type="currency" office:value="7812440.0399999991" table:formula="of:=SUM([.AD13:.AI13])" table:style-name="ce58">
            <text:p>£7,812,440.04</text:p>
          </table:table-cell>
          <table:table-cell office:value-type="currency" office:value="443003.04" table:content-validation-name="val8" table:style-name="ce59">
            <text:p>£443,003.04</text:p>
          </table:table-cell>
          <table:table-cell office:value-type="currency" office:value="0" table:content-validation-name="val8" table:style-name="ce59">
            <text:p>£0.00</text:p>
          </table:table-cell>
          <table:table-cell office:value-type="currency" office:value="443003.04" table:formula="of:=SUM([.AK13:.AL13])" table:style-name="ce60">
            <text:p>£443,003.04</text:p>
          </table:table-cell>
          <table:table-cell office:value-type="currency" office:value="8255443.0799999991" table:formula="of:=SUM([.AM13];[.AJ13])" table:style-name="ce61">
            <text:p>£8,255,443.08</text:p>
          </table:table-cell>
          <table:table-cell table:content-validation-name="val6" table:style-name="ce5"/>
          <table:table-cell table:content-validation-name="val6" table:style-name="ce5"/>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style-name="ro42">
          <table:table-cell office:value-type="string" table:content-validation-name="val11" table:style-name="ce64">
            <text:p>Criminal Cases Review Commission</text:p>
          </table:table-cell>
          <table:table-cell office:value-type="string" table:content-validation-name="val7" table:style-name="ce248">
            <text:p>Executive Non-Departmental Public Body</text:p>
          </table:table-cell>
          <table:table-cell office:value-type="string" table:content-validation-name="val12" table:style-name="ce249">
            <text:p>Ministry of Justice</text:p>
          </table:table-cell>
          <table:table-cell office:value-type="float" office:value="0" table:content-validation-name="val5" table:style-name="ce227">
            <text:p>0</text:p>
          </table:table-cell>
          <table:table-cell office:value-type="float" office:value="0" table:content-validation-name="val4" table:style-name="ce228">
            <text:p>0</text:p>
          </table:table-cell>
          <table:table-cell office:value-type="float" office:value="0" table:content-validation-name="val5" table:style-name="ce229">
            <text:p>0</text:p>
          </table:table-cell>
          <table:table-cell office:value-type="float" office:value="0" table:content-validation-name="val4" table:style-name="ce230">
            <text:p>0</text:p>
          </table:table-cell>
          <table:table-cell office:value-type="float" office:value="0" table:content-validation-name="val5" table:style-name="ce231">
            <text:p>0</text:p>
          </table:table-cell>
          <table:table-cell office:value-type="float" office:value="0" table:content-validation-name="val4" table:style-name="ce220">
            <text:p>0</text:p>
          </table:table-cell>
          <table:table-cell office:value-type="float" office:value="0" table:content-validation-name="val5" table:style-name="ce221">
            <text:p>0</text:p>
          </table:table-cell>
          <table:table-cell office:value-type="float" office:value="0" table:content-validation-name="val4" table:style-name="ce222">
            <text:p>0</text:p>
          </table:table-cell>
          <table:table-cell office:value-type="float" office:value="0" table:content-validation-name="val5" table:style-name="ce223">
            <text:p>0</text:p>
          </table:table-cell>
          <table:table-cell office:value-type="float" office:value="0" table:content-validation-name="val4" table:style-name="ce225">
            <text:p>0</text:p>
          </table:table-cell>
          <table:table-cell office:value-type="float" office:value="83" table:content-validation-name="val5" table:style-name="ce224">
            <text:p>83</text:p>
          </table:table-cell>
          <table:table-cell office:value-type="float" office:value="77.790000000000006" table:content-validation-name="val4" table:style-name="ce226">
            <text:p>77.79</text:p>
          </table:table-cell>
          <table:table-cell office:value-type="float" office:value="83" table:formula="of:=SUM([.D14];[.F14];[.H14];[.J14];[.L14];[.N14])" table:content-validation-name="val6" table:style-name="ce53">
            <text:p>83</text:p>
          </table:table-cell>
          <table:table-cell office:value-type="float" office:value="77.790000000000006" table:formula="of:=SUM([.E14];[.G14];[.I14];[.K14];[.M14];[.O14])" table:content-validation-name="val6" table:style-name="ce53">
            <text:p>78</text:p>
          </table:table-cell>
          <table:table-cell office:value-type="float" office:value="0" table:content-validation-name="val5" table:style-name="ce244">
            <text:p>0</text:p>
          </table:table-cell>
          <table:table-cell office:value-type="float" office:value="0" table:content-validation-name="val4" table:style-name="ce241">
            <text:p>0</text:p>
          </table:table-cell>
          <table:table-cell office:value-type="float" office:value="0" table:content-validation-name="val5" table:style-name="ce240">
            <text:p>0</text:p>
          </table:table-cell>
          <table:table-cell office:value-type="float" office:value="0" table:content-validation-name="val4" table:style-name="ce242">
            <text:p>0</text:p>
          </table:table-cell>
          <table:table-cell office:value-type="float" office:value="0" table:content-validation-name="val5" table:style-name="ce243">
            <text:p>0</text:p>
          </table:table-cell>
          <table:table-cell office:value-type="float" office:value="0" table:content-validation-name="val4" table:style-name="ce245">
            <text:p>0</text:p>
          </table:table-cell>
          <table:table-cell office:value-type="float" office:value="0" table:content-validation-name="val5" table:style-name="ce246">
            <text:p>0</text:p>
          </table:table-cell>
          <table:table-cell office:value-type="float" office:value="0" table:content-validation-name="val4" table:style-name="ce247">
            <text:p>0</text:p>
          </table:table-cell>
          <table:table-cell office:value-type="float" office:value="0" table:formula="of:=SUM([.R14];[.T14];[.V14];[.X14];)" table:style-name="ce54">
            <text:p>0</text:p>
          </table:table-cell>
          <table:table-cell office:value-type="float" office:value="0" table:formula="of:=SUM([.S14];[.U14];[.W14];[.Y14])" table:style-name="ce54">
            <text:p>0</text:p>
          </table:table-cell>
          <table:table-cell office:value-type="float" office:value="83" table:formula="of:=[.P14]+[.Z14]" table:content-validation-name="val6" table:style-name="ce55">
            <text:p>83</text:p>
          </table:table-cell>
          <table:table-cell office:value-type="float" office:value="77.790000000000006" table:formula="of:=[.Q14]+[.AA14]" table:content-validation-name="val6" table:style-name="ce55">
            <text:p>78</text:p>
          </table:table-cell>
          <table:table-cell office:value-type="currency" office:value="224741.98" table:content-validation-name="val9" table:style-name="ce56">
            <text:p>£224,741.98</text:p>
          </table:table-cell>
          <table:table-cell office:value-type="currency" office:value="66.680000000000007" table:content-validation-name="val9" table:style-name="ce57">
            <text:p>£66.68</text:p>
          </table:table-cell>
          <table:table-cell office:value-type="currency" office:value="0" table:content-validation-name="val9" table:style-name="ce57">
            <text:p>£0.00</text:p>
          </table:table-cell>
          <table:table-cell office:value-type="currency" office:value="4073.21" table:content-validation-name="val9" table:style-name="ce57">
            <text:p>£4,073.21</text:p>
          </table:table-cell>
          <table:table-cell office:value-type="currency" office:value="45851.08" table:content-validation-name="val9" table:style-name="ce57">
            <text:p>£45,851.08</text:p>
          </table:table-cell>
          <table:table-cell office:value-type="currency" office:value="23422.26" table:content-validation-name="val9" table:style-name="ce57">
            <text:p>£23,422.26</text:p>
          </table:table-cell>
          <table:table-cell office:value-type="currency" office:value="298155.21000000002" table:formula="of:=SUM([.AD14:.AI14])" table:style-name="ce58">
            <text:p>£298,155.21</text:p>
          </table:table-cell>
          <table:table-cell office:value-type="currency" office:value="0" table:content-validation-name="val8" table:style-name="ce59">
            <text:p>£0.00</text:p>
          </table:table-cell>
          <table:table-cell office:value-type="currency" office:value="0" table:content-validation-name="val8" table:style-name="ce59">
            <text:p>£0.00</text:p>
          </table:table-cell>
          <table:table-cell office:value-type="currency" office:value="0" table:formula="of:=SUM([.AK14:.AL14])" table:style-name="ce60">
            <text:p>£0.00</text:p>
          </table:table-cell>
          <table:table-cell office:value-type="currency" office:value="298155.21000000002" table:formula="of:=SUM([.AM14];[.AJ14])" table:style-name="ce61">
            <text:p>£298,155.21</text:p>
          </table:table-cell>
          <table:table-cell table:content-validation-name="val6" table:style-name="ce5"/>
          <table:table-cell table:content-validation-name="val6" table:style-name="ce5"/>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style-name="ro42">
          <table:table-cell office:value-type="string" table:content-validation-name="val11" table:style-name="ce64">
            <text:p>Judicial Appointments Commission</text:p>
          </table:table-cell>
          <table:table-cell office:value-type="string" table:content-validation-name="val7" table:style-name="ce248">
            <text:p>Executive Non-Departmental Public Body</text:p>
          </table:table-cell>
          <table:table-cell office:value-type="string" table:content-validation-name="val12" table:style-name="ce249">
            <text:p>Ministry of Justice</text:p>
          </table:table-cell>
          <table:table-cell office:value-type="float" office:value="3" table:content-validation-name="val5" table:style-name="ce232">
            <text:p>3</text:p>
          </table:table-cell>
          <table:table-cell office:value-type="float" office:value="2.8" table:content-validation-name="val4" table:style-name="ce233">
            <text:p>2.8</text:p>
          </table:table-cell>
          <table:table-cell office:value-type="float" office:value="13" table:content-validation-name="val5" table:style-name="ce232">
            <text:p>13</text:p>
          </table:table-cell>
          <table:table-cell office:value-type="float" office:value="12.6" table:content-validation-name="val4" table:style-name="ce233">
            <text:p>12.6</text:p>
          </table:table-cell>
          <table:table-cell office:value-type="float" office:value="39" table:content-validation-name="val5" table:style-name="ce232">
            <text:p>39</text:p>
          </table:table-cell>
          <table:table-cell office:value-type="float" office:value="38.4" table:content-validation-name="val4" table:style-name="ce233">
            <text:p>38.4</text:p>
          </table:table-cell>
          <table:table-cell office:value-type="float" office:value="8" table:content-validation-name="val5" table:style-name="ce232">
            <text:p>8</text:p>
          </table:table-cell>
          <table:table-cell office:value-type="float" office:value="8" table:content-validation-name="val4" table:style-name="ce233">
            <text:p>8</text:p>
          </table:table-cell>
          <table:table-cell office:value-type="float" office:value="1" table:content-validation-name="val5" table:style-name="ce232">
            <text:p>1</text:p>
          </table:table-cell>
          <table:table-cell office:value-type="float" office:value="1" table:content-validation-name="val4" table:style-name="ce233">
            <text:p>1</text:p>
          </table:table-cell>
          <table:table-cell office:value-type="float" office:value="1" table:content-validation-name="val5" table:style-name="ce232">
            <text:p>1</text:p>
          </table:table-cell>
          <table:table-cell office:value-type="float" office:value="0.4" table:content-validation-name="val4" table:style-name="ce233">
            <text:p>0.4</text:p>
          </table:table-cell>
          <table:table-cell office:value-type="float" office:value="65" table:formula="of:=SUM([.D15];[.F15];[.H15];[.J15];[.L15];[.N15])" table:content-validation-name="val6" table:style-name="ce53">
            <text:p>65</text:p>
          </table:table-cell>
          <table:table-cell office:value-type="float" office:value="63.199999999999996" table:formula="of:=SUM([.E15];[.G15];[.I15];[.K15];[.M15];[.O15])" table:content-validation-name="val6" table:style-name="ce53">
            <text:p>63</text:p>
          </table:table-cell>
          <table:table-cell office:value-type="float" office:value="9" table:content-validation-name="val5" table:style-name="ce244">
            <text:p>9</text:p>
          </table:table-cell>
          <table:table-cell office:value-type="float" office:value="9" table:content-validation-name="val4" table:style-name="ce241">
            <text:p>9</text:p>
          </table:table-cell>
          <table:table-cell office:value-type="float" office:value="0" table:content-validation-name="val5" table:style-name="ce240">
            <text:p>0</text:p>
          </table:table-cell>
          <table:table-cell office:value-type="float" office:value="0" table:content-validation-name="val4" table:style-name="ce242">
            <text:p>0</text:p>
          </table:table-cell>
          <table:table-cell office:value-type="float" office:value="0" table:content-validation-name="val5" table:style-name="ce243">
            <text:p>0</text:p>
          </table:table-cell>
          <table:table-cell office:value-type="float" office:value="0" table:content-validation-name="val4" table:style-name="ce245">
            <text:p>0</text:p>
          </table:table-cell>
          <table:table-cell office:value-type="float" office:value="4" table:content-validation-name="val5" table:style-name="ce246">
            <text:p>4</text:p>
          </table:table-cell>
          <table:table-cell office:value-type="float" office:value="3.1" table:content-validation-name="val4" table:style-name="ce247">
            <text:p>3.1</text:p>
          </table:table-cell>
          <table:table-cell office:value-type="float" office:value="13" table:formula="of:=SUM([.R15];[.T15];[.V15];[.X15];)" table:style-name="ce54">
            <text:p>13</text:p>
          </table:table-cell>
          <table:table-cell office:value-type="float" office:value="12.1" table:formula="of:=SUM([.S15];[.U15];[.W15];[.Y15])" table:style-name="ce54">
            <text:p>12.1</text:p>
          </table:table-cell>
          <table:table-cell office:value-type="float" office:value="78" table:formula="of:=[.P15]+[.Z15]" table:content-validation-name="val6" table:style-name="ce55">
            <text:p>78</text:p>
          </table:table-cell>
          <table:table-cell office:value-type="float" office:value="75.3" table:formula="of:=[.Q15]+[.AA15]" table:content-validation-name="val6" table:style-name="ce55">
            <text:p>75</text:p>
          </table:table-cell>
          <table:table-cell office:value-type="currency" office:value="195620.81999999998" table:content-validation-name="val9" table:style-name="ce56">
            <text:p>£195,620.82</text:p>
          </table:table-cell>
          <table:table-cell office:value-type="currency" office:value="1368.8400000000001" table:content-validation-name="val9" table:style-name="ce57">
            <text:p>£1,368.84</text:p>
          </table:table-cell>
          <table:table-cell office:value-type="currency" office:value="2800" table:content-validation-name="val9" table:style-name="ce57">
            <text:p>£2,800.00</text:p>
          </table:table-cell>
          <table:table-cell office:value-type="currency" office:value="1733.39" table:content-validation-name="val9" table:style-name="ce57">
            <text:p>£1,733.39</text:p>
          </table:table-cell>
          <table:table-cell office:value-type="currency" office:value="39901.029999999977" table:content-validation-name="val9" table:style-name="ce57">
            <text:p>£39,901.03</text:p>
          </table:table-cell>
          <table:table-cell office:value-type="currency" office:value="21518.640000000003" table:content-validation-name="val9" table:style-name="ce57">
            <text:p>£21,518.64</text:p>
          </table:table-cell>
          <table:table-cell office:value-type="currency" office:value="262942.71999999997" table:formula="of:=SUM([.AD15:.AI15])" table:style-name="ce58">
            <text:p>£262,942.72</text:p>
          </table:table-cell>
          <table:table-cell office:value-type="currency" office:value="32771.409999999996" table:content-validation-name="val8" table:style-name="ce59">
            <text:p>£32,771.41</text:p>
          </table:table-cell>
          <table:table-cell office:value-type="currency" office:value="2500" table:content-validation-name="val8" table:style-name="ce59">
            <text:p>£2,500.00</text:p>
          </table:table-cell>
          <table:table-cell office:value-type="currency" office:value="35271.409999999996" table:formula="of:=SUM([.AK15:.AL15])" table:style-name="ce60">
            <text:p>£35,271.41</text:p>
          </table:table-cell>
          <table:table-cell office:value-type="currency" office:value="298214.12999999995" table:formula="of:=SUM([.AM15];[.AJ15])" table:style-name="ce61">
            <text:p>£298,214.13</text:p>
          </table:table-cell>
          <table:table-cell table:content-validation-name="val6" table:style-name="ce5"/>
          <table:table-cell table:content-validation-name="val6" table:style-name="ce5"/>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style-name="ro42">
          <table:table-cell office:value-type="string" table:content-validation-name="val11" table:style-name="ce64">
            <text:p>Legal Services Board</text:p>
          </table:table-cell>
          <table:table-cell office:value-type="string" table:content-validation-name="val7" table:style-name="ce248">
            <text:p>Executive Non-Departmental Public Body</text:p>
          </table:table-cell>
          <table:table-cell office:value-type="string" table:content-validation-name="val12" table:style-name="ce249">
            <text:p>Ministry of Justice</text:p>
          </table:table-cell>
          <table:table-cell office:value-type="float" office:value="0" table:content-validation-name="val5" table:style-name="ce234">
            <text:p>0</text:p>
          </table:table-cell>
          <table:table-cell office:value-type="float" office:value="0" table:content-validation-name="val4" table:style-name="ce235">
            <text:p>0</text:p>
          </table:table-cell>
          <table:table-cell office:value-type="float" office:value="0" table:content-validation-name="val5" table:style-name="ce234">
            <text:p>0</text:p>
          </table:table-cell>
          <table:table-cell office:value-type="float" office:value="0" table:content-validation-name="val4" table:style-name="ce235">
            <text:p>0</text:p>
          </table:table-cell>
          <table:table-cell office:value-type="float" office:value="0" table:content-validation-name="val5" table:style-name="ce234">
            <text:p>0</text:p>
          </table:table-cell>
          <table:table-cell office:value-type="float" office:value="0" table:content-validation-name="val4" table:style-name="ce235">
            <text:p>0</text:p>
          </table:table-cell>
          <table:table-cell office:value-type="float" office:value="0" table:content-validation-name="val5" table:style-name="ce234">
            <text:p>0</text:p>
          </table:table-cell>
          <table:table-cell office:value-type="float" office:value="0" table:content-validation-name="val4" table:style-name="ce235">
            <text:p>0</text:p>
          </table:table-cell>
          <table:table-cell office:value-type="float" office:value="0" table:content-validation-name="val5" table:style-name="ce234">
            <text:p>0</text:p>
          </table:table-cell>
          <table:table-cell office:value-type="float" office:value="0" table:content-validation-name="val4" table:style-name="ce235">
            <text:p>0</text:p>
          </table:table-cell>
          <table:table-cell office:value-type="float" office:value="34" table:content-validation-name="val5" table:style-name="ce232">
            <text:p>34</text:p>
          </table:table-cell>
          <table:table-cell office:value-type="float" office:value="31.38" table:content-validation-name="val4" table:style-name="ce233">
            <text:p>31.38</text:p>
          </table:table-cell>
          <table:table-cell office:value-type="float" office:value="34" table:formula="of:=SUM([.D16];[.F16];[.H16];[.J16];[.L16];[.N16])" table:content-validation-name="val6" table:style-name="ce53">
            <text:p>34</text:p>
          </table:table-cell>
          <table:table-cell office:value-type="float" office:value="31.38" table:formula="of:=SUM([.E16];[.G16];[.I16];[.K16];[.M16];[.O16])" table:content-validation-name="val6" table:style-name="ce53">
            <text:p>31</text:p>
          </table:table-cell>
          <table:table-cell office:value-type="float" office:value="0" table:content-validation-name="val5" table:style-name="ce244">
            <text:p>0</text:p>
          </table:table-cell>
          <table:table-cell office:value-type="float" office:value="0" table:content-validation-name="val4" table:style-name="ce241">
            <text:p>0</text:p>
          </table:table-cell>
          <table:table-cell office:value-type="float" office:value="0" table:content-validation-name="val5" table:style-name="ce240">
            <text:p>0</text:p>
          </table:table-cell>
          <table:table-cell office:value-type="float" office:value="0" table:content-validation-name="val4" table:style-name="ce242">
            <text:p>0</text:p>
          </table:table-cell>
          <table:table-cell office:value-type="float" office:value="0" table:content-validation-name="val5" table:style-name="ce243">
            <text:p>0</text:p>
          </table:table-cell>
          <table:table-cell office:value-type="float" office:value="0" table:content-validation-name="val4" table:style-name="ce245">
            <text:p>0</text:p>
          </table:table-cell>
          <table:table-cell office:value-type="float" office:value="0" table:content-validation-name="val5" table:style-name="ce246">
            <text:p>0</text:p>
          </table:table-cell>
          <table:table-cell office:value-type="float" office:value="0" table:content-validation-name="val4" table:style-name="ce247">
            <text:p>0</text:p>
          </table:table-cell>
          <table:table-cell office:value-type="float" office:value="0" table:formula="of:=SUM([.R16];[.T16];[.V16];[.X16];)" table:style-name="ce54">
            <text:p>0</text:p>
          </table:table-cell>
          <table:table-cell office:value-type="float" office:value="0" table:formula="of:=SUM([.S16];[.U16];[.W16];[.Y16])" table:style-name="ce54">
            <text:p>0</text:p>
          </table:table-cell>
          <table:table-cell office:value-type="float" office:value="34" table:formula="of:=[.P16]+[.Z16]" table:content-validation-name="val6" table:style-name="ce55">
            <text:p>34</text:p>
          </table:table-cell>
          <table:table-cell office:value-type="float" office:value="31.38" table:formula="of:=[.Q16]+[.AA16]" table:content-validation-name="val6" table:style-name="ce55">
            <text:p>31</text:p>
          </table:table-cell>
          <table:table-cell office:value-type="currency" office:value="145154.99" table:content-validation-name="val9" table:style-name="ce56">
            <text:p>£145,154.99</text:p>
          </table:table-cell>
          <table:table-cell office:value-type="currency" office:value="0" table:content-validation-name="val9" table:style-name="ce57">
            <text:p>£0.00</text:p>
          </table:table-cell>
          <table:table-cell office:value-type="currency" office:value="0" table:content-validation-name="val9" table:style-name="ce57">
            <text:p>£0.00</text:p>
          </table:table-cell>
          <table:table-cell office:value-type="currency" office:value="0" table:content-validation-name="val9" table:style-name="ce57">
            <text:p>£0.00</text:p>
          </table:table-cell>
          <table:table-cell office:value-type="currency" office:value="20618.240000000002" table:content-validation-name="val9" table:style-name="ce57">
            <text:p>£20,618.24</text:p>
          </table:table-cell>
          <table:table-cell office:value-type="currency" office:value="16904.400000000001" table:content-validation-name="val9" table:style-name="ce57">
            <text:p>£16,904.40</text:p>
          </table:table-cell>
          <table:table-cell office:value-type="currency" office:value="182677.62999999998" table:formula="of:=SUM([.AD16:.AI16])" table:style-name="ce58">
            <text:p>£182,677.63</text:p>
          </table:table-cell>
          <table:table-cell office:value-type="currency" office:value="0" table:content-validation-name="val8" table:style-name="ce59">
            <text:p>£0.00</text:p>
          </table:table-cell>
          <table:table-cell office:value-type="currency" office:value="0" table:content-validation-name="val8" table:style-name="ce59">
            <text:p>£0.00</text:p>
          </table:table-cell>
          <table:table-cell office:value-type="currency" office:value="0" table:formula="of:=SUM([.AK16:.AL16])" table:style-name="ce60">
            <text:p>£0.00</text:p>
          </table:table-cell>
          <table:table-cell office:value-type="currency" office:value="182677.62999999998" table:formula="of:=SUM([.AM16];[.AJ16])" table:style-name="ce61">
            <text:p>£182,677.63</text:p>
          </table:table-cell>
          <table:table-cell table:content-validation-name="val6" table:style-name="ce5"/>
          <table:table-cell table:content-validation-name="val6" table:style-name="ce5"/>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style-name="ro42">
          <table:table-cell office:value-type="string" table:content-validation-name="val11" table:style-name="ce64">
            <text:p>Parole Board</text:p>
          </table:table-cell>
          <table:table-cell office:value-type="string" table:content-validation-name="val7" table:style-name="ce248">
            <text:p>Executive Non-Departmental Public Body</text:p>
          </table:table-cell>
          <table:table-cell office:value-type="string" table:content-validation-name="val12" table:style-name="ce249">
            <text:p>Ministry of Justice</text:p>
          </table:table-cell>
          <table:table-cell office:value-type="float" office:value="13" table:content-validation-name="val5" table:style-name="ce238">
            <text:p>13</text:p>
          </table:table-cell>
          <table:table-cell office:value-type="float" office:value="12.2" table:content-validation-name="val4" table:style-name="ce239">
            <text:p>12.2</text:p>
          </table:table-cell>
          <table:table-cell office:value-type="float" office:value="88" table:content-validation-name="val5" table:style-name="ce236">
            <text:p>88</text:p>
          </table:table-cell>
          <table:table-cell office:value-type="float" office:value="86.7" table:content-validation-name="val4" table:style-name="ce237">
            <text:p>86.7</text:p>
          </table:table-cell>
          <table:table-cell office:value-type="float" office:value="29" table:content-validation-name="val5" table:style-name="ce236">
            <text:p>29</text:p>
          </table:table-cell>
          <table:table-cell office:value-type="float" office:value="28.4" table:content-validation-name="val4" table:style-name="ce237">
            <text:p>28.4</text:p>
          </table:table-cell>
          <table:table-cell office:value-type="float" office:value="7" table:content-validation-name="val5" table:style-name="ce236">
            <text:p>7</text:p>
          </table:table-cell>
          <table:table-cell office:value-type="float" office:value="6.8" table:content-validation-name="val4" table:style-name="ce237">
            <text:p>6.8</text:p>
          </table:table-cell>
          <table:table-cell office:value-type="float" office:value="1" table:content-validation-name="val5" table:style-name="ce236">
            <text:p>1</text:p>
          </table:table-cell>
          <table:table-cell office:value-type="float" office:value="1" table:content-validation-name="val4" table:style-name="ce237">
            <text:p>1</text:p>
          </table:table-cell>
          <table:table-cell office:value-type="float" office:value="0" table:content-validation-name="val5" table:style-name="ce236">
            <text:p>0</text:p>
          </table:table-cell>
          <table:table-cell office:value-type="float" office:value="0" table:content-validation-name="val4" table:style-name="ce237">
            <text:p>0</text:p>
          </table:table-cell>
          <table:table-cell office:value-type="float" office:value="138" table:formula="of:=SUM([.D17];[.F17];[.H17];[.J17];[.L17];[.N17])" table:content-validation-name="val6" table:style-name="ce53">
            <text:p>138</text:p>
          </table:table-cell>
          <table:table-cell office:value-type="float" office:value="135.10000000000002" table:formula="of:=SUM([.E17];[.G17];[.I17];[.K17];[.M17];[.O17])" table:content-validation-name="val6" table:style-name="ce53">
            <text:p>135</text:p>
          </table:table-cell>
          <table:table-cell office:value-type="float" office:value="9" table:content-validation-name="val5" table:style-name="ce244">
            <text:p>9</text:p>
          </table:table-cell>
          <table:table-cell office:value-type="float" office:value="8.4" table:content-validation-name="val4" table:style-name="ce241">
            <text:p>8.4</text:p>
          </table:table-cell>
          <table:table-cell office:value-type="float" office:value="0" table:content-validation-name="val5" table:style-name="ce240">
            <text:p>0</text:p>
          </table:table-cell>
          <table:table-cell office:value-type="float" office:value="0" table:content-validation-name="val4" table:style-name="ce242">
            <text:p>0</text:p>
          </table:table-cell>
          <table:table-cell office:value-type="float" office:value="0" table:content-validation-name="val5" table:style-name="ce243">
            <text:p>0</text:p>
          </table:table-cell>
          <table:table-cell office:value-type="float" office:value="0" table:content-validation-name="val4" table:style-name="ce245">
            <text:p>0</text:p>
          </table:table-cell>
          <table:table-cell office:value-type="float" office:value="0" table:content-validation-name="val5" table:style-name="ce246">
            <text:p>0</text:p>
          </table:table-cell>
          <table:table-cell office:value-type="float" office:value="0" table:content-validation-name="val4" table:style-name="ce247">
            <text:p>0</text:p>
          </table:table-cell>
          <table:table-cell office:value-type="float" office:value="9" table:formula="of:=SUM([.R17];[.T17];[.V17];[.X17];)" table:style-name="ce54">
            <text:p>9</text:p>
          </table:table-cell>
          <table:table-cell office:value-type="float" office:value="8.4" table:formula="of:=SUM([.S17];[.U17];[.W17];[.Y17])" table:style-name="ce54">
            <text:p>8.4</text:p>
          </table:table-cell>
          <table:table-cell office:value-type="float" office:value="147" table:formula="of:=[.P17]+[.Z17]" table:content-validation-name="val6" table:style-name="ce55">
            <text:p>147</text:p>
          </table:table-cell>
          <table:table-cell office:value-type="float" office:value="143.50000000000003" table:formula="of:=[.Q17]+[.AA17]" table:content-validation-name="val6" table:style-name="ce55">
            <text:p>144</text:p>
          </table:table-cell>
          <table:table-cell office:value-type="currency" office:value="290724.07999999996" table:content-validation-name="val9" table:style-name="ce56">
            <text:p>£290,724.08</text:p>
          </table:table-cell>
          <table:table-cell office:value-type="currency" office:value="904.13000000000011" table:content-validation-name="val9" table:style-name="ce57">
            <text:p>£904.13</text:p>
          </table:table-cell>
          <table:table-cell office:value-type="currency" office:value="0" table:content-validation-name="val9" table:style-name="ce57">
            <text:p>£0.00</text:p>
          </table:table-cell>
          <table:table-cell office:value-type="currency" office:value="505.54999999999995" table:content-validation-name="val9" table:style-name="ce57">
            <text:p>£505.55</text:p>
          </table:table-cell>
          <table:table-cell office:value-type="currency" office:value="53379.780000000006" table:content-validation-name="val9" table:style-name="ce57">
            <text:p>£53,379.78</text:p>
          </table:table-cell>
          <table:table-cell office:value-type="currency" office:value="28628.15" table:content-validation-name="val9" table:style-name="ce57">
            <text:p>£28,628.15</text:p>
          </table:table-cell>
          <table:table-cell office:value-type="currency" office:value="374141.69" table:formula="of:=SUM([.AD17:.AI17])" table:style-name="ce58">
            <text:p>£374,141.69</text:p>
          </table:table-cell>
          <table:table-cell office:value-type="currency" office:value="21500" table:content-validation-name="val8" table:style-name="ce59">
            <text:p>£21,500.00</text:p>
          </table:table-cell>
          <table:table-cell office:value-type="currency" office:value="0" table:content-validation-name="val8" table:style-name="ce59">
            <text:p>£0.00</text:p>
          </table:table-cell>
          <table:table-cell office:value-type="currency" office:value="21500" table:formula="of:=SUM([.AK17:.AL17])" table:style-name="ce60">
            <text:p>£21,500.00</text:p>
          </table:table-cell>
          <table:table-cell office:value-type="currency" office:value="395641.69" table:formula="of:=SUM([.AM17];[.AJ17])" table:style-name="ce61">
            <text:p>£395,641.69</text:p>
          </table:table-cell>
          <table:table-cell table:content-validation-name="val6" table:style-name="ce5"/>
          <table:table-cell table:content-validation-name="val6" table:style-name="ce5"/>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style-name="ro42">
          <table:table-cell office:value-type="string" table:content-validation-name="val11" table:style-name="ce64">
            <text:p>Youth Justice Board for England and Wales</text:p>
          </table:table-cell>
          <table:table-cell office:value-type="string" table:content-validation-name="val7" table:style-name="ce248">
            <text:p>Executive Non-Departmental Public Body</text:p>
          </table:table-cell>
          <table:table-cell office:value-type="string" table:content-validation-name="val12" table:style-name="ce249">
            <text:p>Ministry of Justice</text:p>
          </table:table-cell>
          <table:table-cell office:value-type="float" office:value="7" table:content-validation-name="val5" table:style-name="ce236">
            <text:p>7</text:p>
          </table:table-cell>
          <table:table-cell office:value-type="float" office:value="6.7" table:content-validation-name="val4" table:style-name="ce237">
            <text:p>6.7</text:p>
          </table:table-cell>
          <table:table-cell office:value-type="float" office:value="8" table:content-validation-name="val5" table:style-name="ce236">
            <text:p>8</text:p>
          </table:table-cell>
          <table:table-cell office:value-type="float" office:value="7.4" table:content-validation-name="val4" table:style-name="ce237">
            <text:p>7.4</text:p>
          </table:table-cell>
          <table:table-cell office:value-type="float" office:value="42" table:content-validation-name="val5" table:style-name="ce236">
            <text:p>42</text:p>
          </table:table-cell>
          <table:table-cell office:value-type="float" office:value="41.02" table:content-validation-name="val4" table:style-name="ce237">
            <text:p>41.02</text:p>
          </table:table-cell>
          <table:table-cell office:value-type="float" office:value="33" table:content-validation-name="val5" table:style-name="ce236">
            <text:p>33</text:p>
          </table:table-cell>
          <table:table-cell office:value-type="float" office:value="31.1" table:content-validation-name="val4" table:style-name="ce237">
            <text:p>31.1</text:p>
          </table:table-cell>
          <table:table-cell office:value-type="float" office:value="2" table:content-validation-name="val5" table:style-name="ce236">
            <text:p>2</text:p>
          </table:table-cell>
          <table:table-cell office:value-type="float" office:value="2" table:content-validation-name="val4" table:style-name="ce237">
            <text:p>2</text:p>
          </table:table-cell>
          <table:table-cell office:value-type="float" office:value="0" table:content-validation-name="val5" table:style-name="ce236">
            <text:p>0</text:p>
          </table:table-cell>
          <table:table-cell office:value-type="float" office:value="0" table:content-validation-name="val4" table:style-name="ce237">
            <text:p>0</text:p>
          </table:table-cell>
          <table:table-cell office:value-type="float" office:value="92" table:formula="of:=SUM([.D18];[.F18];[.H18];[.J18];[.L18];[.N18])" table:content-validation-name="val6" table:style-name="ce53">
            <text:p>92</text:p>
          </table:table-cell>
          <table:table-cell office:value-type="float" office:value="88.22" table:formula="of:=SUM([.E18];[.G18];[.I18];[.K18];[.M18];[.O18])" table:content-validation-name="val6" table:style-name="ce53">
            <text:p>88</text:p>
          </table:table-cell>
          <table:table-cell office:value-type="float" office:value="0" table:content-validation-name="val5" table:style-name="ce244">
            <text:p>0</text:p>
          </table:table-cell>
          <table:table-cell office:value-type="float" office:value="0" table:content-validation-name="val4" table:style-name="ce241">
            <text:p>0</text:p>
          </table:table-cell>
          <table:table-cell office:value-type="float" office:value="0" table:content-validation-name="val5" table:style-name="ce240">
            <text:p>0</text:p>
          </table:table-cell>
          <table:table-cell office:value-type="float" office:value="0" table:content-validation-name="val4" table:style-name="ce242">
            <text:p>0</text:p>
          </table:table-cell>
          <table:table-cell office:value-type="float" office:value="0" table:content-validation-name="val5" table:style-name="ce243">
            <text:p>0</text:p>
          </table:table-cell>
          <table:table-cell office:value-type="float" office:value="0" table:content-validation-name="val4" table:style-name="ce245">
            <text:p>0</text:p>
          </table:table-cell>
          <table:table-cell office:value-type="float" office:value="0" table:content-validation-name="val5" table:style-name="ce246">
            <text:p>0</text:p>
          </table:table-cell>
          <table:table-cell office:value-type="float" office:value="0" table:content-validation-name="val4" table:style-name="ce247">
            <text:p>0</text:p>
          </table:table-cell>
          <table:table-cell office:value-type="float" office:value="0" table:formula="of:=SUM([.R18];[.T18];[.V18];[.X18];)" table:style-name="ce54">
            <text:p>0</text:p>
          </table:table-cell>
          <table:table-cell office:value-type="float" office:value="0" table:formula="of:=SUM([.S18];[.U18];[.W18];[.Y18])" table:style-name="ce54">
            <text:p>0</text:p>
          </table:table-cell>
          <table:table-cell office:value-type="float" office:value="92" table:formula="of:=[.P18]+[.Z18]" table:content-validation-name="val6" table:style-name="ce55">
            <text:p>92</text:p>
          </table:table-cell>
          <table:table-cell office:value-type="float" office:value="88.22" table:formula="of:=[.Q18]+[.AA18]" table:content-validation-name="val6" table:style-name="ce55">
            <text:p>88</text:p>
          </table:table-cell>
          <table:table-cell office:value-type="currency" office:value="256562.35759999999" table:content-validation-name="val9" table:style-name="ce56">
            <text:p>£256,562.36</text:p>
          </table:table-cell>
          <table:table-cell office:value-type="currency" office:value="4717.8" table:content-validation-name="val9" table:style-name="ce57">
            <text:p>£4,717.80</text:p>
          </table:table-cell>
          <table:table-cell office:value-type="currency" office:value="200" table:content-validation-name="val9" table:style-name="ce57">
            <text:p>£200.00</text:p>
          </table:table-cell>
          <table:table-cell office:value-type="currency" office:value="0" table:content-validation-name="val9" table:style-name="ce57">
            <text:p>£0.00</text:p>
          </table:table-cell>
          <table:table-cell office:value-type="currency" office:value="36559" table:content-validation-name="val9" table:style-name="ce57">
            <text:p>£36,559.00</text:p>
          </table:table-cell>
          <table:table-cell office:value-type="currency" office:value="36559" table:content-validation-name="val9" table:style-name="ce57">
            <text:p>£36,559.00</text:p>
          </table:table-cell>
          <table:table-cell office:value-type="currency" office:value="334598.15759999998" table:formula="of:=SUM([.AD18:.AI18])" table:style-name="ce58">
            <text:p>£334,598.16</text:p>
          </table:table-cell>
          <table:table-cell office:value-type="currency" office:value="1681.08" table:content-validation-name="val8" table:style-name="ce59">
            <text:p>£1,681.08</text:p>
          </table:table-cell>
          <table:table-cell office:value-type="currency" office:value="991.66666666666697" table:content-validation-name="val8" table:style-name="ce59">
            <text:p>£991.67</text:p>
          </table:table-cell>
          <table:table-cell office:value-type="currency" office:value="2672.7466666666669" table:formula="of:=SUM([.AK18:.AL18])" table:style-name="ce60">
            <text:p>£2,672.75</text:p>
          </table:table-cell>
          <table:table-cell office:value-type="currency" office:value="337270.90426666662" table:formula="of:=SUM([.AM18];[.AJ18])" table:style-name="ce61">
            <text:p>£337,270.90</text:p>
          </table:table-cell>
          <table:table-cell table:content-validation-name="val6" table:style-name="ce5"/>
          <table:table-cell table:content-validation-name="val6" table:style-name="ce5"/>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style-name="ro6">
          <table:table-cell table:content-validation-name="val11" table:style-name="ce64"/>
          <table:table-cell table:content-validation-name="val7" table:style-name="ce248"/>
          <table:table-cell table:content-validation-name="val12" table:style-name="ce249"/>
          <table:table-cell table:content-validation-name="val5" table:style-name="ce215"/>
          <table:table-cell table:content-validation-name="val4" table:style-name="ce216"/>
          <table:table-cell table:content-validation-name="val5" table:style-name="ce217"/>
          <table:table-cell table:content-validation-name="val4" table:style-name="ce218"/>
          <table:table-cell table:content-validation-name="val5" table:style-name="ce219"/>
          <table:table-cell table:content-validation-name="val4" table:style-name="ce207"/>
          <table:table-cell table:content-validation-name="val5" table:style-name="ce208"/>
          <table:table-cell table:content-validation-name="val4" table:style-name="ce209"/>
          <table:table-cell table:content-validation-name="val5" table:style-name="ce210"/>
          <table:table-cell table:content-validation-name="val4" table:style-name="ce211"/>
          <table:table-cell table:content-validation-name="val5" table:style-name="ce212"/>
          <table:table-cell table:content-validation-name="val4" table:style-name="ce213"/>
          <table:table-cell office:value-type="float" office:value="0" table:formula="of:=SUM([.D19];[.F19];[.H19];[.J19];[.L19];[.N19])" table:content-validation-name="val6" table:style-name="ce53">
            <text:p>0</text:p>
          </table:table-cell>
          <table:table-cell office:value-type="float" office:value="0" table:formula="of:=SUM([.E19];[.G19];[.I19];[.K19];[.M19];[.O19])" table:content-validation-name="val6" table:style-name="ce53">
            <text:p>0</text:p>
          </table:table-cell>
          <table:table-cell table:content-validation-name="val5" table:style-name="ce244"/>
          <table:table-cell table:content-validation-name="val4" table:style-name="ce241"/>
          <table:table-cell table:content-validation-name="val5" table:style-name="ce240"/>
          <table:table-cell table:content-validation-name="val4" table:style-name="ce242"/>
          <table:table-cell table:content-validation-name="val5" table:style-name="ce243"/>
          <table:table-cell table:content-validation-name="val4" table:style-name="ce245"/>
          <table:table-cell table:content-validation-name="val5" table:style-name="ce246"/>
          <table:table-cell table:content-validation-name="val4" table:style-name="ce247"/>
          <table:table-cell office:value-type="float" office:value="0" table:formula="of:=SUM([.R19];[.T19];[.V19];[.X19];)" table:style-name="ce54">
            <text:p>0</text:p>
          </table:table-cell>
          <table:table-cell office:value-type="float" office:value="0" table:formula="of:=SUM([.S19];[.U19];[.W19];[.Y19])" table:style-name="ce54">
            <text:p>0</text:p>
          </table:table-cell>
          <table:table-cell office:value-type="float" office:value="0" table:formula="of:=[.P19]+[.Z19]" table:content-validation-name="val6" table:style-name="ce55">
            <text:p>0</text:p>
          </table:table-cell>
          <table:table-cell office:value-type="float" office:value="0" table:formula="of:=[.Q19]+[.AA19]" table:content-validation-name="val6" table:style-name="ce55">
            <text:p>0</text:p>
          </table:table-cell>
          <table:table-cell table:content-validation-name="val9" table:style-name="ce56"/>
          <table:table-cell table:content-validation-name="val9" table:style-name="ce57"/>
          <table:table-cell table:content-validation-name="val9" table:style-name="ce57"/>
          <table:table-cell table:content-validation-name="val9" table:style-name="ce57"/>
          <table:table-cell table:content-validation-name="val9" table:style-name="ce57"/>
          <table:table-cell table:content-validation-name="val9" table:style-name="ce57"/>
          <table:table-cell office:value-type="currency" office:value="0" table:formula="of:=SUM([.AD19:.AI19])" table:style-name="ce58">
            <text:p>£0.00</text:p>
          </table:table-cell>
          <table:table-cell table:content-validation-name="val8" table:style-name="ce59"/>
          <table:table-cell table:content-validation-name="val8" table:style-name="ce59"/>
          <table:table-cell office:value-type="currency" office:value="0" table:formula="of:=SUM([.AK19:.AL19])" table:style-name="ce60">
            <text:p>£0.00</text:p>
          </table:table-cell>
          <table:table-cell office:value-type="currency" office:value="0" table:formula="of:=SUM([.AM19];[.AJ19])" table:style-name="ce61">
            <text:p>£0.00</text:p>
          </table:table-cell>
          <table:table-cell table:content-validation-name="val6" table:style-name="ce5"/>
          <table:table-cell table:content-validation-name="val6" table:style-name="ce5"/>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style-name="ro6">
          <table:table-cell table:content-validation-name="val11" table:style-name="ce64"/>
          <table:table-cell table:content-validation-name="val7" table:style-name="ce248"/>
          <table:table-cell table:content-validation-name="val12" table:style-name="ce249"/>
          <table:table-cell table:content-validation-name="val5" table:style-name="ce215"/>
          <table:table-cell table:content-validation-name="val4" table:style-name="ce216"/>
          <table:table-cell table:content-validation-name="val5" table:style-name="ce217"/>
          <table:table-cell table:content-validation-name="val4" table:style-name="ce218"/>
          <table:table-cell table:content-validation-name="val5" table:style-name="ce219"/>
          <table:table-cell table:content-validation-name="val4" table:style-name="ce207"/>
          <table:table-cell table:content-validation-name="val5" table:style-name="ce208"/>
          <table:table-cell table:content-validation-name="val4" table:style-name="ce209"/>
          <table:table-cell table:content-validation-name="val5" table:style-name="ce210"/>
          <table:table-cell table:content-validation-name="val4" table:style-name="ce211"/>
          <table:table-cell table:content-validation-name="val5" table:style-name="ce212"/>
          <table:table-cell table:content-validation-name="val4" table:style-name="ce213"/>
          <table:table-cell office:value-type="float" office:value="0" table:formula="of:=SUM([.D20];[.F20];[.H20];[.J20];[.L20];[.N20])" table:content-validation-name="val6" table:style-name="ce53">
            <text:p>0</text:p>
          </table:table-cell>
          <table:table-cell office:value-type="float" office:value="0" table:formula="of:=SUM([.E20];[.G20];[.I20];[.K20];[.M20];[.O20])" table:content-validation-name="val6" table:style-name="ce53">
            <text:p>0</text:p>
          </table:table-cell>
          <table:table-cell table:content-validation-name="val5" table:style-name="ce244"/>
          <table:table-cell table:content-validation-name="val4" table:style-name="ce241"/>
          <table:table-cell table:content-validation-name="val5" table:style-name="ce240"/>
          <table:table-cell table:content-validation-name="val4" table:style-name="ce242"/>
          <table:table-cell table:content-validation-name="val5" table:style-name="ce243"/>
          <table:table-cell table:content-validation-name="val4" table:style-name="ce245"/>
          <table:table-cell table:content-validation-name="val5" table:style-name="ce246"/>
          <table:table-cell table:content-validation-name="val4" table:style-name="ce247"/>
          <table:table-cell office:value-type="float" office:value="0" table:formula="of:=SUM([.R20];[.T20];[.V20];[.X20];)" table:style-name="ce54">
            <text:p>0</text:p>
          </table:table-cell>
          <table:table-cell office:value-type="float" office:value="0" table:formula="of:=SUM([.S20];[.U20];[.W20];[.Y20])" table:style-name="ce54">
            <text:p>0</text:p>
          </table:table-cell>
          <table:table-cell office:value-type="float" office:value="0" table:formula="of:=[.P20]+[.Z20]" table:content-validation-name="val6" table:style-name="ce55">
            <text:p>0</text:p>
          </table:table-cell>
          <table:table-cell office:value-type="float" office:value="0" table:formula="of:=[.Q20]+[.AA20]" table:content-validation-name="val6" table:style-name="ce55">
            <text:p>0</text:p>
          </table:table-cell>
          <table:table-cell table:content-validation-name="val9" table:style-name="ce56"/>
          <table:table-cell table:content-validation-name="val9" table:style-name="ce57"/>
          <table:table-cell table:content-validation-name="val9" table:style-name="ce57"/>
          <table:table-cell table:content-validation-name="val9" table:style-name="ce57"/>
          <table:table-cell table:content-validation-name="val9" table:style-name="ce57"/>
          <table:table-cell table:content-validation-name="val9" table:style-name="ce57"/>
          <table:table-cell office:value-type="currency" office:value="0" table:formula="of:=SUM([.AD20:.AI20])" table:style-name="ce58">
            <text:p>£0.00</text:p>
          </table:table-cell>
          <table:table-cell table:content-validation-name="val8" table:style-name="ce59"/>
          <table:table-cell table:content-validation-name="val8" table:style-name="ce59"/>
          <table:table-cell office:value-type="currency" office:value="0" table:formula="of:=SUM([.AK20:.AL20])" table:style-name="ce60">
            <text:p>£0.00</text:p>
          </table:table-cell>
          <table:table-cell office:value-type="currency" office:value="0" table:formula="of:=SUM([.AM20];[.AJ20])" table:style-name="ce61">
            <text:p>£0.00</text:p>
          </table:table-cell>
          <table:table-cell table:content-validation-name="val6" table:style-name="ce5"/>
          <table:table-cell table:content-validation-name="val6" table:style-name="ce5"/>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style-name="ro6">
          <table:table-cell table:content-validation-name="val11" table:style-name="ce64"/>
          <table:table-cell table:content-validation-name="val7" table:style-name="ce248"/>
          <table:table-cell table:content-validation-name="val12" table:style-name="ce249"/>
          <table:table-cell table:content-validation-name="val5" table:style-name="ce215"/>
          <table:table-cell table:content-validation-name="val4" table:style-name="ce216"/>
          <table:table-cell table:content-validation-name="val5" table:style-name="ce217"/>
          <table:table-cell table:content-validation-name="val4" table:style-name="ce218"/>
          <table:table-cell table:content-validation-name="val5" table:style-name="ce219"/>
          <table:table-cell table:content-validation-name="val4" table:style-name="ce207"/>
          <table:table-cell table:content-validation-name="val5" table:style-name="ce208"/>
          <table:table-cell table:content-validation-name="val4" table:style-name="ce209"/>
          <table:table-cell table:content-validation-name="val5" table:style-name="ce210"/>
          <table:table-cell table:content-validation-name="val4" table:style-name="ce211"/>
          <table:table-cell table:content-validation-name="val5" table:style-name="ce212"/>
          <table:table-cell table:content-validation-name="val4" table:style-name="ce213"/>
          <table:table-cell office:value-type="float" office:value="0" table:formula="of:=SUM([.D21];[.F21];[.H21];[.J21];[.L21];[.N21])" table:content-validation-name="val6" table:style-name="ce53">
            <text:p>0</text:p>
          </table:table-cell>
          <table:table-cell office:value-type="float" office:value="0" table:formula="of:=SUM([.E21];[.G21];[.I21];[.K21];[.M21];[.O21])" table:content-validation-name="val6" table:style-name="ce53">
            <text:p>0</text:p>
          </table:table-cell>
          <table:table-cell table:content-validation-name="val5" table:style-name="ce244"/>
          <table:table-cell table:content-validation-name="val4" table:style-name="ce241"/>
          <table:table-cell table:content-validation-name="val5" table:style-name="ce240"/>
          <table:table-cell table:content-validation-name="val4" table:style-name="ce242"/>
          <table:table-cell table:content-validation-name="val5" table:style-name="ce243"/>
          <table:table-cell table:content-validation-name="val4" table:style-name="ce245"/>
          <table:table-cell table:content-validation-name="val5" table:style-name="ce246"/>
          <table:table-cell table:content-validation-name="val4" table:style-name="ce247"/>
          <table:table-cell office:value-type="float" office:value="0" table:formula="of:=SUM([.R21];[.T21];[.V21];[.X21];)" table:style-name="ce54">
            <text:p>0</text:p>
          </table:table-cell>
          <table:table-cell office:value-type="float" office:value="0" table:formula="of:=SUM([.S21];[.U21];[.W21];[.Y21])" table:style-name="ce54">
            <text:p>0</text:p>
          </table:table-cell>
          <table:table-cell office:value-type="float" office:value="0" table:formula="of:=[.P21]+[.Z21]" table:content-validation-name="val6" table:style-name="ce55">
            <text:p>0</text:p>
          </table:table-cell>
          <table:table-cell office:value-type="float" office:value="0" table:formula="of:=[.Q21]+[.AA21]" table:content-validation-name="val6" table:style-name="ce55">
            <text:p>0</text:p>
          </table:table-cell>
          <table:table-cell table:content-validation-name="val9" table:style-name="ce56"/>
          <table:table-cell table:content-validation-name="val9" table:style-name="ce57"/>
          <table:table-cell table:content-validation-name="val9" table:style-name="ce57"/>
          <table:table-cell table:content-validation-name="val9" table:style-name="ce57"/>
          <table:table-cell table:content-validation-name="val9" table:style-name="ce57"/>
          <table:table-cell table:content-validation-name="val9" table:style-name="ce57"/>
          <table:table-cell office:value-type="currency" office:value="0" table:formula="of:=SUM([.AD21:.AI21])" table:style-name="ce58">
            <text:p>£0.00</text:p>
          </table:table-cell>
          <table:table-cell table:content-validation-name="val8" table:style-name="ce59"/>
          <table:table-cell table:content-validation-name="val8" table:style-name="ce59"/>
          <table:table-cell office:value-type="currency" office:value="0" table:formula="of:=SUM([.AK21:.AL21])" table:style-name="ce60">
            <text:p>£0.00</text:p>
          </table:table-cell>
          <table:table-cell office:value-type="currency" office:value="0" table:formula="of:=SUM([.AM21];[.AJ21])" table:style-name="ce61">
            <text:p>£0.00</text:p>
          </table:table-cell>
          <table:table-cell table:content-validation-name="val6" table:style-name="ce5"/>
          <table:table-cell table:content-validation-name="val6" table:style-name="ce5"/>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style-name="ro6">
          <table:table-cell table:content-validation-name="val11" table:style-name="ce64"/>
          <table:table-cell table:content-validation-name="val7" table:style-name="ce248"/>
          <table:table-cell table:content-validation-name="val12" table:style-name="ce249"/>
          <table:table-cell table:content-validation-name="val5" table:style-name="ce215"/>
          <table:table-cell table:content-validation-name="val4" table:style-name="ce216"/>
          <table:table-cell table:content-validation-name="val5" table:style-name="ce217"/>
          <table:table-cell table:content-validation-name="val4" table:style-name="ce218"/>
          <table:table-cell table:content-validation-name="val5" table:style-name="ce219"/>
          <table:table-cell table:content-validation-name="val4" table:style-name="ce207"/>
          <table:table-cell table:content-validation-name="val5" table:style-name="ce208"/>
          <table:table-cell table:content-validation-name="val4" table:style-name="ce209"/>
          <table:table-cell table:content-validation-name="val5" table:style-name="ce210"/>
          <table:table-cell table:content-validation-name="val4" table:style-name="ce211"/>
          <table:table-cell table:content-validation-name="val5" table:style-name="ce212"/>
          <table:table-cell table:content-validation-name="val4" table:style-name="ce213"/>
          <table:table-cell office:value-type="float" office:value="0" table:formula="of:=SUM([.D22];[.F22];[.H22];[.J22];[.L22];[.N22])" table:content-validation-name="val6" table:style-name="ce53">
            <text:p>0</text:p>
          </table:table-cell>
          <table:table-cell office:value-type="float" office:value="0" table:formula="of:=SUM([.E22];[.G22];[.I22];[.K22];[.M22];[.O22])" table:content-validation-name="val6" table:style-name="ce53">
            <text:p>0</text:p>
          </table:table-cell>
          <table:table-cell table:content-validation-name="val5" table:style-name="ce244"/>
          <table:table-cell table:content-validation-name="val4" table:style-name="ce241"/>
          <table:table-cell table:content-validation-name="val5" table:style-name="ce240"/>
          <table:table-cell table:content-validation-name="val4" table:style-name="ce242"/>
          <table:table-cell table:content-validation-name="val5" table:style-name="ce243"/>
          <table:table-cell table:content-validation-name="val4" table:style-name="ce245"/>
          <table:table-cell table:content-validation-name="val5" table:style-name="ce246"/>
          <table:table-cell table:content-validation-name="val4" table:style-name="ce247"/>
          <table:table-cell office:value-type="float" office:value="0" table:formula="of:=SUM([.R22];[.T22];[.V22];[.X22];)" table:style-name="ce54">
            <text:p>0</text:p>
          </table:table-cell>
          <table:table-cell office:value-type="float" office:value="0" table:formula="of:=SUM([.S22];[.U22];[.W22];[.Y22])" table:style-name="ce54">
            <text:p>0</text:p>
          </table:table-cell>
          <table:table-cell office:value-type="float" office:value="0" table:formula="of:=[.P22]+[.Z22]" table:content-validation-name="val6" table:style-name="ce55">
            <text:p>0</text:p>
          </table:table-cell>
          <table:table-cell office:value-type="float" office:value="0" table:formula="of:=[.Q22]+[.AA22]" table:content-validation-name="val6" table:style-name="ce55">
            <text:p>0</text:p>
          </table:table-cell>
          <table:table-cell table:content-validation-name="val9" table:style-name="ce56"/>
          <table:table-cell table:content-validation-name="val9" table:style-name="ce57"/>
          <table:table-cell table:content-validation-name="val9" table:style-name="ce57"/>
          <table:table-cell table:content-validation-name="val9" table:style-name="ce57"/>
          <table:table-cell table:content-validation-name="val9" table:style-name="ce57"/>
          <table:table-cell table:content-validation-name="val9" table:style-name="ce57"/>
          <table:table-cell office:value-type="currency" office:value="0" table:formula="of:=SUM([.AD22:.AI22])" table:style-name="ce58">
            <text:p>£0.00</text:p>
          </table:table-cell>
          <table:table-cell table:content-validation-name="val8" table:style-name="ce59"/>
          <table:table-cell table:content-validation-name="val8" table:style-name="ce59"/>
          <table:table-cell office:value-type="currency" office:value="0" table:formula="of:=SUM([.AK22:.AL22])" table:style-name="ce60">
            <text:p>£0.00</text:p>
          </table:table-cell>
          <table:table-cell office:value-type="currency" office:value="0" table:formula="of:=SUM([.AM22];[.AJ22])" table:style-name="ce61">
            <text:p>£0.00</text:p>
          </table:table-cell>
          <table:table-cell table:content-validation-name="val6" table:style-name="ce5"/>
          <table:table-cell table:content-validation-name="val6" table:style-name="ce5"/>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style-name="ro6">
          <table:table-cell table:content-validation-name="val11" table:style-name="ce64"/>
          <table:table-cell table:content-validation-name="val7" table:style-name="ce248"/>
          <table:table-cell table:content-validation-name="val12" table:style-name="ce249"/>
          <table:table-cell table:content-validation-name="val5" table:style-name="ce215"/>
          <table:table-cell table:content-validation-name="val4" table:style-name="ce216"/>
          <table:table-cell table:content-validation-name="val5" table:style-name="ce217"/>
          <table:table-cell table:content-validation-name="val4" table:style-name="ce218"/>
          <table:table-cell table:content-validation-name="val5" table:style-name="ce219"/>
          <table:table-cell table:content-validation-name="val4" table:style-name="ce207"/>
          <table:table-cell table:content-validation-name="val5" table:style-name="ce208"/>
          <table:table-cell table:content-validation-name="val4" table:style-name="ce209"/>
          <table:table-cell table:content-validation-name="val5" table:style-name="ce210"/>
          <table:table-cell table:content-validation-name="val4" table:style-name="ce211"/>
          <table:table-cell table:content-validation-name="val5" table:style-name="ce212"/>
          <table:table-cell table:content-validation-name="val4" table:style-name="ce213"/>
          <table:table-cell office:value-type="float" office:value="0" table:formula="of:=SUM([.D23];[.F23];[.H23];[.J23];[.L23];[.N23])" table:content-validation-name="val6" table:style-name="ce53">
            <text:p>0</text:p>
          </table:table-cell>
          <table:table-cell office:value-type="float" office:value="0" table:formula="of:=SUM([.E23];[.G23];[.I23];[.K23];[.M23];[.O23])" table:content-validation-name="val6" table:style-name="ce53">
            <text:p>0</text:p>
          </table:table-cell>
          <table:table-cell table:content-validation-name="val5" table:style-name="ce244"/>
          <table:table-cell table:content-validation-name="val4" table:style-name="ce241"/>
          <table:table-cell table:content-validation-name="val5" table:style-name="ce240"/>
          <table:table-cell table:content-validation-name="val4" table:style-name="ce242"/>
          <table:table-cell table:content-validation-name="val5" table:style-name="ce243"/>
          <table:table-cell table:content-validation-name="val4" table:style-name="ce245"/>
          <table:table-cell table:content-validation-name="val5" table:style-name="ce246"/>
          <table:table-cell table:content-validation-name="val4" table:style-name="ce247"/>
          <table:table-cell office:value-type="float" office:value="0" table:formula="of:=SUM([.R23];[.T23];[.V23];[.X23];)" table:style-name="ce54">
            <text:p>0</text:p>
          </table:table-cell>
          <table:table-cell office:value-type="float" office:value="0" table:formula="of:=SUM([.S23];[.U23];[.W23];[.Y23])" table:style-name="ce54">
            <text:p>0</text:p>
          </table:table-cell>
          <table:table-cell office:value-type="float" office:value="0" table:formula="of:=[.P23]+[.Z23]" table:content-validation-name="val6" table:style-name="ce55">
            <text:p>0</text:p>
          </table:table-cell>
          <table:table-cell office:value-type="float" office:value="0" table:formula="of:=[.Q23]+[.AA23]" table:content-validation-name="val6" table:style-name="ce55">
            <text:p>0</text:p>
          </table:table-cell>
          <table:table-cell table:content-validation-name="val9" table:style-name="ce56"/>
          <table:table-cell table:content-validation-name="val9" table:style-name="ce57"/>
          <table:table-cell table:content-validation-name="val9" table:style-name="ce57"/>
          <table:table-cell table:content-validation-name="val9" table:style-name="ce57"/>
          <table:table-cell table:content-validation-name="val9" table:style-name="ce57"/>
          <table:table-cell table:content-validation-name="val9" table:style-name="ce57"/>
          <table:table-cell office:value-type="currency" office:value="0" table:formula="of:=SUM([.AD23:.AI23])" table:style-name="ce58">
            <text:p>£0.00</text:p>
          </table:table-cell>
          <table:table-cell table:content-validation-name="val8" table:style-name="ce59"/>
          <table:table-cell table:content-validation-name="val8" table:style-name="ce59"/>
          <table:table-cell office:value-type="currency" office:value="0" table:formula="of:=SUM([.AK23:.AL23])" table:style-name="ce60">
            <text:p>£0.00</text:p>
          </table:table-cell>
          <table:table-cell office:value-type="currency" office:value="0" table:formula="of:=SUM([.AM23];[.AJ23])" table:style-name="ce61">
            <text:p>£0.00</text:p>
          </table:table-cell>
          <table:table-cell table:content-validation-name="val6" table:style-name="ce5"/>
          <table:table-cell table:content-validation-name="val6" table:style-name="ce5"/>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style-name="ro6">
          <table:table-cell table:content-validation-name="val11" table:style-name="ce64"/>
          <table:table-cell table:content-validation-name="val7" table:style-name="ce248"/>
          <table:table-cell table:content-validation-name="val12" table:style-name="ce249"/>
          <table:table-cell table:content-validation-name="val5" table:style-name="ce215"/>
          <table:table-cell table:content-validation-name="val4" table:style-name="ce216"/>
          <table:table-cell table:content-validation-name="val5" table:style-name="ce217"/>
          <table:table-cell table:content-validation-name="val4" table:style-name="ce218"/>
          <table:table-cell table:content-validation-name="val5" table:style-name="ce219"/>
          <table:table-cell table:content-validation-name="val4" table:style-name="ce207"/>
          <table:table-cell table:content-validation-name="val5" table:style-name="ce208"/>
          <table:table-cell table:content-validation-name="val4" table:style-name="ce209"/>
          <table:table-cell table:content-validation-name="val5" table:style-name="ce210"/>
          <table:table-cell table:content-validation-name="val4" table:style-name="ce211"/>
          <table:table-cell table:content-validation-name="val5" table:style-name="ce212"/>
          <table:table-cell table:content-validation-name="val4" table:style-name="ce213"/>
          <table:table-cell office:value-type="float" office:value="0" table:formula="of:=SUM([.D24];[.F24];[.H24];[.J24];[.L24];[.N24])" table:content-validation-name="val6" table:style-name="ce53">
            <text:p>0</text:p>
          </table:table-cell>
          <table:table-cell office:value-type="float" office:value="0" table:formula="of:=SUM([.E24];[.G24];[.I24];[.K24];[.M24];[.O24])" table:content-validation-name="val6" table:style-name="ce53">
            <text:p>0</text:p>
          </table:table-cell>
          <table:table-cell table:content-validation-name="val5" table:style-name="ce244"/>
          <table:table-cell table:content-validation-name="val4" table:style-name="ce241"/>
          <table:table-cell table:content-validation-name="val5" table:style-name="ce240"/>
          <table:table-cell table:content-validation-name="val4" table:style-name="ce242"/>
          <table:table-cell table:content-validation-name="val5" table:style-name="ce243"/>
          <table:table-cell table:content-validation-name="val4" table:style-name="ce245"/>
          <table:table-cell table:content-validation-name="val5" table:style-name="ce246"/>
          <table:table-cell table:content-validation-name="val4" table:style-name="ce247"/>
          <table:table-cell office:value-type="float" office:value="0" table:formula="of:=SUM([.R24];[.T24];[.V24];[.X24];)" table:style-name="ce54">
            <text:p>0</text:p>
          </table:table-cell>
          <table:table-cell office:value-type="float" office:value="0" table:formula="of:=SUM([.S24];[.U24];[.W24];[.Y24])" table:style-name="ce54">
            <text:p>0</text:p>
          </table:table-cell>
          <table:table-cell office:value-type="float" office:value="0" table:formula="of:=[.P24]+[.Z24]" table:content-validation-name="val6" table:style-name="ce55">
            <text:p>0</text:p>
          </table:table-cell>
          <table:table-cell office:value-type="float" office:value="0" table:formula="of:=[.Q24]+[.AA24]" table:content-validation-name="val6" table:style-name="ce55">
            <text:p>0</text:p>
          </table:table-cell>
          <table:table-cell table:content-validation-name="val9" table:style-name="ce56"/>
          <table:table-cell table:content-validation-name="val9" table:style-name="ce57"/>
          <table:table-cell table:content-validation-name="val9" table:style-name="ce57"/>
          <table:table-cell table:content-validation-name="val9" table:style-name="ce57"/>
          <table:table-cell table:content-validation-name="val9" table:style-name="ce57"/>
          <table:table-cell table:content-validation-name="val9" table:style-name="ce57"/>
          <table:table-cell office:value-type="currency" office:value="0" table:formula="of:=SUM([.AD24:.AI24])" table:style-name="ce58">
            <text:p>£0.00</text:p>
          </table:table-cell>
          <table:table-cell table:content-validation-name="val8" table:style-name="ce59"/>
          <table:table-cell table:content-validation-name="val8" table:style-name="ce59"/>
          <table:table-cell office:value-type="currency" office:value="0" table:formula="of:=SUM([.AK24:.AL24])" table:style-name="ce60">
            <text:p>£0.00</text:p>
          </table:table-cell>
          <table:table-cell office:value-type="currency" office:value="0" table:formula="of:=SUM([.AM24];[.AJ24])" table:style-name="ce61">
            <text:p>£0.00</text:p>
          </table:table-cell>
          <table:table-cell table:content-validation-name="val6" table:style-name="ce5"/>
          <table:table-cell table:content-validation-name="val6" table:style-name="ce5"/>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style-name="ro6">
          <table:table-cell table:content-validation-name="val11" table:style-name="ce64"/>
          <table:table-cell table:content-validation-name="val7" table:style-name="ce248"/>
          <table:table-cell table:content-validation-name="val12" table:style-name="ce249"/>
          <table:table-cell table:content-validation-name="val5" table:style-name="ce215"/>
          <table:table-cell table:content-validation-name="val4" table:style-name="ce216"/>
          <table:table-cell table:content-validation-name="val5" table:style-name="ce217"/>
          <table:table-cell table:content-validation-name="val4" table:style-name="ce218"/>
          <table:table-cell table:content-validation-name="val5" table:style-name="ce219"/>
          <table:table-cell table:content-validation-name="val4" table:style-name="ce207"/>
          <table:table-cell table:content-validation-name="val5" table:style-name="ce208"/>
          <table:table-cell table:content-validation-name="val4" table:style-name="ce209"/>
          <table:table-cell table:content-validation-name="val5" table:style-name="ce210"/>
          <table:table-cell table:content-validation-name="val4" table:style-name="ce211"/>
          <table:table-cell table:content-validation-name="val5" table:style-name="ce212"/>
          <table:table-cell table:content-validation-name="val4" table:style-name="ce213"/>
          <table:table-cell office:value-type="float" office:value="0" table:formula="of:=SUM([.D25];[.F25];[.H25];[.J25];[.L25];[.N25])" table:content-validation-name="val6" table:style-name="ce53">
            <text:p>0</text:p>
          </table:table-cell>
          <table:table-cell office:value-type="float" office:value="0" table:formula="of:=SUM([.E25];[.G25];[.I25];[.K25];[.M25];[.O25])" table:content-validation-name="val6" table:style-name="ce53">
            <text:p>0</text:p>
          </table:table-cell>
          <table:table-cell table:content-validation-name="val5" table:style-name="ce244"/>
          <table:table-cell table:content-validation-name="val4" table:style-name="ce241"/>
          <table:table-cell table:content-validation-name="val5" table:style-name="ce240"/>
          <table:table-cell table:content-validation-name="val4" table:style-name="ce242"/>
          <table:table-cell table:content-validation-name="val5" table:style-name="ce243"/>
          <table:table-cell table:content-validation-name="val4" table:style-name="ce245"/>
          <table:table-cell table:content-validation-name="val5" table:style-name="ce246"/>
          <table:table-cell table:content-validation-name="val4" table:style-name="ce247"/>
          <table:table-cell office:value-type="float" office:value="0" table:formula="of:=SUM([.R25];[.T25];[.V25];[.X25];)" table:style-name="ce54">
            <text:p>0</text:p>
          </table:table-cell>
          <table:table-cell office:value-type="float" office:value="0" table:formula="of:=SUM([.S25];[.U25];[.W25];[.Y25])" table:style-name="ce54">
            <text:p>0</text:p>
          </table:table-cell>
          <table:table-cell office:value-type="float" office:value="0" table:formula="of:=[.P25]+[.Z25]" table:content-validation-name="val6" table:style-name="ce55">
            <text:p>0</text:p>
          </table:table-cell>
          <table:table-cell office:value-type="float" office:value="0" table:formula="of:=[.Q25]+[.AA25]" table:content-validation-name="val6" table:style-name="ce55">
            <text:p>0</text:p>
          </table:table-cell>
          <table:table-cell table:content-validation-name="val9" table:style-name="ce56"/>
          <table:table-cell table:content-validation-name="val9" table:style-name="ce57"/>
          <table:table-cell table:content-validation-name="val9" table:style-name="ce57"/>
          <table:table-cell table:content-validation-name="val9" table:style-name="ce57"/>
          <table:table-cell table:content-validation-name="val9" table:style-name="ce57"/>
          <table:table-cell table:content-validation-name="val9" table:style-name="ce57"/>
          <table:table-cell office:value-type="currency" office:value="0" table:formula="of:=SUM([.AD25:.AI25])" table:style-name="ce58">
            <text:p>£0.00</text:p>
          </table:table-cell>
          <table:table-cell table:content-validation-name="val8" table:style-name="ce59"/>
          <table:table-cell table:content-validation-name="val8" table:style-name="ce59"/>
          <table:table-cell office:value-type="currency" office:value="0" table:formula="of:=SUM([.AK25:.AL25])" table:style-name="ce60">
            <text:p>£0.00</text:p>
          </table:table-cell>
          <table:table-cell office:value-type="currency" office:value="0" table:formula="of:=SUM([.AM25];[.AJ25])" table:style-name="ce61">
            <text:p>£0.00</text:p>
          </table:table-cell>
          <table:table-cell table:content-validation-name="val6" table:style-name="ce5"/>
          <table:table-cell table:content-validation-name="val6" table:style-name="ce5"/>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style-name="ro6">
          <table:table-cell table:content-validation-name="val11" table:style-name="ce64"/>
          <table:table-cell table:content-validation-name="val7" table:style-name="ce248"/>
          <table:table-cell table:content-validation-name="val12" table:style-name="ce249"/>
          <table:table-cell table:content-validation-name="val5" table:style-name="ce215"/>
          <table:table-cell table:content-validation-name="val4" table:style-name="ce216"/>
          <table:table-cell table:content-validation-name="val5" table:style-name="ce217"/>
          <table:table-cell table:content-validation-name="val4" table:style-name="ce218"/>
          <table:table-cell table:content-validation-name="val5" table:style-name="ce219"/>
          <table:table-cell table:content-validation-name="val4" table:style-name="ce207"/>
          <table:table-cell table:content-validation-name="val5" table:style-name="ce208"/>
          <table:table-cell table:content-validation-name="val4" table:style-name="ce209"/>
          <table:table-cell table:content-validation-name="val5" table:style-name="ce210"/>
          <table:table-cell table:content-validation-name="val4" table:style-name="ce211"/>
          <table:table-cell table:content-validation-name="val5" table:style-name="ce212"/>
          <table:table-cell table:content-validation-name="val4" table:style-name="ce213"/>
          <table:table-cell office:value-type="float" office:value="0" table:formula="of:=SUM([.D26];[.F26];[.H26];[.J26];[.L26];[.N26])" table:content-validation-name="val6" table:style-name="ce53">
            <text:p>0</text:p>
          </table:table-cell>
          <table:table-cell office:value-type="float" office:value="0" table:formula="of:=SUM([.E26];[.G26];[.I26];[.K26];[.M26];[.O26])" table:content-validation-name="val6" table:style-name="ce53">
            <text:p>0</text:p>
          </table:table-cell>
          <table:table-cell table:content-validation-name="val5" table:style-name="ce244"/>
          <table:table-cell table:content-validation-name="val4" table:style-name="ce241"/>
          <table:table-cell table:content-validation-name="val5" table:style-name="ce240"/>
          <table:table-cell table:content-validation-name="val4" table:style-name="ce242"/>
          <table:table-cell table:content-validation-name="val5" table:style-name="ce243"/>
          <table:table-cell table:content-validation-name="val4" table:style-name="ce245"/>
          <table:table-cell table:content-validation-name="val5" table:style-name="ce246"/>
          <table:table-cell table:content-validation-name="val4" table:style-name="ce247"/>
          <table:table-cell office:value-type="float" office:value="0" table:formula="of:=SUM([.R26];[.T26];[.V26];[.X26];)" table:style-name="ce54">
            <text:p>0</text:p>
          </table:table-cell>
          <table:table-cell office:value-type="float" office:value="0" table:formula="of:=SUM([.S26];[.U26];[.W26];[.Y26])" table:style-name="ce54">
            <text:p>0</text:p>
          </table:table-cell>
          <table:table-cell office:value-type="float" office:value="0" table:formula="of:=[.P26]+[.Z26]" table:content-validation-name="val6" table:style-name="ce55">
            <text:p>0</text:p>
          </table:table-cell>
          <table:table-cell office:value-type="float" office:value="0" table:formula="of:=[.Q26]+[.AA26]" table:content-validation-name="val6" table:style-name="ce55">
            <text:p>0</text:p>
          </table:table-cell>
          <table:table-cell table:content-validation-name="val9" table:style-name="ce56"/>
          <table:table-cell table:content-validation-name="val9" table:style-name="ce57"/>
          <table:table-cell table:content-validation-name="val9" table:style-name="ce57"/>
          <table:table-cell table:content-validation-name="val9" table:style-name="ce57"/>
          <table:table-cell table:content-validation-name="val9" table:style-name="ce57"/>
          <table:table-cell table:content-validation-name="val9" table:style-name="ce57"/>
          <table:table-cell office:value-type="currency" office:value="0" table:formula="of:=SUM([.AD26:.AI26])" table:style-name="ce58">
            <text:p>£0.00</text:p>
          </table:table-cell>
          <table:table-cell table:content-validation-name="val8" table:style-name="ce59"/>
          <table:table-cell table:content-validation-name="val8" table:style-name="ce59"/>
          <table:table-cell office:value-type="currency" office:value="0" table:formula="of:=SUM([.AK26:.AL26])" table:style-name="ce60">
            <text:p>£0.00</text:p>
          </table:table-cell>
          <table:table-cell office:value-type="currency" office:value="0" table:formula="of:=SUM([.AM26];[.AJ26])" table:style-name="ce61">
            <text:p>£0.00</text:p>
          </table:table-cell>
          <table:table-cell table:content-validation-name="val6" table:style-name="ce5"/>
          <table:table-cell table:content-validation-name="val6" table:style-name="ce5"/>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style-name="ro6">
          <table:table-cell table:content-validation-name="val11" table:style-name="ce64"/>
          <table:table-cell table:content-validation-name="val7" table:style-name="ce248"/>
          <table:table-cell table:content-validation-name="val12" table:style-name="ce249"/>
          <table:table-cell table:content-validation-name="val5" table:style-name="ce215"/>
          <table:table-cell table:content-validation-name="val4" table:style-name="ce216"/>
          <table:table-cell table:content-validation-name="val5" table:style-name="ce217"/>
          <table:table-cell table:content-validation-name="val4" table:style-name="ce218"/>
          <table:table-cell table:content-validation-name="val5" table:style-name="ce219"/>
          <table:table-cell table:content-validation-name="val4" table:style-name="ce207"/>
          <table:table-cell table:content-validation-name="val5" table:style-name="ce208"/>
          <table:table-cell table:content-validation-name="val4" table:style-name="ce209"/>
          <table:table-cell table:content-validation-name="val5" table:style-name="ce210"/>
          <table:table-cell table:content-validation-name="val4" table:style-name="ce211"/>
          <table:table-cell table:content-validation-name="val5" table:style-name="ce212"/>
          <table:table-cell table:content-validation-name="val4" table:style-name="ce213"/>
          <table:table-cell office:value-type="float" office:value="0" table:formula="of:=SUM([.D27];[.F27];[.H27];[.J27];[.L27];[.N27])" table:content-validation-name="val6" table:style-name="ce53">
            <text:p>0</text:p>
          </table:table-cell>
          <table:table-cell office:value-type="float" office:value="0" table:formula="of:=SUM([.E27];[.G27];[.I27];[.K27];[.M27];[.O27])" table:content-validation-name="val6" table:style-name="ce53">
            <text:p>0</text:p>
          </table:table-cell>
          <table:table-cell table:content-validation-name="val5" table:style-name="ce244"/>
          <table:table-cell table:content-validation-name="val4" table:style-name="ce241"/>
          <table:table-cell table:content-validation-name="val5" table:style-name="ce240"/>
          <table:table-cell table:content-validation-name="val4" table:style-name="ce242"/>
          <table:table-cell table:content-validation-name="val5" table:style-name="ce243"/>
          <table:table-cell table:content-validation-name="val4" table:style-name="ce245"/>
          <table:table-cell table:content-validation-name="val5" table:style-name="ce246"/>
          <table:table-cell table:content-validation-name="val4" table:style-name="ce247"/>
          <table:table-cell office:value-type="float" office:value="0" table:formula="of:=SUM([.R27];[.T27];[.V27];[.X27];)" table:style-name="ce54">
            <text:p>0</text:p>
          </table:table-cell>
          <table:table-cell office:value-type="float" office:value="0" table:formula="of:=SUM([.S27];[.U27];[.W27];[.Y27])" table:style-name="ce54">
            <text:p>0</text:p>
          </table:table-cell>
          <table:table-cell office:value-type="float" office:value="0" table:formula="of:=[.P27]+[.Z27]" table:content-validation-name="val6" table:style-name="ce55">
            <text:p>0</text:p>
          </table:table-cell>
          <table:table-cell office:value-type="float" office:value="0" table:formula="of:=[.Q27]+[.AA27]" table:content-validation-name="val6" table:style-name="ce55">
            <text:p>0</text:p>
          </table:table-cell>
          <table:table-cell table:content-validation-name="val9" table:style-name="ce56"/>
          <table:table-cell table:content-validation-name="val9" table:style-name="ce57"/>
          <table:table-cell table:content-validation-name="val9" table:style-name="ce57"/>
          <table:table-cell table:content-validation-name="val9" table:style-name="ce57"/>
          <table:table-cell table:content-validation-name="val9" table:style-name="ce57"/>
          <table:table-cell table:content-validation-name="val9" table:style-name="ce57"/>
          <table:table-cell office:value-type="currency" office:value="0" table:formula="of:=SUM([.AD27:.AI27])" table:style-name="ce58">
            <text:p>£0.00</text:p>
          </table:table-cell>
          <table:table-cell table:content-validation-name="val8" table:style-name="ce59"/>
          <table:table-cell table:content-validation-name="val8" table:style-name="ce59"/>
          <table:table-cell office:value-type="currency" office:value="0" table:formula="of:=SUM([.AK27:.AL27])" table:style-name="ce60">
            <text:p>£0.00</text:p>
          </table:table-cell>
          <table:table-cell office:value-type="currency" office:value="0" table:formula="of:=SUM([.AM27];[.AJ27])" table:style-name="ce61">
            <text:p>£0.00</text:p>
          </table:table-cell>
          <table:table-cell table:content-validation-name="val6" table:style-name="ce5"/>
          <table:table-cell table:content-validation-name="val6" table:style-name="ce5"/>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style-name="ro6">
          <table:table-cell table:content-validation-name="val11" table:style-name="ce64"/>
          <table:table-cell table:content-validation-name="val7" table:style-name="ce248"/>
          <table:table-cell table:content-validation-name="val12" table:style-name="ce249"/>
          <table:table-cell table:content-validation-name="val5" table:style-name="ce215"/>
          <table:table-cell table:content-validation-name="val4" table:style-name="ce216"/>
          <table:table-cell table:content-validation-name="val5" table:style-name="ce217"/>
          <table:table-cell table:content-validation-name="val4" table:style-name="ce218"/>
          <table:table-cell table:content-validation-name="val5" table:style-name="ce219"/>
          <table:table-cell table:content-validation-name="val4" table:style-name="ce207"/>
          <table:table-cell table:content-validation-name="val5" table:style-name="ce208"/>
          <table:table-cell table:content-validation-name="val4" table:style-name="ce209"/>
          <table:table-cell table:content-validation-name="val5" table:style-name="ce210"/>
          <table:table-cell table:content-validation-name="val4" table:style-name="ce211"/>
          <table:table-cell table:content-validation-name="val5" table:style-name="ce212"/>
          <table:table-cell table:content-validation-name="val4" table:style-name="ce213"/>
          <table:table-cell office:value-type="float" office:value="0" table:formula="of:=SUM([.D28];[.F28];[.H28];[.J28];[.L28];[.N28])" table:content-validation-name="val6" table:style-name="ce53">
            <text:p>0</text:p>
          </table:table-cell>
          <table:table-cell office:value-type="float" office:value="0" table:formula="of:=SUM([.E28];[.G28];[.I28];[.K28];[.M28];[.O28])" table:content-validation-name="val6" table:style-name="ce53">
            <text:p>0</text:p>
          </table:table-cell>
          <table:table-cell table:content-validation-name="val5" table:style-name="ce244"/>
          <table:table-cell table:content-validation-name="val4" table:style-name="ce241"/>
          <table:table-cell table:content-validation-name="val5" table:style-name="ce240"/>
          <table:table-cell table:content-validation-name="val4" table:style-name="ce242"/>
          <table:table-cell table:content-validation-name="val5" table:style-name="ce243"/>
          <table:table-cell table:content-validation-name="val4" table:style-name="ce245"/>
          <table:table-cell table:content-validation-name="val5" table:style-name="ce246"/>
          <table:table-cell table:content-validation-name="val4" table:style-name="ce247"/>
          <table:table-cell office:value-type="float" office:value="0" table:formula="of:=SUM([.R28];[.T28];[.V28];[.X28];)" table:style-name="ce54">
            <text:p>0</text:p>
          </table:table-cell>
          <table:table-cell office:value-type="float" office:value="0" table:formula="of:=SUM([.S28];[.U28];[.W28];[.Y28])" table:style-name="ce54">
            <text:p>0</text:p>
          </table:table-cell>
          <table:table-cell office:value-type="float" office:value="0" table:formula="of:=[.P28]+[.Z28]" table:content-validation-name="val6" table:style-name="ce55">
            <text:p>0</text:p>
          </table:table-cell>
          <table:table-cell office:value-type="float" office:value="0" table:formula="of:=[.Q28]+[.AA28]" table:content-validation-name="val6" table:style-name="ce55">
            <text:p>0</text:p>
          </table:table-cell>
          <table:table-cell table:content-validation-name="val9" table:style-name="ce56"/>
          <table:table-cell table:content-validation-name="val9" table:style-name="ce57"/>
          <table:table-cell table:content-validation-name="val9" table:style-name="ce57"/>
          <table:table-cell table:content-validation-name="val9" table:style-name="ce57"/>
          <table:table-cell table:content-validation-name="val9" table:style-name="ce57"/>
          <table:table-cell table:content-validation-name="val9" table:style-name="ce57"/>
          <table:table-cell office:value-type="currency" office:value="0" table:formula="of:=SUM([.AD28:.AI28])" table:style-name="ce58">
            <text:p>£0.00</text:p>
          </table:table-cell>
          <table:table-cell table:content-validation-name="val8" table:style-name="ce59"/>
          <table:table-cell table:content-validation-name="val8" table:style-name="ce59"/>
          <table:table-cell office:value-type="currency" office:value="0" table:formula="of:=SUM([.AK28:.AL28])" table:style-name="ce60">
            <text:p>£0.00</text:p>
          </table:table-cell>
          <table:table-cell office:value-type="currency" office:value="0" table:formula="of:=SUM([.AM28];[.AJ28])" table:style-name="ce61">
            <text:p>£0.00</text:p>
          </table:table-cell>
          <table:table-cell table:content-validation-name="val6" table:style-name="ce5"/>
          <table:table-cell table:content-validation-name="val6" table:style-name="ce5"/>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style-name="ro6">
          <table:table-cell table:content-validation-name="val11" table:style-name="ce64"/>
          <table:table-cell table:content-validation-name="val7" table:style-name="ce248"/>
          <table:table-cell table:content-validation-name="val12" table:style-name="ce249"/>
          <table:table-cell table:content-validation-name="val5" table:style-name="ce215"/>
          <table:table-cell table:content-validation-name="val4" table:style-name="ce216"/>
          <table:table-cell table:content-validation-name="val5" table:style-name="ce217"/>
          <table:table-cell table:content-validation-name="val4" table:style-name="ce218"/>
          <table:table-cell table:content-validation-name="val5" table:style-name="ce219"/>
          <table:table-cell table:content-validation-name="val4" table:style-name="ce207"/>
          <table:table-cell table:content-validation-name="val5" table:style-name="ce208"/>
          <table:table-cell table:content-validation-name="val4" table:style-name="ce209"/>
          <table:table-cell table:content-validation-name="val5" table:style-name="ce210"/>
          <table:table-cell table:content-validation-name="val4" table:style-name="ce211"/>
          <table:table-cell table:content-validation-name="val5" table:style-name="ce212"/>
          <table:table-cell table:content-validation-name="val4" table:style-name="ce213"/>
          <table:table-cell office:value-type="float" office:value="0" table:formula="of:=SUM([.D29];[.F29];[.H29];[.J29];[.L29];[.N29])" table:content-validation-name="val6" table:style-name="ce53">
            <text:p>0</text:p>
          </table:table-cell>
          <table:table-cell office:value-type="float" office:value="0" table:formula="of:=SUM([.E29];[.G29];[.I29];[.K29];[.M29];[.O29])" table:content-validation-name="val6" table:style-name="ce53">
            <text:p>0</text:p>
          </table:table-cell>
          <table:table-cell table:content-validation-name="val5" table:style-name="ce244"/>
          <table:table-cell table:content-validation-name="val4" table:style-name="ce241"/>
          <table:table-cell table:content-validation-name="val5" table:style-name="ce240"/>
          <table:table-cell table:content-validation-name="val4" table:style-name="ce242"/>
          <table:table-cell table:content-validation-name="val5" table:style-name="ce243"/>
          <table:table-cell table:content-validation-name="val4" table:style-name="ce245"/>
          <table:table-cell table:content-validation-name="val5" table:style-name="ce246"/>
          <table:table-cell table:content-validation-name="val4" table:style-name="ce247"/>
          <table:table-cell office:value-type="float" office:value="0" table:formula="of:=SUM([.R29];[.T29];[.V29];[.X29];)" table:style-name="ce54">
            <text:p>0</text:p>
          </table:table-cell>
          <table:table-cell office:value-type="float" office:value="0" table:formula="of:=SUM([.S29];[.U29];[.W29];[.Y29])" table:style-name="ce54">
            <text:p>0</text:p>
          </table:table-cell>
          <table:table-cell office:value-type="float" office:value="0" table:formula="of:=[.P29]+[.Z29]" table:content-validation-name="val6" table:style-name="ce55">
            <text:p>0</text:p>
          </table:table-cell>
          <table:table-cell office:value-type="float" office:value="0" table:formula="of:=[.Q29]+[.AA29]" table:content-validation-name="val6" table:style-name="ce55">
            <text:p>0</text:p>
          </table:table-cell>
          <table:table-cell table:content-validation-name="val9" table:style-name="ce56"/>
          <table:table-cell table:content-validation-name="val9" table:style-name="ce57"/>
          <table:table-cell table:content-validation-name="val9" table:style-name="ce57"/>
          <table:table-cell table:content-validation-name="val9" table:style-name="ce57"/>
          <table:table-cell table:content-validation-name="val9" table:style-name="ce57"/>
          <table:table-cell table:content-validation-name="val9" table:style-name="ce57"/>
          <table:table-cell office:value-type="currency" office:value="0" table:formula="of:=SUM([.AD29:.AI29])" table:style-name="ce58">
            <text:p>£0.00</text:p>
          </table:table-cell>
          <table:table-cell table:content-validation-name="val8" table:style-name="ce59"/>
          <table:table-cell table:content-validation-name="val8" table:style-name="ce59"/>
          <table:table-cell office:value-type="currency" office:value="0" table:formula="of:=SUM([.AK29:.AL29])" table:style-name="ce60">
            <text:p>£0.00</text:p>
          </table:table-cell>
          <table:table-cell office:value-type="currency" office:value="0" table:formula="of:=SUM([.AM29];[.AJ29])" table:style-name="ce61">
            <text:p>£0.00</text:p>
          </table:table-cell>
          <table:table-cell table:content-validation-name="val6" table:style-name="ce5"/>
          <table:table-cell table:content-validation-name="val6" table:style-name="ce5"/>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style-name="ro6">
          <table:table-cell table:content-validation-name="val11" table:style-name="ce64"/>
          <table:table-cell table:content-validation-name="val7" table:style-name="ce248"/>
          <table:table-cell table:content-validation-name="val12" table:style-name="ce249"/>
          <table:table-cell table:content-validation-name="val5" table:style-name="ce215"/>
          <table:table-cell table:content-validation-name="val4" table:style-name="ce216"/>
          <table:table-cell table:content-validation-name="val5" table:style-name="ce217"/>
          <table:table-cell table:content-validation-name="val4" table:style-name="ce218"/>
          <table:table-cell table:content-validation-name="val5" table:style-name="ce219"/>
          <table:table-cell table:content-validation-name="val4" table:style-name="ce207"/>
          <table:table-cell table:content-validation-name="val5" table:style-name="ce208"/>
          <table:table-cell table:content-validation-name="val4" table:style-name="ce209"/>
          <table:table-cell table:content-validation-name="val5" table:style-name="ce210"/>
          <table:table-cell table:content-validation-name="val4" table:style-name="ce211"/>
          <table:table-cell table:content-validation-name="val5" table:style-name="ce212"/>
          <table:table-cell table:content-validation-name="val4" table:style-name="ce213"/>
          <table:table-cell office:value-type="float" office:value="0" table:formula="of:=SUM([.D30];[.F30];[.H30];[.J30];[.L30];[.N30])" table:content-validation-name="val6" table:style-name="ce53">
            <text:p>0</text:p>
          </table:table-cell>
          <table:table-cell office:value-type="float" office:value="0" table:formula="of:=SUM([.E30];[.G30];[.I30];[.K30];[.M30];[.O30])" table:content-validation-name="val6" table:style-name="ce53">
            <text:p>0</text:p>
          </table:table-cell>
          <table:table-cell table:content-validation-name="val5" table:style-name="ce244"/>
          <table:table-cell table:content-validation-name="val4" table:style-name="ce241"/>
          <table:table-cell table:content-validation-name="val5" table:style-name="ce240"/>
          <table:table-cell table:content-validation-name="val4" table:style-name="ce242"/>
          <table:table-cell table:content-validation-name="val5" table:style-name="ce243"/>
          <table:table-cell table:content-validation-name="val4" table:style-name="ce245"/>
          <table:table-cell table:content-validation-name="val5" table:style-name="ce246"/>
          <table:table-cell table:content-validation-name="val4" table:style-name="ce247"/>
          <table:table-cell office:value-type="float" office:value="0" table:formula="of:=SUM([.R30];[.T30];[.V30];[.X30];)" table:style-name="ce54">
            <text:p>0</text:p>
          </table:table-cell>
          <table:table-cell office:value-type="float" office:value="0" table:formula="of:=SUM([.S30];[.U30];[.W30];[.Y30])" table:style-name="ce54">
            <text:p>0</text:p>
          </table:table-cell>
          <table:table-cell office:value-type="float" office:value="0" table:formula="of:=[.P30]+[.Z30]" table:content-validation-name="val6" table:style-name="ce55">
            <text:p>0</text:p>
          </table:table-cell>
          <table:table-cell office:value-type="float" office:value="0" table:formula="of:=[.Q30]+[.AA30]" table:content-validation-name="val6" table:style-name="ce55">
            <text:p>0</text:p>
          </table:table-cell>
          <table:table-cell table:content-validation-name="val9" table:style-name="ce56"/>
          <table:table-cell table:content-validation-name="val9" table:style-name="ce57"/>
          <table:table-cell table:content-validation-name="val9" table:style-name="ce57"/>
          <table:table-cell table:content-validation-name="val9" table:style-name="ce57"/>
          <table:table-cell table:content-validation-name="val9" table:style-name="ce57"/>
          <table:table-cell table:content-validation-name="val9" table:style-name="ce57"/>
          <table:table-cell office:value-type="currency" office:value="0" table:formula="of:=SUM([.AD30:.AI30])" table:style-name="ce58">
            <text:p>£0.00</text:p>
          </table:table-cell>
          <table:table-cell table:content-validation-name="val8" table:style-name="ce59"/>
          <table:table-cell table:content-validation-name="val8" table:style-name="ce59"/>
          <table:table-cell office:value-type="currency" office:value="0" table:formula="of:=SUM([.AK30:.AL30])" table:style-name="ce60">
            <text:p>£0.00</text:p>
          </table:table-cell>
          <table:table-cell office:value-type="currency" office:value="0" table:formula="of:=SUM([.AM30];[.AJ30])" table:style-name="ce61">
            <text:p>£0.00</text:p>
          </table:table-cell>
          <table:table-cell table:content-validation-name="val6" table:style-name="ce5"/>
          <table:table-cell table:content-validation-name="val6" table:style-name="ce5"/>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style-name="ro6">
          <table:table-cell table:content-validation-name="val11" table:style-name="ce64"/>
          <table:table-cell table:content-validation-name="val7" table:style-name="ce248"/>
          <table:table-cell table:content-validation-name="val12" table:style-name="ce249"/>
          <table:table-cell table:content-validation-name="val5" table:style-name="ce215"/>
          <table:table-cell table:content-validation-name="val4" table:style-name="ce216"/>
          <table:table-cell table:content-validation-name="val5" table:style-name="ce217"/>
          <table:table-cell table:content-validation-name="val4" table:style-name="ce218"/>
          <table:table-cell table:content-validation-name="val5" table:style-name="ce219"/>
          <table:table-cell table:content-validation-name="val4" table:style-name="ce207"/>
          <table:table-cell table:content-validation-name="val5" table:style-name="ce208"/>
          <table:table-cell table:content-validation-name="val4" table:style-name="ce209"/>
          <table:table-cell table:content-validation-name="val5" table:style-name="ce210"/>
          <table:table-cell table:content-validation-name="val4" table:style-name="ce211"/>
          <table:table-cell table:content-validation-name="val5" table:style-name="ce212"/>
          <table:table-cell table:content-validation-name="val4" table:style-name="ce213"/>
          <table:table-cell office:value-type="float" office:value="0" table:formula="of:=SUM([.D31];[.F31];[.H31];[.J31];[.L31];[.N31])" table:content-validation-name="val6" table:style-name="ce53">
            <text:p>0</text:p>
          </table:table-cell>
          <table:table-cell office:value-type="float" office:value="0" table:formula="of:=SUM([.E31];[.G31];[.I31];[.K31];[.M31];[.O31])" table:content-validation-name="val6" table:style-name="ce53">
            <text:p>0</text:p>
          </table:table-cell>
          <table:table-cell table:content-validation-name="val5" table:style-name="ce244"/>
          <table:table-cell table:content-validation-name="val4" table:style-name="ce241"/>
          <table:table-cell table:content-validation-name="val5" table:style-name="ce240"/>
          <table:table-cell table:content-validation-name="val4" table:style-name="ce242"/>
          <table:table-cell table:content-validation-name="val5" table:style-name="ce243"/>
          <table:table-cell table:content-validation-name="val4" table:style-name="ce245"/>
          <table:table-cell table:content-validation-name="val5" table:style-name="ce246"/>
          <table:table-cell table:content-validation-name="val4" table:style-name="ce247"/>
          <table:table-cell office:value-type="float" office:value="0" table:formula="of:=SUM([.R31];[.T31];[.V31];[.X31];)" table:style-name="ce54">
            <text:p>0</text:p>
          </table:table-cell>
          <table:table-cell office:value-type="float" office:value="0" table:formula="of:=SUM([.S31];[.U31];[.W31];[.Y31])" table:style-name="ce54">
            <text:p>0</text:p>
          </table:table-cell>
          <table:table-cell office:value-type="float" office:value="0" table:formula="of:=[.P31]+[.Z31]" table:content-validation-name="val6" table:style-name="ce55">
            <text:p>0</text:p>
          </table:table-cell>
          <table:table-cell office:value-type="float" office:value="0" table:formula="of:=[.Q31]+[.AA31]" table:content-validation-name="val6" table:style-name="ce55">
            <text:p>0</text:p>
          </table:table-cell>
          <table:table-cell table:content-validation-name="val9" table:style-name="ce56"/>
          <table:table-cell table:content-validation-name="val9" table:style-name="ce57"/>
          <table:table-cell table:content-validation-name="val9" table:style-name="ce57"/>
          <table:table-cell table:content-validation-name="val9" table:style-name="ce57"/>
          <table:table-cell table:content-validation-name="val9" table:style-name="ce57"/>
          <table:table-cell table:content-validation-name="val9" table:style-name="ce57"/>
          <table:table-cell office:value-type="currency" office:value="0" table:formula="of:=SUM([.AD31:.AI31])" table:style-name="ce58">
            <text:p>£0.00</text:p>
          </table:table-cell>
          <table:table-cell table:content-validation-name="val8" table:style-name="ce59"/>
          <table:table-cell table:content-validation-name="val8" table:style-name="ce59"/>
          <table:table-cell office:value-type="currency" office:value="0" table:formula="of:=SUM([.AK31:.AL31])" table:style-name="ce60">
            <text:p>£0.00</text:p>
          </table:table-cell>
          <table:table-cell office:value-type="currency" office:value="0" table:formula="of:=SUM([.AM31];[.AJ31])" table:style-name="ce61">
            <text:p>£0.00</text:p>
          </table:table-cell>
          <table:table-cell table:content-validation-name="val6" table:style-name="ce5"/>
          <table:table-cell table:content-validation-name="val6" table:style-name="ce5"/>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style-name="ro6">
          <table:table-cell table:content-validation-name="val11" table:style-name="ce64"/>
          <table:table-cell table:content-validation-name="val7" table:style-name="ce248"/>
          <table:table-cell table:content-validation-name="val12" table:style-name="ce249"/>
          <table:table-cell table:content-validation-name="val5" table:style-name="ce215"/>
          <table:table-cell table:content-validation-name="val4" table:style-name="ce216"/>
          <table:table-cell table:content-validation-name="val5" table:style-name="ce217"/>
          <table:table-cell table:content-validation-name="val4" table:style-name="ce218"/>
          <table:table-cell table:content-validation-name="val5" table:style-name="ce219"/>
          <table:table-cell table:content-validation-name="val4" table:style-name="ce207"/>
          <table:table-cell table:content-validation-name="val5" table:style-name="ce208"/>
          <table:table-cell table:content-validation-name="val4" table:style-name="ce209"/>
          <table:table-cell table:content-validation-name="val5" table:style-name="ce210"/>
          <table:table-cell table:content-validation-name="val4" table:style-name="ce211"/>
          <table:table-cell table:content-validation-name="val5" table:style-name="ce212"/>
          <table:table-cell table:content-validation-name="val4" table:style-name="ce213"/>
          <table:table-cell office:value-type="float" office:value="0" table:formula="of:=SUM([.D32];[.F32];[.H32];[.J32];[.L32];[.N32])" table:content-validation-name="val6" table:style-name="ce53">
            <text:p>0</text:p>
          </table:table-cell>
          <table:table-cell office:value-type="float" office:value="0" table:formula="of:=SUM([.E32];[.G32];[.I32];[.K32];[.M32];[.O32])" table:content-validation-name="val6" table:style-name="ce53">
            <text:p>0</text:p>
          </table:table-cell>
          <table:table-cell table:content-validation-name="val5" table:style-name="ce244"/>
          <table:table-cell table:content-validation-name="val4" table:style-name="ce241"/>
          <table:table-cell table:content-validation-name="val5" table:style-name="ce240"/>
          <table:table-cell table:content-validation-name="val4" table:style-name="ce242"/>
          <table:table-cell table:content-validation-name="val5" table:style-name="ce243"/>
          <table:table-cell table:content-validation-name="val4" table:style-name="ce245"/>
          <table:table-cell table:content-validation-name="val5" table:style-name="ce246"/>
          <table:table-cell table:content-validation-name="val4" table:style-name="ce247"/>
          <table:table-cell office:value-type="float" office:value="0" table:formula="of:=SUM([.R32];[.T32];[.V32];[.X32];)" table:style-name="ce54">
            <text:p>0</text:p>
          </table:table-cell>
          <table:table-cell office:value-type="float" office:value="0" table:formula="of:=SUM([.S32];[.U32];[.W32];[.Y32])" table:style-name="ce54">
            <text:p>0</text:p>
          </table:table-cell>
          <table:table-cell office:value-type="float" office:value="0" table:formula="of:=[.P32]+[.Z32]" table:content-validation-name="val6" table:style-name="ce55">
            <text:p>0</text:p>
          </table:table-cell>
          <table:table-cell office:value-type="float" office:value="0" table:formula="of:=[.Q32]+[.AA32]" table:content-validation-name="val6" table:style-name="ce55">
            <text:p>0</text:p>
          </table:table-cell>
          <table:table-cell table:content-validation-name="val9" table:style-name="ce56"/>
          <table:table-cell table:content-validation-name="val9" table:style-name="ce57"/>
          <table:table-cell table:content-validation-name="val9" table:style-name="ce57"/>
          <table:table-cell table:content-validation-name="val9" table:style-name="ce57"/>
          <table:table-cell table:content-validation-name="val9" table:style-name="ce57"/>
          <table:table-cell table:content-validation-name="val9" table:style-name="ce57"/>
          <table:table-cell office:value-type="currency" office:value="0" table:formula="of:=SUM([.AD32:.AI32])" table:style-name="ce58">
            <text:p>£0.00</text:p>
          </table:table-cell>
          <table:table-cell table:content-validation-name="val8" table:style-name="ce59"/>
          <table:table-cell table:content-validation-name="val8" table:style-name="ce59"/>
          <table:table-cell office:value-type="currency" office:value="0" table:formula="of:=SUM([.AK32:.AL32])" table:style-name="ce60">
            <text:p>£0.00</text:p>
          </table:table-cell>
          <table:table-cell office:value-type="currency" office:value="0" table:formula="of:=SUM([.AM32];[.AJ32])" table:style-name="ce61">
            <text:p>£0.00</text:p>
          </table:table-cell>
          <table:table-cell table:content-validation-name="val6" table:style-name="ce5"/>
          <table:table-cell table:content-validation-name="val6" table:style-name="ce5"/>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style-name="ro6">
          <table:table-cell table:content-validation-name="val11" table:style-name="ce64"/>
          <table:table-cell table:content-validation-name="val7" table:style-name="ce248"/>
          <table:table-cell table:content-validation-name="val12" table:style-name="ce249"/>
          <table:table-cell table:content-validation-name="val5" table:style-name="ce215"/>
          <table:table-cell table:content-validation-name="val4" table:style-name="ce216"/>
          <table:table-cell table:content-validation-name="val5" table:style-name="ce217"/>
          <table:table-cell table:content-validation-name="val4" table:style-name="ce218"/>
          <table:table-cell table:content-validation-name="val5" table:style-name="ce219"/>
          <table:table-cell table:content-validation-name="val4" table:style-name="ce207"/>
          <table:table-cell table:content-validation-name="val5" table:style-name="ce208"/>
          <table:table-cell table:content-validation-name="val4" table:style-name="ce209"/>
          <table:table-cell table:content-validation-name="val5" table:style-name="ce210"/>
          <table:table-cell table:content-validation-name="val4" table:style-name="ce211"/>
          <table:table-cell table:content-validation-name="val5" table:style-name="ce212"/>
          <table:table-cell table:content-validation-name="val4" table:style-name="ce213"/>
          <table:table-cell office:value-type="float" office:value="0" table:formula="of:=SUM([.D33];[.F33];[.H33];[.J33];[.L33];[.N33])" table:content-validation-name="val6" table:style-name="ce53">
            <text:p>0</text:p>
          </table:table-cell>
          <table:table-cell office:value-type="float" office:value="0" table:formula="of:=SUM([.E33];[.G33];[.I33];[.K33];[.M33];[.O33])" table:content-validation-name="val6" table:style-name="ce53">
            <text:p>0</text:p>
          </table:table-cell>
          <table:table-cell table:content-validation-name="val5" table:style-name="ce244"/>
          <table:table-cell table:content-validation-name="val4" table:style-name="ce241"/>
          <table:table-cell table:content-validation-name="val5" table:style-name="ce240"/>
          <table:table-cell table:content-validation-name="val4" table:style-name="ce242"/>
          <table:table-cell table:content-validation-name="val5" table:style-name="ce243"/>
          <table:table-cell table:content-validation-name="val4" table:style-name="ce245"/>
          <table:table-cell table:content-validation-name="val5" table:style-name="ce246"/>
          <table:table-cell table:content-validation-name="val4" table:style-name="ce247"/>
          <table:table-cell office:value-type="float" office:value="0" table:formula="of:=SUM([.R33];[.T33];[.V33];[.X33];)" table:style-name="ce54">
            <text:p>0</text:p>
          </table:table-cell>
          <table:table-cell office:value-type="float" office:value="0" table:formula="of:=SUM([.S33];[.U33];[.W33];[.Y33])" table:style-name="ce54">
            <text:p>0</text:p>
          </table:table-cell>
          <table:table-cell office:value-type="float" office:value="0" table:formula="of:=[.P33]+[.Z33]" table:content-validation-name="val6" table:style-name="ce55">
            <text:p>0</text:p>
          </table:table-cell>
          <table:table-cell office:value-type="float" office:value="0" table:formula="of:=[.Q33]+[.AA33]" table:content-validation-name="val6" table:style-name="ce55">
            <text:p>0</text:p>
          </table:table-cell>
          <table:table-cell table:content-validation-name="val9" table:style-name="ce56"/>
          <table:table-cell table:content-validation-name="val9" table:style-name="ce57"/>
          <table:table-cell table:content-validation-name="val9" table:style-name="ce57"/>
          <table:table-cell table:content-validation-name="val9" table:style-name="ce57"/>
          <table:table-cell table:content-validation-name="val9" table:style-name="ce57"/>
          <table:table-cell table:content-validation-name="val9" table:style-name="ce57"/>
          <table:table-cell office:value-type="currency" office:value="0" table:formula="of:=SUM([.AD33:.AI33])" table:style-name="ce58">
            <text:p>£0.00</text:p>
          </table:table-cell>
          <table:table-cell table:content-validation-name="val8" table:style-name="ce59"/>
          <table:table-cell table:content-validation-name="val8" table:style-name="ce59"/>
          <table:table-cell office:value-type="currency" office:value="0" table:formula="of:=SUM([.AK33:.AL33])" table:style-name="ce60">
            <text:p>£0.00</text:p>
          </table:table-cell>
          <table:table-cell office:value-type="currency" office:value="0" table:formula="of:=SUM([.AM33];[.AJ33])" table:style-name="ce61">
            <text:p>£0.00</text:p>
          </table:table-cell>
          <table:table-cell table:content-validation-name="val6" table:style-name="ce5"/>
          <table:table-cell table:content-validation-name="val6" table:style-name="ce5"/>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style-name="ro6">
          <table:table-cell table:content-validation-name="val11" table:style-name="ce64"/>
          <table:table-cell table:content-validation-name="val7" table:style-name="ce248"/>
          <table:table-cell table:content-validation-name="val12" table:style-name="ce249"/>
          <table:table-cell table:content-validation-name="val5" table:style-name="ce215"/>
          <table:table-cell table:content-validation-name="val4" table:style-name="ce216"/>
          <table:table-cell table:content-validation-name="val5" table:style-name="ce217"/>
          <table:table-cell table:content-validation-name="val4" table:style-name="ce218"/>
          <table:table-cell table:content-validation-name="val5" table:style-name="ce219"/>
          <table:table-cell table:content-validation-name="val4" table:style-name="ce207"/>
          <table:table-cell table:content-validation-name="val5" table:style-name="ce208"/>
          <table:table-cell table:content-validation-name="val4" table:style-name="ce209"/>
          <table:table-cell table:content-validation-name="val5" table:style-name="ce210"/>
          <table:table-cell table:content-validation-name="val4" table:style-name="ce211"/>
          <table:table-cell table:content-validation-name="val5" table:style-name="ce212"/>
          <table:table-cell table:content-validation-name="val4" table:style-name="ce213"/>
          <table:table-cell office:value-type="float" office:value="0" table:formula="of:=SUM([.D34];[.F34];[.H34];[.J34];[.L34];[.N34])" table:content-validation-name="val6" table:style-name="ce53">
            <text:p>0</text:p>
          </table:table-cell>
          <table:table-cell office:value-type="float" office:value="0" table:formula="of:=SUM([.E34];[.G34];[.I34];[.K34];[.M34];[.O34])" table:content-validation-name="val6" table:style-name="ce53">
            <text:p>0</text:p>
          </table:table-cell>
          <table:table-cell table:content-validation-name="val5" table:style-name="ce244"/>
          <table:table-cell table:content-validation-name="val4" table:style-name="ce241"/>
          <table:table-cell table:content-validation-name="val5" table:style-name="ce240"/>
          <table:table-cell table:content-validation-name="val4" table:style-name="ce242"/>
          <table:table-cell table:content-validation-name="val5" table:style-name="ce243"/>
          <table:table-cell table:content-validation-name="val4" table:style-name="ce245"/>
          <table:table-cell table:content-validation-name="val5" table:style-name="ce246"/>
          <table:table-cell table:content-validation-name="val4" table:style-name="ce247"/>
          <table:table-cell office:value-type="float" office:value="0" table:formula="of:=SUM([.R34];[.T34];[.V34];[.X34];)" table:style-name="ce54">
            <text:p>0</text:p>
          </table:table-cell>
          <table:table-cell office:value-type="float" office:value="0" table:formula="of:=SUM([.S34];[.U34];[.W34];[.Y34])" table:style-name="ce54">
            <text:p>0</text:p>
          </table:table-cell>
          <table:table-cell office:value-type="float" office:value="0" table:formula="of:=[.P34]+[.Z34]" table:content-validation-name="val6" table:style-name="ce55">
            <text:p>0</text:p>
          </table:table-cell>
          <table:table-cell office:value-type="float" office:value="0" table:formula="of:=[.Q34]+[.AA34]" table:content-validation-name="val6" table:style-name="ce55">
            <text:p>0</text:p>
          </table:table-cell>
          <table:table-cell table:content-validation-name="val9" table:style-name="ce56"/>
          <table:table-cell table:content-validation-name="val9" table:style-name="ce57"/>
          <table:table-cell table:content-validation-name="val9" table:style-name="ce57"/>
          <table:table-cell table:content-validation-name="val9" table:style-name="ce57"/>
          <table:table-cell table:content-validation-name="val9" table:style-name="ce57"/>
          <table:table-cell table:content-validation-name="val9" table:style-name="ce57"/>
          <table:table-cell office:value-type="currency" office:value="0" table:formula="of:=SUM([.AD34:.AI34])" table:style-name="ce58">
            <text:p>£0.00</text:p>
          </table:table-cell>
          <table:table-cell table:content-validation-name="val8" table:style-name="ce59"/>
          <table:table-cell table:content-validation-name="val8" table:style-name="ce59"/>
          <table:table-cell office:value-type="currency" office:value="0" table:formula="of:=SUM([.AK34:.AL34])" table:style-name="ce60">
            <text:p>£0.00</text:p>
          </table:table-cell>
          <table:table-cell office:value-type="currency" office:value="0" table:formula="of:=SUM([.AM34];[.AJ34])" table:style-name="ce61">
            <text:p>£0.00</text:p>
          </table:table-cell>
          <table:table-cell table:content-validation-name="val6" table:style-name="ce5"/>
          <table:table-cell table:content-validation-name="val6" table:style-name="ce5"/>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style-name="ro6">
          <table:table-cell table:content-validation-name="val11" table:style-name="ce64"/>
          <table:table-cell table:content-validation-name="val7" table:style-name="ce248"/>
          <table:table-cell table:content-validation-name="val12" table:style-name="ce249"/>
          <table:table-cell table:content-validation-name="val5" table:style-name="ce215"/>
          <table:table-cell table:content-validation-name="val4" table:style-name="ce216"/>
          <table:table-cell table:content-validation-name="val5" table:style-name="ce217"/>
          <table:table-cell table:content-validation-name="val4" table:style-name="ce218"/>
          <table:table-cell table:content-validation-name="val5" table:style-name="ce219"/>
          <table:table-cell table:content-validation-name="val4" table:style-name="ce207"/>
          <table:table-cell table:content-validation-name="val5" table:style-name="ce208"/>
          <table:table-cell table:content-validation-name="val4" table:style-name="ce209"/>
          <table:table-cell table:content-validation-name="val5" table:style-name="ce210"/>
          <table:table-cell table:content-validation-name="val4" table:style-name="ce211"/>
          <table:table-cell table:content-validation-name="val5" table:style-name="ce212"/>
          <table:table-cell table:content-validation-name="val4" table:style-name="ce213"/>
          <table:table-cell office:value-type="float" office:value="0" table:formula="of:=SUM([.D35];[.F35];[.H35];[.J35];[.L35];[.N35])" table:content-validation-name="val6" table:style-name="ce53">
            <text:p>0</text:p>
          </table:table-cell>
          <table:table-cell office:value-type="float" office:value="0" table:formula="of:=SUM([.E35];[.G35];[.I35];[.K35];[.M35];[.O35])" table:content-validation-name="val6" table:style-name="ce53">
            <text:p>0</text:p>
          </table:table-cell>
          <table:table-cell table:content-validation-name="val5" table:style-name="ce244"/>
          <table:table-cell table:content-validation-name="val4" table:style-name="ce241"/>
          <table:table-cell table:content-validation-name="val5" table:style-name="ce240"/>
          <table:table-cell table:content-validation-name="val4" table:style-name="ce242"/>
          <table:table-cell table:content-validation-name="val5" table:style-name="ce243"/>
          <table:table-cell table:content-validation-name="val4" table:style-name="ce245"/>
          <table:table-cell table:content-validation-name="val5" table:style-name="ce246"/>
          <table:table-cell table:content-validation-name="val4" table:style-name="ce247"/>
          <table:table-cell office:value-type="float" office:value="0" table:formula="of:=SUM([.R35];[.T35];[.V35];[.X35];)" table:style-name="ce54">
            <text:p>0</text:p>
          </table:table-cell>
          <table:table-cell office:value-type="float" office:value="0" table:formula="of:=SUM([.S35];[.U35];[.W35];[.Y35])" table:style-name="ce54">
            <text:p>0</text:p>
          </table:table-cell>
          <table:table-cell office:value-type="float" office:value="0" table:formula="of:=[.P35]+[.Z35]" table:content-validation-name="val6" table:style-name="ce55">
            <text:p>0</text:p>
          </table:table-cell>
          <table:table-cell office:value-type="float" office:value="0" table:formula="of:=[.Q35]+[.AA35]" table:content-validation-name="val6" table:style-name="ce55">
            <text:p>0</text:p>
          </table:table-cell>
          <table:table-cell table:content-validation-name="val9" table:style-name="ce56"/>
          <table:table-cell table:content-validation-name="val9" table:style-name="ce57"/>
          <table:table-cell table:content-validation-name="val9" table:style-name="ce57"/>
          <table:table-cell table:content-validation-name="val9" table:style-name="ce57"/>
          <table:table-cell table:content-validation-name="val9" table:style-name="ce57"/>
          <table:table-cell table:content-validation-name="val9" table:style-name="ce57"/>
          <table:table-cell office:value-type="currency" office:value="0" table:formula="of:=SUM([.AD35:.AI35])" table:style-name="ce58">
            <text:p>£0.00</text:p>
          </table:table-cell>
          <table:table-cell table:content-validation-name="val8" table:style-name="ce59"/>
          <table:table-cell table:content-validation-name="val8" table:style-name="ce59"/>
          <table:table-cell office:value-type="currency" office:value="0" table:formula="of:=SUM([.AK35:.AL35])" table:style-name="ce60">
            <text:p>£0.00</text:p>
          </table:table-cell>
          <table:table-cell office:value-type="currency" office:value="0" table:formula="of:=SUM([.AM35];[.AJ35])" table:style-name="ce61">
            <text:p>£0.00</text:p>
          </table:table-cell>
          <table:table-cell table:content-validation-name="val6" table:style-name="ce5"/>
          <table:table-cell table:content-validation-name="val6" table:style-name="ce5"/>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style-name="ro6">
          <table:table-cell table:content-validation-name="val11" table:style-name="ce64"/>
          <table:table-cell table:content-validation-name="val7" table:style-name="ce248"/>
          <table:table-cell table:content-validation-name="val12" table:style-name="ce249"/>
          <table:table-cell table:content-validation-name="val5" table:style-name="ce215"/>
          <table:table-cell table:content-validation-name="val4" table:style-name="ce216"/>
          <table:table-cell table:content-validation-name="val5" table:style-name="ce217"/>
          <table:table-cell table:content-validation-name="val4" table:style-name="ce218"/>
          <table:table-cell table:content-validation-name="val5" table:style-name="ce219"/>
          <table:table-cell table:content-validation-name="val4" table:style-name="ce207"/>
          <table:table-cell table:content-validation-name="val5" table:style-name="ce208"/>
          <table:table-cell table:content-validation-name="val4" table:style-name="ce209"/>
          <table:table-cell table:content-validation-name="val5" table:style-name="ce210"/>
          <table:table-cell table:content-validation-name="val4" table:style-name="ce211"/>
          <table:table-cell table:content-validation-name="val5" table:style-name="ce212"/>
          <table:table-cell table:content-validation-name="val4" table:style-name="ce213"/>
          <table:table-cell office:value-type="float" office:value="0" table:formula="of:=SUM([.D36];[.F36];[.H36];[.J36];[.L36];[.N36])" table:content-validation-name="val6" table:style-name="ce53">
            <text:p>0</text:p>
          </table:table-cell>
          <table:table-cell office:value-type="float" office:value="0" table:formula="of:=SUM([.E36];[.G36];[.I36];[.K36];[.M36];[.O36])" table:content-validation-name="val6" table:style-name="ce53">
            <text:p>0</text:p>
          </table:table-cell>
          <table:table-cell table:content-validation-name="val5" table:style-name="ce244"/>
          <table:table-cell table:content-validation-name="val4" table:style-name="ce241"/>
          <table:table-cell table:content-validation-name="val5" table:style-name="ce240"/>
          <table:table-cell table:content-validation-name="val4" table:style-name="ce242"/>
          <table:table-cell table:content-validation-name="val5" table:style-name="ce243"/>
          <table:table-cell table:content-validation-name="val4" table:style-name="ce245"/>
          <table:table-cell table:content-validation-name="val5" table:style-name="ce246"/>
          <table:table-cell table:content-validation-name="val4" table:style-name="ce247"/>
          <table:table-cell office:value-type="float" office:value="0" table:formula="of:=SUM([.R36];[.T36];[.V36];[.X36];)" table:style-name="ce54">
            <text:p>0</text:p>
          </table:table-cell>
          <table:table-cell office:value-type="float" office:value="0" table:formula="of:=SUM([.S36];[.U36];[.W36];[.Y36])" table:style-name="ce54">
            <text:p>0</text:p>
          </table:table-cell>
          <table:table-cell office:value-type="float" office:value="0" table:formula="of:=[.P36]+[.Z36]" table:content-validation-name="val6" table:style-name="ce55">
            <text:p>0</text:p>
          </table:table-cell>
          <table:table-cell office:value-type="float" office:value="0" table:formula="of:=[.Q36]+[.AA36]" table:content-validation-name="val6" table:style-name="ce55">
            <text:p>0</text:p>
          </table:table-cell>
          <table:table-cell table:content-validation-name="val9" table:style-name="ce56"/>
          <table:table-cell table:content-validation-name="val9" table:style-name="ce57"/>
          <table:table-cell table:content-validation-name="val9" table:style-name="ce57"/>
          <table:table-cell table:content-validation-name="val9" table:style-name="ce57"/>
          <table:table-cell table:content-validation-name="val9" table:style-name="ce57"/>
          <table:table-cell table:content-validation-name="val9" table:style-name="ce57"/>
          <table:table-cell office:value-type="currency" office:value="0" table:formula="of:=SUM([.AD36:.AI36])" table:style-name="ce58">
            <text:p>£0.00</text:p>
          </table:table-cell>
          <table:table-cell table:content-validation-name="val8" table:style-name="ce59"/>
          <table:table-cell table:content-validation-name="val8" table:style-name="ce59"/>
          <table:table-cell office:value-type="currency" office:value="0" table:formula="of:=SUM([.AK36:.AL36])" table:style-name="ce60">
            <text:p>£0.00</text:p>
          </table:table-cell>
          <table:table-cell office:value-type="currency" office:value="0" table:formula="of:=SUM([.AM36];[.AJ36])" table:style-name="ce61">
            <text:p>£0.00</text:p>
          </table:table-cell>
          <table:table-cell table:content-validation-name="val6" table:style-name="ce5"/>
          <table:table-cell table:content-validation-name="val6" table:style-name="ce5"/>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style-name="ro6">
          <table:table-cell table:content-validation-name="val11" table:style-name="ce64"/>
          <table:table-cell table:content-validation-name="val7" table:style-name="ce248"/>
          <table:table-cell table:content-validation-name="val12" table:style-name="ce249"/>
          <table:table-cell table:content-validation-name="val5" table:style-name="ce215"/>
          <table:table-cell table:content-validation-name="val4" table:style-name="ce216"/>
          <table:table-cell table:content-validation-name="val5" table:style-name="ce217"/>
          <table:table-cell table:content-validation-name="val4" table:style-name="ce218"/>
          <table:table-cell table:content-validation-name="val5" table:style-name="ce219"/>
          <table:table-cell table:content-validation-name="val4" table:style-name="ce207"/>
          <table:table-cell table:content-validation-name="val5" table:style-name="ce208"/>
          <table:table-cell table:content-validation-name="val4" table:style-name="ce209"/>
          <table:table-cell table:content-validation-name="val5" table:style-name="ce210"/>
          <table:table-cell table:content-validation-name="val4" table:style-name="ce211"/>
          <table:table-cell table:content-validation-name="val5" table:style-name="ce212"/>
          <table:table-cell table:content-validation-name="val4" table:style-name="ce213"/>
          <table:table-cell office:value-type="float" office:value="0" table:formula="of:=SUM([.D37];[.F37];[.H37];[.J37];[.L37];[.N37])" table:content-validation-name="val6" table:style-name="ce53">
            <text:p>0</text:p>
          </table:table-cell>
          <table:table-cell office:value-type="float" office:value="0" table:formula="of:=SUM([.E37];[.G37];[.I37];[.K37];[.M37];[.O37])" table:content-validation-name="val6" table:style-name="ce53">
            <text:p>0</text:p>
          </table:table-cell>
          <table:table-cell table:content-validation-name="val5" table:style-name="ce244"/>
          <table:table-cell table:content-validation-name="val4" table:style-name="ce241"/>
          <table:table-cell table:content-validation-name="val5" table:style-name="ce240"/>
          <table:table-cell table:content-validation-name="val4" table:style-name="ce242"/>
          <table:table-cell table:content-validation-name="val5" table:style-name="ce243"/>
          <table:table-cell table:content-validation-name="val4" table:style-name="ce245"/>
          <table:table-cell table:content-validation-name="val5" table:style-name="ce246"/>
          <table:table-cell table:content-validation-name="val4" table:style-name="ce247"/>
          <table:table-cell office:value-type="float" office:value="0" table:formula="of:=SUM([.R37];[.T37];[.V37];[.X37];)" table:style-name="ce54">
            <text:p>0</text:p>
          </table:table-cell>
          <table:table-cell office:value-type="float" office:value="0" table:formula="of:=SUM([.S37];[.U37];[.W37];[.Y37])" table:style-name="ce54">
            <text:p>0</text:p>
          </table:table-cell>
          <table:table-cell office:value-type="float" office:value="0" table:formula="of:=[.P37]+[.Z37]" table:content-validation-name="val6" table:style-name="ce55">
            <text:p>0</text:p>
          </table:table-cell>
          <table:table-cell office:value-type="float" office:value="0" table:formula="of:=[.Q37]+[.AA37]" table:content-validation-name="val6" table:style-name="ce55">
            <text:p>0</text:p>
          </table:table-cell>
          <table:table-cell table:content-validation-name="val9" table:style-name="ce56"/>
          <table:table-cell table:content-validation-name="val9" table:style-name="ce57"/>
          <table:table-cell table:content-validation-name="val9" table:style-name="ce57"/>
          <table:table-cell table:content-validation-name="val9" table:style-name="ce57"/>
          <table:table-cell table:content-validation-name="val9" table:style-name="ce57"/>
          <table:table-cell table:content-validation-name="val9" table:style-name="ce57"/>
          <table:table-cell office:value-type="currency" office:value="0" table:formula="of:=SUM([.AD37:.AI37])" table:style-name="ce58">
            <text:p>£0.00</text:p>
          </table:table-cell>
          <table:table-cell table:content-validation-name="val8" table:style-name="ce59"/>
          <table:table-cell table:content-validation-name="val8" table:style-name="ce59"/>
          <table:table-cell office:value-type="currency" office:value="0" table:formula="of:=SUM([.AK37:.AL37])" table:style-name="ce60">
            <text:p>£0.00</text:p>
          </table:table-cell>
          <table:table-cell office:value-type="currency" office:value="0" table:formula="of:=SUM([.AM37];[.AJ37])" table:style-name="ce61">
            <text:p>£0.00</text:p>
          </table:table-cell>
          <table:table-cell table:content-validation-name="val6" table:style-name="ce5"/>
          <table:table-cell table:content-validation-name="val6" table:style-name="ce5"/>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style-name="ro6">
          <table:table-cell table:content-validation-name="val11" table:style-name="ce64"/>
          <table:table-cell table:content-validation-name="val7" table:style-name="ce248"/>
          <table:table-cell table:content-validation-name="val12" table:style-name="ce249"/>
          <table:table-cell table:content-validation-name="val5" table:style-name="ce215"/>
          <table:table-cell table:content-validation-name="val4" table:style-name="ce216"/>
          <table:table-cell table:content-validation-name="val5" table:style-name="ce217"/>
          <table:table-cell table:content-validation-name="val4" table:style-name="ce218"/>
          <table:table-cell table:content-validation-name="val5" table:style-name="ce219"/>
          <table:table-cell table:content-validation-name="val4" table:style-name="ce207"/>
          <table:table-cell table:content-validation-name="val5" table:style-name="ce208"/>
          <table:table-cell table:content-validation-name="val4" table:style-name="ce209"/>
          <table:table-cell table:content-validation-name="val5" table:style-name="ce210"/>
          <table:table-cell table:content-validation-name="val4" table:style-name="ce211"/>
          <table:table-cell table:content-validation-name="val5" table:style-name="ce212"/>
          <table:table-cell table:content-validation-name="val4" table:style-name="ce213"/>
          <table:table-cell office:value-type="float" office:value="0" table:formula="of:=SUM([.D38];[.F38];[.H38];[.J38];[.L38];[.N38])" table:content-validation-name="val6" table:style-name="ce53">
            <text:p>0</text:p>
          </table:table-cell>
          <table:table-cell office:value-type="float" office:value="0" table:formula="of:=SUM([.E38];[.G38];[.I38];[.K38];[.M38];[.O38])" table:content-validation-name="val6" table:style-name="ce53">
            <text:p>0</text:p>
          </table:table-cell>
          <table:table-cell table:content-validation-name="val5" table:style-name="ce244"/>
          <table:table-cell table:content-validation-name="val4" table:style-name="ce241"/>
          <table:table-cell table:content-validation-name="val5" table:style-name="ce240"/>
          <table:table-cell table:content-validation-name="val4" table:style-name="ce242"/>
          <table:table-cell table:content-validation-name="val5" table:style-name="ce243"/>
          <table:table-cell table:content-validation-name="val4" table:style-name="ce245"/>
          <table:table-cell table:content-validation-name="val5" table:style-name="ce246"/>
          <table:table-cell table:content-validation-name="val4" table:style-name="ce247"/>
          <table:table-cell office:value-type="float" office:value="0" table:formula="of:=SUM([.R38];[.T38];[.V38];[.X38];)" table:style-name="ce54">
            <text:p>0</text:p>
          </table:table-cell>
          <table:table-cell office:value-type="float" office:value="0" table:formula="of:=SUM([.S38];[.U38];[.W38];[.Y38])" table:style-name="ce54">
            <text:p>0</text:p>
          </table:table-cell>
          <table:table-cell office:value-type="float" office:value="0" table:formula="of:=[.P38]+[.Z38]" table:content-validation-name="val6" table:style-name="ce55">
            <text:p>0</text:p>
          </table:table-cell>
          <table:table-cell office:value-type="float" office:value="0" table:formula="of:=[.Q38]+[.AA38]" table:content-validation-name="val6" table:style-name="ce55">
            <text:p>0</text:p>
          </table:table-cell>
          <table:table-cell table:content-validation-name="val9" table:style-name="ce56"/>
          <table:table-cell table:content-validation-name="val9" table:style-name="ce57"/>
          <table:table-cell table:content-validation-name="val9" table:style-name="ce57"/>
          <table:table-cell table:content-validation-name="val9" table:style-name="ce57"/>
          <table:table-cell table:content-validation-name="val9" table:style-name="ce57"/>
          <table:table-cell table:content-validation-name="val9" table:style-name="ce57"/>
          <table:table-cell office:value-type="currency" office:value="0" table:formula="of:=SUM([.AD38:.AI38])" table:style-name="ce58">
            <text:p>£0.00</text:p>
          </table:table-cell>
          <table:table-cell table:content-validation-name="val8" table:style-name="ce59"/>
          <table:table-cell table:content-validation-name="val8" table:style-name="ce59"/>
          <table:table-cell office:value-type="currency" office:value="0" table:formula="of:=SUM([.AK38:.AL38])" table:style-name="ce60">
            <text:p>£0.00</text:p>
          </table:table-cell>
          <table:table-cell office:value-type="currency" office:value="0" table:formula="of:=SUM([.AM38];[.AJ38])" table:style-name="ce61">
            <text:p>£0.00</text:p>
          </table:table-cell>
          <table:table-cell table:content-validation-name="val6" table:style-name="ce5"/>
          <table:table-cell table:content-validation-name="val6" table:style-name="ce5"/>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style-name="ro6">
          <table:table-cell table:content-validation-name="val11" table:style-name="ce64"/>
          <table:table-cell table:content-validation-name="val7" table:style-name="ce248"/>
          <table:table-cell table:content-validation-name="val12" table:style-name="ce249"/>
          <table:table-cell table:content-validation-name="val5" table:style-name="ce215"/>
          <table:table-cell table:content-validation-name="val4" table:style-name="ce216"/>
          <table:table-cell table:content-validation-name="val5" table:style-name="ce217"/>
          <table:table-cell table:content-validation-name="val4" table:style-name="ce218"/>
          <table:table-cell table:content-validation-name="val5" table:style-name="ce219"/>
          <table:table-cell table:content-validation-name="val4" table:style-name="ce207"/>
          <table:table-cell table:content-validation-name="val5" table:style-name="ce208"/>
          <table:table-cell table:content-validation-name="val4" table:style-name="ce209"/>
          <table:table-cell table:content-validation-name="val5" table:style-name="ce210"/>
          <table:table-cell table:content-validation-name="val4" table:style-name="ce211"/>
          <table:table-cell table:content-validation-name="val5" table:style-name="ce212"/>
          <table:table-cell table:content-validation-name="val4" table:style-name="ce213"/>
          <table:table-cell office:value-type="float" office:value="0" table:formula="of:=SUM([.D39];[.F39];[.H39];[.J39];[.L39];[.N39])" table:content-validation-name="val6" table:style-name="ce53">
            <text:p>0</text:p>
          </table:table-cell>
          <table:table-cell office:value-type="float" office:value="0" table:formula="of:=SUM([.E39];[.G39];[.I39];[.K39];[.M39];[.O39])" table:content-validation-name="val6" table:style-name="ce53">
            <text:p>0</text:p>
          </table:table-cell>
          <table:table-cell table:content-validation-name="val5" table:style-name="ce244"/>
          <table:table-cell table:content-validation-name="val4" table:style-name="ce241"/>
          <table:table-cell table:content-validation-name="val5" table:style-name="ce240"/>
          <table:table-cell table:content-validation-name="val4" table:style-name="ce242"/>
          <table:table-cell table:content-validation-name="val5" table:style-name="ce243"/>
          <table:table-cell table:content-validation-name="val4" table:style-name="ce245"/>
          <table:table-cell table:content-validation-name="val5" table:style-name="ce246"/>
          <table:table-cell table:content-validation-name="val4" table:style-name="ce247"/>
          <table:table-cell office:value-type="float" office:value="0" table:formula="of:=SUM([.R39];[.T39];[.V39];[.X39];)" table:style-name="ce54">
            <text:p>0</text:p>
          </table:table-cell>
          <table:table-cell office:value-type="float" office:value="0" table:formula="of:=SUM([.S39];[.U39];[.W39];[.Y39])" table:style-name="ce54">
            <text:p>0</text:p>
          </table:table-cell>
          <table:table-cell office:value-type="float" office:value="0" table:formula="of:=[.P39]+[.Z39]" table:content-validation-name="val6" table:style-name="ce55">
            <text:p>0</text:p>
          </table:table-cell>
          <table:table-cell office:value-type="float" office:value="0" table:formula="of:=[.Q39]+[.AA39]" table:content-validation-name="val6" table:style-name="ce55">
            <text:p>0</text:p>
          </table:table-cell>
          <table:table-cell table:content-validation-name="val9" table:style-name="ce56"/>
          <table:table-cell table:content-validation-name="val9" table:style-name="ce57"/>
          <table:table-cell table:content-validation-name="val9" table:style-name="ce57"/>
          <table:table-cell table:content-validation-name="val9" table:style-name="ce57"/>
          <table:table-cell table:content-validation-name="val9" table:style-name="ce57"/>
          <table:table-cell table:content-validation-name="val9" table:style-name="ce57"/>
          <table:table-cell office:value-type="currency" office:value="0" table:formula="of:=SUM([.AD39:.AI39])" table:style-name="ce58">
            <text:p>£0.00</text:p>
          </table:table-cell>
          <table:table-cell table:content-validation-name="val8" table:style-name="ce59"/>
          <table:table-cell table:content-validation-name="val8" table:style-name="ce59"/>
          <table:table-cell office:value-type="currency" office:value="0" table:formula="of:=SUM([.AK39:.AL39])" table:style-name="ce60">
            <text:p>£0.00</text:p>
          </table:table-cell>
          <table:table-cell office:value-type="currency" office:value="0" table:formula="of:=SUM([.AM39];[.AJ39])" table:style-name="ce61">
            <text:p>£0.00</text:p>
          </table:table-cell>
          <table:table-cell table:content-validation-name="val6" table:style-name="ce5"/>
          <table:table-cell table:content-validation-name="val6" table:style-name="ce5"/>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style-name="ro6">
          <table:table-cell table:content-validation-name="val11" table:style-name="ce64"/>
          <table:table-cell table:content-validation-name="val7" table:style-name="ce248"/>
          <table:table-cell table:content-validation-name="val12" table:style-name="ce249"/>
          <table:table-cell table:content-validation-name="val5" table:style-name="ce215"/>
          <table:table-cell table:content-validation-name="val4" table:style-name="ce216"/>
          <table:table-cell table:content-validation-name="val5" table:style-name="ce217"/>
          <table:table-cell table:content-validation-name="val4" table:style-name="ce218"/>
          <table:table-cell table:content-validation-name="val5" table:style-name="ce219"/>
          <table:table-cell table:content-validation-name="val4" table:style-name="ce207"/>
          <table:table-cell table:content-validation-name="val5" table:style-name="ce208"/>
          <table:table-cell table:content-validation-name="val4" table:style-name="ce209"/>
          <table:table-cell table:content-validation-name="val5" table:style-name="ce210"/>
          <table:table-cell table:content-validation-name="val4" table:style-name="ce211"/>
          <table:table-cell table:content-validation-name="val5" table:style-name="ce212"/>
          <table:table-cell table:content-validation-name="val4" table:style-name="ce213"/>
          <table:table-cell office:value-type="float" office:value="0" table:formula="of:=SUM([.D40];[.F40];[.H40];[.J40];[.L40];[.N40])" table:content-validation-name="val6" table:style-name="ce53">
            <text:p>0</text:p>
          </table:table-cell>
          <table:table-cell office:value-type="float" office:value="0" table:formula="of:=SUM([.E40];[.G40];[.I40];[.K40];[.M40];[.O40])" table:content-validation-name="val6" table:style-name="ce53">
            <text:p>0</text:p>
          </table:table-cell>
          <table:table-cell table:content-validation-name="val5" table:style-name="ce244"/>
          <table:table-cell table:content-validation-name="val4" table:style-name="ce241"/>
          <table:table-cell table:content-validation-name="val5" table:style-name="ce240"/>
          <table:table-cell table:content-validation-name="val4" table:style-name="ce242"/>
          <table:table-cell table:content-validation-name="val5" table:style-name="ce243"/>
          <table:table-cell table:content-validation-name="val4" table:style-name="ce245"/>
          <table:table-cell table:content-validation-name="val5" table:style-name="ce246"/>
          <table:table-cell table:content-validation-name="val4" table:style-name="ce247"/>
          <table:table-cell office:value-type="float" office:value="0" table:formula="of:=SUM([.R40];[.T40];[.V40];[.X40];)" table:style-name="ce54">
            <text:p>0</text:p>
          </table:table-cell>
          <table:table-cell office:value-type="float" office:value="0" table:formula="of:=SUM([.S40];[.U40];[.W40];[.Y40])" table:style-name="ce54">
            <text:p>0</text:p>
          </table:table-cell>
          <table:table-cell office:value-type="float" office:value="0" table:formula="of:=[.P40]+[.Z40]" table:content-validation-name="val6" table:style-name="ce55">
            <text:p>0</text:p>
          </table:table-cell>
          <table:table-cell office:value-type="float" office:value="0" table:formula="of:=[.Q40]+[.AA40]" table:content-validation-name="val6" table:style-name="ce55">
            <text:p>0</text:p>
          </table:table-cell>
          <table:table-cell table:content-validation-name="val9" table:style-name="ce56"/>
          <table:table-cell table:content-validation-name="val9" table:style-name="ce57"/>
          <table:table-cell table:content-validation-name="val9" table:style-name="ce57"/>
          <table:table-cell table:content-validation-name="val9" table:style-name="ce57"/>
          <table:table-cell table:content-validation-name="val9" table:style-name="ce57"/>
          <table:table-cell table:content-validation-name="val9" table:style-name="ce57"/>
          <table:table-cell office:value-type="currency" office:value="0" table:formula="of:=SUM([.AD40:.AI40])" table:style-name="ce58">
            <text:p>£0.00</text:p>
          </table:table-cell>
          <table:table-cell table:content-validation-name="val8" table:style-name="ce59"/>
          <table:table-cell table:content-validation-name="val8" table:style-name="ce59"/>
          <table:table-cell office:value-type="currency" office:value="0" table:formula="of:=SUM([.AK40:.AL40])" table:style-name="ce60">
            <text:p>£0.00</text:p>
          </table:table-cell>
          <table:table-cell office:value-type="currency" office:value="0" table:formula="of:=SUM([.AM40];[.AJ40])" table:style-name="ce61">
            <text:p>£0.00</text:p>
          </table:table-cell>
          <table:table-cell table:content-validation-name="val6" table:style-name="ce5"/>
          <table:table-cell table:content-validation-name="val6" table:style-name="ce5"/>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style-name="ro6">
          <table:table-cell table:content-validation-name="val11" table:style-name="ce64"/>
          <table:table-cell table:content-validation-name="val7" table:style-name="ce248"/>
          <table:table-cell table:content-validation-name="val12" table:style-name="ce249"/>
          <table:table-cell table:content-validation-name="val5" table:style-name="ce215"/>
          <table:table-cell table:content-validation-name="val4" table:style-name="ce216"/>
          <table:table-cell table:content-validation-name="val5" table:style-name="ce217"/>
          <table:table-cell table:content-validation-name="val4" table:style-name="ce218"/>
          <table:table-cell table:content-validation-name="val5" table:style-name="ce219"/>
          <table:table-cell table:content-validation-name="val4" table:style-name="ce207"/>
          <table:table-cell table:content-validation-name="val5" table:style-name="ce208"/>
          <table:table-cell table:content-validation-name="val4" table:style-name="ce209"/>
          <table:table-cell table:content-validation-name="val5" table:style-name="ce210"/>
          <table:table-cell table:content-validation-name="val4" table:style-name="ce211"/>
          <table:table-cell table:content-validation-name="val5" table:style-name="ce212"/>
          <table:table-cell table:content-validation-name="val4" table:style-name="ce213"/>
          <table:table-cell office:value-type="float" office:value="0" table:formula="of:=SUM([.D41];[.F41];[.H41];[.J41];[.L41];[.N41])" table:content-validation-name="val6" table:style-name="ce53">
            <text:p>0</text:p>
          </table:table-cell>
          <table:table-cell office:value-type="float" office:value="0" table:formula="of:=SUM([.E41];[.G41];[.I41];[.K41];[.M41];[.O41])" table:content-validation-name="val6" table:style-name="ce53">
            <text:p>0</text:p>
          </table:table-cell>
          <table:table-cell table:content-validation-name="val5" table:style-name="ce244"/>
          <table:table-cell table:content-validation-name="val4" table:style-name="ce241"/>
          <table:table-cell table:content-validation-name="val5" table:style-name="ce240"/>
          <table:table-cell table:content-validation-name="val4" table:style-name="ce242"/>
          <table:table-cell table:content-validation-name="val5" table:style-name="ce243"/>
          <table:table-cell table:content-validation-name="val4" table:style-name="ce245"/>
          <table:table-cell table:content-validation-name="val5" table:style-name="ce246"/>
          <table:table-cell table:content-validation-name="val4" table:style-name="ce247"/>
          <table:table-cell office:value-type="float" office:value="0" table:formula="of:=SUM([.R41];[.T41];[.V41];[.X41];)" table:style-name="ce54">
            <text:p>0</text:p>
          </table:table-cell>
          <table:table-cell office:value-type="float" office:value="0" table:formula="of:=SUM([.S41];[.U41];[.W41];[.Y41])" table:style-name="ce54">
            <text:p>0</text:p>
          </table:table-cell>
          <table:table-cell office:value-type="float" office:value="0" table:formula="of:=[.P41]+[.Z41]" table:content-validation-name="val6" table:style-name="ce55">
            <text:p>0</text:p>
          </table:table-cell>
          <table:table-cell office:value-type="float" office:value="0" table:formula="of:=[.Q41]+[.AA41]" table:content-validation-name="val6" table:style-name="ce55">
            <text:p>0</text:p>
          </table:table-cell>
          <table:table-cell table:content-validation-name="val9" table:style-name="ce56"/>
          <table:table-cell table:content-validation-name="val9" table:style-name="ce57"/>
          <table:table-cell table:content-validation-name="val9" table:style-name="ce57"/>
          <table:table-cell table:content-validation-name="val9" table:style-name="ce57"/>
          <table:table-cell table:content-validation-name="val9" table:style-name="ce57"/>
          <table:table-cell table:content-validation-name="val9" table:style-name="ce57"/>
          <table:table-cell office:value-type="currency" office:value="0" table:formula="of:=SUM([.AD41:.AI41])" table:style-name="ce58">
            <text:p>£0.00</text:p>
          </table:table-cell>
          <table:table-cell table:content-validation-name="val8" table:style-name="ce59"/>
          <table:table-cell table:content-validation-name="val8" table:style-name="ce59"/>
          <table:table-cell office:value-type="currency" office:value="0" table:formula="of:=SUM([.AK41:.AL41])" table:style-name="ce60">
            <text:p>£0.00</text:p>
          </table:table-cell>
          <table:table-cell office:value-type="currency" office:value="0" table:formula="of:=SUM([.AM41];[.AJ41])" table:style-name="ce61">
            <text:p>£0.00</text:p>
          </table:table-cell>
          <table:table-cell table:content-validation-name="val6" table:style-name="ce5"/>
          <table:table-cell table:content-validation-name="val6" table:style-name="ce5"/>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style-name="ro6">
          <table:table-cell table:content-validation-name="val11" table:style-name="ce64"/>
          <table:table-cell table:content-validation-name="val7" table:style-name="ce248"/>
          <table:table-cell table:content-validation-name="val12" table:style-name="ce249"/>
          <table:table-cell table:content-validation-name="val5" table:style-name="ce215"/>
          <table:table-cell table:content-validation-name="val4" table:style-name="ce216"/>
          <table:table-cell table:content-validation-name="val5" table:style-name="ce217"/>
          <table:table-cell table:content-validation-name="val4" table:style-name="ce218"/>
          <table:table-cell table:content-validation-name="val5" table:style-name="ce219"/>
          <table:table-cell table:content-validation-name="val4" table:style-name="ce207"/>
          <table:table-cell table:content-validation-name="val5" table:style-name="ce208"/>
          <table:table-cell table:content-validation-name="val4" table:style-name="ce209"/>
          <table:table-cell table:content-validation-name="val5" table:style-name="ce210"/>
          <table:table-cell table:content-validation-name="val4" table:style-name="ce211"/>
          <table:table-cell table:content-validation-name="val5" table:style-name="ce212"/>
          <table:table-cell table:content-validation-name="val4" table:style-name="ce213"/>
          <table:table-cell office:value-type="float" office:value="0" table:formula="of:=SUM([.D42];[.F42];[.H42];[.J42];[.L42];[.N42])" table:content-validation-name="val6" table:style-name="ce53">
            <text:p>0</text:p>
          </table:table-cell>
          <table:table-cell office:value-type="float" office:value="0" table:formula="of:=SUM([.E42];[.G42];[.I42];[.K42];[.M42];[.O42])" table:content-validation-name="val6" table:style-name="ce53">
            <text:p>0</text:p>
          </table:table-cell>
          <table:table-cell table:content-validation-name="val5" table:style-name="ce244"/>
          <table:table-cell table:content-validation-name="val4" table:style-name="ce241"/>
          <table:table-cell table:content-validation-name="val5" table:style-name="ce240"/>
          <table:table-cell table:content-validation-name="val4" table:style-name="ce242"/>
          <table:table-cell table:content-validation-name="val5" table:style-name="ce243"/>
          <table:table-cell table:content-validation-name="val4" table:style-name="ce245"/>
          <table:table-cell table:content-validation-name="val5" table:style-name="ce246"/>
          <table:table-cell table:content-validation-name="val4" table:style-name="ce247"/>
          <table:table-cell office:value-type="float" office:value="0" table:formula="of:=SUM([.R42];[.T42];[.V42];[.X42];)" table:style-name="ce54">
            <text:p>0</text:p>
          </table:table-cell>
          <table:table-cell office:value-type="float" office:value="0" table:formula="of:=SUM([.S42];[.U42];[.W42];[.Y42])" table:style-name="ce54">
            <text:p>0</text:p>
          </table:table-cell>
          <table:table-cell office:value-type="float" office:value="0" table:formula="of:=[.P42]+[.Z42]" table:content-validation-name="val6" table:style-name="ce55">
            <text:p>0</text:p>
          </table:table-cell>
          <table:table-cell office:value-type="float" office:value="0" table:formula="of:=[.Q42]+[.AA42]" table:content-validation-name="val6" table:style-name="ce55">
            <text:p>0</text:p>
          </table:table-cell>
          <table:table-cell table:content-validation-name="val9" table:style-name="ce56"/>
          <table:table-cell table:content-validation-name="val9" table:style-name="ce57"/>
          <table:table-cell table:content-validation-name="val9" table:style-name="ce57"/>
          <table:table-cell table:content-validation-name="val9" table:style-name="ce57"/>
          <table:table-cell table:content-validation-name="val9" table:style-name="ce57"/>
          <table:table-cell table:content-validation-name="val9" table:style-name="ce57"/>
          <table:table-cell office:value-type="currency" office:value="0" table:formula="of:=SUM([.AD42:.AI42])" table:style-name="ce58">
            <text:p>£0.00</text:p>
          </table:table-cell>
          <table:table-cell table:content-validation-name="val8" table:style-name="ce59"/>
          <table:table-cell table:content-validation-name="val8" table:style-name="ce59"/>
          <table:table-cell office:value-type="currency" office:value="0" table:formula="of:=SUM([.AK42:.AL42])" table:style-name="ce60">
            <text:p>£0.00</text:p>
          </table:table-cell>
          <table:table-cell office:value-type="currency" office:value="0" table:formula="of:=SUM([.AM42];[.AJ42])" table:style-name="ce61">
            <text:p>£0.00</text:p>
          </table:table-cell>
          <table:table-cell table:content-validation-name="val6" table:style-name="ce5"/>
          <table:table-cell table:content-validation-name="val6" table:style-name="ce5"/>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style-name="ro6">
          <table:table-cell table:content-validation-name="val11" table:style-name="ce64"/>
          <table:table-cell table:content-validation-name="val7" table:style-name="ce248"/>
          <table:table-cell table:content-validation-name="val12" table:style-name="ce249"/>
          <table:table-cell table:content-validation-name="val5" table:style-name="ce215"/>
          <table:table-cell table:content-validation-name="val4" table:style-name="ce216"/>
          <table:table-cell table:content-validation-name="val5" table:style-name="ce217"/>
          <table:table-cell table:content-validation-name="val4" table:style-name="ce218"/>
          <table:table-cell table:content-validation-name="val5" table:style-name="ce219"/>
          <table:table-cell table:content-validation-name="val4" table:style-name="ce207"/>
          <table:table-cell table:content-validation-name="val5" table:style-name="ce208"/>
          <table:table-cell table:content-validation-name="val4" table:style-name="ce209"/>
          <table:table-cell table:content-validation-name="val5" table:style-name="ce210"/>
          <table:table-cell table:content-validation-name="val4" table:style-name="ce211"/>
          <table:table-cell table:content-validation-name="val5" table:style-name="ce212"/>
          <table:table-cell table:content-validation-name="val4" table:style-name="ce213"/>
          <table:table-cell office:value-type="float" office:value="0" table:formula="of:=SUM([.D43];[.F43];[.H43];[.J43];[.L43];[.N43])" table:content-validation-name="val6" table:style-name="ce53">
            <text:p>0</text:p>
          </table:table-cell>
          <table:table-cell office:value-type="float" office:value="0" table:formula="of:=SUM([.E43];[.G43];[.I43];[.K43];[.M43];[.O43])" table:content-validation-name="val6" table:style-name="ce53">
            <text:p>0</text:p>
          </table:table-cell>
          <table:table-cell table:content-validation-name="val5" table:style-name="ce244"/>
          <table:table-cell table:content-validation-name="val4" table:style-name="ce241"/>
          <table:table-cell table:content-validation-name="val5" table:style-name="ce240"/>
          <table:table-cell table:content-validation-name="val4" table:style-name="ce242"/>
          <table:table-cell table:content-validation-name="val5" table:style-name="ce243"/>
          <table:table-cell table:content-validation-name="val4" table:style-name="ce245"/>
          <table:table-cell table:content-validation-name="val5" table:style-name="ce246"/>
          <table:table-cell table:content-validation-name="val4" table:style-name="ce247"/>
          <table:table-cell office:value-type="float" office:value="0" table:formula="of:=SUM([.R43];[.T43];[.V43];[.X43];)" table:style-name="ce54">
            <text:p>0</text:p>
          </table:table-cell>
          <table:table-cell office:value-type="float" office:value="0" table:formula="of:=SUM([.S43];[.U43];[.W43];[.Y43])" table:style-name="ce54">
            <text:p>0</text:p>
          </table:table-cell>
          <table:table-cell office:value-type="float" office:value="0" table:formula="of:=[.P43]+[.Z43]" table:content-validation-name="val6" table:style-name="ce55">
            <text:p>0</text:p>
          </table:table-cell>
          <table:table-cell office:value-type="float" office:value="0" table:formula="of:=[.Q43]+[.AA43]" table:content-validation-name="val6" table:style-name="ce55">
            <text:p>0</text:p>
          </table:table-cell>
          <table:table-cell table:content-validation-name="val9" table:style-name="ce56"/>
          <table:table-cell table:content-validation-name="val9" table:style-name="ce57"/>
          <table:table-cell table:content-validation-name="val9" table:style-name="ce57"/>
          <table:table-cell table:content-validation-name="val9" table:style-name="ce57"/>
          <table:table-cell table:content-validation-name="val9" table:style-name="ce57"/>
          <table:table-cell table:content-validation-name="val9" table:style-name="ce57"/>
          <table:table-cell office:value-type="currency" office:value="0" table:formula="of:=SUM([.AD43:.AI43])" table:style-name="ce58">
            <text:p>£0.00</text:p>
          </table:table-cell>
          <table:table-cell table:content-validation-name="val8" table:style-name="ce59"/>
          <table:table-cell table:content-validation-name="val8" table:style-name="ce59"/>
          <table:table-cell office:value-type="currency" office:value="0" table:formula="of:=SUM([.AK43:.AL43])" table:style-name="ce60">
            <text:p>£0.00</text:p>
          </table:table-cell>
          <table:table-cell office:value-type="currency" office:value="0" table:formula="of:=SUM([.AM43];[.AJ43])" table:style-name="ce61">
            <text:p>£0.00</text:p>
          </table:table-cell>
          <table:table-cell table:content-validation-name="val6" table:style-name="ce5"/>
          <table:table-cell table:content-validation-name="val6" table:style-name="ce5"/>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style-name="ro6">
          <table:table-cell table:content-validation-name="val11" table:style-name="ce64"/>
          <table:table-cell table:content-validation-name="val7" table:style-name="ce248"/>
          <table:table-cell table:content-validation-name="val12" table:style-name="ce249"/>
          <table:table-cell table:content-validation-name="val5" table:style-name="ce215"/>
          <table:table-cell table:content-validation-name="val4" table:style-name="ce216"/>
          <table:table-cell table:content-validation-name="val5" table:style-name="ce217"/>
          <table:table-cell table:content-validation-name="val4" table:style-name="ce218"/>
          <table:table-cell table:content-validation-name="val5" table:style-name="ce219"/>
          <table:table-cell table:content-validation-name="val4" table:style-name="ce207"/>
          <table:table-cell table:content-validation-name="val5" table:style-name="ce208"/>
          <table:table-cell table:content-validation-name="val4" table:style-name="ce209"/>
          <table:table-cell table:content-validation-name="val5" table:style-name="ce210"/>
          <table:table-cell table:content-validation-name="val4" table:style-name="ce211"/>
          <table:table-cell table:content-validation-name="val5" table:style-name="ce212"/>
          <table:table-cell table:content-validation-name="val4" table:style-name="ce213"/>
          <table:table-cell office:value-type="float" office:value="0" table:formula="of:=SUM([.D44];[.F44];[.H44];[.J44];[.L44];[.N44])" table:content-validation-name="val6" table:style-name="ce53">
            <text:p>0</text:p>
          </table:table-cell>
          <table:table-cell office:value-type="float" office:value="0" table:formula="of:=SUM([.E44];[.G44];[.I44];[.K44];[.M44];[.O44])" table:content-validation-name="val6" table:style-name="ce53">
            <text:p>0</text:p>
          </table:table-cell>
          <table:table-cell table:content-validation-name="val5" table:style-name="ce244"/>
          <table:table-cell table:content-validation-name="val4" table:style-name="ce241"/>
          <table:table-cell table:content-validation-name="val5" table:style-name="ce240"/>
          <table:table-cell table:content-validation-name="val4" table:style-name="ce242"/>
          <table:table-cell table:content-validation-name="val5" table:style-name="ce243"/>
          <table:table-cell table:content-validation-name="val4" table:style-name="ce245"/>
          <table:table-cell table:content-validation-name="val5" table:style-name="ce246"/>
          <table:table-cell table:content-validation-name="val4" table:style-name="ce247"/>
          <table:table-cell office:value-type="float" office:value="0" table:formula="of:=SUM([.R44];[.T44];[.V44];[.X44];)" table:style-name="ce54">
            <text:p>0</text:p>
          </table:table-cell>
          <table:table-cell office:value-type="float" office:value="0" table:formula="of:=SUM([.S44];[.U44];[.W44];[.Y44])" table:style-name="ce54">
            <text:p>0</text:p>
          </table:table-cell>
          <table:table-cell office:value-type="float" office:value="0" table:formula="of:=[.P44]+[.Z44]" table:content-validation-name="val6" table:style-name="ce55">
            <text:p>0</text:p>
          </table:table-cell>
          <table:table-cell office:value-type="float" office:value="0" table:formula="of:=[.Q44]+[.AA44]" table:content-validation-name="val6" table:style-name="ce55">
            <text:p>0</text:p>
          </table:table-cell>
          <table:table-cell table:content-validation-name="val9" table:style-name="ce56"/>
          <table:table-cell table:content-validation-name="val9" table:style-name="ce57"/>
          <table:table-cell table:content-validation-name="val9" table:style-name="ce57"/>
          <table:table-cell table:content-validation-name="val9" table:style-name="ce57"/>
          <table:table-cell table:content-validation-name="val9" table:style-name="ce57"/>
          <table:table-cell table:content-validation-name="val9" table:style-name="ce57"/>
          <table:table-cell office:value-type="currency" office:value="0" table:formula="of:=SUM([.AD44:.AI44])" table:style-name="ce58">
            <text:p>£0.00</text:p>
          </table:table-cell>
          <table:table-cell table:content-validation-name="val8" table:style-name="ce59"/>
          <table:table-cell table:content-validation-name="val8" table:style-name="ce59"/>
          <table:table-cell office:value-type="currency" office:value="0" table:formula="of:=SUM([.AK44:.AL44])" table:style-name="ce60">
            <text:p>£0.00</text:p>
          </table:table-cell>
          <table:table-cell office:value-type="currency" office:value="0" table:formula="of:=SUM([.AM44];[.AJ44])" table:style-name="ce61">
            <text:p>£0.00</text:p>
          </table:table-cell>
          <table:table-cell table:content-validation-name="val6" table:style-name="ce5"/>
          <table:table-cell table:content-validation-name="val6" table:style-name="ce5"/>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style-name="ro6">
          <table:table-cell table:content-validation-name="val11" table:style-name="ce64"/>
          <table:table-cell table:content-validation-name="val7" table:style-name="ce248"/>
          <table:table-cell table:content-validation-name="val12" table:style-name="ce249"/>
          <table:table-cell table:content-validation-name="val5" table:style-name="ce215"/>
          <table:table-cell table:content-validation-name="val4" table:style-name="ce216"/>
          <table:table-cell table:content-validation-name="val5" table:style-name="ce217"/>
          <table:table-cell table:content-validation-name="val4" table:style-name="ce218"/>
          <table:table-cell table:content-validation-name="val5" table:style-name="ce219"/>
          <table:table-cell table:content-validation-name="val4" table:style-name="ce207"/>
          <table:table-cell table:content-validation-name="val5" table:style-name="ce208"/>
          <table:table-cell table:content-validation-name="val4" table:style-name="ce209"/>
          <table:table-cell table:content-validation-name="val5" table:style-name="ce210"/>
          <table:table-cell table:content-validation-name="val4" table:style-name="ce211"/>
          <table:table-cell table:content-validation-name="val5" table:style-name="ce212"/>
          <table:table-cell table:content-validation-name="val4" table:style-name="ce213"/>
          <table:table-cell office:value-type="float" office:value="0" table:formula="of:=SUM([.D45];[.F45];[.H45];[.J45];[.L45];[.N45])" table:content-validation-name="val6" table:style-name="ce53">
            <text:p>0</text:p>
          </table:table-cell>
          <table:table-cell office:value-type="float" office:value="0" table:formula="of:=SUM([.E45];[.G45];[.I45];[.K45];[.M45];[.O45])" table:content-validation-name="val6" table:style-name="ce53">
            <text:p>0</text:p>
          </table:table-cell>
          <table:table-cell table:content-validation-name="val5" table:style-name="ce244"/>
          <table:table-cell table:content-validation-name="val4" table:style-name="ce241"/>
          <table:table-cell table:content-validation-name="val5" table:style-name="ce240"/>
          <table:table-cell table:content-validation-name="val4" table:style-name="ce242"/>
          <table:table-cell table:content-validation-name="val5" table:style-name="ce243"/>
          <table:table-cell table:content-validation-name="val4" table:style-name="ce245"/>
          <table:table-cell table:content-validation-name="val5" table:style-name="ce246"/>
          <table:table-cell table:content-validation-name="val4" table:style-name="ce247"/>
          <table:table-cell office:value-type="float" office:value="0" table:formula="of:=SUM([.R45];[.T45];[.V45];[.X45];)" table:style-name="ce54">
            <text:p>0</text:p>
          </table:table-cell>
          <table:table-cell office:value-type="float" office:value="0" table:formula="of:=SUM([.S45];[.U45];[.W45];[.Y45])" table:style-name="ce54">
            <text:p>0</text:p>
          </table:table-cell>
          <table:table-cell office:value-type="float" office:value="0" table:formula="of:=[.P45]+[.Z45]" table:content-validation-name="val6" table:style-name="ce55">
            <text:p>0</text:p>
          </table:table-cell>
          <table:table-cell office:value-type="float" office:value="0" table:formula="of:=[.Q45]+[.AA45]" table:content-validation-name="val6" table:style-name="ce55">
            <text:p>0</text:p>
          </table:table-cell>
          <table:table-cell table:content-validation-name="val9" table:style-name="ce56"/>
          <table:table-cell table:content-validation-name="val9" table:style-name="ce57"/>
          <table:table-cell table:content-validation-name="val9" table:style-name="ce57"/>
          <table:table-cell table:content-validation-name="val9" table:style-name="ce57"/>
          <table:table-cell table:content-validation-name="val9" table:style-name="ce57"/>
          <table:table-cell table:content-validation-name="val9" table:style-name="ce57"/>
          <table:table-cell office:value-type="currency" office:value="0" table:formula="of:=SUM([.AD45:.AI45])" table:style-name="ce58">
            <text:p>£0.00</text:p>
          </table:table-cell>
          <table:table-cell table:content-validation-name="val8" table:style-name="ce59"/>
          <table:table-cell table:content-validation-name="val8" table:style-name="ce59"/>
          <table:table-cell office:value-type="currency" office:value="0" table:formula="of:=SUM([.AK45:.AL45])" table:style-name="ce60">
            <text:p>£0.00</text:p>
          </table:table-cell>
          <table:table-cell office:value-type="currency" office:value="0" table:formula="of:=SUM([.AM45];[.AJ45])" table:style-name="ce61">
            <text:p>£0.00</text:p>
          </table:table-cell>
          <table:table-cell table:content-validation-name="val6" table:style-name="ce5"/>
          <table:table-cell table:content-validation-name="val6" table:style-name="ce5"/>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style-name="ro6">
          <table:table-cell table:content-validation-name="val11" table:style-name="ce64"/>
          <table:table-cell table:content-validation-name="val7" table:style-name="ce248"/>
          <table:table-cell table:content-validation-name="val12" table:style-name="ce249"/>
          <table:table-cell table:content-validation-name="val5" table:style-name="ce215"/>
          <table:table-cell table:content-validation-name="val4" table:style-name="ce216"/>
          <table:table-cell table:content-validation-name="val5" table:style-name="ce217"/>
          <table:table-cell table:content-validation-name="val4" table:style-name="ce218"/>
          <table:table-cell table:content-validation-name="val5" table:style-name="ce219"/>
          <table:table-cell table:content-validation-name="val4" table:style-name="ce207"/>
          <table:table-cell table:content-validation-name="val5" table:style-name="ce208"/>
          <table:table-cell table:content-validation-name="val4" table:style-name="ce209"/>
          <table:table-cell table:content-validation-name="val5" table:style-name="ce210"/>
          <table:table-cell table:content-validation-name="val4" table:style-name="ce211"/>
          <table:table-cell table:content-validation-name="val5" table:style-name="ce212"/>
          <table:table-cell table:content-validation-name="val4" table:style-name="ce213"/>
          <table:table-cell office:value-type="float" office:value="0" table:formula="of:=SUM([.D46];[.F46];[.H46];[.J46];[.L46];[.N46])" table:content-validation-name="val6" table:style-name="ce53">
            <text:p>0</text:p>
          </table:table-cell>
          <table:table-cell office:value-type="float" office:value="0" table:formula="of:=SUM([.E46];[.G46];[.I46];[.K46];[.M46];[.O46])" table:content-validation-name="val6" table:style-name="ce53">
            <text:p>0</text:p>
          </table:table-cell>
          <table:table-cell table:content-validation-name="val5" table:style-name="ce244"/>
          <table:table-cell table:content-validation-name="val4" table:style-name="ce241"/>
          <table:table-cell table:content-validation-name="val5" table:style-name="ce240"/>
          <table:table-cell table:content-validation-name="val4" table:style-name="ce242"/>
          <table:table-cell table:content-validation-name="val5" table:style-name="ce243"/>
          <table:table-cell table:content-validation-name="val4" table:style-name="ce245"/>
          <table:table-cell table:content-validation-name="val5" table:style-name="ce246"/>
          <table:table-cell table:content-validation-name="val4" table:style-name="ce247"/>
          <table:table-cell office:value-type="float" office:value="0" table:formula="of:=SUM([.R46];[.T46];[.V46];[.X46];)" table:style-name="ce54">
            <text:p>0</text:p>
          </table:table-cell>
          <table:table-cell office:value-type="float" office:value="0" table:formula="of:=SUM([.S46];[.U46];[.W46];[.Y46])" table:style-name="ce54">
            <text:p>0</text:p>
          </table:table-cell>
          <table:table-cell office:value-type="float" office:value="0" table:formula="of:=[.P46]+[.Z46]" table:content-validation-name="val6" table:style-name="ce55">
            <text:p>0</text:p>
          </table:table-cell>
          <table:table-cell office:value-type="float" office:value="0" table:formula="of:=[.Q46]+[.AA46]" table:content-validation-name="val6" table:style-name="ce55">
            <text:p>0</text:p>
          </table:table-cell>
          <table:table-cell table:content-validation-name="val9" table:style-name="ce56"/>
          <table:table-cell table:content-validation-name="val9" table:style-name="ce57"/>
          <table:table-cell table:content-validation-name="val9" table:style-name="ce57"/>
          <table:table-cell table:content-validation-name="val9" table:style-name="ce57"/>
          <table:table-cell table:content-validation-name="val9" table:style-name="ce57"/>
          <table:table-cell table:content-validation-name="val9" table:style-name="ce57"/>
          <table:table-cell office:value-type="currency" office:value="0" table:formula="of:=SUM([.AD46:.AI46])" table:style-name="ce58">
            <text:p>£0.00</text:p>
          </table:table-cell>
          <table:table-cell table:content-validation-name="val8" table:style-name="ce59"/>
          <table:table-cell table:content-validation-name="val8" table:style-name="ce59"/>
          <table:table-cell office:value-type="currency" office:value="0" table:formula="of:=SUM([.AK46:.AL46])" table:style-name="ce60">
            <text:p>£0.00</text:p>
          </table:table-cell>
          <table:table-cell office:value-type="currency" office:value="0" table:formula="of:=SUM([.AM46];[.AJ46])" table:style-name="ce61">
            <text:p>£0.00</text:p>
          </table:table-cell>
          <table:table-cell table:content-validation-name="val6" table:style-name="ce5"/>
          <table:table-cell table:content-validation-name="val6" table:style-name="ce5"/>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style-name="ro6">
          <table:table-cell table:content-validation-name="val11" table:style-name="ce64"/>
          <table:table-cell table:content-validation-name="val7" table:style-name="ce248"/>
          <table:table-cell table:content-validation-name="val12" table:style-name="ce249"/>
          <table:table-cell table:content-validation-name="val5" table:style-name="ce215"/>
          <table:table-cell table:content-validation-name="val4" table:style-name="ce216"/>
          <table:table-cell table:content-validation-name="val5" table:style-name="ce217"/>
          <table:table-cell table:content-validation-name="val4" table:style-name="ce218"/>
          <table:table-cell table:content-validation-name="val5" table:style-name="ce219"/>
          <table:table-cell table:content-validation-name="val4" table:style-name="ce207"/>
          <table:table-cell table:content-validation-name="val5" table:style-name="ce208"/>
          <table:table-cell table:content-validation-name="val4" table:style-name="ce209"/>
          <table:table-cell table:content-validation-name="val5" table:style-name="ce210"/>
          <table:table-cell table:content-validation-name="val4" table:style-name="ce211"/>
          <table:table-cell table:content-validation-name="val5" table:style-name="ce212"/>
          <table:table-cell table:content-validation-name="val4" table:style-name="ce213"/>
          <table:table-cell office:value-type="float" office:value="0" table:formula="of:=SUM([.D47];[.F47];[.H47];[.J47];[.L47];[.N47])" table:content-validation-name="val6" table:style-name="ce53">
            <text:p>0</text:p>
          </table:table-cell>
          <table:table-cell office:value-type="float" office:value="0" table:formula="of:=SUM([.E47];[.G47];[.I47];[.K47];[.M47];[.O47])" table:content-validation-name="val6" table:style-name="ce53">
            <text:p>0</text:p>
          </table:table-cell>
          <table:table-cell table:content-validation-name="val5" table:style-name="ce244"/>
          <table:table-cell table:content-validation-name="val4" table:style-name="ce241"/>
          <table:table-cell table:content-validation-name="val5" table:style-name="ce240"/>
          <table:table-cell table:content-validation-name="val4" table:style-name="ce242"/>
          <table:table-cell table:content-validation-name="val5" table:style-name="ce243"/>
          <table:table-cell table:content-validation-name="val4" table:style-name="ce245"/>
          <table:table-cell table:content-validation-name="val5" table:style-name="ce246"/>
          <table:table-cell table:content-validation-name="val4" table:style-name="ce247"/>
          <table:table-cell office:value-type="float" office:value="0" table:formula="of:=SUM([.R47];[.T47];[.V47];[.X47];)" table:style-name="ce54">
            <text:p>0</text:p>
          </table:table-cell>
          <table:table-cell office:value-type="float" office:value="0" table:formula="of:=SUM([.S47];[.U47];[.W47];[.Y47])" table:style-name="ce54">
            <text:p>0</text:p>
          </table:table-cell>
          <table:table-cell office:value-type="float" office:value="0" table:formula="of:=[.P47]+[.Z47]" table:content-validation-name="val6" table:style-name="ce55">
            <text:p>0</text:p>
          </table:table-cell>
          <table:table-cell office:value-type="float" office:value="0" table:formula="of:=[.Q47]+[.AA47]" table:content-validation-name="val6" table:style-name="ce55">
            <text:p>0</text:p>
          </table:table-cell>
          <table:table-cell table:content-validation-name="val9" table:style-name="ce56"/>
          <table:table-cell table:content-validation-name="val9" table:style-name="ce57"/>
          <table:table-cell table:content-validation-name="val9" table:style-name="ce57"/>
          <table:table-cell table:content-validation-name="val9" table:style-name="ce57"/>
          <table:table-cell table:content-validation-name="val9" table:style-name="ce57"/>
          <table:table-cell table:content-validation-name="val9" table:style-name="ce57"/>
          <table:table-cell office:value-type="currency" office:value="0" table:formula="of:=SUM([.AD47:.AI47])" table:style-name="ce58">
            <text:p>£0.00</text:p>
          </table:table-cell>
          <table:table-cell table:content-validation-name="val8" table:style-name="ce59"/>
          <table:table-cell table:content-validation-name="val8" table:style-name="ce59"/>
          <table:table-cell office:value-type="currency" office:value="0" table:formula="of:=SUM([.AK47:.AL47])" table:style-name="ce60">
            <text:p>£0.00</text:p>
          </table:table-cell>
          <table:table-cell office:value-type="currency" office:value="0" table:formula="of:=SUM([.AM47];[.AJ47])" table:style-name="ce61">
            <text:p>£0.00</text:p>
          </table:table-cell>
          <table:table-cell table:content-validation-name="val6" table:style-name="ce5"/>
          <table:table-cell table:content-validation-name="val6" table:style-name="ce5"/>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style-name="ro6">
          <table:table-cell table:content-validation-name="val11" table:style-name="ce64"/>
          <table:table-cell table:content-validation-name="val7" table:style-name="ce248"/>
          <table:table-cell table:content-validation-name="val12" table:style-name="ce249"/>
          <table:table-cell table:content-validation-name="val5" table:style-name="ce215"/>
          <table:table-cell table:content-validation-name="val4" table:style-name="ce216"/>
          <table:table-cell table:content-validation-name="val5" table:style-name="ce217"/>
          <table:table-cell table:content-validation-name="val4" table:style-name="ce218"/>
          <table:table-cell table:content-validation-name="val5" table:style-name="ce219"/>
          <table:table-cell table:content-validation-name="val4" table:style-name="ce207"/>
          <table:table-cell table:content-validation-name="val5" table:style-name="ce208"/>
          <table:table-cell table:content-validation-name="val4" table:style-name="ce209"/>
          <table:table-cell table:content-validation-name="val5" table:style-name="ce210"/>
          <table:table-cell table:content-validation-name="val4" table:style-name="ce211"/>
          <table:table-cell table:content-validation-name="val5" table:style-name="ce212"/>
          <table:table-cell table:content-validation-name="val4" table:style-name="ce213"/>
          <table:table-cell office:value-type="float" office:value="0" table:formula="of:=SUM([.D48];[.F48];[.H48];[.J48];[.L48];[.N48])" table:content-validation-name="val6" table:style-name="ce53">
            <text:p>0</text:p>
          </table:table-cell>
          <table:table-cell office:value-type="float" office:value="0" table:formula="of:=SUM([.E48];[.G48];[.I48];[.K48];[.M48];[.O48])" table:content-validation-name="val6" table:style-name="ce53">
            <text:p>0</text:p>
          </table:table-cell>
          <table:table-cell table:content-validation-name="val5" table:style-name="ce244"/>
          <table:table-cell table:content-validation-name="val4" table:style-name="ce241"/>
          <table:table-cell table:content-validation-name="val5" table:style-name="ce240"/>
          <table:table-cell table:content-validation-name="val4" table:style-name="ce242"/>
          <table:table-cell table:content-validation-name="val5" table:style-name="ce243"/>
          <table:table-cell table:content-validation-name="val4" table:style-name="ce245"/>
          <table:table-cell table:content-validation-name="val5" table:style-name="ce246"/>
          <table:table-cell table:content-validation-name="val4" table:style-name="ce247"/>
          <table:table-cell office:value-type="float" office:value="0" table:formula="of:=SUM([.R48];[.T48];[.V48];[.X48];)" table:style-name="ce54">
            <text:p>0</text:p>
          </table:table-cell>
          <table:table-cell office:value-type="float" office:value="0" table:formula="of:=SUM([.S48];[.U48];[.W48];[.Y48])" table:style-name="ce54">
            <text:p>0</text:p>
          </table:table-cell>
          <table:table-cell office:value-type="float" office:value="0" table:formula="of:=[.P48]+[.Z48]" table:content-validation-name="val6" table:style-name="ce55">
            <text:p>0</text:p>
          </table:table-cell>
          <table:table-cell office:value-type="float" office:value="0" table:formula="of:=[.Q48]+[.AA48]" table:content-validation-name="val6" table:style-name="ce55">
            <text:p>0</text:p>
          </table:table-cell>
          <table:table-cell table:content-validation-name="val9" table:style-name="ce56"/>
          <table:table-cell table:content-validation-name="val9" table:style-name="ce57"/>
          <table:table-cell table:content-validation-name="val9" table:style-name="ce57"/>
          <table:table-cell table:content-validation-name="val9" table:style-name="ce57"/>
          <table:table-cell table:content-validation-name="val9" table:style-name="ce57"/>
          <table:table-cell table:content-validation-name="val9" table:style-name="ce57"/>
          <table:table-cell office:value-type="currency" office:value="0" table:formula="of:=SUM([.AD48:.AI48])" table:style-name="ce58">
            <text:p>£0.00</text:p>
          </table:table-cell>
          <table:table-cell table:content-validation-name="val8" table:style-name="ce59"/>
          <table:table-cell table:content-validation-name="val8" table:style-name="ce59"/>
          <table:table-cell office:value-type="currency" office:value="0" table:formula="of:=SUM([.AK48:.AL48])" table:style-name="ce60">
            <text:p>£0.00</text:p>
          </table:table-cell>
          <table:table-cell office:value-type="currency" office:value="0" table:formula="of:=SUM([.AM48];[.AJ48])" table:style-name="ce61">
            <text:p>£0.00</text:p>
          </table:table-cell>
          <table:table-cell table:content-validation-name="val6" table:style-name="ce5"/>
          <table:table-cell table:content-validation-name="val6" table:style-name="ce5"/>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style-name="ro6">
          <table:table-cell table:content-validation-name="val11" table:style-name="ce64"/>
          <table:table-cell table:content-validation-name="val7" table:style-name="ce248"/>
          <table:table-cell table:content-validation-name="val12" table:style-name="ce249"/>
          <table:table-cell table:content-validation-name="val5" table:style-name="ce215"/>
          <table:table-cell table:content-validation-name="val4" table:style-name="ce216"/>
          <table:table-cell table:content-validation-name="val5" table:style-name="ce217"/>
          <table:table-cell table:content-validation-name="val4" table:style-name="ce218"/>
          <table:table-cell table:content-validation-name="val5" table:style-name="ce219"/>
          <table:table-cell table:content-validation-name="val4" table:style-name="ce207"/>
          <table:table-cell table:content-validation-name="val5" table:style-name="ce208"/>
          <table:table-cell table:content-validation-name="val4" table:style-name="ce209"/>
          <table:table-cell table:content-validation-name="val5" table:style-name="ce210"/>
          <table:table-cell table:content-validation-name="val4" table:style-name="ce211"/>
          <table:table-cell table:content-validation-name="val5" table:style-name="ce212"/>
          <table:table-cell table:content-validation-name="val4" table:style-name="ce213"/>
          <table:table-cell office:value-type="float" office:value="0" table:formula="of:=SUM([.D49];[.F49];[.H49];[.J49];[.L49];[.N49])" table:content-validation-name="val6" table:style-name="ce53">
            <text:p>0</text:p>
          </table:table-cell>
          <table:table-cell office:value-type="float" office:value="0" table:formula="of:=SUM([.E49];[.G49];[.I49];[.K49];[.M49];[.O49])" table:content-validation-name="val6" table:style-name="ce53">
            <text:p>0</text:p>
          </table:table-cell>
          <table:table-cell table:content-validation-name="val5" table:style-name="ce244"/>
          <table:table-cell table:content-validation-name="val4" table:style-name="ce241"/>
          <table:table-cell table:content-validation-name="val5" table:style-name="ce240"/>
          <table:table-cell table:content-validation-name="val4" table:style-name="ce242"/>
          <table:table-cell table:content-validation-name="val5" table:style-name="ce243"/>
          <table:table-cell table:content-validation-name="val4" table:style-name="ce245"/>
          <table:table-cell table:content-validation-name="val5" table:style-name="ce246"/>
          <table:table-cell table:content-validation-name="val4" table:style-name="ce247"/>
          <table:table-cell office:value-type="float" office:value="0" table:formula="of:=SUM([.R49];[.T49];[.V49];[.X49];)" table:style-name="ce54">
            <text:p>0</text:p>
          </table:table-cell>
          <table:table-cell office:value-type="float" office:value="0" table:formula="of:=SUM([.S49];[.U49];[.W49];[.Y49])" table:style-name="ce54">
            <text:p>0</text:p>
          </table:table-cell>
          <table:table-cell office:value-type="float" office:value="0" table:formula="of:=[.P49]+[.Z49]" table:content-validation-name="val6" table:style-name="ce55">
            <text:p>0</text:p>
          </table:table-cell>
          <table:table-cell office:value-type="float" office:value="0" table:formula="of:=[.Q49]+[.AA49]" table:content-validation-name="val6" table:style-name="ce55">
            <text:p>0</text:p>
          </table:table-cell>
          <table:table-cell table:content-validation-name="val9" table:style-name="ce56"/>
          <table:table-cell table:content-validation-name="val9" table:style-name="ce57"/>
          <table:table-cell table:content-validation-name="val9" table:style-name="ce57"/>
          <table:table-cell table:content-validation-name="val9" table:style-name="ce57"/>
          <table:table-cell table:content-validation-name="val9" table:style-name="ce57"/>
          <table:table-cell table:content-validation-name="val9" table:style-name="ce57"/>
          <table:table-cell office:value-type="currency" office:value="0" table:formula="of:=SUM([.AD49:.AI49])" table:style-name="ce58">
            <text:p>£0.00</text:p>
          </table:table-cell>
          <table:table-cell table:content-validation-name="val8" table:style-name="ce59"/>
          <table:table-cell table:content-validation-name="val8" table:style-name="ce59"/>
          <table:table-cell office:value-type="currency" office:value="0" table:formula="of:=SUM([.AK49:.AL49])" table:style-name="ce60">
            <text:p>£0.00</text:p>
          </table:table-cell>
          <table:table-cell office:value-type="currency" office:value="0" table:formula="of:=SUM([.AM49];[.AJ49])" table:style-name="ce61">
            <text:p>£0.00</text:p>
          </table:table-cell>
          <table:table-cell table:content-validation-name="val6" table:style-name="ce5"/>
          <table:table-cell table:content-validation-name="val6" table:style-name="ce5"/>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style-name="ro6">
          <table:table-cell table:content-validation-name="val11" table:style-name="ce64"/>
          <table:table-cell table:content-validation-name="val7" table:style-name="ce248"/>
          <table:table-cell table:content-validation-name="val12" table:style-name="ce249"/>
          <table:table-cell table:content-validation-name="val5" table:style-name="ce215"/>
          <table:table-cell table:content-validation-name="val4" table:style-name="ce216"/>
          <table:table-cell table:content-validation-name="val5" table:style-name="ce217"/>
          <table:table-cell table:content-validation-name="val4" table:style-name="ce218"/>
          <table:table-cell table:content-validation-name="val5" table:style-name="ce219"/>
          <table:table-cell table:content-validation-name="val4" table:style-name="ce207"/>
          <table:table-cell table:content-validation-name="val5" table:style-name="ce208"/>
          <table:table-cell table:content-validation-name="val4" table:style-name="ce209"/>
          <table:table-cell table:content-validation-name="val5" table:style-name="ce210"/>
          <table:table-cell table:content-validation-name="val4" table:style-name="ce211"/>
          <table:table-cell table:content-validation-name="val5" table:style-name="ce212"/>
          <table:table-cell table:content-validation-name="val4" table:style-name="ce213"/>
          <table:table-cell office:value-type="float" office:value="0" table:formula="of:=SUM([.D50];[.F50];[.H50];[.J50];[.L50];[.N50])" table:content-validation-name="val6" table:style-name="ce53">
            <text:p>0</text:p>
          </table:table-cell>
          <table:table-cell office:value-type="float" office:value="0" table:formula="of:=SUM([.E50];[.G50];[.I50];[.K50];[.M50];[.O50])" table:content-validation-name="val6" table:style-name="ce53">
            <text:p>0</text:p>
          </table:table-cell>
          <table:table-cell table:content-validation-name="val5" table:style-name="ce244"/>
          <table:table-cell table:content-validation-name="val4" table:style-name="ce241"/>
          <table:table-cell table:content-validation-name="val5" table:style-name="ce240"/>
          <table:table-cell table:content-validation-name="val4" table:style-name="ce242"/>
          <table:table-cell table:content-validation-name="val5" table:style-name="ce243"/>
          <table:table-cell table:content-validation-name="val4" table:style-name="ce245"/>
          <table:table-cell table:content-validation-name="val5" table:style-name="ce246"/>
          <table:table-cell table:content-validation-name="val4" table:style-name="ce247"/>
          <table:table-cell office:value-type="float" office:value="0" table:formula="of:=SUM([.R50];[.T50];[.V50];[.X50];)" table:style-name="ce54">
            <text:p>0</text:p>
          </table:table-cell>
          <table:table-cell office:value-type="float" office:value="0" table:formula="of:=SUM([.S50];[.U50];[.W50];[.Y50])" table:style-name="ce54">
            <text:p>0</text:p>
          </table:table-cell>
          <table:table-cell office:value-type="float" office:value="0" table:formula="of:=[.P50]+[.Z50]" table:content-validation-name="val6" table:style-name="ce55">
            <text:p>0</text:p>
          </table:table-cell>
          <table:table-cell office:value-type="float" office:value="0" table:formula="of:=[.Q50]+[.AA50]" table:content-validation-name="val6" table:style-name="ce55">
            <text:p>0</text:p>
          </table:table-cell>
          <table:table-cell table:content-validation-name="val9" table:style-name="ce56"/>
          <table:table-cell table:content-validation-name="val9" table:style-name="ce57"/>
          <table:table-cell table:content-validation-name="val9" table:style-name="ce57"/>
          <table:table-cell table:content-validation-name="val9" table:style-name="ce57"/>
          <table:table-cell table:content-validation-name="val9" table:style-name="ce57"/>
          <table:table-cell table:content-validation-name="val9" table:style-name="ce57"/>
          <table:table-cell office:value-type="currency" office:value="0" table:formula="of:=SUM([.AD50:.AI50])" table:style-name="ce58">
            <text:p>£0.00</text:p>
          </table:table-cell>
          <table:table-cell table:content-validation-name="val8" table:style-name="ce59"/>
          <table:table-cell table:content-validation-name="val8" table:style-name="ce59"/>
          <table:table-cell office:value-type="currency" office:value="0" table:formula="of:=SUM([.AK50:.AL50])" table:style-name="ce60">
            <text:p>£0.00</text:p>
          </table:table-cell>
          <table:table-cell office:value-type="currency" office:value="0" table:formula="of:=SUM([.AM50];[.AJ50])" table:style-name="ce61">
            <text:p>£0.00</text:p>
          </table:table-cell>
          <table:table-cell table:content-validation-name="val6" table:style-name="ce5"/>
          <table:table-cell table:content-validation-name="val6" table:style-name="ce5"/>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style-name="ro6">
          <table:table-cell table:content-validation-name="val11" table:style-name="ce64"/>
          <table:table-cell table:content-validation-name="val7" table:style-name="ce248"/>
          <table:table-cell table:content-validation-name="val12" table:style-name="ce249"/>
          <table:table-cell table:content-validation-name="val5" table:style-name="ce215"/>
          <table:table-cell table:content-validation-name="val4" table:style-name="ce216"/>
          <table:table-cell table:content-validation-name="val5" table:style-name="ce217"/>
          <table:table-cell table:content-validation-name="val4" table:style-name="ce218"/>
          <table:table-cell table:content-validation-name="val5" table:style-name="ce219"/>
          <table:table-cell table:content-validation-name="val4" table:style-name="ce207"/>
          <table:table-cell table:content-validation-name="val5" table:style-name="ce208"/>
          <table:table-cell table:content-validation-name="val4" table:style-name="ce209"/>
          <table:table-cell table:content-validation-name="val5" table:style-name="ce210"/>
          <table:table-cell table:content-validation-name="val4" table:style-name="ce211"/>
          <table:table-cell table:content-validation-name="val5" table:style-name="ce212"/>
          <table:table-cell table:content-validation-name="val4" table:style-name="ce213"/>
          <table:table-cell office:value-type="float" office:value="0" table:formula="of:=SUM([.D51];[.F51];[.H51];[.J51];[.L51];[.N51])" table:content-validation-name="val6" table:style-name="ce53">
            <text:p>0</text:p>
          </table:table-cell>
          <table:table-cell office:value-type="float" office:value="0" table:formula="of:=SUM([.E51];[.G51];[.I51];[.K51];[.M51];[.O51])" table:content-validation-name="val6" table:style-name="ce53">
            <text:p>0</text:p>
          </table:table-cell>
          <table:table-cell table:content-validation-name="val5" table:style-name="ce244"/>
          <table:table-cell table:content-validation-name="val4" table:style-name="ce241"/>
          <table:table-cell table:content-validation-name="val5" table:style-name="ce240"/>
          <table:table-cell table:content-validation-name="val4" table:style-name="ce242"/>
          <table:table-cell table:content-validation-name="val5" table:style-name="ce243"/>
          <table:table-cell table:content-validation-name="val4" table:style-name="ce245"/>
          <table:table-cell table:content-validation-name="val5" table:style-name="ce246"/>
          <table:table-cell table:content-validation-name="val4" table:style-name="ce247"/>
          <table:table-cell office:value-type="float" office:value="0" table:formula="of:=SUM([.R51];[.T51];[.V51];[.X51];)" table:style-name="ce54">
            <text:p>0</text:p>
          </table:table-cell>
          <table:table-cell office:value-type="float" office:value="0" table:formula="of:=SUM([.S51];[.U51];[.W51];[.Y51])" table:style-name="ce54">
            <text:p>0</text:p>
          </table:table-cell>
          <table:table-cell office:value-type="float" office:value="0" table:formula="of:=[.P51]+[.Z51]" table:content-validation-name="val6" table:style-name="ce55">
            <text:p>0</text:p>
          </table:table-cell>
          <table:table-cell office:value-type="float" office:value="0" table:formula="of:=[.Q51]+[.AA51]" table:content-validation-name="val6" table:style-name="ce55">
            <text:p>0</text:p>
          </table:table-cell>
          <table:table-cell table:content-validation-name="val9" table:style-name="ce56"/>
          <table:table-cell table:content-validation-name="val9" table:style-name="ce57"/>
          <table:table-cell table:content-validation-name="val9" table:style-name="ce57"/>
          <table:table-cell table:content-validation-name="val9" table:style-name="ce57"/>
          <table:table-cell table:content-validation-name="val9" table:style-name="ce57"/>
          <table:table-cell table:content-validation-name="val9" table:style-name="ce57"/>
          <table:table-cell office:value-type="currency" office:value="0" table:formula="of:=SUM([.AD51:.AI51])" table:style-name="ce58">
            <text:p>£0.00</text:p>
          </table:table-cell>
          <table:table-cell table:content-validation-name="val8" table:style-name="ce59"/>
          <table:table-cell table:content-validation-name="val8" table:style-name="ce59"/>
          <table:table-cell office:value-type="currency" office:value="0" table:formula="of:=SUM([.AK51:.AL51])" table:style-name="ce60">
            <text:p>£0.00</text:p>
          </table:table-cell>
          <table:table-cell office:value-type="currency" office:value="0" table:formula="of:=SUM([.AM51];[.AJ51])" table:style-name="ce61">
            <text:p>£0.00</text:p>
          </table:table-cell>
          <table:table-cell table:content-validation-name="val6" table:style-name="ce5"/>
          <table:table-cell table:content-validation-name="val6" table:style-name="ce5"/>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style-name="ro6">
          <table:table-cell table:content-validation-name="val11" table:style-name="ce64"/>
          <table:table-cell table:content-validation-name="val7" table:style-name="ce248"/>
          <table:table-cell table:content-validation-name="val12" table:style-name="ce249"/>
          <table:table-cell table:content-validation-name="val5" table:style-name="ce215"/>
          <table:table-cell table:content-validation-name="val4" table:style-name="ce216"/>
          <table:table-cell table:content-validation-name="val5" table:style-name="ce217"/>
          <table:table-cell table:content-validation-name="val4" table:style-name="ce218"/>
          <table:table-cell table:content-validation-name="val5" table:style-name="ce219"/>
          <table:table-cell table:content-validation-name="val4" table:style-name="ce207"/>
          <table:table-cell table:content-validation-name="val5" table:style-name="ce208"/>
          <table:table-cell table:content-validation-name="val4" table:style-name="ce209"/>
          <table:table-cell table:content-validation-name="val5" table:style-name="ce210"/>
          <table:table-cell table:content-validation-name="val4" table:style-name="ce211"/>
          <table:table-cell table:content-validation-name="val5" table:style-name="ce212"/>
          <table:table-cell table:content-validation-name="val4" table:style-name="ce213"/>
          <table:table-cell office:value-type="float" office:value="0" table:formula="of:=SUM([.D52];[.F52];[.H52];[.J52];[.L52];[.N52])" table:content-validation-name="val6" table:style-name="ce53">
            <text:p>0</text:p>
          </table:table-cell>
          <table:table-cell office:value-type="float" office:value="0" table:formula="of:=SUM([.E52];[.G52];[.I52];[.K52];[.M52];[.O52])" table:content-validation-name="val6" table:style-name="ce53">
            <text:p>0</text:p>
          </table:table-cell>
          <table:table-cell table:content-validation-name="val5" table:style-name="ce244"/>
          <table:table-cell table:content-validation-name="val4" table:style-name="ce241"/>
          <table:table-cell table:content-validation-name="val5" table:style-name="ce240"/>
          <table:table-cell table:content-validation-name="val4" table:style-name="ce242"/>
          <table:table-cell table:content-validation-name="val5" table:style-name="ce243"/>
          <table:table-cell table:content-validation-name="val4" table:style-name="ce245"/>
          <table:table-cell table:content-validation-name="val5" table:style-name="ce246"/>
          <table:table-cell table:content-validation-name="val4" table:style-name="ce247"/>
          <table:table-cell office:value-type="float" office:value="0" table:formula="of:=SUM([.R52];[.T52];[.V52];[.X52];)" table:style-name="ce54">
            <text:p>0</text:p>
          </table:table-cell>
          <table:table-cell office:value-type="float" office:value="0" table:formula="of:=SUM([.S52];[.U52];[.W52];[.Y52])" table:style-name="ce54">
            <text:p>0</text:p>
          </table:table-cell>
          <table:table-cell office:value-type="float" office:value="0" table:formula="of:=[.P52]+[.Z52]" table:content-validation-name="val6" table:style-name="ce55">
            <text:p>0</text:p>
          </table:table-cell>
          <table:table-cell office:value-type="float" office:value="0" table:formula="of:=[.Q52]+[.AA52]" table:content-validation-name="val6" table:style-name="ce55">
            <text:p>0</text:p>
          </table:table-cell>
          <table:table-cell table:content-validation-name="val9" table:style-name="ce56"/>
          <table:table-cell table:content-validation-name="val9" table:style-name="ce57"/>
          <table:table-cell table:content-validation-name="val9" table:style-name="ce57"/>
          <table:table-cell table:content-validation-name="val9" table:style-name="ce57"/>
          <table:table-cell table:content-validation-name="val9" table:style-name="ce57"/>
          <table:table-cell table:content-validation-name="val9" table:style-name="ce57"/>
          <table:table-cell office:value-type="currency" office:value="0" table:formula="of:=SUM([.AD52:.AI52])" table:style-name="ce58">
            <text:p>£0.00</text:p>
          </table:table-cell>
          <table:table-cell table:content-validation-name="val8" table:style-name="ce59"/>
          <table:table-cell table:content-validation-name="val8" table:style-name="ce59"/>
          <table:table-cell office:value-type="currency" office:value="0" table:formula="of:=SUM([.AK52:.AL52])" table:style-name="ce60">
            <text:p>£0.00</text:p>
          </table:table-cell>
          <table:table-cell office:value-type="currency" office:value="0" table:formula="of:=SUM([.AM52];[.AJ52])" table:style-name="ce61">
            <text:p>£0.00</text:p>
          </table:table-cell>
          <table:table-cell table:content-validation-name="val6" table:style-name="ce5"/>
          <table:table-cell table:content-validation-name="val6" table:style-name="ce5"/>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number-rows-repeated="422" table:style-name="ro6">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number-rows-repeated="65062" table:style-name="ro6">
          <table:table-cell table:content-validation-name="val6" table:style-name="ce4"/>
          <table:table-cell table:content-validation-name="val6" table:style-name="ce4"/>
          <table:table-cell table:content-validation-name="val6" table:style-name="ce4"/>
          <table:table-cell table:content-validation-name="val6" table:style-name="ce4"/>
          <table:table-cell table:content-validation-name="val6" table:style-name="ce4"/>
          <table:table-cell table:content-validation-name="val6" table:style-name="ce4"/>
          <table:table-cell table:content-validation-name="val6" table:style-name="ce4"/>
          <table:table-cell table:content-validation-name="val6" table:style-name="ce4"/>
          <table:table-cell table:content-validation-name="val6" table:style-name="ce4"/>
          <table:table-cell table:content-validation-name="val6" table:style-name="ce4"/>
          <table:table-cell table:content-validation-name="val6" table:style-name="ce4"/>
          <table:table-cell table:content-validation-name="val6" table:style-name="ce4"/>
          <table:table-cell table:content-validation-name="val6" table:style-name="ce4"/>
          <table:table-cell table:content-validation-name="val6" table:style-name="ce4"/>
          <table:table-cell table:content-validation-name="val6" table:style-name="ce4"/>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table-row table:number-rows-repeated="983040" table:style-name="ro6">
          <table:table-cell table:number-columns-repeated="42"/>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content-validation-name="val6" table:style-name="ce3"/>
          <table:table-cell table:number-columns-repeated="16128"/>
        </table:table-row>
        <table:named-expressions>
          <table:named-range table:name="Print_Area" table:cell-range-address="Data_sheet.$A$4:Data_sheet.$AP$52" table:base-cell-address="Data_sheet.$A$1"/>
        </table:named-expressions>
      </table:table>
      <table:table table:name="List_of_Organisations" table:style-name="ta2">
        <table:table-column table:style-name="co27" table:default-cell-style-name="ce70"/>
        <table:table-column table:style-name="co28" table:default-cell-style-name="ce69"/>
        <table:table-column table:style-name="co29" table:default-cell-style-name="ce69"/>
        <table:table-column table:style-name="co30" table:default-cell-style-name="ce69"/>
        <table:table-column table:style-name="co5" table:number-columns-repeated="16380" table:default-cell-style-name="ce69"/>
        <table:table-row table:style-name="ro6">
          <table:table-cell table:style-name="ce77"/>
          <table:table-cell office:value-type="string" table:style-name="ce109">
            <text:p>Main, parent or sponsoring department</text:p>
          </table:table-cell>
          <table:table-cell office:value-type="string" table:style-name="ce110">
            <text:p>Organisation name</text:p>
          </table:table-cell>
          <table:table-cell office:value-type="string" table:style-name="ce109">
            <text:p>Organisation type</text:p>
          </table:table-cell>
          <table:table-cell table:number-columns-repeated="16380" table:style-name="ce76"/>
        </table:table-row>
        <table:table-row table:style-name="ro31">
          <table:table-cell table:style-name="ce70"/>
          <table:table-cell office:value-type="string" table:style-name="ce71">
            <text:p>Attorney General's Departments</text:p>
          </table:table-cell>
          <table:table-cell office:value-type="string" table:style-name="ce72">
            <text:p>Attorney General's Office</text:p>
          </table:table-cell>
          <table:table-cell office:value-type="string" table:style-name="ce71">
            <text:p>Ministerial Department</text:p>
          </table:table-cell>
          <table:table-cell table:number-columns-repeated="16380"/>
        </table:table-row>
        <table:table-row table:style-name="ro31">
          <table:table-cell table:style-name="ce70"/>
          <table:table-cell office:value-type="string" table:style-name="ce71">
            <text:p>Attorney General's Departments</text:p>
          </table:table-cell>
          <table:table-cell office:value-type="string" table:style-name="ce72">
            <text:p>Crown Prosecution Service</text:p>
          </table:table-cell>
          <table:table-cell office:value-type="string" table:style-name="ce71">
            <text:p>Non-Ministerial Department</text:p>
          </table:table-cell>
          <table:table-cell table:number-columns-repeated="16380"/>
        </table:table-row>
        <table:table-row table:style-name="ro31">
          <table:table-cell table:style-name="ce70"/>
          <table:table-cell office:value-type="string" table:style-name="ce71">
            <text:p>Attorney General's Departments</text:p>
          </table:table-cell>
          <table:table-cell office:value-type="string" table:style-name="ce72">
            <text:p>Crown Prosecution Service Inspectorate</text:p>
          </table:table-cell>
          <table:table-cell office:value-type="string" table:style-name="ce71">
            <text:p>Non-Ministerial Department</text:p>
          </table:table-cell>
          <table:table-cell table:number-columns-repeated="16380"/>
        </table:table-row>
        <table:table-row table:style-name="ro31">
          <table:table-cell table:style-name="ce70"/>
          <table:table-cell office:value-type="string" table:style-name="ce71">
            <text:p>Attorney General's Departments</text:p>
          </table:table-cell>
          <table:table-cell office:value-type="string" table:style-name="ce72">
            <text:p>Government Legal Department</text:p>
          </table:table-cell>
          <table:table-cell office:value-type="string" table:style-name="ce71">
            <text:p>Non-Ministerial Department</text:p>
          </table:table-cell>
          <table:table-cell table:number-columns-repeated="16380"/>
        </table:table-row>
        <table:table-row table:style-name="ro31">
          <table:table-cell table:style-name="ce70"/>
          <table:table-cell office:value-type="string" table:style-name="ce71">
            <text:p>Attorney General's Departments</text:p>
          </table:table-cell>
          <table:table-cell office:value-type="string" table:style-name="ce72">
            <text:p>Serious Fraud Office</text:p>
          </table:table-cell>
          <table:table-cell office:value-type="string" table:style-name="ce71">
            <text:p>Non-Ministerial Department</text:p>
          </table:table-cell>
          <table:table-cell table:number-columns-repeated="16380"/>
        </table:table-row>
        <table:table-row table:style-name="ro31">
          <table:table-cell table:style-name="ce70"/>
          <table:table-cell office:value-type="string" table:style-name="ce71">
            <text:p>Cabinet Office</text:p>
          </table:table-cell>
          <table:table-cell office:value-type="string" table:style-name="ce71">
            <text:p>Big Lottery Fund</text:p>
          </table:table-cell>
          <table:table-cell office:value-type="string" table:style-name="ce71">
            <text:p>Executive Non-Departmental Public Body</text:p>
          </table:table-cell>
          <table:table-cell table:number-columns-repeated="16380"/>
        </table:table-row>
        <table:table-row table:style-name="ro31">
          <table:table-cell table:style-name="ce70"/>
          <table:table-cell office:value-type="string" table:style-name="ce71">
            <text:p>Cabinet Office</text:p>
          </table:table-cell>
          <table:table-cell office:value-type="string" table:style-name="ce72">
            <text:p>Cabinet Office</text:p>
          </table:table-cell>
          <table:table-cell office:value-type="string" table:style-name="ce71">
            <text:p>Ministerial Department</text:p>
          </table:table-cell>
          <table:table-cell table:number-columns-repeated="16380"/>
        </table:table-row>
        <table:table-row table:style-name="ro31">
          <table:table-cell table:style-name="ce70"/>
          <table:table-cell office:value-type="string" table:style-name="ce71">
            <text:p>Cabinet Office</text:p>
          </table:table-cell>
          <table:table-cell office:value-type="string" table:style-name="ce72">
            <text:p>Civil Service Commission</text:p>
          </table:table-cell>
          <table:table-cell office:value-type="string" table:style-name="ce71">
            <text:p>Executive Non-Departmental Public Body</text:p>
          </table:table-cell>
          <table:table-cell table:number-columns-repeated="16380"/>
        </table:table-row>
        <table:table-row table:style-name="ro31">
          <table:table-cell table:style-name="ce70"/>
          <table:table-cell office:value-type="string" table:style-name="ce71">
            <text:p>Cabinet Office</text:p>
          </table:table-cell>
          <table:table-cell office:value-type="string" table:style-name="ce72">
            <text:p>Crown Commercial Service</text:p>
          </table:table-cell>
          <table:table-cell office:value-type="string" table:style-name="ce71">
            <text:p>Executive Agency</text:p>
          </table:table-cell>
          <table:table-cell table:number-columns-repeated="16380"/>
        </table:table-row>
        <table:table-row table:style-name="ro31">
          <table:table-cell table:style-name="ce70"/>
          <table:table-cell office:value-type="string" table:style-name="ce71">
            <text:p>Charity Commission</text:p>
          </table:table-cell>
          <table:table-cell office:value-type="string" table:style-name="ce71">
            <text:p>Charity Commission</text:p>
          </table:table-cell>
          <table:table-cell office:value-type="string" table:style-name="ce71">
            <text:p>Non-Ministerial Department</text:p>
          </table:table-cell>
          <table:table-cell table:number-columns-repeated="16380"/>
        </table:table-row>
        <table:table-row table:style-name="ro31">
          <table:table-cell table:style-name="ce69"/>
          <table:table-cell office:value-type="string" table:style-name="ce71">
            <text:p>Competition and Markets Authority</text:p>
          </table:table-cell>
          <table:table-cell office:value-type="string" table:style-name="ce71">
            <text:p>Competition and Markets Authority</text:p>
          </table:table-cell>
          <table:table-cell office:value-type="string" table:style-name="ce71">
            <text:p>Non-Ministerial Department</text:p>
          </table:table-cell>
          <table:table-cell table:number-columns-repeated="16380"/>
        </table:table-row>
        <table:table-row table:style-name="ro31">
          <table:table-cell table:style-name="ce70"/>
          <table:table-cell office:value-type="string" table:style-name="ce71">
            <text:p>Department for Business, Energy and Industrial Strategy</text:p>
          </table:table-cell>
          <table:table-cell office:value-type="string" table:style-name="ce72">
            <text:p>Advisory Conciliation and Arbitration Service</text:p>
          </table:table-cell>
          <table:table-cell office:value-type="string" table:style-name="ce71">
            <text:p>Crown Non Departmental Public Body</text:p>
          </table:table-cell>
          <table:table-cell table:number-columns-repeated="16380"/>
        </table:table-row>
        <table:table-row table:style-name="ro31">
          <table:table-cell table:style-name="ce70"/>
          <table:table-cell office:value-type="string" table:style-name="ce71">
            <text:p>Department for Business, Energy and Industrial Strategy</text:p>
          </table:table-cell>
          <table:table-cell office:value-type="string" table:style-name="ce73">
            <text:p>Arts and Humanities Research Council</text:p>
          </table:table-cell>
          <table:table-cell office:value-type="string" table:style-name="ce71">
            <text:p>Executive Non-Departmental Public Body</text:p>
          </table:table-cell>
          <table:table-cell table:number-columns-repeated="16380"/>
        </table:table-row>
        <table:table-row table:style-name="ro31">
          <table:table-cell table:style-name="ce70"/>
          <table:table-cell office:value-type="string" table:style-name="ce71">
            <text:p>Department for Business, Energy and Industrial Strategy</text:p>
          </table:table-cell>
          <table:table-cell office:value-type="string" table:style-name="ce73">
            <text:p>Biotechnology and Biological Sciences Research Council</text:p>
          </table:table-cell>
          <table:table-cell office:value-type="string" table:style-name="ce71">
            <text:p>Executive Non-Departmental Public Body</text:p>
          </table:table-cell>
          <table:table-cell table:number-columns-repeated="16380"/>
        </table:table-row>
        <table:table-row table:style-name="ro31">
          <table:table-cell table:style-name="ce70"/>
          <table:table-cell office:value-type="string" table:style-name="ce71">
            <text:p>Department for Business, Energy and Industrial Strategy</text:p>
          </table:table-cell>
          <table:table-cell office:value-type="string" table:style-name="ce73">
            <text:p>British Hallmarking Council</text:p>
          </table:table-cell>
          <table:table-cell office:value-type="string" table:style-name="ce71">
            <text:p>Executive Non-Departmental Public Body</text:p>
          </table:table-cell>
          <table:table-cell table:number-columns-repeated="16380"/>
        </table:table-row>
        <table:table-row table:style-name="ro31">
          <table:table-cell table:style-name="ce70"/>
          <table:table-cell office:value-type="string" table:style-name="ce71">
            <text:p>Department for Business, Energy and Industrial Strategy</text:p>
          </table:table-cell>
          <table:table-cell office:value-type="string" table:style-name="ce72">
            <text:p>Department for Business, Energy and Industrial Strategy</text:p>
          </table:table-cell>
          <table:table-cell office:value-type="string" table:style-name="ce71">
            <text:p>Ministerial Department</text:p>
          </table:table-cell>
          <table:table-cell table:number-columns-repeated="16380"/>
        </table:table-row>
        <table:table-row table:style-name="ro31">
          <table:table-cell table:style-name="ce70"/>
          <table:table-cell office:value-type="string" table:style-name="ce71">
            <text:p>Department for Business, Energy and Industrial Strategy</text:p>
          </table:table-cell>
          <table:table-cell office:value-type="string" table:style-name="ce71">
            <text:p>Civil Nuclear Police Authority</text:p>
          </table:table-cell>
          <table:table-cell office:value-type="string" table:style-name="ce71">
            <text:p>Executive Non-Departmental Public Body</text:p>
          </table:table-cell>
          <table:table-cell table:number-columns-repeated="16380"/>
        </table:table-row>
        <table:table-row table:style-name="ro31">
          <table:table-cell table:style-name="ce70"/>
          <table:table-cell office:value-type="string" table:style-name="ce71">
            <text:p>Department for Business, Energy and Industrial Strategy</text:p>
          </table:table-cell>
          <table:table-cell office:value-type="string" table:style-name="ce71">
            <text:p>Coal Authority</text:p>
          </table:table-cell>
          <table:table-cell office:value-type="string" table:style-name="ce71">
            <text:p>Executive Non-Departmental Public Body</text:p>
          </table:table-cell>
          <table:table-cell table:number-columns-repeated="16380"/>
        </table:table-row>
        <table:table-row table:style-name="ro31">
          <table:table-cell table:style-name="ce70"/>
          <table:table-cell office:value-type="string" table:style-name="ce71">
            <text:p>Department for Business, Energy and Industrial Strategy</text:p>
          </table:table-cell>
          <table:table-cell office:value-type="string" table:style-name="ce71">
            <text:p>Committee on Climate Change</text:p>
          </table:table-cell>
          <table:table-cell office:value-type="string" table:style-name="ce71">
            <text:p>Executive Non-Departmental Public Body</text:p>
          </table:table-cell>
          <table:table-cell table:number-columns-repeated="16380"/>
        </table:table-row>
        <table:table-row table:style-name="ro31">
          <table:table-cell table:style-name="ce70"/>
          <table:table-cell office:value-type="string" table:style-name="ce71">
            <text:p>Department for Business, Energy and Industrial Strategy</text:p>
          </table:table-cell>
          <table:table-cell office:value-type="string" table:style-name="ce72">
            <text:p>Companies House</text:p>
          </table:table-cell>
          <table:table-cell office:value-type="string" table:style-name="ce71">
            <text:p>Executive Agency</text:p>
          </table:table-cell>
          <table:table-cell table:number-columns-repeated="16380"/>
        </table:table-row>
        <table:table-row table:style-name="ro31">
          <table:table-cell table:style-name="ce70"/>
          <table:table-cell office:value-type="string" table:style-name="ce71">
            <text:p>Department for Business, Energy and Industrial Strategy</text:p>
          </table:table-cell>
          <table:table-cell office:value-type="string" table:style-name="ce73">
            <text:p>Competition Service</text:p>
          </table:table-cell>
          <table:table-cell office:value-type="string" table:style-name="ce71">
            <text:p>Executive Non-Departmental Public Body</text:p>
          </table:table-cell>
          <table:table-cell table:number-columns-repeated="16380"/>
        </table:table-row>
        <table:table-row table:style-name="ro31">
          <table:table-cell table:style-name="ce70"/>
          <table:table-cell office:value-type="string" table:style-name="ce71">
            <text:p>Department for Business, Energy and Industrial Strategy</text:p>
          </table:table-cell>
          <table:table-cell office:value-type="string" table:style-name="ce71">
            <text:p>Economic and Social Research Council</text:p>
          </table:table-cell>
          <table:table-cell office:value-type="string" table:style-name="ce71">
            <text:p>Executive Non-Departmental Public Body</text:p>
          </table:table-cell>
          <table:table-cell table:number-columns-repeated="16380"/>
        </table:table-row>
        <table:table-row table:style-name="ro31">
          <table:table-cell table:style-name="ce70"/>
          <table:table-cell office:value-type="string" table:style-name="ce71">
            <text:p>Department for Business, Energy and Industrial Strategy</text:p>
          </table:table-cell>
          <table:table-cell office:value-type="string" table:style-name="ce73">
            <text:p>Engineering and Physical Sciences Research Council</text:p>
          </table:table-cell>
          <table:table-cell office:value-type="string" table:style-name="ce71">
            <text:p>Executive Non-Departmental Public Body</text:p>
          </table:table-cell>
          <table:table-cell table:number-columns-repeated="16380"/>
        </table:table-row>
        <table:table-row table:style-name="ro31">
          <table:table-cell table:style-name="ce70"/>
          <table:table-cell office:value-type="string" table:style-name="ce71">
            <text:p>Department for Business, Energy and Industrial Strategy</text:p>
          </table:table-cell>
          <table:table-cell office:value-type="string" table:style-name="ce73">
            <text:p>Film Industry Training Board</text:p>
          </table:table-cell>
          <table:table-cell office:value-type="string" table:style-name="ce71">
            <text:p>Executive Non-Departmental Public Body</text:p>
          </table:table-cell>
          <table:table-cell table:number-columns-repeated="16380"/>
        </table:table-row>
        <table:table-row table:style-name="ro31">
          <table:table-cell table:style-name="ce70"/>
          <table:table-cell office:value-type="string" table:style-name="ce71">
            <text:p>Department for Business, Energy and Industrial Strategy</text:p>
          </table:table-cell>
          <table:table-cell office:value-type="string" table:style-name="ce73">
            <text:p>Insolvency Service</text:p>
          </table:table-cell>
          <table:table-cell office:value-type="string" table:style-name="ce71">
            <text:p>Executive Agency</text:p>
          </table:table-cell>
          <table:table-cell table:number-columns-repeated="16380"/>
        </table:table-row>
        <table:table-row table:style-name="ro31">
          <table:table-cell table:style-name="ce69"/>
          <table:table-cell office:value-type="string" table:style-name="ce71">
            <text:p>Department for Business, Energy and Industrial Strategy</text:p>
          </table:table-cell>
          <table:table-cell office:value-type="string" table:style-name="ce72">
            <text:p>Land Registry</text:p>
          </table:table-cell>
          <table:table-cell office:value-type="string" table:style-name="ce71">
            <text:p>Non-Ministerial Department</text:p>
          </table:table-cell>
          <table:table-cell table:number-columns-repeated="16380"/>
        </table:table-row>
        <table:table-row table:style-name="ro31">
          <table:table-cell table:style-name="ce69"/>
          <table:table-cell office:value-type="string" table:style-name="ce71">
            <text:p>Department for Business, Energy and Industrial Strategy</text:p>
          </table:table-cell>
          <table:table-cell office:value-type="string" table:style-name="ce72">
            <text:p>Medical Research Council</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Business, Energy and Industrial Strategy</text:p>
          </table:table-cell>
          <table:table-cell office:value-type="string" table:style-name="ce73">
            <text:p>Met Office</text:p>
          </table:table-cell>
          <table:table-cell office:value-type="string" table:style-name="ce71">
            <text:p>Executive Agency</text:p>
          </table:table-cell>
          <table:table-cell table:number-columns-repeated="16380"/>
        </table:table-row>
        <table:table-row table:style-name="ro31">
          <table:table-cell table:style-name="ce69"/>
          <table:table-cell office:value-type="string" table:style-name="ce71">
            <text:p>Department for Business, Energy and Industrial Strategy</text:p>
          </table:table-cell>
          <table:table-cell office:value-type="string" table:style-name="ce72">
            <text:p>Natural Environment Research Council</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Business, Energy and Industrial Strategy</text:p>
          </table:table-cell>
          <table:table-cell office:value-type="string" table:style-name="ce73">
            <text:p>Nuclear Decommissioning Authority</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Business, Energy and Industrial Strategy</text:p>
          </table:table-cell>
          <table:table-cell office:value-type="string" table:style-name="ce71">
            <text:p>Oil and Gas Authority</text:p>
          </table:table-cell>
          <table:table-cell office:value-type="string" table:style-name="ce71">
            <text:p>Executive Agency</text:p>
          </table:table-cell>
          <table:table-cell table:number-columns-repeated="16380"/>
        </table:table-row>
        <table:table-row table:style-name="ro31">
          <table:table-cell table:style-name="ce69"/>
          <table:table-cell office:value-type="string" table:style-name="ce71">
            <text:p>Department for Business, Energy and Industrial Strategy</text:p>
          </table:table-cell>
          <table:table-cell office:value-type="string" table:style-name="ce71">
            <text:p>Science and Technology Facilities Council</text:p>
          </table:table-cell>
          <table:table-cell office:value-type="string" table:style-name="ce71">
            <text:p>Executive Non-Departmental Public Body</text:p>
          </table:table-cell>
          <table:table-cell table:number-columns-repeated="16380" table:style-name="ce69"/>
        </table:table-row>
        <table:table-row table:style-name="ro31">
          <table:table-cell table:style-name="ce69"/>
          <table:table-cell office:value-type="string" table:style-name="ce71">
            <text:p>Department for Business, Energy and Industrial Strategy</text:p>
          </table:table-cell>
          <table:table-cell office:value-type="string" table:style-name="ce73">
            <text:p>Technology Strategy Board (Innovate UK)</text:p>
          </table:table-cell>
          <table:table-cell office:value-type="string" table:style-name="ce71">
            <text:p>Executive Non-Departmental Public Body</text:p>
          </table:table-cell>
          <table:table-cell table:number-columns-repeated="16380" table:style-name="ce69"/>
        </table:table-row>
        <table:table-row table:style-name="ro31">
          <table:table-cell table:style-name="ce69"/>
          <table:table-cell office:value-type="string" table:style-name="ce71">
            <text:p>Department for Business, Energy and Industrial Strategy</text:p>
          </table:table-cell>
          <table:table-cell office:value-type="string" table:style-name="ce73">
            <text:p>UK Intellectual Property Office</text:p>
          </table:table-cell>
          <table:table-cell office:value-type="string" table:style-name="ce71">
            <text:p>Executive Agency</text:p>
          </table:table-cell>
          <table:table-cell table:number-columns-repeated="16380" table:style-name="ce69"/>
        </table:table-row>
        <table:table-row table:style-name="ro31">
          <table:table-cell table:style-name="ce69"/>
          <table:table-cell office:value-type="string" table:style-name="ce71">
            <text:p>Department for Business, Energy and Industrial Strategy</text:p>
          </table:table-cell>
          <table:table-cell office:value-type="string" table:style-name="ce72">
            <text:p>UK Space Agency</text:p>
          </table:table-cell>
          <table:table-cell office:value-type="string" table:style-name="ce71">
            <text:p>Executive Agency</text:p>
          </table:table-cell>
          <table:table-cell table:number-columns-repeated="16380" table:style-name="ce69"/>
        </table:table-row>
        <table:table-row table:style-name="ro31">
          <table:table-cell table:style-name="ce70"/>
          <table:table-cell office:value-type="string" table:style-name="ce71">
            <text:p>Department for Business, Energy and Industrial Strategy</text:p>
          </table:table-cell>
          <table:table-cell office:value-type="string" table:style-name="ce73">
            <text:p>United Kingdom Atomic Energy Authority</text:p>
          </table:table-cell>
          <table:table-cell office:value-type="string" table:style-name="ce71">
            <text:p>Executive Non-Departmental Public Body</text:p>
          </table:table-cell>
          <table:table-cell table:number-columns-repeated="16380" table:style-name="ce69"/>
        </table:table-row>
        <table:table-row table:style-name="ro31">
          <table:table-cell table:style-name="ce70"/>
          <table:table-cell office:value-type="string" table:style-name="ce71">
            <text:p>Department for Communities and Local Government</text:p>
          </table:table-cell>
          <table:table-cell office:value-type="string" table:style-name="ce73">
            <text:p>Department for Communities and Local Government</text:p>
          </table:table-cell>
          <table:table-cell office:value-type="string" table:style-name="ce71">
            <text:p>Ministerial Department</text:p>
          </table:table-cell>
          <table:table-cell table:style-name="ce69"/>
          <table:table-cell table:number-columns-repeated="16379" table:style-name="ce75"/>
        </table:table-row>
        <table:table-row table:style-name="ro31">
          <table:table-cell table:style-name="ce70"/>
          <table:table-cell office:value-type="string" table:style-name="ce71">
            <text:p>Department for Communities and Local Government</text:p>
          </table:table-cell>
          <table:table-cell office:value-type="string" table:style-name="ce73">
            <text:p>Ebbsfleet Development Corporation</text:p>
          </table:table-cell>
          <table:table-cell office:value-type="string" table:style-name="ce71">
            <text:p>Executive Non-Departmental Public Body</text:p>
          </table:table-cell>
          <table:table-cell table:number-columns-repeated="16380" table:style-name="ce69"/>
        </table:table-row>
        <table:table-row table:style-name="ro31">
          <table:table-cell table:style-name="ce70"/>
          <table:table-cell office:value-type="string" table:style-name="ce71">
            <text:p>Department for Communities and Local Government</text:p>
          </table:table-cell>
          <table:table-cell office:value-type="string" table:style-name="ce72">
            <text:p>Homes and Communities Agency</text:p>
          </table:table-cell>
          <table:table-cell office:value-type="string" table:style-name="ce71">
            <text:p>Executive Non-Departmental Public Body</text:p>
          </table:table-cell>
          <table:table-cell table:number-columns-repeated="16380" table:style-name="ce69"/>
        </table:table-row>
        <table:table-row table:style-name="ro31">
          <table:table-cell table:style-name="ce70"/>
          <table:table-cell office:value-type="string" table:style-name="ce71">
            <text:p>Department for Communities and Local Government</text:p>
          </table:table-cell>
          <table:table-cell office:value-type="string" table:style-name="ce72">
            <text:p>Housing Ombudsman Service</text:p>
          </table:table-cell>
          <table:table-cell office:value-type="string" table:style-name="ce71">
            <text:p>Executive Non-Departmental Public Body</text:p>
          </table:table-cell>
          <table:table-cell table:number-columns-repeated="16380" table:style-name="ce69"/>
        </table:table-row>
        <table:table-row table:style-name="ro31">
          <table:table-cell table:style-name="ce70"/>
          <table:table-cell office:value-type="string" table:style-name="ce71">
            <text:p>Department for Communities and Local Government</text:p>
          </table:table-cell>
          <table:table-cell office:value-type="string" table:style-name="ce72">
            <text:p>Leasehold Advisory Service</text:p>
          </table:table-cell>
          <table:table-cell office:value-type="string" table:style-name="ce71">
            <text:p>Executive Non-Departmental Public Body</text:p>
          </table:table-cell>
          <table:table-cell table:number-columns-repeated="16380" table:style-name="ce69"/>
        </table:table-row>
        <table:table-row table:style-name="ro31">
          <table:table-cell table:style-name="ce70"/>
          <table:table-cell office:value-type="string" table:style-name="ce71">
            <text:p>Department for Communities and Local Government</text:p>
          </table:table-cell>
          <table:table-cell office:value-type="string" table:style-name="ce72">
            <text:p>Planning Inspectorate</text:p>
          </table:table-cell>
          <table:table-cell office:value-type="string" table:style-name="ce71">
            <text:p>Executive Agency</text:p>
          </table:table-cell>
          <table:table-cell table:number-columns-repeated="16380" table:style-name="ce69"/>
        </table:table-row>
        <table:table-row table:style-name="ro31">
          <table:table-cell table:style-name="ce70"/>
          <table:table-cell office:value-type="string" table:style-name="ce71">
            <text:p>Department for Communities and Local Government</text:p>
          </table:table-cell>
          <table:table-cell office:value-type="string" table:style-name="ce73">
            <text:p>Queen Elizabeth II Conference Centre</text:p>
          </table:table-cell>
          <table:table-cell office:value-type="string" table:style-name="ce71">
            <text:p>Executive Agency</text:p>
          </table:table-cell>
          <table:table-cell table:number-columns-repeated="16380" table:style-name="ce69"/>
        </table:table-row>
        <table:table-row table:style-name="ro31">
          <table:table-cell table:style-name="ce70"/>
          <table:table-cell office:value-type="string" table:style-name="ce71">
            <text:p>Department for Communities and Local Government</text:p>
          </table:table-cell>
          <table:table-cell office:value-type="string" table:style-name="ce72">
            <text:p>Valuation Tribunal Service</text:p>
          </table:table-cell>
          <table:table-cell office:value-type="string" table:style-name="ce71">
            <text:p>Executive Non-Departmental Public Body</text:p>
          </table:table-cell>
          <table:table-cell table:number-columns-repeated="16380" table:style-name="ce69"/>
        </table:table-row>
        <table:table-row table:style-name="ro31">
          <table:table-cell table:style-name="ce70"/>
          <table:table-cell office:value-type="string" table:style-name="ce71">
            <text:p>Department for Culture, Media and Sport</text:p>
          </table:table-cell>
          <table:table-cell office:value-type="string" table:style-name="ce71">
            <text:p>Arts Council England</text:p>
          </table:table-cell>
          <table:table-cell office:value-type="string" table:style-name="ce71">
            <text:p>Executive Non-Departmental Public Body</text:p>
          </table:table-cell>
          <table:table-cell table:number-columns-repeated="16380" table:style-name="ce69"/>
        </table:table-row>
        <table:table-row table:style-name="ro31">
          <table:table-cell table:style-name="ce70"/>
          <table:table-cell office:value-type="string" table:style-name="ce71">
            <text:p>Department for Culture, Media and Sport</text:p>
          </table:table-cell>
          <table:table-cell office:value-type="string" table:style-name="ce71">
            <text:p>British Film Institute</text:p>
          </table:table-cell>
          <table:table-cell office:value-type="string" table:style-name="ce71">
            <text:p>Executive Non-Departmental Public Body</text:p>
          </table:table-cell>
          <table:table-cell table:number-columns-repeated="16380" table:style-name="ce69"/>
        </table:table-row>
        <table:table-row table:style-name="ro31">
          <table:table-cell table:style-name="ce69"/>
          <table:table-cell office:value-type="string" table:style-name="ce71">
            <text:p>Department for Culture, Media and Sport</text:p>
          </table:table-cell>
          <table:table-cell office:value-type="string" table:style-name="ce71">
            <text:p>British Library</text:p>
          </table:table-cell>
          <table:table-cell office:value-type="string" table:style-name="ce71">
            <text:p>Executive Non-Departmental Public Body</text:p>
          </table:table-cell>
          <table:table-cell table:number-columns-repeated="16380" table:style-name="ce69"/>
        </table:table-row>
        <table:table-row table:style-name="ro31">
          <table:table-cell table:style-name="ce69"/>
          <table:table-cell office:value-type="string" table:style-name="ce71">
            <text:p>Department for Culture, Media and Sport</text:p>
          </table:table-cell>
          <table:table-cell office:value-type="string" table:style-name="ce71">
            <text:p>British Museum</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Culture, Media and Sport</text:p>
          </table:table-cell>
          <table:table-cell office:value-type="string" table:style-name="ce71">
            <text:p>Department for Culture, Media and Sport</text:p>
          </table:table-cell>
          <table:table-cell office:value-type="string" table:style-name="ce71">
            <text:p>Ministerial Department</text:p>
          </table:table-cell>
          <table:table-cell table:number-columns-repeated="16380"/>
        </table:table-row>
        <table:table-row table:style-name="ro31">
          <table:table-cell table:style-name="ce69"/>
          <table:table-cell office:value-type="string" table:style-name="ce71">
            <text:p>Department for Culture, Media and Sport</text:p>
          </table:table-cell>
          <table:table-cell office:value-type="string" table:style-name="ce71">
            <text:p>Gambling Commission</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Culture, Media and Sport</text:p>
          </table:table-cell>
          <table:table-cell office:value-type="string" table:style-name="ce72">
            <text:p>Geffrye Museum</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Culture, Media and Sport</text:p>
          </table:table-cell>
          <table:table-cell office:value-type="string" table:style-name="ce71">
            <text:p>Historic England</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Culture, Media and Sport</text:p>
          </table:table-cell>
          <table:table-cell office:value-type="string" table:style-name="ce71">
            <text:p>Horniman Public Museum and Public Park Trust</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Culture, Media and Sport</text:p>
          </table:table-cell>
          <table:table-cell office:value-type="string" table:style-name="ce71">
            <text:p>Horserace Betting Levy Board</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Culture, Media and Sport</text:p>
          </table:table-cell>
          <table:table-cell office:value-type="string" table:style-name="ce71">
            <text:p>Imperial War Museum</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Culture, Media and Sport</text:p>
          </table:table-cell>
          <table:table-cell office:value-type="string" table:style-name="ce71">
            <text:p>Information Commissioner's Office</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Culture, Media and Sport</text:p>
          </table:table-cell>
          <table:table-cell office:value-type="string" table:style-name="ce71">
            <text:p>National Archives</text:p>
          </table:table-cell>
          <table:table-cell office:value-type="string" table:style-name="ce71">
            <text:p>Executive Agency</text:p>
          </table:table-cell>
          <table:table-cell table:number-columns-repeated="16380"/>
        </table:table-row>
        <table:table-row table:style-name="ro31">
          <table:table-cell table:style-name="ce69"/>
          <table:table-cell office:value-type="string" table:style-name="ce71">
            <text:p>Department for Culture, Media and Sport</text:p>
          </table:table-cell>
          <table:table-cell office:value-type="string" table:style-name="ce71">
            <text:p>National Gallery</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Culture, Media and Sport</text:p>
          </table:table-cell>
          <table:table-cell office:value-type="string" table:style-name="ce71">
            <text:p>National Heritage Memorial Fund</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Culture, Media and Sport</text:p>
          </table:table-cell>
          <table:table-cell office:value-type="string" table:style-name="ce71">
            <text:p>National Museums Liverpool</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Culture, Media and Sport</text:p>
          </table:table-cell>
          <table:table-cell office:value-type="string" table:style-name="ce71">
            <text:p>National Portrait Gallery</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Culture, Media and Sport</text:p>
          </table:table-cell>
          <table:table-cell office:value-type="string" table:style-name="ce71">
            <text:p>Natural History Museum</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Culture, Media and Sport</text:p>
          </table:table-cell>
          <table:table-cell office:value-type="string" table:style-name="ce71">
            <text:p>Royal Armouries</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Culture, Media and Sport</text:p>
          </table:table-cell>
          <table:table-cell office:value-type="string" table:style-name="ce71">
            <text:p>Royal Museums Greenwich</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Culture, Media and Sport</text:p>
          </table:table-cell>
          <table:table-cell office:value-type="string" table:style-name="ce71">
            <text:p>Royal Parks</text:p>
          </table:table-cell>
          <table:table-cell office:value-type="string" table:style-name="ce71">
            <text:p>Executive Agency</text:p>
          </table:table-cell>
          <table:table-cell table:number-columns-repeated="16380"/>
        </table:table-row>
        <table:table-row table:style-name="ro31">
          <table:table-cell table:style-name="ce69"/>
          <table:table-cell office:value-type="string" table:style-name="ce71">
            <text:p>Department for Culture, Media and Sport</text:p>
          </table:table-cell>
          <table:table-cell office:value-type="string" table:style-name="ce71">
            <text:p>Science Museum Group</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Culture, Media and Sport</text:p>
          </table:table-cell>
          <table:table-cell office:value-type="string" table:style-name="ce71">
            <text:p>Sir John Soane's Museum</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Culture, Media and Sport</text:p>
          </table:table-cell>
          <table:table-cell office:value-type="string" table:style-name="ce71">
            <text:p>Sport England</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Culture, Media and Sport</text:p>
          </table:table-cell>
          <table:table-cell office:value-type="string" table:style-name="ce71">
            <text:p>Sports Ground Safety Authority</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Culture, Media and Sport</text:p>
          </table:table-cell>
          <table:table-cell office:value-type="string" table:style-name="ce71">
            <text:p>Tate Gallery</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Culture, Media and Sport</text:p>
          </table:table-cell>
          <table:table-cell office:value-type="string" table:style-name="ce71">
            <text:p>UK Anti-Doping</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Culture, Media and Sport</text:p>
          </table:table-cell>
          <table:table-cell office:value-type="string" table:style-name="ce71">
            <text:p>UK Sport</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Culture, Media and Sport</text:p>
          </table:table-cell>
          <table:table-cell office:value-type="string" table:style-name="ce71">
            <text:p>Victoria and Albert Museum</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Culture, Media and Sport</text:p>
          </table:table-cell>
          <table:table-cell office:value-type="string" table:style-name="ce71">
            <text:p>Visit Britain</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Culture, Media and Sport</text:p>
          </table:table-cell>
          <table:table-cell office:value-type="string" table:style-name="ce71">
            <text:p>Wallace Collection</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Education</text:p>
          </table:table-cell>
          <table:table-cell office:value-type="string" table:style-name="ce71">
            <text:p>Construction Industry Training Board</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Education</text:p>
          </table:table-cell>
          <table:table-cell office:value-type="string" table:style-name="ce73">
            <text:p>Department for Education</text:p>
          </table:table-cell>
          <table:table-cell office:value-type="string" table:style-name="ce71">
            <text:p>Ministerial Department</text:p>
          </table:table-cell>
          <table:table-cell table:number-columns-repeated="16380"/>
        </table:table-row>
        <table:table-row table:style-name="ro31">
          <table:table-cell table:style-name="ce69"/>
          <table:table-cell office:value-type="string" table:style-name="ce71">
            <text:p>Department for Education</text:p>
          </table:table-cell>
          <table:table-cell office:value-type="string" table:style-name="ce71">
            <text:p>Education Funding Agency</text:p>
          </table:table-cell>
          <table:table-cell office:value-type="string" table:style-name="ce71">
            <text:p>Executive Agency</text:p>
          </table:table-cell>
          <table:table-cell table:number-columns-repeated="16380"/>
        </table:table-row>
        <table:table-row table:style-name="ro31">
          <table:table-cell table:style-name="ce69"/>
          <table:table-cell office:value-type="string" table:style-name="ce71">
            <text:p>Department for Education</text:p>
          </table:table-cell>
          <table:table-cell office:value-type="string" table:style-name="ce71">
            <text:p>Engineering Construction Industry Training Board</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Education</text:p>
          </table:table-cell>
          <table:table-cell office:value-type="string" table:style-name="ce73">
            <text:p>Equality and Human Rights Commission</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Education</text:p>
          </table:table-cell>
          <table:table-cell office:value-type="string" table:style-name="ce71">
            <text:p>Higher Education Funding Council for England</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Education</text:p>
          </table:table-cell>
          <table:table-cell office:value-type="string" table:style-name="ce73">
            <text:p>National College for Teaching and Leadership</text:p>
          </table:table-cell>
          <table:table-cell office:value-type="string" table:style-name="ce71">
            <text:p>Executive Agency</text:p>
          </table:table-cell>
          <table:table-cell table:number-columns-repeated="16380"/>
        </table:table-row>
        <table:table-row table:style-name="ro31">
          <table:table-cell table:style-name="ce69"/>
          <table:table-cell office:value-type="string" table:style-name="ce71">
            <text:p>Department for Education</text:p>
          </table:table-cell>
          <table:table-cell office:value-type="string" table:style-name="ce71">
            <text:p>Office for Fair Access</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Education</text:p>
          </table:table-cell>
          <table:table-cell office:value-type="string" table:style-name="ce73">
            <text:p>Skills Funding Agency</text:p>
          </table:table-cell>
          <table:table-cell office:value-type="string" table:style-name="ce71">
            <text:p>Executive Agency</text:p>
          </table:table-cell>
          <table:table-cell table:number-columns-repeated="16380"/>
        </table:table-row>
        <table:table-row table:style-name="ro31">
          <table:table-cell table:style-name="ce69"/>
          <table:table-cell office:value-type="string" table:style-name="ce71">
            <text:p>Department for Education</text:p>
          </table:table-cell>
          <table:table-cell office:value-type="string" table:style-name="ce72">
            <text:p>Standards and Testing Agency</text:p>
          </table:table-cell>
          <table:table-cell office:value-type="string" table:style-name="ce71">
            <text:p>Executive Agency</text:p>
          </table:table-cell>
          <table:table-cell table:number-columns-repeated="16380"/>
        </table:table-row>
        <table:table-row table:style-name="ro31">
          <table:table-cell table:style-name="ce69"/>
          <table:table-cell office:value-type="string" table:style-name="ce71">
            <text:p>Department for Education</text:p>
          </table:table-cell>
          <table:table-cell office:value-type="string" table:style-name="ce71">
            <text:p>Student Loans Company Ltd</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Education</text:p>
          </table:table-cell>
          <table:table-cell office:value-type="string" table:style-name="ce73">
            <text:p>The Office of the Children's Commissioner</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Education</text:p>
          </table:table-cell>
          <table:table-cell office:value-type="string" table:style-name="ce71">
            <text:p>UK Commission for Employment and Skills</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Environment, Food and Rural Affairs</text:p>
          </table:table-cell>
          <table:table-cell office:value-type="string" table:style-name="ce73">
            <text:p>Agricultural Wages Board for England and Wales</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Environment, Food and Rural Affairs</text:p>
          </table:table-cell>
          <table:table-cell office:value-type="string" table:style-name="ce71">
            <text:p>Agricultural Wages Committee x 15</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Environment, Food and Rural Affairs</text:p>
          </table:table-cell>
          <table:table-cell office:value-type="string" table:style-name="ce71">
            <text:p>Agriculture and Horticulture Development Board</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Environment, Food and Rural Affairs</text:p>
          </table:table-cell>
          <table:table-cell office:value-type="string" table:style-name="ce71">
            <text:p>Animal and Plant Health Agency</text:p>
          </table:table-cell>
          <table:table-cell office:value-type="string" table:style-name="ce71">
            <text:p>Executive Agency</text:p>
          </table:table-cell>
          <table:table-cell table:number-columns-repeated="16380"/>
        </table:table-row>
        <table:table-row table:style-name="ro31">
          <table:table-cell table:style-name="ce69"/>
          <table:table-cell office:value-type="string" table:style-name="ce71">
            <text:p>Department for Environment, Food and Rural Affairs</text:p>
          </table:table-cell>
          <table:table-cell office:value-type="string" table:style-name="ce71">
            <text:p>Centre for Environment, Fisheries and Aquaculture Science</text:p>
          </table:table-cell>
          <table:table-cell office:value-type="string" table:style-name="ce71">
            <text:p>Executive Agency</text:p>
          </table:table-cell>
          <table:table-cell table:number-columns-repeated="16380"/>
        </table:table-row>
        <table:table-row table:style-name="ro31">
          <table:table-cell table:style-name="ce69"/>
          <table:table-cell office:value-type="string" table:style-name="ce71">
            <text:p>Department for Environment, Food and Rural Affairs</text:p>
          </table:table-cell>
          <table:table-cell office:value-type="string" table:style-name="ce71">
            <text:p>Consumer Council for Water</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Environment, Food and Rural Affairs</text:p>
          </table:table-cell>
          <table:table-cell office:value-type="string" table:style-name="ce71">
            <text:p>Department for Environment, Food and Rural Affairs</text:p>
          </table:table-cell>
          <table:table-cell office:value-type="string" table:style-name="ce71">
            <text:p>Ministerial Department</text:p>
          </table:table-cell>
          <table:table-cell table:number-columns-repeated="16380"/>
        </table:table-row>
        <table:table-row table:style-name="ro31">
          <table:table-cell table:style-name="ce69"/>
          <table:table-cell office:value-type="string" table:style-name="ce71">
            <text:p>Department for Environment, Food and Rural Affairs</text:p>
          </table:table-cell>
          <table:table-cell office:value-type="string" table:style-name="ce71">
            <text:p>Environment Agency</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Environment, Food and Rural Affairs</text:p>
          </table:table-cell>
          <table:table-cell office:value-type="string" table:style-name="ce71">
            <text:p>Joint Nature Conservation Committee</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Environment, Food and Rural Affairs</text:p>
          </table:table-cell>
          <table:table-cell office:value-type="string" table:style-name="ce72">
            <text:p>Marine Management Organisation</text:p>
          </table:table-cell>
          <table:table-cell office:value-type="string" table:style-name="ce71">
            <text:p>Executive Non-Departmental Public Body</text:p>
          </table:table-cell>
          <table:table-cell table:number-columns-repeated="16380"/>
        </table:table-row>
        <table:table-row table:style-name="ro31">
          <table:table-cell table:style-name="ce70"/>
          <table:table-cell office:value-type="string" table:style-name="ce71">
            <text:p>Department for Environment, Food and Rural Affairs</text:p>
          </table:table-cell>
          <table:table-cell office:value-type="string" table:style-name="ce72">
            <text:p>National Forest Company</text:p>
          </table:table-cell>
          <table:table-cell office:value-type="string" table:style-name="ce71">
            <text:p>Executive Non-Departmental Public Body</text:p>
          </table:table-cell>
          <table:table-cell table:number-columns-repeated="16380"/>
        </table:table-row>
        <table:table-row table:style-name="ro31">
          <table:table-cell table:style-name="ce70"/>
          <table:table-cell office:value-type="string" table:style-name="ce71">
            <text:p>Department for Environment, Food and Rural Affairs</text:p>
          </table:table-cell>
          <table:table-cell office:value-type="string" table:style-name="ce72">
            <text:p>Natural England</text:p>
          </table:table-cell>
          <table:table-cell office:value-type="string" table:style-name="ce71">
            <text:p>Executive Non-Departmental Public Body</text:p>
          </table:table-cell>
          <table:table-cell table:number-columns-repeated="16380"/>
        </table:table-row>
        <table:table-row table:style-name="ro31">
          <table:table-cell table:style-name="ce70"/>
          <table:table-cell office:value-type="string" table:style-name="ce71">
            <text:p>Department for Environment, Food and Rural Affairs</text:p>
          </table:table-cell>
          <table:table-cell office:value-type="string" table:style-name="ce72">
            <text:p>Royal Botanic Gardens, Kew</text:p>
          </table:table-cell>
          <table:table-cell office:value-type="string" table:style-name="ce71">
            <text:p>Executive Non-Departmental Public Body</text:p>
          </table:table-cell>
          <table:table-cell table:number-columns-repeated="16380"/>
        </table:table-row>
        <table:table-row table:style-name="ro31">
          <table:table-cell table:style-name="ce70"/>
          <table:table-cell office:value-type="string" table:style-name="ce71">
            <text:p>Department for Environment, Food and Rural Affairs</text:p>
          </table:table-cell>
          <table:table-cell office:value-type="string" table:style-name="ce72">
            <text:p>Rural Payments Agency</text:p>
          </table:table-cell>
          <table:table-cell office:value-type="string" table:style-name="ce71">
            <text:p>Executive Agency</text:p>
          </table:table-cell>
          <table:table-cell table:number-columns-repeated="16380"/>
        </table:table-row>
        <table:table-row table:style-name="ro31">
          <table:table-cell table:style-name="ce70"/>
          <table:table-cell office:value-type="string" table:style-name="ce71">
            <text:p>Department for Environment, Food and Rural Affairs</text:p>
          </table:table-cell>
          <table:table-cell office:value-type="string" table:style-name="ce71">
            <text:p>Sea Fish Industry Authority</text:p>
          </table:table-cell>
          <table:table-cell office:value-type="string" table:style-name="ce71">
            <text:p>Executive Non-Departmental Public Body</text:p>
          </table:table-cell>
          <table:table-cell table:number-columns-repeated="16380"/>
        </table:table-row>
        <table:table-row table:style-name="ro31">
          <table:table-cell table:style-name="ce70"/>
          <table:table-cell office:value-type="string" table:style-name="ce71">
            <text:p>Department for Environment, Food and Rural Affairs</text:p>
          </table:table-cell>
          <table:table-cell office:value-type="string" table:style-name="ce71">
            <text:p>Veterinary Medicines Directorate</text:p>
          </table:table-cell>
          <table:table-cell office:value-type="string" table:style-name="ce71">
            <text:p>Executive Agency</text:p>
          </table:table-cell>
          <table:table-cell table:number-columns-repeated="16380"/>
        </table:table-row>
        <table:table-row table:style-name="ro31">
          <table:table-cell table:style-name="ce70"/>
          <table:table-cell office:value-type="string" table:style-name="ce71">
            <text:p>Department for Environment, Food and Rural Affairs</text:p>
          </table:table-cell>
          <table:table-cell office:value-type="string" table:style-name="ce71">
            <text:p>Water Services Regulation Authority</text:p>
          </table:table-cell>
          <table:table-cell office:value-type="string" table:style-name="ce71">
            <text:p>Non-Ministerial Department</text:p>
          </table:table-cell>
          <table:table-cell table:number-columns-repeated="16380"/>
        </table:table-row>
        <table:table-row table:style-name="ro31">
          <table:table-cell table:style-name="ce70"/>
          <table:table-cell office:value-type="string" table:style-name="ce71">
            <text:p>Department for Exiting the European Union</text:p>
          </table:table-cell>
          <table:table-cell office:value-type="string" table:style-name="ce71">
            <text:p>Department for Exiting the European Union</text:p>
          </table:table-cell>
          <table:table-cell office:value-type="string" table:style-name="ce71">
            <text:p>Ministerial Department</text:p>
          </table:table-cell>
          <table:table-cell table:number-columns-repeated="16380"/>
        </table:table-row>
        <table:table-row table:style-name="ro31">
          <table:table-cell table:style-name="ce70"/>
          <table:table-cell office:value-type="string" table:style-name="ce71">
            <text:p>Department for International Development</text:p>
          </table:table-cell>
          <table:table-cell office:value-type="string" table:style-name="ce71">
            <text:p>Commonwealth Scholarship Commission</text:p>
          </table:table-cell>
          <table:table-cell office:value-type="string" table:style-name="ce71">
            <text:p>Executive Non-Departmental Public Body</text:p>
          </table:table-cell>
          <table:table-cell table:number-columns-repeated="16380"/>
        </table:table-row>
        <table:table-row table:style-name="ro31">
          <table:table-cell table:style-name="ce70"/>
          <table:table-cell office:value-type="string" table:style-name="ce71">
            <text:p>Department for International Development</text:p>
          </table:table-cell>
          <table:table-cell office:value-type="string" table:style-name="ce71">
            <text:p>Department for International Development</text:p>
          </table:table-cell>
          <table:table-cell office:value-type="string" table:style-name="ce71">
            <text:p>Ministerial Department</text:p>
          </table:table-cell>
          <table:table-cell table:number-columns-repeated="16380"/>
        </table:table-row>
        <table:table-row table:style-name="ro31">
          <table:table-cell table:style-name="ce70"/>
          <table:table-cell office:value-type="string" table:style-name="ce71">
            <text:p>Department for International Development</text:p>
          </table:table-cell>
          <table:table-cell office:value-type="string" table:style-name="ce71">
            <text:p>Independent Commission for Aid Impact</text:p>
          </table:table-cell>
          <table:table-cell office:value-type="string" table:style-name="ce71">
            <text:p>Executive Non-Departmental Public Body</text:p>
          </table:table-cell>
          <table:table-cell table:number-columns-repeated="16380"/>
        </table:table-row>
        <table:table-row table:style-name="ro31">
          <table:table-cell table:style-name="ce70"/>
          <table:table-cell office:value-type="string" table:style-name="ce71">
            <text:p>Department for International Trade</text:p>
          </table:table-cell>
          <table:table-cell office:value-type="string" table:style-name="ce71">
            <text:p>Department for International Trade</text:p>
          </table:table-cell>
          <table:table-cell office:value-type="string" table:style-name="ce71">
            <text:p>Ministerial Department</text:p>
          </table:table-cell>
          <table:table-cell table:number-columns-repeated="16380"/>
        </table:table-row>
        <table:table-row table:style-name="ro31">
          <table:table-cell table:style-name="ce70"/>
          <table:table-cell office:value-type="string" table:style-name="ce71">
            <text:p>Department for International Trade</text:p>
          </table:table-cell>
          <table:table-cell office:value-type="string" table:style-name="ce71">
            <text:p>UK Export Finance</text:p>
          </table:table-cell>
          <table:table-cell office:value-type="string" table:style-name="ce71">
            <text:p>Executive Agency</text:p>
          </table:table-cell>
          <table:table-cell table:number-columns-repeated="16380"/>
        </table:table-row>
        <table:table-row table:style-name="ro31">
          <table:table-cell table:style-name="ce69"/>
          <table:table-cell office:value-type="string" table:style-name="ce71">
            <text:p>Department for Transport</text:p>
          </table:table-cell>
          <table:table-cell office:value-type="string" table:style-name="ce71">
            <text:p>British Transport Police Authority</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Transport</text:p>
          </table:table-cell>
          <table:table-cell office:value-type="string" table:style-name="ce71">
            <text:p>Department for Transport</text:p>
          </table:table-cell>
          <table:table-cell office:value-type="string" table:style-name="ce71">
            <text:p>Ministerial Department</text:p>
          </table:table-cell>
          <table:table-cell table:number-columns-repeated="16380"/>
        </table:table-row>
        <table:table-row table:style-name="ro31">
          <table:table-cell table:style-name="ce69"/>
          <table:table-cell office:value-type="string" table:style-name="ce71">
            <text:p>Department for Transport</text:p>
          </table:table-cell>
          <table:table-cell office:value-type="string" table:style-name="ce71">
            <text:p>Directly Operated Railways Ltd</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Transport</text:p>
          </table:table-cell>
          <table:table-cell office:value-type="string" table:style-name="ce71">
            <text:p>Driver and Vehicle Licensing Agency</text:p>
          </table:table-cell>
          <table:table-cell office:value-type="string" table:style-name="ce71">
            <text:p>Executive Agency</text:p>
          </table:table-cell>
          <table:table-cell table:number-columns-repeated="16380"/>
        </table:table-row>
        <table:table-row table:style-name="ro31">
          <table:table-cell table:style-name="ce69"/>
          <table:table-cell office:value-type="string" table:style-name="ce71">
            <text:p>Department for Transport</text:p>
          </table:table-cell>
          <table:table-cell office:value-type="string" table:style-name="ce71">
            <text:p>Driver and Vehicle Standards Agency</text:p>
          </table:table-cell>
          <table:table-cell office:value-type="string" table:style-name="ce71">
            <text:p>Executive Agency</text:p>
          </table:table-cell>
          <table:table-cell table:number-columns-repeated="16380"/>
        </table:table-row>
        <table:table-row table:style-name="ro31">
          <table:table-cell table:style-name="ce69"/>
          <table:table-cell office:value-type="string" table:style-name="ce71">
            <text:p>Department for Transport</text:p>
          </table:table-cell>
          <table:table-cell office:value-type="string" table:style-name="ce71">
            <text:p>High Speed 2</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Transport</text:p>
          </table:table-cell>
          <table:table-cell office:value-type="string" table:style-name="ce71">
            <text:p>Maritime and Coastguard Agency</text:p>
          </table:table-cell>
          <table:table-cell office:value-type="string" table:style-name="ce71">
            <text:p>Executive Agency</text:p>
          </table:table-cell>
          <table:table-cell table:number-columns-repeated="16380"/>
        </table:table-row>
        <table:table-row table:style-name="ro31">
          <table:table-cell table:style-name="ce69"/>
          <table:table-cell office:value-type="string" table:style-name="ce71">
            <text:p>Department for Transport</text:p>
          </table:table-cell>
          <table:table-cell office:value-type="string" table:style-name="ce71">
            <text:p>Northern Lighthouse Board</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Transport</text:p>
          </table:table-cell>
          <table:table-cell office:value-type="string" table:style-name="ce72">
            <text:p>Office of Rail and Road</text:p>
          </table:table-cell>
          <table:table-cell office:value-type="string" table:style-name="ce71">
            <text:p>Non-Ministerial Department</text:p>
          </table:table-cell>
          <table:table-cell table:number-columns-repeated="16380"/>
        </table:table-row>
        <table:table-row table:style-name="ro31">
          <table:table-cell table:style-name="ce69"/>
          <table:table-cell office:value-type="string" table:style-name="ce71">
            <text:p>Department for Transport</text:p>
          </table:table-cell>
          <table:table-cell office:value-type="string" table:style-name="ce71">
            <text:p>Transport Focus</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Transport</text:p>
          </table:table-cell>
          <table:table-cell office:value-type="string" table:style-name="ce72">
            <text:p>Trinity House</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Transport</text:p>
          </table:table-cell>
          <table:table-cell office:value-type="string" table:style-name="ce72">
            <text:p>Vehicle Certification Agency</text:p>
          </table:table-cell>
          <table:table-cell office:value-type="string" table:style-name="ce71">
            <text:p>Executive Agency</text:p>
          </table:table-cell>
          <table:table-cell table:number-columns-repeated="16380"/>
        </table:table-row>
        <table:table-row table:style-name="ro31">
          <table:table-cell table:style-name="ce69"/>
          <table:table-cell office:value-type="string" table:style-name="ce71">
            <text:p>Department for Work and Pensions</text:p>
          </table:table-cell>
          <table:table-cell office:value-type="string" table:style-name="ce71">
            <text:p>Department for Work and Pensions</text:p>
          </table:table-cell>
          <table:table-cell office:value-type="string" table:style-name="ce71">
            <text:p>Ministerial Department</text:p>
          </table:table-cell>
          <table:table-cell table:number-columns-repeated="16380"/>
        </table:table-row>
        <table:table-row table:style-name="ro31">
          <table:table-cell table:style-name="ce69"/>
          <table:table-cell office:value-type="string" table:style-name="ce71">
            <text:p>Department for Work and Pensions</text:p>
          </table:table-cell>
          <table:table-cell office:value-type="string" table:style-name="ce72">
            <text:p>Disabled Peoples Employment Corporation</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Work and Pensions</text:p>
          </table:table-cell>
          <table:table-cell office:value-type="string" table:style-name="ce72">
            <text:p>Health and Safety Executive</text:p>
          </table:table-cell>
          <table:table-cell office:value-type="string" table:style-name="ce71">
            <text:p>Crown Non Departmental Public Body</text:p>
          </table:table-cell>
          <table:table-cell table:number-columns-repeated="16380"/>
        </table:table-row>
        <table:table-row table:style-name="ro31">
          <table:table-cell table:style-name="ce69"/>
          <table:table-cell office:value-type="string" table:style-name="ce71">
            <text:p>Department for Work and Pensions</text:p>
          </table:table-cell>
          <table:table-cell office:value-type="string" table:style-name="ce72">
            <text:p>Independent Living Fund</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Work and Pensions</text:p>
          </table:table-cell>
          <table:table-cell office:value-type="string" table:style-name="ce72">
            <text:p>National Employment Savings Trust Corporation</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Work and Pensions</text:p>
          </table:table-cell>
          <table:table-cell office:value-type="string" table:style-name="ce72">
            <text:p>The Pensions Advisory Service</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for Work and Pensions</text:p>
          </table:table-cell>
          <table:table-cell office:value-type="string" table:style-name="ce72">
            <text:p>The Pensions Regulator</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of Health</text:p>
          </table:table-cell>
          <table:table-cell office:value-type="string" table:style-name="ce71">
            <text:p>Care Quality Commission</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of Health</text:p>
          </table:table-cell>
          <table:table-cell office:value-type="string" table:style-name="ce71">
            <text:p>Department of Health (excl agencies)</text:p>
          </table:table-cell>
          <table:table-cell office:value-type="string" table:style-name="ce71">
            <text:p>Ministerial Department</text:p>
          </table:table-cell>
          <table:table-cell table:number-columns-repeated="16380"/>
        </table:table-row>
        <table:table-row table:style-name="ro31">
          <table:table-cell table:style-name="ce69"/>
          <table:table-cell office:value-type="string" table:style-name="ce71">
            <text:p>Department of Health</text:p>
          </table:table-cell>
          <table:table-cell office:value-type="string" table:style-name="ce72">
            <text:p>Health and Social Care Information Centre</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of Health</text:p>
          </table:table-cell>
          <table:table-cell office:value-type="string" table:style-name="ce71">
            <text:p>Health Education England</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of Health</text:p>
          </table:table-cell>
          <table:table-cell office:value-type="string" table:style-name="ce71">
            <text:p>Health Research Authority</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of Health</text:p>
          </table:table-cell>
          <table:table-cell office:value-type="string" table:style-name="ce71">
            <text:p>Human Fertilisation and Embryology Authority</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of Health</text:p>
          </table:table-cell>
          <table:table-cell office:value-type="string" table:style-name="ce71">
            <text:p>Human Tissue Authority</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of Health</text:p>
          </table:table-cell>
          <table:table-cell office:value-type="string" table:style-name="ce71">
            <text:p>Medicines and Healthcare Products Regulatory Agency</text:p>
          </table:table-cell>
          <table:table-cell office:value-type="string" table:style-name="ce71">
            <text:p>Executive Agency</text:p>
          </table:table-cell>
          <table:table-cell table:number-columns-repeated="16380"/>
        </table:table-row>
        <table:table-row table:style-name="ro31">
          <table:table-cell table:style-name="ce69"/>
          <table:table-cell office:value-type="string" table:style-name="ce71">
            <text:p>Department of Health</text:p>
          </table:table-cell>
          <table:table-cell office:value-type="string" table:style-name="ce71">
            <text:p>Monitor</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of Health</text:p>
          </table:table-cell>
          <table:table-cell office:value-type="string" table:style-name="ce71">
            <text:p>National Institute for Health and Care Excellence</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of Health</text:p>
          </table:table-cell>
          <table:table-cell office:value-type="string" table:style-name="ce71">
            <text:p>NHS England</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Department of Health</text:p>
          </table:table-cell>
          <table:table-cell office:value-type="string" table:style-name="ce72">
            <text:p>Public Health England</text:p>
          </table:table-cell>
          <table:table-cell office:value-type="string" table:style-name="ce71">
            <text:p>Executive Agency</text:p>
          </table:table-cell>
          <table:table-cell table:number-columns-repeated="16380"/>
        </table:table-row>
        <table:table-row table:style-name="ro31">
          <table:table-cell table:style-name="ce69"/>
          <table:table-cell office:value-type="string" table:style-name="ce71">
            <text:p>Food Standards Agency</text:p>
          </table:table-cell>
          <table:table-cell office:value-type="string" table:style-name="ce71">
            <text:p>Food Standards Agency</text:p>
          </table:table-cell>
          <table:table-cell office:value-type="string" table:style-name="ce71">
            <text:p>Non-Ministerial Department</text:p>
          </table:table-cell>
          <table:table-cell table:number-columns-repeated="16380"/>
        </table:table-row>
        <table:table-row table:style-name="ro31">
          <table:table-cell table:style-name="ce69"/>
          <table:table-cell office:value-type="string" table:style-name="ce71">
            <text:p>Foreign and Commonwealth Office</text:p>
          </table:table-cell>
          <table:table-cell office:value-type="string" table:style-name="ce72">
            <text:p>British Council</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Foreign and Commonwealth Office</text:p>
          </table:table-cell>
          <table:table-cell office:value-type="string" table:style-name="ce72">
            <text:p>FCO Services</text:p>
          </table:table-cell>
          <table:table-cell office:value-type="string" table:style-name="ce71">
            <text:p>Executive Agency</text:p>
          </table:table-cell>
          <table:table-cell table:number-columns-repeated="16380"/>
        </table:table-row>
        <table:table-row table:style-name="ro31">
          <table:table-cell table:style-name="ce69"/>
          <table:table-cell office:value-type="string" table:style-name="ce71">
            <text:p>Foreign and Commonwealth Office</text:p>
          </table:table-cell>
          <table:table-cell office:value-type="string" table:style-name="ce72">
            <text:p>Foreign and Commonwealth Office</text:p>
          </table:table-cell>
          <table:table-cell office:value-type="string" table:style-name="ce71">
            <text:p>Ministerial Department</text:p>
          </table:table-cell>
          <table:table-cell table:number-columns-repeated="16380"/>
        </table:table-row>
        <table:table-row table:style-name="ro31">
          <table:table-cell table:style-name="ce69"/>
          <table:table-cell office:value-type="string" table:style-name="ce71">
            <text:p>Foreign and Commonwealth Office</text:p>
          </table:table-cell>
          <table:table-cell office:value-type="string" table:style-name="ce72">
            <text:p>Great Britain - China Centre</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Foreign and Commonwealth Office</text:p>
          </table:table-cell>
          <table:table-cell office:value-type="string" table:style-name="ce71">
            <text:p>Marshall Aid Commemoration Commission</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Foreign and Commonwealth Office</text:p>
          </table:table-cell>
          <table:table-cell office:value-type="string" table:style-name="ce71">
            <text:p>Westminster Foundation for Democracy</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Foreign and Commonwealth Office</text:p>
          </table:table-cell>
          <table:table-cell office:value-type="string" table:style-name="ce71">
            <text:p>Wilton Park Executive Agency</text:p>
          </table:table-cell>
          <table:table-cell office:value-type="string" table:style-name="ce71">
            <text:p>Executive Agency</text:p>
          </table:table-cell>
          <table:table-cell table:number-columns-repeated="16380"/>
        </table:table-row>
        <table:table-row table:style-name="ro31">
          <table:table-cell table:style-name="ce69"/>
          <table:table-cell office:value-type="string" table:style-name="ce71">
            <text:p>Government Actuary's Department</text:p>
          </table:table-cell>
          <table:table-cell office:value-type="string" table:style-name="ce71">
            <text:p>Government Actuary's Department</text:p>
          </table:table-cell>
          <table:table-cell office:value-type="string" table:style-name="ce71">
            <text:p>Non-Ministerial Department</text:p>
          </table:table-cell>
          <table:table-cell table:number-columns-repeated="16380"/>
        </table:table-row>
        <table:table-row table:style-name="ro31">
          <table:table-cell table:style-name="ce69"/>
          <table:table-cell office:value-type="string" table:style-name="ce71">
            <text:p>HM Revenue and Customs</text:p>
          </table:table-cell>
          <table:table-cell office:value-type="string" table:style-name="ce71">
            <text:p>HM Revenue and Customs</text:p>
          </table:table-cell>
          <table:table-cell office:value-type="string" table:style-name="ce71">
            <text:p>Non-Ministerial Department</text:p>
          </table:table-cell>
          <table:table-cell table:number-columns-repeated="16380"/>
        </table:table-row>
        <table:table-row table:style-name="ro31">
          <table:table-cell table:style-name="ce69"/>
          <table:table-cell office:value-type="string" table:style-name="ce71">
            <text:p>HM Revenue and Customs</text:p>
          </table:table-cell>
          <table:table-cell office:value-type="string" table:style-name="ce71">
            <text:p>Valuation Office</text:p>
          </table:table-cell>
          <table:table-cell office:value-type="string" table:style-name="ce71">
            <text:p>Executive Agency</text:p>
          </table:table-cell>
          <table:table-cell table:number-columns-repeated="16380"/>
        </table:table-row>
        <table:table-row table:style-name="ro31">
          <table:table-cell table:style-name="ce69"/>
          <table:table-cell office:value-type="string" table:style-name="ce71">
            <text:p>HM Treasury</text:p>
          </table:table-cell>
          <table:table-cell office:value-type="string" table:style-name="ce71">
            <text:p>Debt Management Office</text:p>
          </table:table-cell>
          <table:table-cell office:value-type="string" table:style-name="ce71">
            <text:p>Executive Agency</text:p>
          </table:table-cell>
          <table:table-cell table:number-columns-repeated="16380"/>
        </table:table-row>
        <table:table-row table:style-name="ro31">
          <table:table-cell table:style-name="ce69"/>
          <table:table-cell office:value-type="string" table:style-name="ce71">
            <text:p>HM Treasury</text:p>
          </table:table-cell>
          <table:table-cell office:value-type="string" table:style-name="ce71">
            <text:p>Government Internal Audit Agency</text:p>
          </table:table-cell>
          <table:table-cell office:value-type="string" table:style-name="ce71">
            <text:p>Executive Agency</text:p>
          </table:table-cell>
          <table:table-cell table:number-columns-repeated="16380"/>
        </table:table-row>
        <table:table-row table:style-name="ro31">
          <table:table-cell table:style-name="ce69"/>
          <table:table-cell office:value-type="string" table:style-name="ce71">
            <text:p>HM Treasury</text:p>
          </table:table-cell>
          <table:table-cell office:value-type="string" table:style-name="ce71">
            <text:p>HM Treasury</text:p>
          </table:table-cell>
          <table:table-cell office:value-type="string" table:style-name="ce71">
            <text:p>Ministerial Department</text:p>
          </table:table-cell>
          <table:table-cell table:number-columns-repeated="16380"/>
        </table:table-row>
        <table:table-row table:style-name="ro31">
          <table:table-cell table:style-name="ce69"/>
          <table:table-cell office:value-type="string" table:style-name="ce71">
            <text:p>HM Treasury</text:p>
          </table:table-cell>
          <table:table-cell office:value-type="string" table:style-name="ce71">
            <text:p>National Savings and Investments</text:p>
          </table:table-cell>
          <table:table-cell office:value-type="string" table:style-name="ce71">
            <text:p>Non-Ministerial Department</text:p>
          </table:table-cell>
          <table:table-cell table:number-columns-repeated="16380"/>
        </table:table-row>
        <table:table-row table:style-name="ro31">
          <table:table-cell table:style-name="ce69"/>
          <table:table-cell office:value-type="string" table:style-name="ce71">
            <text:p>HM Treasury</text:p>
          </table:table-cell>
          <table:table-cell office:value-type="string" table:style-name="ce71">
            <text:p>Office for Budget Responsibility</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Home Office</text:p>
          </table:table-cell>
          <table:table-cell office:value-type="string" table:style-name="ce71">
            <text:p>Disclosure and Barring Service</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Home Office</text:p>
          </table:table-cell>
          <table:table-cell office:value-type="string" table:style-name="ce71">
            <text:p>Gangmasters Licensing Authority</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Home Office</text:p>
          </table:table-cell>
          <table:table-cell office:value-type="string" table:style-name="ce71">
            <text:p>Home Office (excl agencies)</text:p>
          </table:table-cell>
          <table:table-cell office:value-type="string" table:style-name="ce71">
            <text:p>Ministerial Department</text:p>
          </table:table-cell>
          <table:table-cell table:number-columns-repeated="16380"/>
        </table:table-row>
        <table:table-row table:style-name="ro31">
          <table:table-cell table:style-name="ce69"/>
          <table:table-cell office:value-type="string" table:style-name="ce71">
            <text:p>Home Office</text:p>
          </table:table-cell>
          <table:table-cell office:value-type="string" table:style-name="ce71">
            <text:p>Independent Police Complaints Commission</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Home Office</text:p>
          </table:table-cell>
          <table:table-cell office:value-type="string" table:style-name="ce71">
            <text:p>Office of the Immigration Services Commissioner</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Home Office</text:p>
          </table:table-cell>
          <table:table-cell office:value-type="string" table:style-name="ce71">
            <text:p>Security Industry Authority</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Ministry of Defence</text:p>
          </table:table-cell>
          <table:table-cell office:value-type="string" table:style-name="ce71">
            <text:p>Defence Electronics and Components Agency</text:p>
          </table:table-cell>
          <table:table-cell office:value-type="string" table:style-name="ce71">
            <text:p>Executive Agency</text:p>
          </table:table-cell>
          <table:table-cell table:number-columns-repeated="16380"/>
        </table:table-row>
        <table:table-row table:style-name="ro31">
          <table:table-cell table:style-name="ce69"/>
          <table:table-cell office:value-type="string" table:style-name="ce71">
            <text:p>Ministry of Defence</text:p>
          </table:table-cell>
          <table:table-cell office:value-type="string" table:style-name="ce72">
            <text:p>Defence Equipment and Support</text:p>
          </table:table-cell>
          <table:table-cell office:value-type="string" table:style-name="ce71">
            <text:p>Ministerial Department</text:p>
          </table:table-cell>
          <table:table-cell table:number-columns-repeated="16380"/>
        </table:table-row>
        <table:table-row table:style-name="ro31">
          <table:table-cell table:style-name="ce69"/>
          <table:table-cell office:value-type="string" table:style-name="ce71">
            <text:p>Ministry of Defence</text:p>
          </table:table-cell>
          <table:table-cell office:value-type="string" table:style-name="ce72">
            <text:p>Defence Science and Technology Laboratory</text:p>
          </table:table-cell>
          <table:table-cell office:value-type="string" table:style-name="ce71">
            <text:p>Executive Agency</text:p>
          </table:table-cell>
          <table:table-cell table:number-columns-repeated="16380"/>
        </table:table-row>
        <table:table-row table:style-name="ro31">
          <table:table-cell table:style-name="ce69"/>
          <table:table-cell office:value-type="string" table:style-name="ce71">
            <text:p>Ministry of Defence</text:p>
          </table:table-cell>
          <table:table-cell office:value-type="string" table:style-name="ce72">
            <text:p>Ministry of Defence</text:p>
          </table:table-cell>
          <table:table-cell office:value-type="string" table:style-name="ce71">
            <text:p>Ministerial Department</text:p>
          </table:table-cell>
          <table:table-cell table:number-columns-repeated="16380"/>
        </table:table-row>
        <table:table-row table:style-name="ro31">
          <table:table-cell table:style-name="ce69"/>
          <table:table-cell office:value-type="string" table:style-name="ce71">
            <text:p>Ministry of Defence</text:p>
          </table:table-cell>
          <table:table-cell office:value-type="string" table:style-name="ce71">
            <text:p>National Army Museum</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Ministry of Defence</text:p>
          </table:table-cell>
          <table:table-cell office:value-type="string" table:style-name="ce72">
            <text:p>National Museum of the Royal Navy</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Ministry of Defence</text:p>
          </table:table-cell>
          <table:table-cell office:value-type="string" table:style-name="ce72">
            <text:p>Royal Air Force Museum</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Ministry of Defence</text:p>
          </table:table-cell>
          <table:table-cell office:value-type="string" table:style-name="ce74">
            <text:p>UK Hydrographic Office</text:p>
          </table:table-cell>
          <table:table-cell office:value-type="string" table:style-name="ce71">
            <text:p>Executive Agency</text:p>
          </table:table-cell>
          <table:table-cell table:number-columns-repeated="16380"/>
        </table:table-row>
        <table:table-row table:style-name="ro31">
          <table:table-cell table:style-name="ce69"/>
          <table:table-cell office:value-type="string" table:style-name="ce71">
            <text:p>Ministry of Justice</text:p>
          </table:table-cell>
          <table:table-cell office:value-type="string" table:style-name="ce72">
            <text:p>Children and Family Court Advisory and Support Services</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Ministry of Justice</text:p>
          </table:table-cell>
          <table:table-cell office:value-type="string" table:style-name="ce71">
            <text:p>Criminal Cases Review Commission</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Ministry of Justice</text:p>
          </table:table-cell>
          <table:table-cell office:value-type="string" table:style-name="ce72">
            <text:p>Criminal Injuries Compensation Authority</text:p>
          </table:table-cell>
          <table:table-cell office:value-type="string" table:style-name="ce71">
            <text:p>Executive Agency</text:p>
          </table:table-cell>
          <table:table-cell table:number-columns-repeated="16380"/>
        </table:table-row>
        <table:table-row table:style-name="ro31">
          <table:table-cell table:style-name="ce69"/>
          <table:table-cell office:value-type="string" table:style-name="ce71">
            <text:p>Ministry of Justice</text:p>
          </table:table-cell>
          <table:table-cell office:value-type="string" table:style-name="ce73">
            <text:p>HM Courts and Tribunals Service</text:p>
          </table:table-cell>
          <table:table-cell office:value-type="string" table:style-name="ce71">
            <text:p>Executive Agency</text:p>
          </table:table-cell>
          <table:table-cell table:number-columns-repeated="16380"/>
        </table:table-row>
        <table:table-row table:style-name="ro31">
          <table:table-cell table:style-name="ce69"/>
          <table:table-cell office:value-type="string" table:style-name="ce71">
            <text:p>Ministry of Justice</text:p>
          </table:table-cell>
          <table:table-cell office:value-type="string" table:style-name="ce71">
            <text:p>Judicial Appointments Commission</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Ministry of Justice</text:p>
          </table:table-cell>
          <table:table-cell office:value-type="string" table:style-name="ce71">
            <text:p>Legal Aid Agency</text:p>
          </table:table-cell>
          <table:table-cell office:value-type="string" table:style-name="ce71">
            <text:p>Executive Agency</text:p>
          </table:table-cell>
          <table:table-cell table:number-columns-repeated="16380"/>
        </table:table-row>
        <table:table-row table:style-name="ro31">
          <table:table-cell table:style-name="ce69"/>
          <table:table-cell office:value-type="string" table:style-name="ce71">
            <text:p>Ministry of Justice</text:p>
          </table:table-cell>
          <table:table-cell office:value-type="string" table:style-name="ce71">
            <text:p>Legal Services Board</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Ministry of Justice</text:p>
          </table:table-cell>
          <table:table-cell office:value-type="string" table:style-name="ce72">
            <text:p>Ministry of Justice</text:p>
          </table:table-cell>
          <table:table-cell office:value-type="string" table:style-name="ce71">
            <text:p>Ministerial Department</text:p>
          </table:table-cell>
          <table:table-cell table:number-columns-repeated="16380"/>
        </table:table-row>
        <table:table-row table:style-name="ro31">
          <table:table-cell table:style-name="ce69"/>
          <table:table-cell office:value-type="string" table:style-name="ce71">
            <text:p>Ministry of Justice</text:p>
          </table:table-cell>
          <table:table-cell office:value-type="string" table:style-name="ce72">
            <text:p>HMPPS</text:p>
          </table:table-cell>
          <table:table-cell office:value-type="string" table:style-name="ce71">
            <text:p>Executive Agency</text:p>
          </table:table-cell>
          <table:table-cell table:number-columns-repeated="16380"/>
        </table:table-row>
        <table:table-row table:style-name="ro31">
          <table:table-cell table:style-name="ce69"/>
          <table:table-cell office:value-type="string" table:style-name="ce71">
            <text:p>Ministry of Justice</text:p>
          </table:table-cell>
          <table:table-cell office:value-type="string" table:style-name="ce71">
            <text:p>Parole Board</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Ministry of Justice</text:p>
          </table:table-cell>
          <table:table-cell office:value-type="string" table:style-name="ce72">
            <text:p>The Office of the Public Guardian</text:p>
          </table:table-cell>
          <table:table-cell office:value-type="string" table:style-name="ce71">
            <text:p>Executive Agency</text:p>
          </table:table-cell>
          <table:table-cell table:number-columns-repeated="16380"/>
        </table:table-row>
        <table:table-row table:style-name="ro31">
          <table:table-cell table:style-name="ce69"/>
          <table:table-cell office:value-type="string" table:style-name="ce71">
            <text:p>Ministry of Justice</text:p>
          </table:table-cell>
          <table:table-cell office:value-type="string" table:style-name="ce71">
            <text:p>Youth Justice Board for England and Wales</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National Crime Agency</text:p>
          </table:table-cell>
          <table:table-cell office:value-type="string" table:style-name="ce71">
            <text:p>National Crime Agency</text:p>
          </table:table-cell>
          <table:table-cell office:value-type="string" table:style-name="ce71">
            <text:p>Non-Ministerial Department</text:p>
          </table:table-cell>
          <table:table-cell table:number-columns-repeated="16380"/>
        </table:table-row>
        <table:table-row table:style-name="ro31">
          <table:table-cell table:style-name="ce69"/>
          <table:table-cell office:value-type="string" table:style-name="ce71">
            <text:p>Northern Ireland Office</text:p>
          </table:table-cell>
          <table:table-cell office:value-type="string" table:style-name="ce71">
            <text:p>Northern Ireland Human Rights Commission</text:p>
          </table:table-cell>
          <table:table-cell office:value-type="string" table:style-name="ce71">
            <text:p>Executive Non-Departmental Public Body</text:p>
          </table:table-cell>
          <table:table-cell table:number-columns-repeated="16380"/>
        </table:table-row>
        <table:table-row table:style-name="ro31">
          <table:table-cell table:style-name="ce69"/>
          <table:table-cell office:value-type="string" table:style-name="ce71">
            <text:p>Northern Ireland Office</text:p>
          </table:table-cell>
          <table:table-cell office:value-type="string" table:style-name="ce72">
            <text:p>Northern Ireland Office</text:p>
          </table:table-cell>
          <table:table-cell office:value-type="string" table:style-name="ce71">
            <text:p>Ministerial Department</text:p>
          </table:table-cell>
          <table:table-cell table:number-columns-repeated="16380"/>
        </table:table-row>
        <table:table-row table:style-name="ro31">
          <table:table-cell table:style-name="ce69"/>
          <table:table-cell office:value-type="string" table:style-name="ce71">
            <text:p>Office for Standards in Education, Children's Services and Skills</text:p>
          </table:table-cell>
          <table:table-cell office:value-type="string" table:style-name="ce72">
            <text:p>Office for Standards in Education, Children's Services and Skills</text:p>
          </table:table-cell>
          <table:table-cell office:value-type="string" table:style-name="ce71">
            <text:p>Non-Ministerial Department</text:p>
          </table:table-cell>
          <table:table-cell table:number-columns-repeated="16380"/>
        </table:table-row>
        <table:table-row table:style-name="ro31">
          <table:table-cell table:style-name="ce69"/>
          <table:table-cell office:value-type="string" table:style-name="ce71">
            <text:p>Office of Gas and Electricity Market</text:p>
          </table:table-cell>
          <table:table-cell office:value-type="string" table:style-name="ce71">
            <text:p>Office of Gas and Electricity Market</text:p>
          </table:table-cell>
          <table:table-cell office:value-type="string" table:style-name="ce71">
            <text:p>Non-Ministerial Department</text:p>
          </table:table-cell>
          <table:table-cell table:number-columns-repeated="16380"/>
        </table:table-row>
        <table:table-row table:style-name="ro31">
          <table:table-cell table:style-name="ce69"/>
          <table:table-cell office:value-type="string" table:style-name="ce71">
            <text:p>Office of Qualifications and Examinations Regulation</text:p>
          </table:table-cell>
          <table:table-cell office:value-type="string" table:style-name="ce72">
            <text:p>Office of Qualifications and Examinations Regulation</text:p>
          </table:table-cell>
          <table:table-cell office:value-type="string" table:style-name="ce71">
            <text:p>Non-Ministerial Department</text:p>
          </table:table-cell>
          <table:table-cell table:number-columns-repeated="16380"/>
        </table:table-row>
        <table:table-row table:style-name="ro31">
          <table:table-cell table:style-name="ce69"/>
          <table:table-cell office:value-type="string" table:style-name="ce71">
            <text:p>Scotland Office</text:p>
          </table:table-cell>
          <table:table-cell office:value-type="string" table:style-name="ce72">
            <text:p>Scotland Office</text:p>
          </table:table-cell>
          <table:table-cell office:value-type="string" table:style-name="ce71">
            <text:p>Ministerial Department</text:p>
          </table:table-cell>
          <table:table-cell table:number-columns-repeated="16380"/>
        </table:table-row>
        <table:table-row table:style-name="ro31">
          <table:table-cell table:style-name="ce69"/>
          <table:table-cell office:value-type="string" table:style-name="ce71">
            <text:p>Security and Intelligence Services</text:p>
          </table:table-cell>
          <table:table-cell office:value-type="string" table:style-name="ce72">
            <text:p>Security and Intelligence Services</text:p>
          </table:table-cell>
          <table:table-cell office:value-type="string" table:style-name="ce71">
            <text:p>Non-Ministerial Department</text:p>
          </table:table-cell>
          <table:table-cell table:number-columns-repeated="16380"/>
        </table:table-row>
        <table:table-row table:style-name="ro31">
          <table:table-cell table:style-name="ce69"/>
          <table:table-cell office:value-type="string" table:style-name="ce71">
            <text:p>UK Supreme Court</text:p>
          </table:table-cell>
          <table:table-cell office:value-type="string" table:style-name="ce72">
            <text:p>UK Supreme Court</text:p>
          </table:table-cell>
          <table:table-cell office:value-type="string" table:style-name="ce71">
            <text:p>Non-Ministerial Department</text:p>
          </table:table-cell>
          <table:table-cell table:number-columns-repeated="16380"/>
        </table:table-row>
        <table:table-row table:style-name="ro31">
          <table:table-cell table:style-name="ce69"/>
          <table:table-cell office:value-type="string" table:style-name="ce71">
            <text:p>United Kingdom Statistics Authority</text:p>
          </table:table-cell>
          <table:table-cell office:value-type="string" table:style-name="ce71">
            <text:p>United Kingdom Statistics Authority</text:p>
          </table:table-cell>
          <table:table-cell office:value-type="string" table:style-name="ce71">
            <text:p>Non-Ministerial Department</text:p>
          </table:table-cell>
          <table:table-cell table:number-columns-repeated="16380"/>
        </table:table-row>
        <table:table-row table:style-name="ro31">
          <table:table-cell table:style-name="ce69"/>
          <table:table-cell office:value-type="string" table:style-name="ce71">
            <text:p>Wales Office</text:p>
          </table:table-cell>
          <table:table-cell office:value-type="string" table:style-name="ce71">
            <text:p>Wales Office</text:p>
          </table:table-cell>
          <table:table-cell office:value-type="string" table:style-name="ce71">
            <text:p>Ministerial Department</text:p>
          </table:table-cell>
          <table:table-cell table:number-columns-repeated="16380"/>
        </table:table-row>
        <table:table-row table:number-rows-repeated="1048380" table:style-name="ro31">
          <table:table-cell table:number-columns-repeated="16384"/>
        </table:table-row>
      </table:table>
      <table:table table:name="Drop_down_lists" table:style-name="ta5">
        <table:table-column table:style-name="co31" table:default-cell-style-name="ce37"/>
        <table:table-column table:style-name="co32" table:default-cell-style-name="ce38"/>
        <table:table-column table:style-name="co33" table:default-cell-style-name="ce37"/>
        <table:table-column table:style-name="co34" table:default-cell-style-name="ce37"/>
        <table:table-column table:style-name="co5" table:number-columns-repeated="16380" table:default-cell-style-name="ce37"/>
        <table:table-row table:style-name="ro6">
          <table:table-cell office:value-type="string" table:style-name="ce39">
            <text:p>Main, parent or sponsoring department</text:p>
          </table:table-cell>
          <table:table-cell office:value-type="string" table:style-name="ce35">
            <text:p>Organisation name</text:p>
          </table:table-cell>
          <table:table-cell office:value-type="string" table:style-name="ce39">
            <text:p>Organisation type</text:p>
          </table:table-cell>
          <table:table-cell office:value-type="string" table:style-name="ce39">
            <text:p>Yes_No</text:p>
          </table:table-cell>
          <table:table-cell table:style-name="ce62"/>
          <table:table-cell table:style-name="ce37"/>
          <table:table-cell table:style-name="ce107"/>
          <table:table-cell table:number-columns-repeated="16377"/>
        </table:table-row>
        <table:table-row table:style-name="ro6">
          <table:table-cell office:value-type="string" table:style-name="ce87">
            <text:p>Attorney General's Departments</text:p>
          </table:table-cell>
          <table:table-cell office:value-type="string" table:style-name="ce88">
            <text:p>Advisory Conciliation and Arbitration Service</text:p>
          </table:table-cell>
          <table:table-cell office:value-type="string" table:style-name="ce37">
            <text:p>Crown Non Departmental Public Body</text:p>
          </table:table-cell>
          <table:table-cell office:value-type="string" table:style-name="ce62">
            <text:p>Yes</text:p>
          </table:table-cell>
          <table:table-cell table:style-name="ce62"/>
          <table:table-cell table:number-columns-repeated="16379" table:style-name="ce37"/>
        </table:table-row>
        <table:table-row table:style-name="ro6">
          <table:table-cell office:value-type="string" table:style-name="ce41">
            <text:p>Cabinet Office</text:p>
          </table:table-cell>
          <table:table-cell office:value-type="string" table:style-name="ce88">
            <text:p>Agricultural Wages Board for England and Wales</text:p>
          </table:table-cell>
          <table:table-cell office:value-type="string" table:style-name="ce37">
            <text:p>Executive Agency</text:p>
          </table:table-cell>
          <table:table-cell office:value-type="string" table:style-name="ce62">
            <text:p>No - please add a comment</text:p>
          </table:table-cell>
          <table:table-cell table:style-name="ce94"/>
          <table:table-cell table:number-columns-repeated="16379" table:style-name="ce37"/>
        </table:table-row>
        <table:table-row table:style-name="ro6">
          <table:table-cell office:value-type="string" table:style-name="ce41">
            <text:p>Charity Commission</text:p>
          </table:table-cell>
          <table:table-cell office:value-type="string" table:style-name="ce88">
            <text:p>Agricultural Wages Committee x 15</text:p>
          </table:table-cell>
          <table:table-cell office:value-type="string" table:style-name="ce37">
            <text:p>Executive Non-Departmental Public Body</text:p>
          </table:table-cell>
          <table:table-cell table:style-name="ce37"/>
          <table:table-cell table:style-name="ce94"/>
          <table:table-cell table:number-columns-repeated="16379" table:style-name="ce37"/>
        </table:table-row>
        <table:table-row table:style-name="ro6">
          <table:table-cell office:value-type="string" table:style-name="ce107">
            <text:p>Competition and Markets Authority</text:p>
          </table:table-cell>
          <table:table-cell office:value-type="string" table:style-name="ce86">
            <text:p>Agriculture and Horticulture Development Board</text:p>
          </table:table-cell>
          <table:table-cell office:value-type="string" table:style-name="ce37">
            <text:p>Ministerial Department</text:p>
          </table:table-cell>
          <table:table-cell table:style-name="ce37"/>
          <table:table-cell table:style-name="ce94"/>
          <table:table-cell table:number-columns-repeated="16379" table:style-name="ce37"/>
        </table:table-row>
        <table:table-row table:style-name="ro6">
          <table:table-cell office:value-type="string" table:style-name="ce87">
            <text:p>Department for Business, Energy and Industrial Strategy</text:p>
          </table:table-cell>
          <table:table-cell office:value-type="string" table:style-name="ce1">
            <text:p>Animal and Plant Health Agency</text:p>
          </table:table-cell>
          <table:table-cell office:value-type="string" table:style-name="ce37">
            <text:p>Non-Ministerial Department</text:p>
          </table:table-cell>
          <table:table-cell table:style-name="ce37"/>
          <table:table-cell table:style-name="ce94"/>
          <table:table-cell table:number-columns-repeated="16379" table:style-name="ce37"/>
        </table:table-row>
        <table:table-row table:style-name="ro6">
          <table:table-cell office:value-type="string" table:style-name="ce87">
            <text:p>Department for Communities and Local Government</text:p>
          </table:table-cell>
          <table:table-cell office:value-type="string" table:style-name="ce95">
            <text:p>Arts and Humanities Research Council</text:p>
          </table:table-cell>
          <table:table-cell office:value-type="string" table:style-name="ce107">
            <text:p>OTHER</text:p>
          </table:table-cell>
          <table:table-cell table:style-name="ce37"/>
          <table:table-cell table:style-name="ce94"/>
          <table:table-cell table:number-columns-repeated="16379" table:style-name="ce37"/>
        </table:table-row>
        <table:table-row table:style-name="ro6">
          <table:table-cell office:value-type="string" table:style-name="ce87">
            <text:p>Department for Culture, Media and Sport</text:p>
          </table:table-cell>
          <table:table-cell office:value-type="string" table:style-name="ce95">
            <text:p>Arts Council England</text:p>
          </table:table-cell>
          <table:table-cell table:style-name="ce107"/>
          <table:table-cell table:style-name="ce37"/>
          <table:table-cell table:style-name="ce94"/>
          <table:table-cell table:number-columns-repeated="16379" table:style-name="ce37"/>
        </table:table-row>
        <table:table-row table:style-name="ro6">
          <table:table-cell office:value-type="string" table:style-name="ce41">
            <text:p>Department for Education</text:p>
          </table:table-cell>
          <table:table-cell office:value-type="string" table:style-name="ce37">
            <text:p>Attorney General's Office</text:p>
          </table:table-cell>
          <table:table-cell table:number-columns-repeated="2" table:style-name="ce37"/>
          <table:table-cell table:style-name="ce94"/>
          <table:table-cell table:number-columns-repeated="16379" table:style-name="ce37"/>
        </table:table-row>
        <table:table-row table:style-name="ro6">
          <table:table-cell office:value-type="string" table:style-name="ce87">
            <text:p>Department for Environment, Food and Rural Affairs</text:p>
          </table:table-cell>
          <table:table-cell office:value-type="string" table:style-name="ce37">
            <text:p>Big Lottery Fund</text:p>
          </table:table-cell>
          <table:table-cell table:number-columns-repeated="2" table:style-name="ce37"/>
          <table:table-cell table:style-name="ce94"/>
          <table:table-cell table:number-columns-repeated="16379" table:style-name="ce37"/>
        </table:table-row>
        <table:table-row table:style-name="ro6">
          <table:table-cell office:value-type="string" table:style-name="ce105">
            <text:p>Department for Exiting the European Union</text:p>
          </table:table-cell>
          <table:table-cell office:value-type="string" table:style-name="ce86">
            <text:p>Biotechnology and Biological Sciences Research Council</text:p>
          </table:table-cell>
          <table:table-cell table:number-columns-repeated="2" table:style-name="ce37"/>
          <table:table-cell table:style-name="ce94"/>
          <table:table-cell table:number-columns-repeated="16379" table:style-name="ce37"/>
        </table:table-row>
        <table:table-row table:style-name="ro6">
          <table:table-cell office:value-type="string" table:style-name="ce41">
            <text:p>Department for International Development</text:p>
          </table:table-cell>
          <table:table-cell office:value-type="string" table:style-name="ce37">
            <text:p>British Council</text:p>
          </table:table-cell>
          <table:table-cell table:number-columns-repeated="2" table:style-name="ce37"/>
          <table:table-cell table:style-name="ce94"/>
          <table:table-cell table:number-columns-repeated="16379" table:style-name="ce37"/>
        </table:table-row>
        <table:table-row table:style-name="ro6">
          <table:table-cell office:value-type="string" table:style-name="ce105">
            <text:p>Department for International Trade</text:p>
          </table:table-cell>
          <table:table-cell office:value-type="string" table:style-name="ce37">
            <text:p>British Film Institute</text:p>
          </table:table-cell>
          <table:table-cell table:number-columns-repeated="2" table:style-name="ce37"/>
          <table:table-cell table:style-name="ce94"/>
          <table:table-cell table:number-columns-repeated="16379" table:style-name="ce37"/>
        </table:table-row>
        <table:table-row table:style-name="ro6">
          <table:table-cell office:value-type="string" table:style-name="ce41">
            <text:p>Department for Transport</text:p>
          </table:table-cell>
          <table:table-cell office:value-type="string" table:style-name="ce37">
            <text:p>British Hallmarking Council</text:p>
          </table:table-cell>
          <table:table-cell table:number-columns-repeated="2" table:style-name="ce37"/>
          <table:table-cell table:style-name="ce94"/>
          <table:table-cell table:number-columns-repeated="16379" table:style-name="ce37"/>
        </table:table-row>
        <table:table-row table:style-name="ro6">
          <table:table-cell office:value-type="string" table:style-name="ce87">
            <text:p>Department for Work and Pensions</text:p>
          </table:table-cell>
          <table:table-cell office:value-type="string" table:style-name="ce37">
            <text:p>British Library</text:p>
          </table:table-cell>
          <table:table-cell table:number-columns-repeated="2" table:style-name="ce37"/>
          <table:table-cell table:style-name="ce94"/>
          <table:table-cell table:number-columns-repeated="16379" table:style-name="ce37"/>
        </table:table-row>
        <table:table-row table:style-name="ro6">
          <table:table-cell office:value-type="string" table:style-name="ce87">
            <text:p>Department of Energy and Climate Change</text:p>
          </table:table-cell>
          <table:table-cell office:value-type="string" table:style-name="ce37">
            <text:p>British Museum</text:p>
          </table:table-cell>
          <table:table-cell table:number-columns-repeated="2" table:style-name="ce37"/>
          <table:table-cell table:style-name="ce94"/>
          <table:table-cell table:number-columns-repeated="16379" table:style-name="ce37"/>
        </table:table-row>
        <table:table-row table:style-name="ro6">
          <table:table-cell office:value-type="string" table:style-name="ce41">
            <text:p>Department of Health</text:p>
          </table:table-cell>
          <table:table-cell office:value-type="string" table:style-name="ce86">
            <text:p>British Transport Police Authority</text:p>
          </table:table-cell>
          <table:table-cell table:number-columns-repeated="2" table:style-name="ce37"/>
          <table:table-cell table:style-name="ce94"/>
          <table:table-cell table:number-columns-repeated="16379"/>
        </table:table-row>
        <table:table-row table:style-name="ro6">
          <table:table-cell office:value-type="string" table:style-name="ce105">
            <text:p>Food Standards Agency</text:p>
          </table:table-cell>
          <table:table-cell office:value-type="string" table:style-name="ce105">
            <text:p>Cabinet Office</text:p>
          </table:table-cell>
          <table:table-cell table:number-columns-repeated="2" table:style-name="ce37"/>
          <table:table-cell table:style-name="ce94"/>
          <table:table-cell table:number-columns-repeated="16379"/>
        </table:table-row>
        <table:table-row table:style-name="ro6">
          <table:table-cell office:value-type="string" table:style-name="ce87">
            <text:p>Foreign and Commonwealth Office</text:p>
          </table:table-cell>
          <table:table-cell office:value-type="string" table:style-name="ce37">
            <text:p>Care Quality Commission<text:s/></text:p>
          </table:table-cell>
          <table:table-cell table:number-columns-repeated="2" table:style-name="ce37"/>
          <table:table-cell table:style-name="ce94"/>
          <table:table-cell table:number-columns-repeated="16379"/>
        </table:table-row>
        <table:table-row table:style-name="ro6">
          <table:table-cell office:value-type="string" table:style-name="ce87">
            <text:p>Government Actuary's Department</text:p>
          </table:table-cell>
          <table:table-cell office:value-type="string" table:style-name="ce91">
            <text:p>Centre for Environment, Fisheries and Aquaculture Science</text:p>
          </table:table-cell>
          <table:table-cell table:number-columns-repeated="2" table:style-name="ce37"/>
          <table:table-cell table:style-name="ce94"/>
          <table:table-cell table:number-columns-repeated="16379"/>
        </table:table-row>
        <table:table-row table:style-name="ro6">
          <table:table-cell office:value-type="string" table:style-name="ce41">
            <text:p>HM Revenue and Customs</text:p>
          </table:table-cell>
          <table:table-cell office:value-type="string" table:style-name="ce37">
            <text:p>Charity Commission</text:p>
          </table:table-cell>
          <table:table-cell table:number-columns-repeated="2" table:style-name="ce37"/>
          <table:table-cell table:style-name="ce94"/>
          <table:table-cell table:number-columns-repeated="16379"/>
        </table:table-row>
        <table:table-row table:style-name="ro6">
          <table:table-cell office:value-type="string" table:style-name="ce87">
            <text:p>HM Treasury</text:p>
          </table:table-cell>
          <table:table-cell office:value-type="string" table:style-name="ce93">
            <text:p>Children and Family Court Advisory and Support Services</text:p>
          </table:table-cell>
          <table:table-cell table:number-columns-repeated="2" table:style-name="ce37"/>
          <table:table-cell table:style-name="ce94"/>
          <table:table-cell table:number-columns-repeated="16379"/>
        </table:table-row>
        <table:table-row table:style-name="ro6">
          <table:table-cell office:value-type="string" table:style-name="ce87">
            <text:p>Home Office</text:p>
          </table:table-cell>
          <table:table-cell office:value-type="string" table:style-name="ce37">
            <text:p>Civil Nuclear Police Authority</text:p>
          </table:table-cell>
          <table:table-cell table:number-columns-repeated="2" table:style-name="ce37"/>
          <table:table-cell table:style-name="ce94"/>
          <table:table-cell table:number-columns-repeated="16379"/>
        </table:table-row>
        <table:table-row table:style-name="ro6">
          <table:table-cell office:value-type="string" table:style-name="ce41">
            <text:p>Ministry of Defence</text:p>
          </table:table-cell>
          <table:table-cell office:value-type="string" table:style-name="ce37">
            <text:p>Civil Service Commission</text:p>
          </table:table-cell>
          <table:table-cell table:number-columns-repeated="2" table:style-name="ce37"/>
          <table:table-cell table:style-name="ce94"/>
          <table:table-cell table:number-columns-repeated="16379"/>
        </table:table-row>
        <table:table-row table:style-name="ro6">
          <table:table-cell office:value-type="string" table:style-name="ce107">
            <text:p>Ministry of Justice</text:p>
          </table:table-cell>
          <table:table-cell office:value-type="string" table:style-name="ce37">
            <text:p>Coal Authority</text:p>
          </table:table-cell>
          <table:table-cell table:number-columns-repeated="2" table:style-name="ce37"/>
          <table:table-cell table:style-name="ce94"/>
          <table:table-cell table:number-columns-repeated="16379"/>
        </table:table-row>
        <table:table-row table:style-name="ro6">
          <table:table-cell office:value-type="string" table:style-name="ce41">
            <text:p>National Crime Agency</text:p>
          </table:table-cell>
          <table:table-cell office:value-type="string" table:style-name="ce37">
            <text:p>Committee on Climate Change</text:p>
          </table:table-cell>
          <table:table-cell table:number-columns-repeated="2" table:style-name="ce37"/>
          <table:table-cell table:style-name="ce94"/>
          <table:table-cell table:number-columns-repeated="16379"/>
        </table:table-row>
        <table:table-row table:style-name="ro6">
          <table:table-cell office:value-type="string" table:style-name="ce87">
            <text:p>Northern Ireland Office</text:p>
          </table:table-cell>
          <table:table-cell office:value-type="string" table:style-name="ce37">
            <text:p>Commonwealth Scholarship Commission</text:p>
          </table:table-cell>
          <table:table-cell table:number-columns-repeated="2" table:style-name="ce37"/>
          <table:table-cell table:style-name="ce94"/>
          <table:table-cell table:number-columns-repeated="16379"/>
        </table:table-row>
        <table:table-row table:style-name="ro6">
          <table:table-cell office:value-type="string" table:style-name="ce41">
            <text:p>Office for Standards in Education, Children's Services and Skills</text:p>
          </table:table-cell>
          <table:table-cell office:value-type="string" table:style-name="ce105">
            <text:p>Companies House<text:s/></text:p>
          </table:table-cell>
          <table:table-cell table:number-columns-repeated="2" table:style-name="ce37"/>
          <table:table-cell table:style-name="ce94"/>
          <table:table-cell table:number-columns-repeated="16379"/>
        </table:table-row>
        <table:table-row table:style-name="ro6">
          <table:table-cell office:value-type="string" table:style-name="ce87">
            <text:p>Office of Gas and Electricity Market</text:p>
          </table:table-cell>
          <table:table-cell office:value-type="string" table:style-name="ce37">
            <text:p>Competition and Markets Authority</text:p>
          </table:table-cell>
          <table:table-cell table:number-columns-repeated="2" table:style-name="ce37"/>
          <table:table-cell table:style-name="ce94"/>
          <table:table-cell table:number-columns-repeated="16379"/>
        </table:table-row>
        <table:table-row table:style-name="ro6">
          <table:table-cell office:value-type="string" table:style-name="ce41">
            <text:p>Office of Qualifications and Examinations Regulation</text:p>
          </table:table-cell>
          <table:table-cell office:value-type="string" table:style-name="ce37">
            <text:p>Competition Service</text:p>
          </table:table-cell>
          <table:table-cell table:number-columns-repeated="2" table:style-name="ce37"/>
          <table:table-cell table:style-name="ce94"/>
          <table:table-cell table:number-columns-repeated="16379"/>
        </table:table-row>
        <table:table-row table:style-name="ro6">
          <table:table-cell office:value-type="string" table:style-name="ce107">
            <text:p>OTHER</text:p>
          </table:table-cell>
          <table:table-cell office:value-type="string" table:style-name="ce37">
            <text:p>Construction Industry Training Board</text:p>
          </table:table-cell>
          <table:table-cell table:number-columns-repeated="2" table:style-name="ce37"/>
          <table:table-cell table:style-name="ce94"/>
          <table:table-cell table:number-columns-repeated="16379"/>
        </table:table-row>
        <table:table-row table:style-name="ro6">
          <table:table-cell office:value-type="string" table:style-name="ce41">
            <text:p>Scotland Office</text:p>
          </table:table-cell>
          <table:table-cell office:value-type="string" table:style-name="ce37">
            <text:p>Consumer Council for Water</text:p>
          </table:table-cell>
          <table:table-cell table:number-columns-repeated="2" table:style-name="ce37"/>
          <table:table-cell table:style-name="ce94"/>
          <table:table-cell table:number-columns-repeated="16379"/>
        </table:table-row>
        <table:table-row table:style-name="ro6">
          <table:table-cell office:value-type="string" table:style-name="ce87">
            <text:p>Security and Intelligence Services</text:p>
          </table:table-cell>
          <table:table-cell office:value-type="string" table:style-name="ce37">
            <text:p>Criminal Cases Review Commission</text:p>
          </table:table-cell>
          <table:table-cell table:number-columns-repeated="2" table:style-name="ce37"/>
          <table:table-cell table:style-name="ce94"/>
          <table:table-cell table:number-columns-repeated="16379"/>
        </table:table-row>
        <table:table-row table:style-name="ro6">
          <table:table-cell office:value-type="string" table:style-name="ce41">
            <text:p>UK Export Finance</text:p>
          </table:table-cell>
          <table:table-cell office:value-type="string" table:style-name="ce106">
            <text:p>Criminal Injuries Compensation Authority</text:p>
          </table:table-cell>
          <table:table-cell table:number-columns-repeated="2" table:style-name="ce37"/>
          <table:table-cell table:style-name="ce94"/>
          <table:table-cell table:number-columns-repeated="16379"/>
        </table:table-row>
        <table:table-row table:style-name="ro6">
          <table:table-cell office:value-type="string" table:style-name="ce78">
            <text:p>UK Supreme Court</text:p>
          </table:table-cell>
          <table:table-cell office:value-type="string" table:style-name="ce105">
            <text:p>Crown Commercial Service</text:p>
          </table:table-cell>
          <table:table-cell table:number-columns-repeated="2" table:style-name="ce37"/>
          <table:table-cell table:style-name="ce94"/>
          <table:table-cell table:number-columns-repeated="16379"/>
        </table:table-row>
        <table:table-row table:style-name="ro6">
          <table:table-cell office:value-type="string" table:style-name="ce41">
            <text:p>United Kingdom Statistics Authority</text:p>
          </table:table-cell>
          <table:table-cell office:value-type="string" table:style-name="ce37">
            <text:p>Crown Prosecution Service</text:p>
          </table:table-cell>
          <table:table-cell table:number-columns-repeated="2" table:style-name="ce37"/>
          <table:table-cell table:style-name="ce94"/>
          <table:table-cell table:number-columns-repeated="16379"/>
        </table:table-row>
        <table:table-row table:style-name="ro6">
          <table:table-cell office:value-type="string" table:style-name="ce105">
            <text:p>Wales Office</text:p>
          </table:table-cell>
          <table:table-cell office:value-type="string" table:style-name="ce37">
            <text:p>Crown Prosecution Service Inspectorate</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107">
            <text:p>Debt Management Office</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105">
            <text:p>Defence Electronics and Components Agency</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105">
            <text:p>Defence Science and Technology Laboratory</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87">
            <text:p>Department for Business, Energy and Industrial Strategy</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92">
            <text:p>Department for Communities and Local Government</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Department for Culture, Media and Sport</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62">
            <text:p>Department for Education</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86">
            <text:p>Department for Environment, Food and Rural Affairs</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86">
            <text:p>Department for Exiting the European Union</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Department for International Development</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85">
            <text:p>Department for International Trade</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105">
            <text:p>Department for Transport<text:s/></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105">
            <text:p>Department for Work and Pensions</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105">
            <text:p>Department of Energy and Climate Change</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105">
            <text:p>Department of Health (excl agencies)</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93">
            <text:p>Directly Operated Railways Ltd</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106">
            <text:p>Disclosure and Barring Service</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105">
            <text:p>Driver and Vehicle Licensing Agency</text:p>
          </table:table-cell>
          <table:table-cell table:number-columns-repeated="16382" table:style-name="ce105"/>
        </table:table-row>
        <table:table-row table:style-name="ro6">
          <table:table-cell table:style-name="ce41"/>
          <table:table-cell office:value-type="string" table:style-name="ce108">
            <text:p>Driver and Vehicle Standards Agency</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108">
            <text:p>Ebbsfleet Development Corporation</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86">
            <text:p>Economic and Social Research Council</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82">
            <text:p>Education Funding Agency</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Engineering and Physical Sciences Research Council</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86">
            <text:p>Engineering Construction Industry Training Board</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Environment Agency</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Equality and Human Rights Commission</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FCO Services</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Film Industry Training Board</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Food Standards Agency</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Foreign and Commonwealth Office</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86">
            <text:p>Gambling Commission</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104">
            <text:p>Gangmasters Licensing Authority</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Geffrye Museum</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105">
            <text:p>Government Actuary's Department</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105">
            <text:p>Government Internal Audit Agency</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108">
            <text:p>Government Legal Department</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107">
            <text:p>Great Britain - China Centre</text:p>
          </table:table-cell>
          <table:table-cell table:number-columns-repeated="16382" table:style-name="ce103"/>
        </table:table-row>
        <table:table-row table:style-name="ro6">
          <table:table-cell table:style-name="ce41"/>
          <table:table-cell office:value-type="string" table:style-name="ce99">
            <text:p>Health and Safety Executive</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Health and Social Care Information Centre</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High Speed 2</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86">
            <text:p>Higher Education Funding Council for England</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86">
            <text:p>Historic England</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102">
            <text:p>HM Courts and Tribunals Service</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HM Revenue and Customs<text:s/></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86">
            <text:p>HM Treasury</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Home Office (excl agencies)<text:s/></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Homes and Communities Agency</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Horniman Public Museum and Public Park Trust</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Horserace Betting Levy Board</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Housing Ombudsman Service</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Human Fertilisation and Embryology Authority</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81">
            <text:p>Human Tissue Authority</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Imperial War Museum</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Independent Commission for Aid Impact</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Independent Living Fund</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97">
            <text:p>Independent Police Complaints Commission</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98">
            <text:p>Information Commissioner's Office</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Innovate UK</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86">
            <text:p>Insolvency Service</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Joint Nature Conservation Committee</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Judicial Appointments Commission</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86">
            <text:p>Land Registry</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95">
            <text:p>Leasehold Advisory Service</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Legal Aid Agency</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90">
            <text:p>Legal Services Board</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103">
            <text:p>Marine Management Organisation</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Maritime and Coastguard Agency</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Marshall Aid Commemoration Commission</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100">
            <text:p>Medical Research Council</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102">
            <text:p>Medicines and Healthcare Products Regulatory Agency</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95">
            <text:p>Met Office</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83">
            <text:p>Ministry of Defence<text:s/></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81">
            <text:p>Ministry of Justice</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Monitor</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104">
            <text:p>National Archives</text:p>
          </table:table-cell>
          <table:table-cell table:number-columns-repeated="16382" table:style-name="ce101"/>
        </table:table-row>
        <table:table-row table:style-name="ro6">
          <table:table-cell table:style-name="ce41"/>
          <table:table-cell office:value-type="string" table:style-name="ce37">
            <text:p>National Army Museum</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National College for Teaching and Leadership</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National Crime Agency</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86">
            <text:p>National Employment Savings Trust Corporation</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National Forest Company</text:p>
          </table:table-cell>
          <table:table-cell table:number-columns-repeated="16382" table:style-name="ce100"/>
        </table:table-row>
        <table:table-row table:style-name="ro6">
          <table:table-cell table:style-name="ce41"/>
          <table:table-cell office:value-type="string" table:style-name="ce37">
            <text:p>National Gallery</text:p>
          </table:table-cell>
          <table:table-cell table:number-columns-repeated="16382" table:style-name="ce103"/>
        </table:table-row>
        <table:table-row table:style-name="ro6">
          <table:table-cell table:style-name="ce41"/>
          <table:table-cell office:value-type="string" table:style-name="ce37">
            <text:p>National Heritage Memorial Fund</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86">
            <text:p>National Institute for Health and Care Excellence</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National Museum of the Royal Navy</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National Museums Liverpool</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National Offender Management Service</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99">
            <text:p>National Portrait Gallery</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National Savings and Investments</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Natural England</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Natural Environment Research Council</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89">
            <text:p>Natural History Museum</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NHS England</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93">
            <text:p>Northern Ireland Human Rights Commission</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Northern Ireland Office</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86">
            <text:p>Northern Lighthouse Board</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Nuclear Decommissioning Authority</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Office for Budget Responsibility</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Office for Fair Access</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Office for Standards in Education, Children's Services and Skills</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Office of Gas and Electricity Market</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Office of Qualifications and Examinations Regulation</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81">
            <text:p>Office of Rail and Road</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105">
            <text:p>Office of the Immigration Services Commissioner</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80">
            <text:p>Oil and Gas Authority</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108">
            <text:p>OTHER</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105">
            <text:p>Parole Board</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105">
            <text:p>Planning Inspectorate</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Public Health England</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Queen Elizabeth II Conference Centre</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Royal Air Force Museum</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Royal Armouries</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Royal Botanic Gardens, Kew</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86">
            <text:p>Royal Museums Greenwich</text:p>
          </table:table-cell>
          <table:table-cell table:number-columns-repeated="16382" table:style-name="ce96"/>
        </table:table-row>
        <table:table-row table:style-name="ro6">
          <table:table-cell table:style-name="ce41"/>
          <table:table-cell office:value-type="string" table:style-name="ce37">
            <text:p>Royal Parks</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Rural Payments Agency</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86">
            <text:p>Science and Technology Facilities Council</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Science Museum Group</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Scotland Office</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Sea Fish Industry Authority</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96">
            <text:p>Security and Intelligence Services</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Security Industry Authority</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Serious Fraud Office</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Sir John Soane's Museum</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Skills Funding Agency<text:s/></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93">
            <text:p>Sport England</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Sports Ground Safety Authority</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83">
            <text:p>Standards and Testing Agency</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Student Loans Company Ltd</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Tate Gallery</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The Office of the Children's Commissioner</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The Office of the Public Guardian</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105">
            <text:p>The Pensions Advisory Service</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105">
            <text:p>The Pensions Regulator</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105">
            <text:p>Transport Focus</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105">
            <text:p>Trinity House</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107">
            <text:p>UK Anti-Doping</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UK Commission for Employment and Skills</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UK Hydrographic Office</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UK Intellectual Property Office</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UK Space Agency</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105">
            <text:p>UK Sport</text:p>
          </table:table-cell>
          <table:table-cell table:number-columns-repeated="16382" table:style-name="ce104"/>
        </table:table-row>
        <table:table-row table:style-name="ro6">
          <table:table-cell table:style-name="ce41"/>
          <table:table-cell office:value-type="string" table:style-name="ce105">
            <text:p>UK Supreme Court</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107">
            <text:p>UK Trade and Investment (BIS)</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107">
            <text:p>UK Trade and Investment (FCO)</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108">
            <text:p>United Kingdom Atomic Energy Authority</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108">
            <text:p>United Kingdom Statistics Authority</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86">
            <text:p>Valuation Office</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Valuation Tribunal Service</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Vehicle Certification Agency</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Veterinary Medicines Directorate<text:s/></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Victoria and Albert Museum</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Visit Britain</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37">
            <text:p>Wales Office</text:p>
          </table:table-cell>
          <table:table-cell table:number-columns-repeated="2" table:style-name="ce82"/>
          <table:table-cell table:style-name="ce94"/>
          <table:table-cell table:number-columns-repeated="16379" table:style-name="ce82"/>
        </table:table-row>
        <table:table-row table:style-name="ro6">
          <table:table-cell table:style-name="ce41"/>
          <table:table-cell office:value-type="string" table:style-name="ce37">
            <text:p>Wallace Collection</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86">
            <text:p>Water Services Regulation Authority</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105">
            <text:p>Westminster Foundation for Democracy</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105">
            <text:p>Wilton Park Executive Agency</text:p>
          </table:table-cell>
          <table:table-cell table:number-columns-repeated="2" table:style-name="ce37"/>
          <table:table-cell table:style-name="ce94"/>
          <table:table-cell table:number-columns-repeated="16379"/>
        </table:table-row>
        <table:table-row table:style-name="ro6">
          <table:table-cell table:style-name="ce41"/>
          <table:table-cell office:value-type="string" table:style-name="ce105">
            <text:p>Youth Justice Board for England and Wales</text:p>
          </table:table-cell>
          <table:table-cell table:number-columns-repeated="2" table:style-name="ce37"/>
          <table:table-cell table:style-name="ce94"/>
          <table:table-cell table:number-columns-repeated="16379"/>
        </table:table-row>
        <table:table-row table:style-name="ro6">
          <table:table-cell table:style-name="ce41"/>
          <table:table-cell table:style-name="ce38"/>
          <table:table-cell table:number-columns-repeated="2" table:style-name="ce37"/>
          <table:table-cell table:style-name="ce94"/>
          <table:table-cell table:number-columns-repeated="16379"/>
        </table:table-row>
        <table:table-row table:number-rows-repeated="3" table:style-name="ro6">
          <table:table-cell table:style-name="ce41"/>
          <table:table-cell table:number-columns-repeated="3" table:style-name="ce37"/>
          <table:table-cell table:style-name="ce94"/>
          <table:table-cell table:number-columns-repeated="16379"/>
        </table:table-row>
        <table:table-row table:number-rows-repeated="6" table:style-name="ro6">
          <table:table-cell table:style-name="ce41"/>
          <table:table-cell table:number-columns-repeated="2" table:style-name="ce37"/>
          <table:table-cell table:number-columns-repeated="2" table:style-name="ce94"/>
          <table:table-cell table:number-columns-repeated="16379"/>
        </table:table-row>
        <table:table-row table:number-rows-repeated="4" table:style-name="ro6">
          <table:table-cell table:style-name="ce41"/>
          <table:table-cell table:style-name="ce42"/>
          <table:table-cell table:style-name="ce37"/>
          <table:table-cell table:number-columns-repeated="2" table:style-name="ce94"/>
          <table:table-cell table:number-columns-repeated="16379"/>
        </table:table-row>
        <table:table-row table:number-rows-repeated="2" table:style-name="ro6">
          <table:table-cell table:number-columns-repeated="2" table:style-name="ce41"/>
          <table:table-cell table:style-name="ce37"/>
          <table:table-cell table:number-columns-repeated="2" table:style-name="ce94"/>
          <table:table-cell table:number-columns-repeated="16379"/>
        </table:table-row>
        <table:table-row table:style-name="ro6">
          <table:table-cell table:style-name="ce40"/>
          <table:table-cell table:style-name="ce42"/>
          <table:table-cell table:style-name="ce37"/>
          <table:table-cell table:number-columns-repeated="2" table:style-name="ce94"/>
          <table:table-cell table:number-columns-repeated="16379"/>
        </table:table-row>
        <table:table-row table:style-name="ro6">
          <table:table-cell table:style-name="ce40"/>
          <table:table-cell table:style-name="ce41"/>
          <table:table-cell table:style-name="ce37"/>
          <table:table-cell table:number-columns-repeated="2" table:style-name="ce94"/>
          <table:table-cell table:number-columns-repeated="16379"/>
        </table:table-row>
        <table:table-row table:style-name="ro6">
          <table:table-cell table:style-name="ce40"/>
          <table:table-cell table:style-name="ce42"/>
          <table:table-cell table:style-name="ce37"/>
          <table:table-cell table:number-columns-repeated="2" table:style-name="ce94"/>
          <table:table-cell table:number-columns-repeated="16379"/>
        </table:table-row>
        <table:table-row table:style-name="ro6">
          <table:table-cell table:style-name="ce40"/>
          <table:table-cell table:style-name="ce41"/>
          <table:table-cell table:style-name="ce37"/>
          <table:table-cell table:number-columns-repeated="2" table:style-name="ce94"/>
          <table:table-cell table:number-columns-repeated="16379"/>
        </table:table-row>
        <table:table-row table:number-rows-repeated="5" table:style-name="ro6">
          <table:table-cell table:style-name="ce40"/>
          <table:table-cell table:style-name="ce41"/>
          <table:table-cell table:style-name="ce37"/>
          <table:table-cell table:style-name="ce94"/>
          <table:table-cell table:number-columns-repeated="16380" table:style-name="ce37"/>
        </table:table-row>
        <table:table-row table:number-rows-repeated="4" table:style-name="ro6">
          <table:table-cell table:style-name="ce40"/>
          <table:table-cell table:style-name="ce36"/>
          <table:table-cell table:number-columns-repeated="16382" table:style-name="ce37"/>
        </table:table-row>
        <table:table-row table:number-rows-repeated="10" table:style-name="ro6">
          <table:table-cell table:style-name="ce40"/>
          <table:table-cell table:style-name="ce36"/>
          <table:table-cell table:number-columns-repeated="16382"/>
        </table:table-row>
        <table:table-row table:number-rows-repeated="2" table:style-name="ro6">
          <table:table-cell table:style-name="ce37"/>
          <table:table-cell table:style-name="ce36"/>
          <table:table-cell table:number-columns-repeated="16382"/>
        </table:table-row>
        <table:table-row table:number-rows-repeated="62" table:style-name="ro6">
          <table:table-cell table:style-name="ce40"/>
          <table:table-cell table:style-name="ce36"/>
          <table:table-cell table:number-columns-repeated="16382"/>
        </table:table-row>
        <table:table-row table:number-rows-repeated="2" table:style-name="ro6">
          <table:table-cell table:number-columns-repeated="2" table:style-name="ce36"/>
          <table:table-cell table:number-columns-repeated="16382"/>
        </table:table-row>
        <table:table-row table:number-rows-repeated="7" table:style-name="ro6">
          <table:table-cell table:style-name="ce40"/>
          <table:table-cell table:style-name="ce36"/>
          <table:table-cell table:number-columns-repeated="16382"/>
        </table:table-row>
        <table:table-row table:number-rows-repeated="13" table:style-name="ro6">
          <table:table-cell table:style-name="ce40"/>
          <table:table-cell table:style-name="ce38"/>
          <table:table-cell table:number-columns-repeated="16382"/>
        </table:table-row>
        <table:table-row table:number-rows-repeated="9" table:style-name="ro6">
          <table:table-cell table:style-name="ce40"/>
          <table:table-cell table:number-columns-repeated="16383"/>
        </table:table-row>
        <table:table-row table:number-rows-repeated="1048247" table:style-name="ro6">
          <table:table-cell table:number-columns-repeated="16384"/>
        </table:table-row>
      </table:table>
      <table:named-expressions>
        <table:named-range table:name="List_of_organisations" table:cell-range-address="Drop_down_lists.$B$2:Drop_down_lists.$B$193" table:base-cell-address="Drop_down_lists.$A$1"/>
        <table:named-expression table:name="Main_Department" table:expression="of:=[.#REF!]" table:base-cell-address="Contents.$A$1"/>
        <table:named-range table:name="Organisation_Type" table:cell-range-address="Drop_down_lists.$C$2:Drop_down_lists.$C$7" table:base-cell-address="Drop_down_lists.$A$1"/>
        <table:named-range table:name="Yes_No" table:cell-range-address="Drop_down_lists.$D$2:Drop_down_lists.$D$3" table:base-cell-address="Drop_down_lists.$A$1"/>
      </table:named-expressions>
      <table:database-ranges>
        <table:database-range table:target-range-address="List_of_Organisations.B2:List_of_Organisations.D197" table:contains-header="false">
          <table:sort>
            <table:sort-by table:field-number="0"/>
          </table:sort>
        </table:database-range>
        <table:database-range table:target-range-address="List_of_Organisations.B1:List_of_Organisations.D196" table:display-filter-buttons="true"/>
        <table:database-range table:target-range-address="Drop_down_lists.B2:Drop_down_lists.B195" table:contains-header="false">
          <table:sort>
            <table:sort-by table:field-number="0"/>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ahoma" svg:font-family="Tahoma"/>
    <style:font-face style:name="Calibri" svg:font-family="Calibri"/>
    <style:font-face style:name="Times New Roman" svg:font-family="&quot;Times New Roman&quot;"/>
  </office:font-face-decls>
  <office:styles>
    <number:number-style style:name="N0">
      <number:number number:min-integer-digits="1"/>
    </number:number-style>
    <number:number-style style:name="N3">
      <number:number number:decimal-places="0" number:min-integer-digits="1" number:grouping="true"/>
    </number:number-style>
    <number:number-style style:name="N8P0">
      <number:number number:decimal-places="2" number:min-integer-digits="1" number:grouping="true"/>
    </number:number-style>
    <number:number-style style:name="N8">
      <style:text-properties fo:color="#FF0000"/>
      <number:text>-</number:text>
      <number:number number:decimal-places="2" number:min-integer-digits="1" number:grouping="true"/>
      <style:map style:condition="value()&gt;=0" style:apply-style-name="N8P0"/>
    </number:number-style>
    <number:percentage-style style:name="N13">
      <number:number number:decimal-places="0" number:min-integer-digits="1"/>
      <number:text>%</number:text>
    </number:percentage-style>
    <number:date-style style:name="N19">
      <number:day number:style="long"/>
      <number:text>/</number:text>
      <number:month number:style="long"/>
      <number:text>/</number:text>
      <number:year number:style="long"/>
    </number:date-style>
    <number:time-style style:name="N25">
      <number:hours number:style="long"/>
      <number:text>:</number:text>
      <number:minutes number:style="long"/>
    </number:time-style>
    <number:text-style style:name="N30">
      <number:text-content/>
    </number:text-style>
    <number:currency-style style:name="N36P0">
      <number:text> </number:text>
      <number:currency-symbol>£</number:currency-symbol>
      <number:number number:decimal-places="2" number:min-integer-digits="1" number:grouping="true"/>
      <number:text> </number:text>
    </number:currency-style>
    <number:currency-style style:name="N36P1">
      <number:text> </number:text>
      <number:currency-symbol>£</number:currency-symbol>
      <number:text>(</number:text>
      <number:number number:decimal-places="2" number:min-integer-digits="1" number:grouping="true"/>
      <number:text>)</number:text>
    </number:currency-style>
    <number:currency-style style:name="N36P2">
      <number:text> </number:text>
      <number:currency-symbol>£</number:currency-symbol>
      <number:text>-</number:text>
      <number:number number:decimal-places="0" number:min-integer-digits="2"/>
      <number:text> </number:text>
    </number:currency-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number-style style:name="N37P0">
      <number:text> </number:text>
      <number:number number:decimal-places="2" number:min-integer-digits="1" number:grouping="true"/>
      <number:text> </number:text>
    </number:number-style>
    <number:number-style style:name="N37P1">
      <number:text> (</number:text>
      <number:number number:decimal-places="2" number:min-integer-digits="1" number:grouping="true"/>
      <number:text>)</number:text>
    </number:number-style>
    <number:number-style style:name="N37P2">
      <number:text> -</number:text>
      <number:number number:decimal-places="0" number:min-integer-digits="2">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number:date-style style:name="N38">
      <number:year number:style="long"/>
      <number:text>/</number:text>
      <number:month number:style="long"/>
      <number:text>/</number:text>
      <number:day number:style="long"/>
    </number:date-style>
    <number:number-style style:name="N39P0">
      <number:number number:decimal-places="0" number:min-integer-digits="1" number:grouping="true"/>
    </number:number-style>
    <number:number-style style:name="N39">
      <number:text>(</number:text>
      <number:number number:decimal-places="0" number:min-integer-digits="1" number:grouping="true">
        <number:embedded-text number:position="0">)</number:embedded-text>
      </number:number>
      <style:map style:condition="value()&gt;=0" style:apply-style-name="N39P0"/>
    </number:number-style>
    <number:date-style style:name="N40">
      <number:day number:style="long"/>
      <number:text>:</number:text>
      <number:hours number:style="long"/>
      <number:text>:</number:text>
      <number:minutes number:style="long"/>
    </number:date-style>
    <number:date-style style:name="N41">
      <number:day-of-week/>
      <number:day number:style="long"/>
      <number:text>/</number:text>
      <number:month number:style="long"/>
      <number:text>/</number:text>
      <number:year number:style="long"/>
    </number:date-style>
    <number:date-style style:name="N42">
      <number:day-of-week number:style="long"/>
      <number:day number:style="long"/>
      <number:text>/</number:text>
      <number:month number:style="long"/>
      <number:text>/</number:text>
      <number:year number:style="long"/>
    </number:date-style>
    <number:number-style style:name="N43">
      <number:number number:decimal-places="0" number:min-integer-digits="11">
        <number:embedded-text number:position="5">.</number:embedded-text>
        <number:embedded-text number:position="7">.</number:embedded-text>
      </number:number>
    </number:number-style>
    <number:number-style style:name="N44">
      <number:number number:decimal-places="0" number:min-integer-digits="11">
        <number:embedded-text number:position="5"> </number:embedded-text>
      </number:number>
    </number:number-style>
    <number:number-style style:name="N45P0">
      <number:number number:decimal-places="0" number:min-integer-digits="4"/>
    </number:number-style>
    <number:number-style style:name="N45">
      <number:number number:min-integer-digits="1"/>
      <style:map style:condition="value()&lt;=9999" style:apply-style-name="N45P0"/>
    </number:number-style>
    <number:number-style style:name="N46P0">
      <number:text>N-</number:text>
      <number:number number:decimal-places="0" number:min-integer-digits="4"/>
    </number:number-style>
    <number:number-style style:name="N46">
      <number:number number:min-integer-digits="1"/>
      <style:map style:condition="value()&lt;=9999" style:apply-style-name="N46P0"/>
    </number:number-style>
    <number:text-style style:name="N47P0"/>
    <number:text-style style:name="N47P1"/>
    <number:text-style style:name="N47P2"/>
    <number:text-style style:name="N47">
      <style:map style:condition="value()&gt;0" style:apply-style-name="N47P0"/>
      <style:map style:condition="value()&lt;0" style:apply-style-name="N47P1"/>
      <style:map style:condition="value()=0" style:apply-style-name="N47P2"/>
    </number:text-style>
    <number:text-style style:name="N48P0"/>
    <number:text-style style:name="N48P1"/>
    <number:text-style style:name="N48">
      <style:map style:condition="value()&gt;0" style:apply-style-name="N48P0"/>
      <style:map style:condition="value()&lt;0" style:apply-style-name="N48P1"/>
    </number:text-style>
    <number:number-style style:name="N49P0">
      <number:number number:decimal-places="0" number:min-integer-digits="0">
        <number:embedded-text number:position="2"> </number:embedded-text>
        <number:embedded-text number:position="4"> </number:embedded-text>
        <number:embedded-text number:position="6"> </number:embedded-text>
      </number:number>
    </number:number-style>
    <number:number-style style:name="N49">
      <number:text>(+</number:text>
      <number:number number:decimal-places="0" number:min-integer-digits="0">
        <number:embedded-text number:position="2"> </number:embedded-text>
        <number:embedded-text number:position="4"> </number:embedded-text>
        <number:embedded-text number:position="6"> </number:embedded-text>
        <number:embedded-text number:position="8">) </number:embedded-text>
      </number:number>
      <style:map style:condition="value()&lt;=99999999" style:apply-style-name="N49P0"/>
    </number:number-style>
    <number:time-style style:name="N50" number:truncate-on-overflow="false">
      <number:hours/>
      <number:text>:</number:text>
      <number:minutes number:style="long"/>
    </number:time-style>
    <number:time-style style:name="N51" number:truncate-on-overflow="false">
      <number:hours number:style="long"/>
      <number:text>:</number:text>
      <number:minutes number:style="long"/>
    </number:time-style>
    <number:number-style style:name="N52">
      <number:number number:decimal-places="0" number:min-integer-digits="2"/>
    </number:number-style>
    <number:number-style style:name="N53">
      <number:number number:decimal-places="0" number:min-integer-digits="3"/>
    </number:number-style>
    <number:number-style style:name="N54">
      <number:number number:decimal-places="0" number:min-integer-digits="1" number:grouping="true" number:display-factor="1000"/>
    </number:number-style>
    <number:number-style style:name="N55P0">
      <style:text-properties fo:color="#0000FF"/>
      <number:number number:decimal-places="2" number:min-integer-digits="1" number:grouping="true"/>
    </number:number-style>
    <number:number-style style:name="N55P1">
      <style:text-properties fo:color="#FF0000"/>
      <number:text>-</number:text>
      <number:number number:decimal-places="2" number:min-integer-digits="1" number:grouping="true"/>
    </number:number-style>
    <number:number-style style:name="N55">
      <number:number number:decimal-places="2" number:min-integer-digits="1"/>
      <style:map style:condition="value()&gt;0" style:apply-style-name="N55P0"/>
      <style:map style:condition="value()&lt;0" style:apply-style-name="N55P1"/>
    </number:number-style>
    <number:number-style style:name="N56P0">
      <number:text>kr</number:text>
      <number:number number:decimal-places="0" number:min-integer-digits="1" number:grouping="true" number:display-factor="1000"/>
    </number:number-style>
    <number:number-style style:name="N56">
      <number:text>kr-</number:text>
      <number:number number:decimal-places="0" number:min-integer-digits="1" number:grouping="true" number:display-factor="1000"/>
      <style:map style:condition="value()&gt;=0" style:apply-style-name="N56P0"/>
    </number:number-style>
    <number:number-style style:name="N57P0">
      <style:text-properties fo:color="#0000FF"/>
      <number:text>kr</number:text>
      <number:number number:decimal-places="2" number:min-integer-digits="1" number:grouping="true"/>
    </number:number-style>
    <number:number-style style:name="N57P1">
      <style:text-properties fo:color="#FF0000"/>
      <number:text>kr-</number:text>
      <number:number number:decimal-places="2" number:min-integer-digits="1" number:grouping="true"/>
    </number:number-style>
    <number:number-style style:name="N57">
      <number:number number:decimal-places="2" number:min-integer-digits="1"/>
      <style:map style:condition="value()&gt;0" style:apply-style-name="N57P0"/>
      <style:map style:condition="value()&lt;0" style:apply-style-name="N57P1"/>
    </number:number-style>
    <number:date-style style:name="N58">
      <number:month number:style="long" number:textual="true"/>
      <number:text> </number:text>
      <number:year number:style="long"/>
    </number:date-style>
    <number:currency-style style:name="N59">
      <number:currency-symbol>£</number:currency-symbol>
      <number:number number:decimal-places="2" number:min-integer-digits="1" number:grouping="true"/>
    </number:currency-style>
    <style:style style:name="_32_1" style:display-name=" 1" style:family="table-cell" style:data-style-name="N0">
      <style:table-cell-properties style:vertical-align="automatic" fo:background-color="transparent"/>
      <style:text-properties fo:color="#000000" fo:font-size="10pt" style:font-size-asian="10pt" style:font-size-complex="10pt"/>
    </style:style>
    <style:style style:name="_13__10_JournalTemplate_61_C_58__92_COMFO_92_CTALK_92_JOURSTD.TPL_13__10_LbStateAddress_61_3_32_3_32_0_32_251_32_1_32_89_32_2_32_311_13__10_LbStateJou" style:display-name="&#10;JournalTemplate=C:\COMFO\CTALK\JOURSTD.TPL&#10;LbStateAddress=3 3 0 251 1 89 2 311&#10;LbStateJou"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_37_" style:display-name="%" style:family="table-cell" style:data-style-name="N0">
      <style:table-cell-properties style:vertical-align="automatic" fo:background-color="transparent"/>
      <style:text-properties fo:color="#000000"/>
    </style:style>
    <style:style style:name="_37__32_2" style:display-name="% 2" style:family="table-cell" style:data-style-name="N0">
      <style:table-cell-properties style:vertical-align="automatic" fo:background-color="transparent"/>
      <style:text-properties fo:color="#000000"/>
    </style:style>
    <style:style style:name="_197_rMndDag" style:display-name="ÅrMndDag" style:family="table-cell" style:data-style-name="N38"/>
    <style:style style:name="Caption" style:family="table-cell" style:data-style-name="N39">
      <style:table-cell-properties style:vertical-align="automatic" fo:background-color="#000080" style:cell-protect="none"/>
      <style:text-properties fo:color="#FFFFFF" fo:font-size="11pt" style:font-size-asian="11pt" style:font-size-complex="11pt"/>
    </style:style>
    <style:style style:name="Comma_32_2" style:display-name="Comma 2" style:family="table-cell" style:data-style-name="N37"/>
    <style:style style:name="Comma_32_3" style:display-name="Comma 3" style:family="table-cell" style:data-style-name="N37"/>
    <style:style style:name="Comma_32_3_32_2" style:display-name="Comma 3 2" style:family="table-cell" style:data-style-name="N37"/>
    <style:style style:name="Comma_32_4" style:display-name="Comma 4" style:family="table-cell" style:data-style-name="N37"/>
    <style:style style:name="Comma_32_5" style:display-name="Comma 5" style:family="table-cell" style:data-style-name="N37"/>
    <style:style style:name="Comma_32_5_32_2" style:display-name="Comma 5 2" style:family="table-cell" style:data-style-name="N37"/>
    <style:style style:name="Comma_32_6" style:display-name="Comma 6" style:family="table-cell" style:data-style-name="N37"/>
    <style:style style:name="Comma_32_7" style:display-name="Comma 7" style:family="table-cell" style:data-style-name="N37"/>
    <style:style style:name="Comma_32_7_32_2" style:display-name="Comma 7 2" style:family="table-cell" style:data-style-name="N37"/>
    <style:style style:name="Currency_32_2" style:display-name="Currency 2" style:family="table-cell" style:data-style-name="N36"/>
    <style:style style:name="Currency_32_2_32_2" style:display-name="Currency 2 2" style:family="table-cell" style:data-style-name="N36"/>
    <style:style style:name="DagerOgTimer" style:family="table-cell" style:data-style-name="N40"/>
    <style:style style:name="DagOgDato" style:family="table-cell" style:data-style-name="N41"/>
    <style:style style:name="DagOgDatoLang" style:family="table-cell" style:data-style-name="N42"/>
    <style:style style:name="Dato" style:family="table-cell" style:data-style-name="N19"/>
    <style:style style:name="Hyperlink" style:family="table-cell" style:data-style-name="N0">
      <style:text-properties fo:color="#0000FF" style:text-underline-style="solid" style:text-underline-type="single"/>
    </style:style>
    <style:style style:name="Hyperlink_32_2" style:display-name="Hyperlink 2" style:family="table-cell" style:data-style-name="N0">
      <style:text-properties fo:color="#0000FF" fo:font-size="9pt" style:font-size-asian="9pt" style:font-size-complex="9pt" style:text-underline-style="solid" style:text-underline-type="single"/>
    </style:style>
    <style:style style:name="Hyperlink_32_3" style:display-name="Hyperlink 3" style:family="table-cell" style:data-style-name="N0">
      <style:text-properties fo:color="#0000FF" style:text-underline-style="solid" style:text-underline-type="single"/>
    </style:style>
    <style:style style:name="Hyperlink_32_4" style:display-name="Hyperlink 4" style:family="table-cell" style:data-style-name="N0">
      <style:text-properties fo:color="#0000FF" fo:font-size="10pt" style:font-size-asian="10pt" style:font-size-complex="10pt" style:text-underline-style="solid" style:text-underline-type="single"/>
    </style:style>
    <style:style style:name="Hyperlink_32_5" style:display-name="Hyperlink 5"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JusterBunn" style:family="table-cell" style:data-style-name="N0">
      <style:table-cell-properties style:vertical-align="automatic"/>
    </style:style>
    <style:style style:name="JusterMidtstill" style:family="table-cell" style:data-style-name="N0">
      <style:table-cell-properties style:vertical-align="automatic"/>
    </style:style>
    <style:style style:name="JusterTopp" style:family="table-cell" style:data-style-name="N0">
      <style:table-cell-properties style:vertical-align="top"/>
    </style:style>
    <style:style style:name="Klokkeslett" style:family="table-cell" style:data-style-name="N25"/>
    <style:style style:name="Konto" style:family="table-cell" style:data-style-name="N43"/>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10" style:display-name="Normal 10"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 style:display-name="Normal 2" style:family="table-cell" style:data-style-name="N0">
      <style:text-properties fo:color="#000000" fo:font-size="10pt" style:font-size-asian="10pt" style:font-size-complex="10pt"/>
    </style:style>
    <style:style style:name="Normal_32_3" style:display-name="Normal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 style:display-name="Normal 3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3_32_3" style:display-name="Normal 3 3" style:family="table-cell" style:data-style-name="N0">
      <style:table-cell-properties style:vertical-align="automatic" fo:background-color="transparent"/>
      <style:text-properties fo:color="#000000"/>
    </style:style>
    <style:style style:name="Normal_32_3_32_3_32_2" style:display-name="Normal 3 3 2" style:family="table-cell" style:data-style-name="N0">
      <style:table-cell-properties style:vertical-align="automatic" fo:background-color="transparent"/>
      <style:text-properties fo:color="#000000"/>
    </style:style>
    <style:style style:name="Normal_32_4" style:display-name="Normal 4" style:family="table-cell" style:data-style-name="N0">
      <style:table-cell-properties style:vertical-align="automatic" fo:background-color="transparent"/>
      <style:text-properties fo:font-size="11pt" style:font-size-asian="11pt" style:font-size-complex="11pt"/>
    </style:style>
    <style:style style:name="Normal_32_5" style:display-name="Normal 5" style:family="table-cell" style:data-style-name="N0">
      <style:table-cell-properties style:vertical-align="automatic" fo:background-color="transparent"/>
      <style:text-properties fo:color="#000000" fo:font-size="10pt" style:font-size-asian="10pt" style:font-size-complex="10pt"/>
    </style:style>
    <style:style style:name="Normal_32_5_32_2" style:display-name="Normal 5 2" style:family="table-cell" style:data-style-name="N0">
      <style:table-cell-properties style:vertical-align="automatic" fo:background-color="transparent"/>
      <style:text-properties fo:color="#000000"/>
    </style:style>
    <style:style style:name="Normal_32_5_32_3" style:display-name="Normal 5 3" style:family="table-cell" style:data-style-name="N0">
      <style:table-cell-properties style:vertical-align="automatic" fo:background-color="transparent"/>
      <style:text-properties fo:color="#000000" fo:font-size="10pt" style:font-size-asian="10pt" style:font-size-complex="10pt"/>
    </style:style>
    <style:style style:name="Normal_32_6" style:display-name="Normal 6" style:family="table-cell" style:data-style-name="N0">
      <style:table-cell-properties style:vertical-align="automatic" fo:background-color="transparent"/>
      <style:text-properties fo:color="#000000"/>
    </style:style>
    <style:style style:name="Normal_32_7" style:display-name="Normal 7" style:family="table-cell" style:data-style-name="N0">
      <style:table-cell-properties style:vertical-align="automatic" fo:background-color="transparent"/>
      <style:text-properties fo:color="#000000" fo:font-size="10pt" style:font-size-asian="10pt" style:font-size-complex="10pt"/>
    </style:style>
    <style:style style:name="Normal_32_8" style:display-name="Normal 8" style:family="table-cell" style:data-style-name="N0">
      <style:table-cell-properties style:vertical-align="automatic" fo:background-color="transparent"/>
      <style:text-properties fo:color="#000000"/>
    </style:style>
    <style:style style:name="Normal_32_8_32_2" style:display-name="Normal 8 2" style:family="table-cell" style:data-style-name="N0">
      <style:table-cell-properties style:vertical-align="automatic" fo:background-color="transparent"/>
      <style:text-properties fo:color="#000000"/>
    </style:style>
    <style:style style:name="Normal_32_9" style:display-name="Normal 9" style:family="table-cell" style:data-style-name="N0">
      <style:table-cell-properties style:vertical-align="automatic" fo:background-color="transparent"/>
    </style:style>
    <style:style style:name="Normal_Book1_32_2" style:display-name="Normal_Book1 2" style:family="table-cell" style:data-style-name="N0">
      <style:table-cell-properties style:vertical-align="automatic" fo:background-color="transparent"/>
      <style:text-properties fo:color="#000000" fo:font-size="10pt" style:font-size-asian="10pt" style:font-size-complex="10pt"/>
    </style:style>
    <style:style style:name="Output_32_Amounts" style:display-name="Output Amounts" style:family="table-cell" style:data-style-name="N8">
      <style:table-cell-properties style:vertical-align="automatic" fo:background-color="#FFFFFF" style:repeat-content="false"/>
      <style:paragraph-properties fo:text-align="end" fo:margin-right="0cm"/>
      <style:text-properties fo:color="#000000" style:font-name="Times New Roman" style:font-name-asian="Times New Roman" style:font-name-complex="Times New Roman" fo:font-size="11pt" style:font-size-asian="11pt" style:font-size-complex="11pt" style:font-family-generic="roman"/>
    </style:style>
    <style:style style:name="Percent_32_2" style:display-name="Percent 2" style:family="table-cell" style:data-style-name="N13"/>
    <style:style style:name="PersonNr" style:family="table-cell" style:data-style-name="N44"/>
    <style:style style:name="PostNr" style:family="table-cell" style:data-style-name="N45"/>
    <style:style style:name="PostNrNorge" style:family="table-cell" style:data-style-name="N46"/>
    <style:style style:name="SkjulAlt" style:family="table-cell" style:data-style-name="N47"/>
    <style:style style:name="SkjulTall" style:family="table-cell" style:data-style-name="N48"/>
    <style:style style:name="Telefon" style:family="table-cell" style:data-style-name="N49"/>
    <style:style style:name="Timer1" style:family="table-cell" style:data-style-name="N50"/>
    <style:style style:name="Timer2" style:family="table-cell" style:data-style-name="N51"/>
    <style:style style:name="ToSiffer" style:family="table-cell" style:data-style-name="N52"/>
    <style:style style:name="TreSiffer" style:family="table-cell" style:data-style-name="N53"/>
    <style:style style:name="Tusenskille1000" style:family="table-cell" style:data-style-name="N54"/>
    <style:style style:name="TusenskilleFarger" style:family="table-cell" style:data-style-name="N55"/>
    <style:style style:name="Valuta1000" style:family="table-cell" style:data-style-name="N56"/>
    <style:style style:name="ValutaFarger" style:family="table-cell" style:data-style-name="N57"/>
    <style:style style:name="cf1" style:family="table-cell">
      <style:table-cell-properties fo:background-color="#FF0000"/>
    </style:style>
    <style:default-style style:family="graphic">
      <style:graphic-properties draw:fill="solid" draw:fill-color="#4f81bd" draw:opacity="100%" draw:stroke="solid" svg:stroke-width="0.02778in" svg:stroke-color="#385d8a" svg:stroke-opacity="100%"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1496062992126in" fo:margin-bottom="0.31496062992126in" fo:margin-left="0.708661417322835in" fo:margin-right="0.708661417322835in" style:print-orientation="landscape" style:print-page-order="ttb" style:first-page-number="continue" style:scale-to="80%"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3">
      <style:page-layout-properties fo:margin-top="0.31496062992126in" fo:margin-bottom="0.31496062992126in" fo:margin-left="0.708661417322835in" fo:margin-right="0.708661417322835in" style:print-orientation="portrait" style:print-page-order="ttb" style:first-page-number="continue" style:scale-to="74%"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4">
      <style:page-layout-properties fo:margin-top="0.15748031496063in" fo:margin-bottom="0.31496062992126in" fo:margin-left="0.236220472440945in" fo:margin-right="0.196850393700787in" style:print-orientation="landscape" style:print-page-order="ttb" style:first-page-number="continue" style:scale-to="80%" style:table-centering="none" style:print="objects charts drawings"/>
      <style:header-style>
        <style:header-footer-properties fo:min-height="0.15748031496063in" fo:margin-left="0.236220472440945in" fo:margin-right="0.196850393700787in" fo:margin-bottom="0in"/>
      </style:header-style>
      <style:footer-style>
        <style:header-footer-properties fo:min-height="0.078740157480315in" fo:margin-left="0.236220472440945in" fo:margin-right="0.196850393700787in" fo:margin-top="0in"/>
      </style:footer-style>
    </style:page-layout>
    <style:page-layout style:name="pm5">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8431</meta:generator>
    <meta:initial-creator>Soham Patel</meta:initial-creator>
    <dc:creator>Wilson, Andrew</dc:creator>
    <meta:creation-date>2011-03-30T15:28:39Z</meta:creation-date>
    <dc:date>2019-04-09T10:02:34Z</dc:date>
    <meta:print-date>2011-05-16T09:46:00Z</meta:print-date>
    <meta:user-defined meta:name="bjDocumentSecurityLabel">UNCLASSIFIED</meta:user-defined>
    <meta:user-defined meta:name="Document Security Label">UNCLASSIFIED</meta:user-defined>
    <meta:user-defined meta:name="bjDocumentSecurityXML">&lt;label version="1.0"&gt;&lt;element uid="id_newpolicy" value=""/&gt;&lt;element uid="id_unclassified" value=""/&gt;&lt;/label&gt;</meta:user-defined>
    <meta:user-defined meta:name="bjDocumentSecurityPolicyProp">UK</meta:user-defined>
    <meta:user-defined meta:name="bjDocumentSecurityPolicyPropID">id_newpolicy</meta:user-defined>
    <meta:user-defined meta:name="bjDocumentSecurityProp1">UNCLASSIFIED</meta:user-defined>
    <meta:user-defined meta:name="bjSecLabelProp1ID">id_unclassified</meta:user-defined>
    <meta:user-defined meta:name="bjDocumentSecurityProp2"/>
    <meta:user-defined meta:name="bjSecLabelProp2ID"/>
    <meta:user-defined meta:name="bjDocumentSecurityProp3"/>
    <meta:user-defined meta:name="bjSecLabelProp3ID"/>
    <meta:user-defined meta:name="eGMS.protectiveMarking"/>
    <meta:user-defined meta:name="docIndexRef">c5be8327-bdee-43d4-b872-6842edc004c0</meta:user-defined>
  </office:meta>
</office:document-meta>
</file>